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2.997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3.177cm"/>
    </style:style>
    <style:style style:name="co7" style:family="table-column">
      <style:table-column-properties fo:break-before="auto" style:column-width="3.108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3.856cm"/>
    </style:style>
    <style:style style:name="co10" style:family="table-column">
      <style:table-column-properties fo:break-before="auto" style:column-width="3.551cm"/>
    </style:style>
    <style:style style:name="co11" style:family="table-column">
      <style:table-column-properties fo:break-before="auto" style:column-width="0.99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4pt" style:font-name-asian="Arial" style:font-size-asian="14pt" style:font-size-complex="14pt"/>
    </style:style>
    <style:style style:name="ce2" style:family="table-cell" style:parent-style-name="Default">
      <style:text-properties style:font-name="Arial" fo:font-size="14pt" style:font-name-asian="Arial" style:font-size-asian="14pt" style:font-name-complex="Mangal" style:font-size-complex="14pt"/>
    </style:style>
    <style:style style:name="ce3" style:family="table-cell" style:parent-style-name="Default">
      <style:table-cell-properties fo:border="0.002cm solid #000000"/>
      <style:text-properties fo:font-size="14pt" style:font-name-asian="Arial" style:font-size-asian="14pt" style:font-size-complex="14pt"/>
    </style:style>
    <style:style style:name="ce4" style:family="table-cell" style:parent-style-name="Default">
      <style:table-cell-properties fo:background-color="#ccffcc" fo:border="0.002cm solid #000000"/>
      <style:text-properties fo:font-size="14pt" style:font-name-asian="Arial" style:font-size-asian="14pt" style:font-size-complex="14pt"/>
    </style:style>
    <style:style style:name="ce5" style:family="table-cell" style:parent-style-name="Default">
      <style:table-cell-properties fo:background-color="#ffffcc" style:text-align-source="fix" style:repeat-content="false" fo:border="0.002cm solid #000000"/>
      <style:paragraph-properties fo:text-align="end" fo:margin-left="0cm"/>
      <style:text-properties fo:font-size="14pt" style:font-name-asian="Arial" style:font-size-asian="14pt" style:font-size-complex="14pt"/>
    </style:style>
    <style:style style:name="ce6" style:family="table-cell" style:parent-style-name="Default">
      <style:table-cell-properties fo:background-color="#ffcc00" fo:border="0.002cm solid #000000"/>
      <style:text-properties fo:font-size="14pt" style:font-name-asian="Arial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Arial" fo:font-size="14pt" style:font-name-asian="Arial" style:font-size-asian="14pt" style:font-name-complex="Mangal" style:font-size-complex="14pt"/>
    </style:style>
    <style:style style:name="ce8" style:family="table-cell" style:parent-style-name="Default" style:data-style-name="N109">
      <style:table-cell-properties style:text-align-source="fix" style:repeat-content="false" fo:border="0.002cm solid #000000"/>
      <style:paragraph-properties fo:text-align="end" fo:margin-left="0cm"/>
      <style:text-properties style:font-name="Arial" fo:font-size="14pt" style:font-name-asian="Arial" style:font-size-asian="14pt" style:font-name-complex="Mangal" style:font-size-complex="14pt"/>
    </style:style>
    <style:style style:name="ce9" style:family="table-cell" style:parent-style-name="Default">
      <style:table-cell-properties fo:background-color="transparent" fo:border="0.002cm solid #000000"/>
      <style:text-properties fo:font-size="14pt" style:font-name-asian="Arial" style:font-size-asian="14pt" style:font-size-complex="14pt"/>
    </style:style>
    <style:style style:name="ce10" style:family="table-cell" style:parent-style-name="Default" style:data-style-name="N11">
      <style:table-cell-properties fo:border="0.002cm solid #000000"/>
      <style:text-properties fo:font-size="14pt" style:font-name-asian="Arial" style:font-size-asian="14pt" style:font-size-complex="14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14" style:family="table-cell" style:parent-style-name="Default" style:data-style-name="N109">
      <style:text-properties fo:font-size="12pt" style:font-size-asian="12pt" style:font-size-complex="12pt"/>
    </style:style>
    <style:style style:name="ce15" style:family="table-cell" style:parent-style-name="Default" style:data-style-name="N116">
      <style:table-cell-properties fo:background-color="#ff9999" fo:border="0.002cm solid #000000"/>
      <style:text-properties fo:font-size="12pt" style:font-size-asian="12pt" style:font-size-complex="12pt"/>
    </style:style>
    <style:style style:name="ce16" style:family="table-cell" style:parent-style-name="Default" style:data-style-name="N116">
      <style:table-cell-properties fo:background-color="#00ffff" fo:border="0.002cm solid #000000"/>
      <style:text-properties fo:font-size="12pt" style:font-size-asian="12pt" style:font-size-complex="12pt"/>
    </style:style>
    <style:style style:name="ce17" style:family="table-cell" style:parent-style-name="Default" style:data-style-name="N116">
      <style:table-cell-properties fo:background-color="#e6e6ff" fo:border="0.002cm solid #000000"/>
      <style:text-properties fo:font-size="12pt" style:font-size-asian="12pt" style:font-size-complex="12pt"/>
    </style:style>
    <style:style style:name="ce18" style:family="table-cell" style:parent-style-name="Default" style:data-style-name="N116">
      <style:table-cell-properties fo:border="0.002cm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9999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00ffff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e6e6ff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ffcc00" fo:border="0.002cm solid #000000"/>
      <style:text-properties fo:font-size="12pt" style:font-size-asian="12pt" style:font-size-complex="12pt"/>
    </style:style>
    <style:style style:name="ce23" style:family="table-cell" style:parent-style-name="Default" style:data-style-name="N11"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28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29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30" style:family="table-cell" style:parent-style-name="Default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1" style:family="table-cell" style:parent-style-name="Default" style:data-style-name="N116">
      <style:table-cell-properties fo:background-color="#cc9900" fo:border="0.002cm solid #000000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cc9900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cc9900" fo:border="0.002cm solid #000000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36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5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6" table:default-cell-style-name="ce1"/>
        <table:table-row table:style-name="ro1">
          <table:table-cell/>
          <table:table-cell table:formula="of:=MID(#ref!.[.B4];2;6)" office:value-type="string" office:string-value="エラー:501">
            <text:p>エラー:501</text:p>
          </table:table-cell>
          <table:table-cell/>
          <table:table-cell office:value-type="string">
            <text:p>show cell formula</text:p>
          </table:table-cell>
          <table:table-cell office:value-type="string">
            <text:p>https://forum.openoffice.org/en/forum/viewtopic.php?f=6&amp;t=29590</text:p>
          </table:table-cell>
          <table:table-cell office:value-type="string">
            <text:p>20200219_17002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ce2" table:formula="of:=MID(#ref!.[.B4];11;3)" office:value-type="string" office:string-value="エラー:501">
            <text:p>エラー:50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>
            <text:p>no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>
            <text:p>start</text:p>
          </table:table-cell>
          <table:table-cell table:style-name="ce7" table:formula="of:=#REF!.$B5" office:value-type="float" office:value="0">
            <text:p>#NAME?</text:p>
          </table:table-cell>
          <table:table-cell table:style-name="ce7" table:formula="of:=[#REF!.$B5]" office:value-type="float" office:value="0">
            <text:p>#REF!</text:p>
          </table:table-cell>
          <table:table-cell table:style-name="ce7" table:formula="of:=['3'.$B5]" office:value-type="float" office:value="0">
            <text:p>0</text:p>
          </table:table-cell>
          <table:table-cell table:style-name="ce7" table:formula="of:=['4'.$B5]" office:value-type="float" office:value="0">
            <text:p>0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>
            <text:p>end</text:p>
          </table:table-cell>
          <table:table-cell table:style-name="ce7" table:formula="of:=#REF!.$B6" office:value-type="float" office:value="0">
            <text:p>#NAME?</text:p>
          </table:table-cell>
          <table:table-cell table:style-name="ce7" table:formula="of:=[#REF!.$B6]" office:value-type="float" office:value="0">
            <text:p>#REF!</text:p>
          </table:table-cell>
          <table:table-cell table:style-name="ce7" table:formula="of:=['3'.$B6]" office:value-type="float" office:value="0">
            <text:p>0</text:p>
          </table:table-cell>
          <table:table-cell table:style-name="ce7" table:formula="of:=['4'.$B6]" office:value-type="float" office:value="0">
            <text:p>0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>
            <text:p>sum : start - exit</text:p>
          </table:table-cell>
          <table:table-cell table:style-name="ce8" table:formula="of:=#REF!.$B11" office:value-type="float" office:value="0">
            <text:p>#NAME?</text:p>
          </table:table-cell>
          <table:table-cell table:style-name="ce8" table:formula="of:=[#REF!.$B11]" office:value-type="float" office:value="0">
            <text:p>#REF!</text:p>
          </table:table-cell>
          <table:table-cell table:style-name="ce8" table:formula="of:=['3'.$B11]" office:value-type="float" office:value="0">
            <text:p>0.000</text:p>
          </table:table-cell>
          <table:table-cell table:style-name="ce8" table:formula="of:=['4'.$B11]" office:value-type="float" office:value="0">
            <text:p>0.000</text:p>
          </table:table-cell>
          <table:table-cell table:number-columns-repeated="2" table:style-name="ce8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#REF!.A9" office:value-type="float" office:value="0">
            <text:p>#NAME?</text:p>
          </table:table-cell>
          <table:table-cell table:style-name="ce8" table:formula="of:=#REF!.$D9" office:value-type="float" office:value="0">
            <text:p>#NAME?</text:p>
          </table:table-cell>
          <table:table-cell table:style-name="ce8" table:formula="of:=[#REF!.$D9]" office:value-type="float" office:value="0">
            <text:p>#REF!</text:p>
          </table:table-cell>
          <table:table-cell table:style-name="ce8" table:formula="of:=['3'.$D9]" office:value-type="float" office:value="0">
            <text:p>0.000</text:p>
          </table:table-cell>
          <table:table-cell table:style-name="ce8" table:formula="of:=['4'.$D9]" office:value-type="float" office:value="0">
            <text:p>0.000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#REF!.A10" office:value-type="float" office:value="0">
            <text:p>#NAME?</text:p>
          </table:table-cell>
          <table:table-cell table:style-name="ce8" table:formula="of:=#REF!.$D10" office:value-type="float" office:value="0">
            <text:p>#NAME?</text:p>
          </table:table-cell>
          <table:table-cell table:style-name="ce8" table:formula="of:=[#REF!.$D10]" office:value-type="float" office:value="0">
            <text:p>#REF!</text:p>
          </table:table-cell>
          <table:table-cell table:style-name="ce8" table:formula="of:=['3'.$D10]" office:value-type="float" office:value="0">
            <text:p>0.000</text:p>
          </table:table-cell>
          <table:table-cell table:style-name="ce8" table:formula="of:=['4'.$D10]" office:value-type="float" office:value="0">
            <text:p>0.000</text:p>
          </table:table-cell>
          <table:table-cell table:number-columns-repeated="2" table:style-name="ce8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/>
          <table:table-cell table:style-name="ce3" table:number-columns-repeated="6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.B4]" office:value-type="string" office:string-value="no">
            <text:p>no</text:p>
          </table:table-cell>
          <table:table-cell table:style-name="ce9" table:formula="of:=[.C4]" office:value-type="float" office:value="1">
            <text:p>1</text:p>
          </table:table-cell>
          <table:table-cell table:style-name="ce9" table:formula="of:=[.D4]" office:value-type="float" office:value="2">
            <text:p>2</text:p>
          </table:table-cell>
          <table:table-cell table:style-name="ce9" table:formula="of:=[.E4]" office:value-type="float" office:value="3">
            <text:p>3</text:p>
          </table:table-cell>
          <table:table-cell table:style-name="ce9" table:formula="of:=[.F4]" office:value-type="float" office:value="4">
            <text:p>4</text:p>
          </table:table-cell>
          <table:table-cell table:style-name="ce9" table:formula="of:=[.G4]" office:value-type="float" office:value="5">
            <text:p>5</text:p>
          </table:table-cell>
          <table:table-cell table:style-name="ce9" table:formula="of:=[.H4]" office:value-type="float" office:value="6">
            <text:p>6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.B7]" office:value-type="string" office:string-value="sum : start - exit">
            <text:p>sum : start - exit</text:p>
          </table:table-cell>
          <table:table-cell table:style-name="ce9" table:formula="of:=[.C7]" office:value-type="float" office:value="0">
            <text:p>#NAME?</text:p>
          </table:table-cell>
          <table:table-cell table:style-name="ce9" table:formula="of:=[.D7]" office:value-type="float" office:value="0">
            <text:p>#REF!</text:p>
          </table:table-cell>
          <table:table-cell table:style-name="ce9" table:formula="of:=[.E7]" office:value-type="float" office:value="0">
            <text:p>0</text:p>
          </table:table-cell>
          <table:table-cell table:style-name="ce9" table:formula="of:=[.F7]" office:value-type="float" office:value="0">
            <text:p>0</text:p>
          </table:table-cell>
          <table:table-cell table:style-name="ce9" table:formula="of:=[.G7]" office:value-type="float" office:value="0">
            <text:p>0</text:p>
          </table:table-cell>
          <table:table-cell table:style-name="ce9" table:formula="of:=[.H7]"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.B9]" office:value-type="float" office:value="0">
            <text:p>#NAME?</text:p>
          </table:table-cell>
          <table:table-cell table:style-name="ce9" table:formula="of:=[.C9]" office:value-type="float" office:value="0">
            <text:p>#NAME?</text:p>
          </table:table-cell>
          <table:table-cell table:style-name="ce9" table:formula="of:=[.D9]" office:value-type="float" office:value="0">
            <text:p>#REF!</text:p>
          </table:table-cell>
          <table:table-cell table:style-name="ce9" table:formula="of:=[.E9]" office:value-type="float" office:value="0">
            <text:p>0</text:p>
          </table:table-cell>
          <table:table-cell table:style-name="ce9" table:formula="of:=[.F9]" office:value-type="float" office:value="0">
            <text:p>0</text:p>
          </table:table-cell>
          <table:table-cell table:style-name="ce9" table:formula="of:=[.G9]" office:value-type="float" office:value="0">
            <text:p>0</text:p>
          </table:table-cell>
          <table:table-cell table:style-name="ce9" table:formula="of:=[.H9]"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/>
          <table:table-cell table:style-name="ce3" table:number-columns-repeated="6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#REF!.A13" office:value-type="float" office:value="0">
            <text:p>#NAME?</text:p>
          </table:table-cell>
          <table:table-cell table:style-name="ce3" table:number-columns-repeated="2"/>
          <table:table-cell table:style-name="ce3" table:formula="of:=#ref!.[.B13]" office:value-type="string" office:string-value="エラー:501">
            <text:p>エラー:501</text:p>
          </table:table-cell>
          <table:table-cell table:style-name="ce3" table:formula="of:=#ref!.[.B13]" office:value-type="string" office:string-value="エラー:501">
            <text:p>エラー:501</text:p>
          </table:table-cell>
          <table:table-cell table:style-name="ce3" table:formula="of:=#ref!.[.B13]" office:value-type="string" office:string-value="エラー:501">
            <text:p>エラー:501</text:p>
          </table:table-cell>
          <table:table-cell table:style-name="ce3" table:formula="of:=#ref!.[.B13]" office:value-type="string" office:string-value="エラー:501">
            <text:p>エラー:501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#REF!.A14" office:value-type="float" office:value="0">
            <text:p>#NAME?</text:p>
          </table:table-cell>
          <table:table-cell table:style-name="ce3" table:number-columns-repeated="2"/>
          <table:table-cell table:style-name="ce3" table:formula="of:=#ref!.[.B14]" office:value-type="string" office:string-value="エラー:501">
            <text:p>エラー:501</text:p>
          </table:table-cell>
          <table:table-cell table:style-name="ce3" table:formula="of:=#ref!.[.B14]" office:value-type="string" office:string-value="エラー:501">
            <text:p>エラー:501</text:p>
          </table:table-cell>
          <table:table-cell table:style-name="ce3" table:formula="of:=#ref!.[.B14]" office:value-type="string" office:string-value="エラー:501">
            <text:p>エラー:501</text:p>
          </table:table-cell>
          <table:table-cell table:style-name="ce3" table:formula="of:=#ref!.[.B14]" office:value-type="string" office:string-value="エラー:501">
            <text:p>エラー:501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3" table:number-columns-repeated="7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3" table:number-columns-repeated="2"/>
          <table:table-cell table:style-name="ce3" office:value-type="string">
            <text:p>no.</text:p>
          </table:table-cell>
          <table:table-cell table:style-name="ce3" table:formula="of:=[.E4]" office:value-type="float" office:value="3">
            <text:p>3</text:p>
          </table:table-cell>
          <table:table-cell table:style-name="ce3" table:formula="of:=[.F4]" office:value-type="float" office:value="4">
            <text:p>4</text:p>
          </table:table-cell>
          <table:table-cell table:style-name="ce3" table:formula="of:=[.G4]" office:value-type="float" office:value="5">
            <text:p>5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1</text:p>
          </table:table-cell>
          <table:table-cell table:style-name="ce3"/>
          <table:table-cell table:style-name="ce3" table:formula="of:=[.B19]" office:value-type="string" office:string-value="Z1">
            <text:p>Z1</text:p>
          </table:table-cell>
          <table:table-cell table:style-name="ce10" table:formula="of:=#ref!.[.$U8]" office:value-type="string" office:string-value="エラー:501">
            <text:p>エラー:501</text:p>
          </table:table-cell>
          <table:table-cell table:style-name="ce10" table:formula="of:=#ref!.[.$U8]" office:value-type="string" office:string-value="エラー:501">
            <text:p>エラー:501</text:p>
          </table:table-cell>
          <table:table-cell table:style-name="ce10" table:formula="of:=#ref!.[.$U8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2</text:p>
          </table:table-cell>
          <table:table-cell table:style-name="ce3"/>
          <table:table-cell table:style-name="ce3" table:formula="of:=[.B20]" office:value-type="string" office:string-value="Z2">
            <text:p>Z2</text:p>
          </table:table-cell>
          <table:table-cell table:style-name="ce10" table:formula="of:=#ref!.[.$U9]" office:value-type="string" office:string-value="エラー:501">
            <text:p>エラー:501</text:p>
          </table:table-cell>
          <table:table-cell table:style-name="ce10" table:formula="of:=#ref!.[.$U9]" office:value-type="string" office:string-value="エラー:501">
            <text:p>エラー:501</text:p>
          </table:table-cell>
          <table:table-cell table:style-name="ce10" table:formula="of:=#ref!.[.$U9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3</text:p>
          </table:table-cell>
          <table:table-cell table:style-name="ce3"/>
          <table:table-cell table:style-name="ce3" table:formula="of:=[.B21]" office:value-type="string" office:string-value="Z3">
            <text:p>Z3</text:p>
          </table:table-cell>
          <table:table-cell table:style-name="ce10" table:formula="of:=#ref!.[.$U10]" office:value-type="string" office:string-value="エラー:501">
            <text:p>エラー:501</text:p>
          </table:table-cell>
          <table:table-cell table:style-name="ce10" table:formula="of:=#ref!.[.$U10]" office:value-type="string" office:string-value="エラー:501">
            <text:p>エラー:501</text:p>
          </table:table-cell>
          <table:table-cell table:style-name="ce10" table:formula="of:=#ref!.[.$U10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4</text:p>
          </table:table-cell>
          <table:table-cell table:style-name="ce3"/>
          <table:table-cell table:style-name="ce3" table:formula="of:=[.B22]" office:value-type="string" office:string-value="Z4">
            <text:p>Z4</text:p>
          </table:table-cell>
          <table:table-cell table:style-name="ce10" table:formula="of:=#ref!.[.$U11]" office:value-type="string" office:string-value="エラー:501">
            <text:p>エラー:501</text:p>
          </table:table-cell>
          <table:table-cell table:style-name="ce10" table:formula="of:=#ref!.[.$U11]" office:value-type="string" office:string-value="エラー:501">
            <text:p>エラー:501</text:p>
          </table:table-cell>
          <table:table-cell table:style-name="ce10" table:formula="of:=#ref!.[.$U11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5</text:p>
          </table:table-cell>
          <table:table-cell table:style-name="ce3"/>
          <table:table-cell table:style-name="ce3" table:formula="of:=[.B23]" office:value-type="string" office:string-value="Z5">
            <text:p>Z5</text:p>
          </table:table-cell>
          <table:table-cell table:style-name="ce10" table:formula="of:=#ref!.[.$U12]" office:value-type="string" office:string-value="エラー:501">
            <text:p>エラー:501</text:p>
          </table:table-cell>
          <table:table-cell table:style-name="ce10" table:formula="of:=#ref!.[.$U12]" office:value-type="string" office:string-value="エラー:501">
            <text:p>エラー:501</text:p>
          </table:table-cell>
          <table:table-cell table:style-name="ce10" table:formula="of:=#ref!.[.$U12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6</text:p>
          </table:table-cell>
          <table:table-cell table:style-name="ce3"/>
          <table:table-cell table:style-name="ce3" table:formula="of:=[.B24]" office:value-type="string" office:string-value="Z6">
            <text:p>Z6</text:p>
          </table:table-cell>
          <table:table-cell table:style-name="ce10" table:formula="of:=#ref!.[.$U13]" office:value-type="string" office:string-value="エラー:501">
            <text:p>エラー:501</text:p>
          </table:table-cell>
          <table:table-cell table:style-name="ce10" table:formula="of:=#ref!.[.$U13]" office:value-type="string" office:string-value="エラー:501">
            <text:p>エラー:501</text:p>
          </table:table-cell>
          <table:table-cell table:style-name="ce10" table:formula="of:=#ref!.[.$U13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2" table:number-rows-repeated="2">
          <table:table-cell/>
          <table:table-cell table:style-name="ce3" table:number-columns-repeated="7"/>
          <table:table-cell table:number-columns-repeated="1016"/>
        </table:table-row>
        <table:table-row table:style-name="ro2">
          <table:table-cell table:number-columns-repeated="9" office:value-type="string">
            <text:p>*</text:p>
          </table:table-cell>
          <table:table-cell table:number-columns-repeated="1015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4" table:default-cell-style-name="ce11"/>
        <table:table-column table:style-name="co1" table:default-cell-style-name="ce11"/>
        <table:table-column table:style-name="co9" table:default-cell-style-name="ce11"/>
        <table:table-column table:style-name="co1" table:number-columns-repeated="2" table:default-cell-style-name="ce11"/>
        <table:table-column table:style-name="co10" table:default-cell-style-name="ce11"/>
        <table:table-column table:style-name="co1" table:number-columns-repeated="12" table:default-cell-style-name="ce11"/>
        <table:table-column table:style-name="co11" table:number-columns-repeated="5" table:default-cell-style-name="ce11"/>
        <table:table-column table:style-name="co1" table:number-columns-repeated="1001" table:default-cell-style-name="ce11"/>
        <table:table-row table:style-name="ro3">
          <table:table-cell office:value-type="string">
            <text:p>[03/15/2020 13:42:08 : FxTestController.php : 506] </text:p>
          </table:table-cell>
          <table:table-cell table:number-columns-repeated="1023"/>
        </table:table-row>
        <table:table-row table:style-name="ro3">
          <table:table-cell office:value-type="string">
            <text:p>$nameOf_DP</text:p>
          </table:table-cell>
          <table:table-cell office:value-type="string">
            <text:p>dp-all</text:p>
          </table:table-cell>
          <table:table-cell table:number-columns-repeated="1022"/>
        </table:table-row>
        <table:table-row table:style-name="ro3">
          <table:table-cell office:value-type="string">
            <text:p>$_dpath_File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3">
          <table:table-cell office:value-type="string">
            <text:p>$_fname_File_CSV</text:p>
          </table:table-cell>
          <table:table-cell office:value-type="string">
            <text:p>(AUDJPY).(M5).20200227_131436.[20200115_0005-20200115_2355].csv</text:p>
          </table:table-cell>
          <table:table-cell table:number-columns-repeated="1022"/>
        </table:table-row>
        <table:table-row table:style-name="ro3">
          <table:table-cell office:value-type="string">
            <text:p>start</text:p>
          </table:table-cell>
          <table:table-cell office:value-type="string">
            <text:p>2020.01.15 00:05</text:p>
          </table:table-cell>
          <table:table-cell table:number-columns-repeated="1022"/>
        </table:table-row>
        <table:table-row table:style-name="ro3">
          <table:table-cell office:value-type="string">
            <text:p>end</text:p>
          </table:table-cell>
          <table:table-cell office:value-type="string">
            <text:p>2020.01.15 23:55</text:p>
          </table:table-cell>
          <table:table-cell table:number-columns-repeated="1022"/>
        </table:table-row>
        <table:table-row table:style-name="ro3">
          <table:table-cell office:value-type="string">
            <text:p>$lo_BarDatas</text:p>
          </table:table-cell>
          <table:table-cell office:value-type="float" office:value="287">
            <text:p>287</text:p>
          </table:table-cell>
          <table:table-cell table:number-columns-repeated="18"/>
          <table:table-cell table:style-name="ce23"/>
          <table:table-cell table:number-columns-repeated="1003"/>
        </table:table-row>
        <table:table-row table:style-name="ro3">
          <table:table-cell office:value-type="string">
            <text:p>$lo_Pos</text:p>
          </table:table-cell>
          <table:table-cell office:value-type="float" office:value="284">
            <text:p>284</text:p>
          </table:table-cell>
          <table:table-cell office:value-type="string">
            <text:p>of all bds</text:p>
          </table:table-cell>
          <table:table-cell office:value-type="float" office:value="0.99">
            <text:p>0.99</text:p>
          </table:table-cell>
          <table:table-cell table:number-columns-repeated="16"/>
          <table:table-cell table:style-name="ce23"/>
          <table:table-cell table:number-columns-repeated="1003"/>
        </table:table-row>
        <table:table-row table:style-name="ro4">
          <table:table-cell office:value-type="string">
            <text:p>$numOf_SLs</text:p>
          </table:table-cell>
          <table:table-cell office:value-type="float" office:value="259">
            <text:p>259</text:p>
          </table:table-cell>
          <table:table-cell office:value-type="string">
            <text:p>of all Pos</text:p>
          </table:table-cell>
          <table:table-cell office:value-type="float" office:value="0.912">
            <text:p>0.912</text:p>
          </table:table-cell>
          <table:table-cell table:number-columns-repeated="16"/>
          <table:table-cell table:style-name="ce23"/>
          <table:table-cell table:number-columns-repeated="2"/>
          <table:table-cell table:style-name="ce12" office:value-type="string">
            <office:annotation draw:style-name="gr2" draw:text-style-name="P2" svg:width="2.899cm" svg:height="0.669cm" svg:x="52.067cm" svg:y="2.786cm" draw:caption-point-x="-0.61cm" draw:caption-point-y="1.511cm">
              <dc:creator>ik</dc:creator>
              <dc:date>2020-03-25T00:00:00</dc:date>
              <text:p text:style-name="P2"><text:span text:style-name="T1">黄色１</text:span></text:p>
            </office:annotation>
            <text:p>latest 3 bars</text:p>
          </table:table-cell>
          <table:table-cell table:style-name="ce12" office:value-type="string">
            <text:p>count</text:p>
          </table:table-cell>
          <table:table-cell table:style-name="ce12" office:value-type="string">
            <text:p>ratio</text:p>
          </table:table-cell>
          <table:table-cell table:style-name="ce12" office:value-type="string">
            <text:p>plus/minus</text:p>
          </table:table-cell>
          <table:table-cell table:style-name="ce12" office:value-type="string">
            <text:p>num of</text:p>
            <text:p>plus</text:p>
          </table:table-cell>
          <table:table-cell table:style-name="ce12" office:value-type="string">
            <text:p>num of</text:p>
            <text:p>minus</text:p>
          </table:table-cell>
          <table:table-cell table:number-columns-repeated="995"/>
        </table:table-row>
        <table:table-row table:style-name="ro3">
          <table:table-cell office:value-type="string">
            <text:p>$numOf_TPs</text:p>
          </table:table-cell>
          <table:table-cell office:value-type="float" office:value="3">
            <text:p>3</text:p>
          </table:table-cell>
          <table:table-cell office:value-type="string">
            <text:p>of all Pos</text:p>
          </table:table-cell>
          <table:table-cell table:style-name="ce14" office:value-type="float" office:value="0.011">
            <text:p>0.011</text:p>
          </table:table-cell>
          <table:table-cell table:number-columns-repeated="16"/>
          <table:table-cell table:style-name="ce23"/>
          <table:table-cell table:number-columns-repeated="2"/>
          <table:table-cell table:style-name="ce24" office:value-type="string">
            <office:annotation draw:style-name="gr2" draw:text-style-name="P2" svg:width="2.899cm" svg:height="0.669cm" svg:x="52.067cm" svg:y="3.782cm" draw:caption-point-x="-0.61cm" draw:caption-point-y="1.512cm">
              <dc:creator>ik</dc:creator>
              <dc:date>2020-03-25T00:00:00</dc:date>
              <text:p text:style-name="P2"><text:span text:style-name="T1">赤１</text:span></text:p>
            </office:annotation>
            <text:p>1 &gt; 1 &gt; 2</text:p>
          </table:table-cell>
          <table:table-cell table:style-name="ce13" table:formula="of:=COUNTA([.U17:.U20])" office:value-type="float" office:value="4">
            <text:p>4</text:p>
          </table:table-cell>
          <table:table-cell table:style-name="ce28" table:formula="of:=[.Y10]/[.$Y$15]" office:value-type="percentage" office:value="0.0142348754448399">
            <text:p>1.42%</text:p>
          </table:table-cell>
          <table:table-cell table:style-name="ce13" table:formula="of:=SUM([.Q17:.Q20])" office:value-type="float" office:value="-0.094999999999999">
            <text:p>-0.095</text:p>
          </table:table-cell>
          <table:table-cell table:style-name="ce13" table:formula="of:=COUNTIF([.Q17:.Q20];&quot;&gt;=0&quot;)" office:value-type="float" office:value="1">
            <text:p>1</text:p>
          </table:table-cell>
          <table:table-cell table:style-name="ce30" table:formula="of:=COUNTIF([.Q17:.Q20];&quot;&lt;0&quot;)" office:value-type="float" office:value="3">
            <text:p>3</text:p>
          </table:table-cell>
          <table:table-cell table:number-columns-repeated="995"/>
        </table:table-row>
        <table:table-row table:style-name="ro3">
          <table:table-cell office:value-type="string">
            <text:p>sum : start - exit</text:p>
          </table:table-cell>
          <table:table-cell office:value-type="float" office:value="-2.417">
            <text:p>-2.417</text:p>
          </table:table-cell>
          <table:table-cell table:number-columns-repeated="18"/>
          <table:table-cell table:style-name="ce23"/>
          <table:table-cell table:number-columns-repeated="2"/>
          <table:table-cell table:style-name="ce25" office:value-type="string">
            <office:annotation draw:style-name="gr3" draw:text-style-name="P2" svg:width="2.899cm" svg:height="1.139cm" svg:x="52.067cm" svg:y="4.318cm" draw:caption-point-x="-0.61cm" draw:caption-point-y="1.512cm">
              <dc:creator>ik</dc:creator>
              <dc:date>2020-03-25T00:00:00</dc:date>
              <text:p text:style-name="P2"><text:span text:style-name="T1">シアン２</text:span></text:p>
            </office:annotation>
            <text:p>1 &gt; 2 &gt; 1</text:p>
          </table:table-cell>
          <table:table-cell table:style-name="ce13" table:formula="of:=COUNTA([.U21])" office:value-type="float" office:value="1">
            <text:p>1</text:p>
          </table:table-cell>
          <table:table-cell table:style-name="ce28" table:formula="of:=[.Y11]/[.$Y$15]" office:value-type="percentage" office:value="0.00355871886120996">
            <text:p>0.36%</text:p>
          </table:table-cell>
          <table:table-cell table:style-name="ce13" table:formula="of:=SUM([.Q21])" office:value-type="float" office:value="-0.060000000000002">
            <text:p>-0.0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995"/>
        </table:table-row>
        <table:table-row table:style-name="ro3">
          <table:table-cell office:value-type="string">
            <text:p>xt_idx = -1</text:p>
          </table:table-cell>
          <table:table-cell office:value-type="float" office:value="21">
            <text:p>21</text:p>
          </table:table-cell>
          <table:table-cell table:number-columns-repeated="18"/>
          <table:table-cell table:style-name="ce23"/>
          <table:table-cell table:number-columns-repeated="2"/>
          <table:table-cell table:style-name="ce26" office:value-type="string">
            <office:annotation draw:style-name="gr2" draw:text-style-name="P2" svg:width="2.899cm" svg:height="0.669cm" svg:x="52.067cm" svg:y="4.854cm" draw:caption-point-x="-0.61cm" draw:caption-point-y="1.512cm">
              <dc:creator>ik</dc:creator>
              <dc:date>2020-03-25T00:00:00</dc:date>
              <text:p text:style-name="P2"><text:span text:style-name="T1">青灰色</text:span></text:p>
            </office:annotation>
            <text:p>1 &gt; 2 &gt; 2</text:p>
          </table:table-cell>
          <table:table-cell table:style-name="ce13" table:formula="of:=COUNTA([.U22:.U24])" office:value-type="float" office:value="3">
            <text:p>3</text:p>
          </table:table-cell>
          <table:table-cell table:style-name="ce28" table:formula="of:=[.Y12]/[.$Y$15]" office:value-type="percentage" office:value="0.0106761565836299">
            <text:p>1.07%</text:p>
          </table:table-cell>
          <table:table-cell table:style-name="ce13" table:formula="of:=SUM([.Q22:.Q24])" office:value-type="float" office:value="-0.048000000000001">
            <text:p>-0.048</text:p>
          </table:table-cell>
          <table:table-cell table:style-name="ce30" table:formula="of:=COUNTIF([.Q22:.Q24];&quot;&gt;=0&quot;)" office:value-type="float" office:value="1">
            <text:p>1</text:p>
          </table:table-cell>
          <table:table-cell table:style-name="ce30" table:formula="of:=COUNTIF([.Q22:.Q24];&quot;&lt;0&quot;)" office:value-type="float" office:value="2">
            <text:p>2</text:p>
          </table:table-cell>
          <table:table-cell table:number-columns-repeated="995"/>
        </table:table-row>
        <table:table-row table:style-name="ro3">
          <table:table-cell office:value-type="string">
            <text:p>$val_TP</text:p>
          </table:table-cell>
          <table:table-cell office:value-type="float" office:value="0.13">
            <text:p>0.13</text:p>
          </table:table-cell>
          <table:table-cell table:number-columns-repeated="21"/>
          <table:table-cell table:style-name="ce27" office:value-type="string">
            <text:p>sum=</text:p>
          </table:table-cell>
          <table:table-cell table:style-name="ce27" table:formula="of:=SUM([.Y10:.Y12])" office:value-type="float" office:value="8">
            <text:p>8</text:p>
          </table:table-cell>
          <table:table-cell table:style-name="ce29" table:formula="of:=[.Y13]/[.$Y$15]" office:value-type="percentage" office:value="0.0284697508896797">
            <text:p>2.85%</text:p>
          </table:table-cell>
          <table:table-cell table:style-name="ce27" table:formula="of:=SUM([.AA10:.AA12])" office:value-type="float" office:value="-0.203000000000002">
            <text:p>-0.203</text:p>
          </table:table-cell>
          <table:table-cell table:style-name="ce27"/>
          <table:table-cell table:style-name="ce27">
            <office:annotation draw:style-name="gr2" draw:text-style-name="P2" svg:width="2.899cm" svg:height="0.669cm" svg:x="63.358cm" svg:y="5.39cm" draw:caption-point-x="-0.61cm" draw:caption-point-y="1.512cm">
              <dc:creator>ik</dc:creator>
              <dc:date>2020-03-25T00:00:00</dc:date>
              <text:p text:style-name="P2"><text:span text:style-name="T1">黄緑１０</text:span></text:p>
            </office:annotation>
          </table:table-cell>
          <table:table-cell table:number-columns-repeated="995"/>
        </table:table-row>
        <table:table-row table:style-name="ro3">
          <table:table-cell office:value-type="string">
            <text:p>$val_SL</text:p>
          </table:table-cell>
          <table:table-cell office:value-type="float" office:value="0.05">
            <text:p>0.05</text:p>
          </table:table-cell>
          <table:table-cell table:number-columns-repeated="1022"/>
        </table:table-row>
        <table:table-row table:style-name="ro3">
          <table:table-cell table:number-columns-repeated="23"/>
          <table:table-cell office:value-type="string">
            <text:p>total=</text:p>
          </table:table-cell>
          <table:table-cell table:formula="of:=COUNTA([.A17:.A297])" office:value-type="float" office:value="281">
            <text:p>281</text:p>
          </table:table-cell>
          <table:table-cell table:number-columns-repeated="999"/>
        </table:table-row>
        <table:table-row table:style-name="ro3">
          <table:table-cell table:style-name="ce12" office:value-type="string">
            <text:p>st_idx</text:p>
          </table:table-cell>
          <table:table-cell table:style-name="ce12" office:value-type="string">
            <text:p>s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idx</text:p>
          </table:table-cell>
          <table:table-cell table:style-name="ce12" office:value-type="string">
            <text:p>cu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ext_idx</text:p>
          </table:table-cell>
          <table:table-cell table:style-name="ce12" office:value-type="string">
            <text:p>ex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rf_idx</text:p>
          </table:table-cell>
          <table:table-cell table:style-name="ce12" office:value-type="string">
            <text:p>rf_pr</text:p>
          </table:table-cell>
          <table:table-cell table:style-name="ce12" office:value-type="string">
            <text:p>base_idx</text:p>
          </table:table-cell>
          <table:table-cell table:style-name="ce12" office:value-type="string">
            <text:p>base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status</text:p>
          </table:table-cell>
          <table:table-cell table:style-name="ce12" office:value-type="string">
            <text:p>ext_status</text:p>
          </table:table-cell>
          <table:table-cell table:style-name="ce12" office:value-type="string">
            <text:p>exit - start</text:p>
          </table:table-cell>
          <table:table-cell table:style-name="ce12" office:value-type="string">
            <text:p>BB loc</text:p>
          </table:table-cell>
          <table:table-cell table:style-name="ce22" office:value-type="string">
            <text:p>BB locs</text:p>
          </table:table-cell>
          <table:table-cell table:style-name="ce22" table:number-columns-repeated="4"/>
          <table:table-cell table:number-columns-repeated="1001"/>
        </table:table-row>
        <table:table-row table:style-name="ro3">
          <table:table-cell table:style-name="ce13" office:value-type="float" office:value="100">
            <text:p>100</text:p>
          </table:table-cell>
          <table:table-cell table:style-name="ce13" office:value-type="float" office:value="75.862">
            <text:p>75.862</text:p>
          </table:table-cell>
          <table:table-cell table:style-name="ce13" office:value-type="string">
            <text:p>2020.01.15 08:2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2">
            <text:p>75.802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2">
            <text:p>75.802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5 08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0</text:p>
          </table:table-cell>
          <table:table-cell table:style-name="ce19" office:value-type="string">
            <text:p>Z6</text:p>
          </table:table-cell>
          <table:table-cell table:style-name="ce19" office:value-type="float" office:value="3">
            <text:p>3</text:p>
          </table:table-cell>
          <table:table-cell table:number-columns-repeated="2" table:style-name="ce19" office:value-type="float" office:value="2">
            <text:p>2</text:p>
          </table:table-cell>
          <table:table-cell table:number-columns-repeated="2" table:style-name="ce19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70">
            <text:p>170</text:p>
          </table:table-cell>
          <table:table-cell table:style-name="ce13" office:value-type="float" office:value="75.765">
            <text:p>75.765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705">
            <text:p>75.705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705">
            <text:p>75.705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170">
            <text:p>170</text:p>
          </table:table-cell>
          <table:table-cell table:style-name="ce13" office:value-type="float" office:value="75.781">
            <text:p>75.781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0</text:p>
          </table:table-cell>
          <table:table-cell table:style-name="ce19" office:value-type="string">
            <text:p>Z5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number-columns-repeated="2" table:style-name="ce19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97">
            <text:p>197</text:p>
          </table:table-cell>
          <table:table-cell table:style-name="ce13" office:value-type="float" office:value="75.735">
            <text:p>75.735</text:p>
          </table:table-cell>
          <table:table-cell table:style-name="ce13" office:value-type="string">
            <text:p>2020.01.15 16:3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5.784">
            <text:p>75.784</text:p>
          </table:table-cell>
          <table:table-cell table:style-name="ce13" office:value-type="string">
            <text:p>2020.01.15 16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10999999999996">
            <text:p>-0.011</text:p>
          </table:table-cell>
          <table:table-cell table:style-name="ce19" office:value-type="string">
            <text:p>Z2</text:p>
          </table:table-cell>
          <table:table-cell table:style-name="ce19" office:value-type="float" office:value="3">
            <text:p>3</text:p>
          </table:table-cell>
          <table:table-cell table:number-columns-repeated="2" table:style-name="ce19" office:value-type="float" office:value="2">
            <text:p>2</text:p>
          </table:table-cell>
          <table:table-cell table:number-columns-repeated="2" table:style-name="ce19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15">
            <text:p>215</text:p>
          </table:table-cell>
          <table:table-cell table:style-name="ce13" office:value-type="float" office:value="75.938">
            <text:p>75.938</text:p>
          </table:table-cell>
          <table:table-cell table:style-name="ce13" office:value-type="string">
            <text:p>2020.01.15 18:0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15">
            <text:p>215</text:p>
          </table:table-cell>
          <table:table-cell table:style-name="ce13" office:value-type="float" office:value="75.957">
            <text:p>75.957</text:p>
          </table:table-cell>
          <table:table-cell table:style-name="ce13" office:value-type="string">
            <text:p>2020.01.15 18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36000000000001">
            <text:p>0.036</text:p>
          </table:table-cell>
          <table:table-cell table:style-name="ce19" office:value-type="string">
            <text:p>Z4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number-columns-repeated="2" table:style-name="ce19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69">
            <text:p>169</text:p>
          </table:table-cell>
          <table:table-cell table:style-name="ce13" office:value-type="float" office:value="75.752">
            <text:p>75.752</text:p>
          </table:table-cell>
          <table:table-cell table:style-name="ce13" office:value-type="string">
            <text:p>2020.01.15 14:10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5.692">
            <text:p>75.692</text:p>
          </table:table-cell>
          <table:table-cell table:style-name="ce13" office:value-type="string">
            <text:p>2020.01.15 15:00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5.692">
            <text:p>75.692</text:p>
          </table:table-cell>
          <table:table-cell table:style-name="ce13" office:value-type="string">
            <text:p>2020.01.15 15:00</text:p>
          </table:table-cell>
          <table:table-cell table:style-name="ce13" office:value-type="float" office:value="169">
            <text:p>169</text:p>
          </table:table-cell>
          <table:table-cell table:style-name="ce13" office:value-type="float" office:value="75.765">
            <text:p>75.765</text:p>
          </table:table-cell>
          <table:table-cell table:style-name="ce13" office:value-type="string">
            <text:p>2020.01.15 14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6" office:value-type="float" office:value="-0.060000000000002">
            <text:p>-0.060</text:p>
          </table:table-cell>
          <table:table-cell table:style-name="ce20" office:value-type="string">
            <text:p>Z5</text:p>
          </table:table-cell>
          <table:table-cell table:number-columns-repeated="2"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99">
            <text:p>99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08:2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99">
            <text:p>99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5 08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7" office:value-type="float" office:value="-0.060000000000002">
            <text:p>-0.060</text:p>
          </table:table-cell>
          <table:table-cell table:style-name="ce21" office:value-type="string">
            <text:p>Z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67">
            <text:p>167</text:p>
          </table:table-cell>
          <table:table-cell table:style-name="ce13" office:value-type="float" office:value="75.735">
            <text:p>75.735</text:p>
          </table:table-cell>
          <table:table-cell table:style-name="ce13" office:value-type="string">
            <text:p>2020.01.15 14:0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7">
            <text:p>167</text:p>
          </table:table-cell>
          <table:table-cell table:style-name="ce13" office:value-type="float" office:value="75.769">
            <text:p>75.769</text:p>
          </table:table-cell>
          <table:table-cell table:style-name="ce13" office:value-type="string">
            <text:p>2020.01.15 14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7" office:value-type="float" office:value="-0.013000000000005">
            <text:p>-0.013</text:p>
          </table:table-cell>
          <table:table-cell table:style-name="ce21" office:value-type="string">
            <text:p>Z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96">
            <text:p>196</text:p>
          </table:table-cell>
          <table:table-cell table:style-name="ce13" office:value-type="float" office:value="75.699">
            <text:p>75.699</text:p>
          </table:table-cell>
          <table:table-cell table:style-name="ce13" office:value-type="string">
            <text:p>2020.01.15 16:2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6">
            <text:p>196</text:p>
          </table:table-cell>
          <table:table-cell table:style-name="ce13" office:value-type="float" office:value="75.737">
            <text:p>75.737</text:p>
          </table:table-cell>
          <table:table-cell table:style-name="ce13" office:value-type="string">
            <text:p>2020.01.15 16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7" office:value-type="float" office:value="0.025000000000006">
            <text:p>0.025</text:p>
          </table:table-cell>
          <table:table-cell table:style-name="ce21" office:value-type="string">
            <text:p>Z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14">
            <text:p>214</text:p>
          </table:table-cell>
          <table:table-cell table:style-name="ce13" office:value-type="float" office:value="75.802">
            <text:p>75.802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942">
            <text:p>75.942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942">
            <text:p>75.942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946">
            <text:p>75.946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TP</text:p>
          </table:table-cell>
          <table:table-cell table:style-name="ce18" office:value-type="float" office:value="0.14">
            <text:p>0.140</text:p>
          </table:table-cell>
          <table:table-cell office:value-type="string">
            <text:p>Z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42">
            <text:p>42</text:p>
          </table:table-cell>
          <table:table-cell table:style-name="ce13" office:value-type="float" office:value="75.829">
            <text:p>75.829</text:p>
          </table:table-cell>
          <table:table-cell table:style-name="ce13" office:value-type="string">
            <text:p>2020.01.15 03:3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875">
            <text:p>75.875</text:p>
          </table:table-cell>
          <table:table-cell table:style-name="ce13" office:value-type="string">
            <text:p>2020.01.15 03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69999999999908">
            <text:p>-0.007</text:p>
          </table:table-cell>
          <table:table-cell office:value-type="string">
            <text:p>Z4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56">
            <text:p>156</text:p>
          </table:table-cell>
          <table:table-cell table:style-name="ce13" office:value-type="float" office:value="75.708">
            <text:p>75.708</text:p>
          </table:table-cell>
          <table:table-cell table:style-name="ce13" office:value-type="string">
            <text:p>2020.01.15 13:0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6">
            <text:p>156</text:p>
          </table:table-cell>
          <table:table-cell table:style-name="ce13" office:value-type="float" office:value="75.745">
            <text:p>75.745</text:p>
          </table:table-cell>
          <table:table-cell table:style-name="ce13" office:value-type="string">
            <text:p>2020.01.15 13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3999999999996">
            <text:p>0.014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01">
            <text:p>101</text:p>
          </table:table-cell>
          <table:table-cell table:style-name="ce13" office:value-type="float" office:value="75.859">
            <text:p>75.859</text:p>
          </table:table-cell>
          <table:table-cell table:style-name="ce13" office:value-type="string">
            <text:p>2020.01.15 08:3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799">
            <text:p>75.799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799">
            <text:p>75.799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1">
            <text:p>101</text:p>
          </table:table-cell>
          <table:table-cell table:style-name="ce13" office:value-type="float" office:value="75.861">
            <text:p>75.861</text:p>
          </table:table-cell>
          <table:table-cell table:style-name="ce13" office:value-type="string">
            <text:p>2020.01.15 08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71">
            <text:p>171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14:20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71">
            <text:p>75.71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71">
            <text:p>75.71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5.782">
            <text:p>75.782</text:p>
          </table:table-cell>
          <table:table-cell table:style-name="ce13" office:value-type="string">
            <text:p>2020.01.15 14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98">
            <text:p>198</text:p>
          </table:table-cell>
          <table:table-cell table:style-name="ce13" office:value-type="float" office:value="75.761">
            <text:p>75.761</text:p>
          </table:table-cell>
          <table:table-cell table:style-name="ce13" office:value-type="string">
            <text:p>2020.01.15 16:3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198">
            <text:p>198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16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079999999999956">
            <text:p>-0.008</text:p>
          </table:table-cell>
          <table:table-cell office:value-type="string">
            <text:p>Z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16">
            <text:p>216</text:p>
          </table:table-cell>
          <table:table-cell table:style-name="ce13" office:value-type="float" office:value="75.939">
            <text:p>75.939</text:p>
          </table:table-cell>
          <table:table-cell table:style-name="ce13" office:value-type="string">
            <text:p>2020.01.15 18:0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16">
            <text:p>216</text:p>
          </table:table-cell>
          <table:table-cell table:style-name="ce13" office:value-type="float" office:value="75.942">
            <text:p>75.942</text:p>
          </table:table-cell>
          <table:table-cell table:style-name="ce13" office:value-type="string">
            <text:p>2020.01.15 18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35000000000011">
            <text:p>0.035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8">
            <text:p>168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14:05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71">
            <text:p>75.71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71">
            <text:p>75.71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14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43">
            <text:p>43</text:p>
          </table:table-cell>
          <table:table-cell table:style-name="ce13" office:value-type="float" office:value="75.874">
            <text:p>75.874</text:p>
          </table:table-cell>
          <table:table-cell table:style-name="ce13" office:value-type="string">
            <text:p>2020.01.15 03:4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14">
            <text:p>75.814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14">
            <text:p>75.814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5 03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44">
            <text:p>44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5 03:4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5 0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99">
            <text:p>199</text:p>
          </table:table-cell>
          <table:table-cell table:style-name="ce13" office:value-type="float" office:value="75.742">
            <text:p>75.742</text:p>
          </table:table-cell>
          <table:table-cell table:style-name="ce13" office:value-type="string">
            <text:p>2020.01.15 16:40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199">
            <text:p>199</text:p>
          </table:table-cell>
          <table:table-cell table:style-name="ce13" office:value-type="float" office:value="75.759">
            <text:p>75.759</text:p>
          </table:table-cell>
          <table:table-cell table:style-name="ce13" office:value-type="string">
            <text:p>2020.01.15 16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0999999999996">
            <text:p>0.011</text:p>
          </table:table-cell>
          <table:table-cell office:value-type="string">
            <text:p>Z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17">
            <text:p>217</text:p>
          </table:table-cell>
          <table:table-cell table:style-name="ce13" office:value-type="float" office:value="75.913">
            <text:p>75.913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61000000000007">
            <text:p>0.061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80">
            <text:p>80</text:p>
          </table:table-cell>
          <table:table-cell table:style-name="ce13" office:value-type="float" office:value="75.81">
            <text:p>75.81</text:p>
          </table:table-cell>
          <table:table-cell table:style-name="ce13" office:value-type="string">
            <text:p>2020.01.15 06:4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06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50000000000097">
            <text:p>-0.005</text:p>
          </table:table-cell>
          <table:table-cell office:value-type="string">
            <text:p>Z6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81">
            <text:p>81</text:p>
          </table:table-cell>
          <table:table-cell table:style-name="ce13" office:value-type="float" office:value="75.811">
            <text:p>75.811</text:p>
          </table:table-cell>
          <table:table-cell table:style-name="ce13" office:value-type="string">
            <text:p>2020.01.15 06:5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1">
            <text:p>81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06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60000000000144">
            <text:p>-0.006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90">
            <text:p>9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7:3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5 07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700000000001">
            <text:p>-0.017</text:p>
          </table:table-cell>
          <table:table-cell office:value-type="string">
            <text:p>Z6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00">
            <text:p>200</text:p>
          </table:table-cell>
          <table:table-cell table:style-name="ce13" office:value-type="float" office:value="75.734">
            <text:p>75.73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6">
            <text:p>75.76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9000000000005">
            <text:p>0.019</text:p>
          </table:table-cell>
          <table:table-cell office:value-type="string">
            <text:p>Z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01">
            <text:p>201</text:p>
          </table:table-cell>
          <table:table-cell table:style-name="ce13" office:value-type="float" office:value="75.757">
            <text:p>75.757</text:p>
          </table:table-cell>
          <table:table-cell table:style-name="ce13" office:value-type="string">
            <text:p>2020.01.15 16:50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789">
            <text:p>75.789</text:p>
          </table:table-cell>
          <table:table-cell table:style-name="ce13" office:value-type="string">
            <text:p>2020.01.15 16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040000000000049">
            <text:p>-0.004</text:p>
          </table:table-cell>
          <table:table-cell office:value-type="string">
            <text:p>Z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02">
            <text:p>202</text:p>
          </table:table-cell>
          <table:table-cell table:style-name="ce13" office:value-type="float" office:value="75.771">
            <text:p>75.771</text:p>
          </table:table-cell>
          <table:table-cell table:style-name="ce13" office:value-type="string">
            <text:p>2020.01.15 16:5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2">
            <text:p>202</text:p>
          </table:table-cell>
          <table:table-cell table:style-name="ce13" office:value-type="float" office:value="75.781">
            <text:p>75.781</text:p>
          </table:table-cell>
          <table:table-cell table:style-name="ce13" office:value-type="string">
            <text:p>2020.01.15 16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18000000000001">
            <text:p>-0.018</text:p>
          </table:table-cell>
          <table:table-cell office:value-type="string">
            <text:p>Z3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03">
            <text:p>203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17:00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918">
            <text:p>75.918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918">
            <text:p>75.918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203">
            <text:p>203</text:p>
          </table:table-cell>
          <table:table-cell table:style-name="ce13" office:value-type="float" office:value="75.79">
            <text:p>75.79</text:p>
          </table:table-cell>
          <table:table-cell table:style-name="ce13" office:value-type="string">
            <text:p>2020.01.15 17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TP</text:p>
          </table:table-cell>
          <table:table-cell table:style-name="ce18" office:value-type="float" office:value="0.14">
            <text:p>0.140</text:p>
          </table:table-cell>
          <table:table-cell office:value-type="string">
            <text:p>Z1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04">
            <text:p>204</text:p>
          </table:table-cell>
          <table:table-cell table:style-name="ce13" office:value-type="float" office:value="75.787">
            <text:p>75.787</text:p>
          </table:table-cell>
          <table:table-cell table:style-name="ce13" office:value-type="string">
            <text:p>2020.01.15 17:05</text:p>
          </table:table-cell>
          <table:table-cell table:style-name="ce13" office:value-type="float" office:value="209">
            <text:p>209</text:p>
          </table:table-cell>
          <table:table-cell table:style-name="ce13" office:value-type="float" office:value="75.727">
            <text:p>75.727</text:p>
          </table:table-cell>
          <table:table-cell table:style-name="ce13" office:value-type="string">
            <text:p>2020.01.15 17:30</text:p>
          </table:table-cell>
          <table:table-cell table:style-name="ce13" office:value-type="float" office:value="209">
            <text:p>209</text:p>
          </table:table-cell>
          <table:table-cell table:style-name="ce13" office:value-type="float" office:value="75.727">
            <text:p>75.727</text:p>
          </table:table-cell>
          <table:table-cell table:style-name="ce13" office:value-type="string">
            <text:p>2020.01.15 17:30</text:p>
          </table:table-cell>
          <table:table-cell table:style-name="ce13" office:value-type="float" office:value="204">
            <text:p>204</text:p>
          </table:table-cell>
          <table:table-cell table:style-name="ce13" office:value-type="float" office:value="75.804">
            <text:p>75.804</text:p>
          </table:table-cell>
          <table:table-cell table:style-name="ce13" office:value-type="string">
            <text:p>2020.01.15 17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3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18">
            <text:p>218</text:p>
          </table:table-cell>
          <table:table-cell table:style-name="ce13" office:value-type="float" office:value="75.927">
            <text:p>75.927</text:p>
          </table:table-cell>
          <table:table-cell table:style-name="ce13" office:value-type="string">
            <text:p>2020.01.15 18:1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18">
            <text:p>218</text:p>
          </table:table-cell>
          <table:table-cell table:style-name="ce13" office:value-type="float" office:value="75.973">
            <text:p>75.973</text:p>
          </table:table-cell>
          <table:table-cell table:style-name="ce13" office:value-type="string">
            <text:p>2020.01.15 18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6999999999997">
            <text:p>0.047</text:p>
          </table:table-cell>
          <table:table-cell office:value-type="string">
            <text:p>Z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19">
            <text:p>219</text:p>
          </table:table-cell>
          <table:table-cell table:style-name="ce13" office:value-type="float" office:value="75.952">
            <text:p>75.952</text:p>
          </table:table-cell>
          <table:table-cell table:style-name="ce13" office:value-type="string">
            <text:p>2020.01.15 18:2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19">
            <text:p>219</text:p>
          </table:table-cell>
          <table:table-cell table:style-name="ce13" office:value-type="float" office:value="75.97">
            <text:p>75.97</text:p>
          </table:table-cell>
          <table:table-cell table:style-name="ce13" office:value-type="string">
            <text:p>2020.01.15 18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2000000000006">
            <text:p>0.022</text:p>
          </table:table-cell>
          <table:table-cell office:value-type="string">
            <text:p>Z4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0">
            <text:p>220</text:p>
          </table:table-cell>
          <table:table-cell table:style-name="ce13" office:value-type="float" office:value="75.953">
            <text:p>75.953</text:p>
          </table:table-cell>
          <table:table-cell table:style-name="ce13" office:value-type="string">
            <text:p>2020.01.15 18:2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0">
            <text:p>220</text:p>
          </table:table-cell>
          <table:table-cell table:style-name="ce13" office:value-type="float" office:value="75.973">
            <text:p>75.973</text:p>
          </table:table-cell>
          <table:table-cell table:style-name="ce13" office:value-type="string">
            <text:p>2020.01.15 18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1000000000001">
            <text:p>0.021</text:p>
          </table:table-cell>
          <table:table-cell office:value-type="string">
            <text:p>Z4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1">
            <text:p>221</text:p>
          </table:table-cell>
          <table:table-cell table:style-name="ce13" office:value-type="float" office:value="75.971">
            <text:p>75.971</text:p>
          </table:table-cell>
          <table:table-cell table:style-name="ce13" office:value-type="string">
            <text:p>2020.01.15 18:3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1">
            <text:p>221</text:p>
          </table:table-cell>
          <table:table-cell table:style-name="ce13" office:value-type="float" office:value="75.989">
            <text:p>75.989</text:p>
          </table:table-cell>
          <table:table-cell table:style-name="ce13" office:value-type="string">
            <text:p>2020.01.15 18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30000000000001">
            <text:p>0.003</text:p>
          </table:table-cell>
          <table:table-cell office:value-type="string">
            <text:p>Z4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2">
            <text:p>222</text:p>
          </table:table-cell>
          <table:table-cell table:style-name="ce13" office:value-type="float" office:value="75.985">
            <text:p>75.985</text:p>
          </table:table-cell>
          <table:table-cell table:style-name="ce13" office:value-type="string">
            <text:p>2020.01.15 18:3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2">
            <text:p>222</text:p>
          </table:table-cell>
          <table:table-cell table:style-name="ce13" office:value-type="float" office:value="76.004">
            <text:p>76.004</text:p>
          </table:table-cell>
          <table:table-cell table:style-name="ce13" office:value-type="string">
            <text:p>2020.01.15 18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0999999999996">
            <text:p>-0.011</text:p>
          </table:table-cell>
          <table:table-cell office:value-type="string">
            <text:p>Z4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3">
            <text:p>223</text:p>
          </table:table-cell>
          <table:table-cell table:style-name="ce13" office:value-type="float" office:value="76.004">
            <text:p>76.004</text:p>
          </table:table-cell>
          <table:table-cell table:style-name="ce13" office:value-type="string">
            <text:p>2020.01.15 18:4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44">
            <text:p>75.944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44">
            <text:p>75.944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23">
            <text:p>223</text:p>
          </table:table-cell>
          <table:table-cell table:style-name="ce13" office:value-type="float" office:value="76.005">
            <text:p>76.005</text:p>
          </table:table-cell>
          <table:table-cell table:style-name="ce13" office:value-type="string">
            <text:p>2020.01.15 18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4">
            <text:p>224</text:p>
          </table:table-cell>
          <table:table-cell table:style-name="ce13" office:value-type="float" office:value="76">
            <text:p>76</text:p>
          </table:table-cell>
          <table:table-cell table:style-name="ce13" office:value-type="string">
            <text:p>2020.01.15 18:45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24">
            <text:p>224</text:p>
          </table:table-cell>
          <table:table-cell table:style-name="ce13" office:value-type="float" office:value="76.006">
            <text:p>76.006</text:p>
          </table:table-cell>
          <table:table-cell table:style-name="ce13" office:value-type="string">
            <text:p>2020.01.15 18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84">
            <text:p>284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5 23:4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4">
            <text:p>284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5 2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85">
            <text:p>285</text:p>
          </table:table-cell>
          <table:table-cell table:style-name="ce13" office:value-type="float" office:value="75.902">
            <text:p>75.902</text:p>
          </table:table-cell>
          <table:table-cell table:style-name="ce13" office:value-type="string">
            <text:p>2020.01.15 23:5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5">
            <text:p>285</text:p>
          </table:table-cell>
          <table:table-cell table:style-name="ce13" office:value-type="float" office:value="75.912">
            <text:p>75.912</text:p>
          </table:table-cell>
          <table:table-cell table:style-name="ce13" office:value-type="string">
            <text:p>2020.01.15 23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86">
            <text:p>286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05">
            <text:p>75.905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49">
            <text:p>49</text:p>
          </table:table-cell>
          <table:table-cell table:style-name="ce13" office:value-type="float" office:value="75.86">
            <text:p>75.86</text:p>
          </table:table-cell>
          <table:table-cell table:style-name="ce13" office:value-type="string">
            <text:p>2020.01.15 04:10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75.88">
            <text:p>75.88</text:p>
          </table:table-cell>
          <table:table-cell table:style-name="ce13" office:value-type="string">
            <text:p>2020.01.15 04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79">
            <text:p>79</text:p>
          </table:table-cell>
          <table:table-cell table:style-name="ce13" office:value-type="float" office:value="75.813">
            <text:p>75.813</text:p>
          </table:table-cell>
          <table:table-cell table:style-name="ce13" office:value-type="string">
            <text:p>2020.01.15 06:4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815">
            <text:p>75.815</text:p>
          </table:table-cell>
          <table:table-cell table:style-name="ce13" office:value-type="string">
            <text:p>2020.01.15 06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80000000000098">
            <text:p>-0.008</text:p>
          </table:table-cell>
          <table:table-cell office:value-type="string">
            <text:p>Z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89">
            <text:p>89</text:p>
          </table:table-cell>
          <table:table-cell table:style-name="ce13" office:value-type="float" office:value="75.814">
            <text:p>75.814</text:p>
          </table:table-cell>
          <table:table-cell table:style-name="ce13" office:value-type="string">
            <text:p>2020.01.15 07:3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5.827">
            <text:p>75.827</text:p>
          </table:table-cell>
          <table:table-cell table:style-name="ce13" office:value-type="string">
            <text:p>2020.01.15 07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90000000000003">
            <text:p>-0.009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98">
            <text:p>98</text:p>
          </table:table-cell>
          <table:table-cell table:style-name="ce13" office:value-type="float" office:value="75.828">
            <text:p>75.828</text:p>
          </table:table-cell>
          <table:table-cell table:style-name="ce13" office:value-type="string">
            <text:p>2020.01.15 08:1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8">
            <text:p>75.76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8">
            <text:p>75.76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98">
            <text:p>98</text:p>
          </table:table-cell>
          <table:table-cell table:style-name="ce13" office:value-type="float" office:value="75.839">
            <text:p>75.839</text:p>
          </table:table-cell>
          <table:table-cell table:style-name="ce13" office:value-type="string">
            <text:p>2020.01.15 08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50">
            <text:p>150</text:p>
          </table:table-cell>
          <table:table-cell table:style-name="ce13" office:value-type="float" office:value="75.711">
            <text:p>75.711</text:p>
          </table:table-cell>
          <table:table-cell table:style-name="ce13" office:value-type="string">
            <text:p>2020.01.15 12:3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0">
            <text:p>150</text:p>
          </table:table-cell>
          <table:table-cell table:style-name="ce13" office:value-type="float" office:value="75.723">
            <text:p>75.723</text:p>
          </table:table-cell>
          <table:table-cell table:style-name="ce13" office:value-type="string">
            <text:p>2020.01.15 12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0999999999996">
            <text:p>0.011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6">
            <text:p>166</text:p>
          </table:table-cell>
          <table:table-cell table:style-name="ce13" office:value-type="float" office:value="75.727">
            <text:p>75.727</text:p>
          </table:table-cell>
          <table:table-cell table:style-name="ce13" office:value-type="string">
            <text:p>2020.01.15 13:5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6">
            <text:p>166</text:p>
          </table:table-cell>
          <table:table-cell table:style-name="ce13" office:value-type="float" office:value="75.749">
            <text:p>75.749</text:p>
          </table:table-cell>
          <table:table-cell table:style-name="ce13" office:value-type="string">
            <text:p>2020.01.15 13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050000000000097">
            <text:p>-0.005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95">
            <text:p>195</text:p>
          </table:table-cell>
          <table:table-cell table:style-name="ce13" office:value-type="float" office:value="75.696">
            <text:p>75.696</text:p>
          </table:table-cell>
          <table:table-cell table:style-name="ce13" office:value-type="string">
            <text:p>2020.01.15 16:2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5">
            <text:p>195</text:p>
          </table:table-cell>
          <table:table-cell table:style-name="ce13" office:value-type="float" office:value="75.719">
            <text:p>75.719</text:p>
          </table:table-cell>
          <table:table-cell table:style-name="ce13" office:value-type="string">
            <text:p>2020.01.15 16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8000000000006">
            <text:p>0.028</text:p>
          </table:table-cell>
          <table:table-cell office:value-type="string">
            <text:p>Z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32">
            <text:p>232</text:p>
          </table:table-cell>
          <table:table-cell table:style-name="ce13" office:value-type="float" office:value="76.014">
            <text:p>76.014</text:p>
          </table:table-cell>
          <table:table-cell table:style-name="ce13" office:value-type="string">
            <text:p>2020.01.15 19:25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54">
            <text:p>75.954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54">
            <text:p>75.954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2">
            <text:p>232</text:p>
          </table:table-cell>
          <table:table-cell table:style-name="ce13" office:value-type="float" office:value="76.034">
            <text:p>76.034</text:p>
          </table:table-cell>
          <table:table-cell table:style-name="ce13" office:value-type="string">
            <text:p>2020.01.15 19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80">
            <text:p>280</text:p>
          </table:table-cell>
          <table:table-cell table:style-name="ce13" office:value-type="float" office:value="75.881">
            <text:p>75.881</text:p>
          </table:table-cell>
          <table:table-cell table:style-name="ce13" office:value-type="string">
            <text:p>2020.01.15 23:2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0">
            <text:p>280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5 23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83">
            <text:p>283</text:p>
          </table:table-cell>
          <table:table-cell table:style-name="ce13" office:value-type="float" office:value="75.881">
            <text:p>75.881</text:p>
          </table:table-cell>
          <table:table-cell table:style-name="ce13" office:value-type="string">
            <text:p>2020.01.15 23:4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896">
            <text:p>75.896</text:p>
          </table:table-cell>
          <table:table-cell table:style-name="ce13" office:value-type="string">
            <text:p>2020.01.15 23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58">
            <text:p>158</text:p>
          </table:table-cell>
          <table:table-cell table:style-name="ce13" office:value-type="float" office:value="75.715">
            <text:p>75.715</text:p>
          </table:table-cell>
          <table:table-cell table:style-name="ce13" office:value-type="string">
            <text:p>2020.01.15 13:1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8">
            <text:p>158</text:p>
          </table:table-cell>
          <table:table-cell table:style-name="ce13" office:value-type="float" office:value="75.73">
            <text:p>75.73</text:p>
          </table:table-cell>
          <table:table-cell table:style-name="ce13" office:value-type="string">
            <text:p>2020.01.15 1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069999999999908">
            <text:p>0.007</text:p>
          </table:table-cell>
          <table:table-cell office:value-type="string">
            <text:p>Z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5">
            <text:p>165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3:5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5">
            <text:p>165</text:p>
          </table:table-cell>
          <table:table-cell table:style-name="ce13" office:value-type="float" office:value="75.73">
            <text:p>75.73</text:p>
          </table:table-cell>
          <table:table-cell table:style-name="ce13" office:value-type="string">
            <text:p>2020.01.15 13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">
            <text:p>0.000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13">
            <text:p>213</text:p>
          </table:table-cell>
          <table:table-cell table:style-name="ce13" office:value-type="float" office:value="75.774">
            <text:p>75.774</text:p>
          </table:table-cell>
          <table:table-cell table:style-name="ce13" office:value-type="string">
            <text:p>2020.01.15 17:5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3">
            <text:p>213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17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2299999999999">
            <text:p>0.123</text:p>
          </table:table-cell>
          <table:table-cell office:value-type="string">
            <text:p>Z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82">
            <text:p>282</text:p>
          </table:table-cell>
          <table:table-cell table:style-name="ce13" office:value-type="float" office:value="75.873">
            <text:p>75.873</text:p>
          </table:table-cell>
          <table:table-cell table:style-name="ce13" office:value-type="string">
            <text:p>2020.01.15 23:3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2">
            <text:p>282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5 23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48">
            <text:p>48</text:p>
          </table:table-cell>
          <table:table-cell table:style-name="ce13" office:value-type="float" office:value="75.836">
            <text:p>75.836</text:p>
          </table:table-cell>
          <table:table-cell table:style-name="ce13" office:value-type="string">
            <text:p>2020.01.15 04:0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48">
            <text:p>48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5 04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16000000000005">
            <text:p>-0.016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78">
            <text:p>78</text:p>
          </table:table-cell>
          <table:table-cell table:style-name="ce13" office:value-type="float" office:value="75.804">
            <text:p>75.804</text:p>
          </table:table-cell>
          <table:table-cell table:style-name="ce13" office:value-type="string">
            <text:p>2020.01.15 06:3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75.818">
            <text:p>75.818</text:p>
          </table:table-cell>
          <table:table-cell table:style-name="ce13" office:value-type="string">
            <text:p>2020.01.15 06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099999999999056">
            <text:p>0.001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88">
            <text:p>88</text:p>
          </table:table-cell>
          <table:table-cell table:style-name="ce13" office:value-type="float" office:value="75.799">
            <text:p>75.799</text:p>
          </table:table-cell>
          <table:table-cell table:style-name="ce13" office:value-type="string">
            <text:p>2020.01.15 07:2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8">
            <text:p>88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07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5999999999986">
            <text:p>0.006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93">
            <text:p>93</text:p>
          </table:table-cell>
          <table:table-cell table:style-name="ce13" office:value-type="float" office:value="75.812">
            <text:p>75.812</text:p>
          </table:table-cell>
          <table:table-cell table:style-name="ce13" office:value-type="string">
            <text:p>2020.01.15 07:5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826">
            <text:p>75.826</text:p>
          </table:table-cell>
          <table:table-cell table:style-name="ce13" office:value-type="string">
            <text:p>2020.01.15 07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7000000000005">
            <text:p>-0.007</text:p>
          </table:table-cell>
          <table:table-cell office:value-type="string">
            <text:p>Z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49">
            <text:p>149</text:p>
          </table:table-cell>
          <table:table-cell table:style-name="ce13" office:value-type="float" office:value="75.703">
            <text:p>75.703</text:p>
          </table:table-cell>
          <table:table-cell table:style-name="ce13" office:value-type="string">
            <text:p>2020.01.15 12:3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713">
            <text:p>75.713</text:p>
          </table:table-cell>
          <table:table-cell table:style-name="ce13" office:value-type="string">
            <text:p>2020.01.15 1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8999999999991">
            <text:p>0.019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11">
            <text:p>211</text:p>
          </table:table-cell>
          <table:table-cell table:style-name="ce13" office:value-type="float" office:value="75.771">
            <text:p>75.771</text:p>
          </table:table-cell>
          <table:table-cell table:style-name="ce13" office:value-type="string">
            <text:p>2020.01.15 17:4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1">
            <text:p>211</text:p>
          </table:table-cell>
          <table:table-cell table:style-name="ce13" office:value-type="float" office:value="75.79">
            <text:p>75.79</text:p>
          </table:table-cell>
          <table:table-cell table:style-name="ce13" office:value-type="string">
            <text:p>2020.01.15 17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2599999999999">
            <text:p>0.126</text:p>
          </table:table-cell>
          <table:table-cell office:value-type="string">
            <text:p>Z2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31">
            <text:p>231</text:p>
          </table:table-cell>
          <table:table-cell table:style-name="ce13" office:value-type="float" office:value="75.987">
            <text:p>75.987</text:p>
          </table:table-cell>
          <table:table-cell table:style-name="ce13" office:value-type="string">
            <text:p>2020.01.15 19:2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1">
            <text:p>231</text:p>
          </table:table-cell>
          <table:table-cell table:style-name="ce13" office:value-type="float" office:value="76.017">
            <text:p>76.017</text:p>
          </table:table-cell>
          <table:table-cell table:style-name="ce13" office:value-type="string">
            <text:p>2020.01.15 19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2999999999991">
            <text:p>-0.013</text:p>
          </table:table-cell>
          <table:table-cell office:value-type="string">
            <text:p>Z4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79">
            <text:p>279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5 23:2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9">
            <text:p>279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5 23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97">
            <text:p>97</text:p>
          </table:table-cell>
          <table:table-cell table:style-name="ce13" office:value-type="float" office:value="75.813">
            <text:p>75.813</text:p>
          </table:table-cell>
          <table:table-cell table:style-name="ce13" office:value-type="string">
            <text:p>2020.01.15 08:1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97">
            <text:p>97</text:p>
          </table:table-cell>
          <table:table-cell table:style-name="ce13" office:value-type="float" office:value="75.839">
            <text:p>75.839</text:p>
          </table:table-cell>
          <table:table-cell table:style-name="ce13" office:value-type="string">
            <text:p>2020.01.15 08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80000000000098">
            <text:p>-0.008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3">
            <text:p>163</text:p>
          </table:table-cell>
          <table:table-cell table:style-name="ce13" office:value-type="float" office:value="75.715">
            <text:p>75.715</text:p>
          </table:table-cell>
          <table:table-cell table:style-name="ce13" office:value-type="string">
            <text:p>2020.01.15 13:4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3">
            <text:p>163</text:p>
          </table:table-cell>
          <table:table-cell table:style-name="ce13" office:value-type="float" office:value="75.725">
            <text:p>75.725</text:p>
          </table:table-cell>
          <table:table-cell table:style-name="ce13" office:value-type="string">
            <text:p>2020.01.15 13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069999999999908">
            <text:p>0.007</text:p>
          </table:table-cell>
          <table:table-cell office:value-type="string">
            <text:p>Z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94">
            <text:p>194</text:p>
          </table:table-cell>
          <table:table-cell table:style-name="ce13" office:value-type="float" office:value="75.654">
            <text:p>75.654</text:p>
          </table:table-cell>
          <table:table-cell table:style-name="ce13" office:value-type="string">
            <text:p>2020.01.15 16:1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4">
            <text:p>194</text:p>
          </table:table-cell>
          <table:table-cell table:style-name="ce13" office:value-type="float" office:value="75.702">
            <text:p>75.702</text:p>
          </table:table-cell>
          <table:table-cell table:style-name="ce13" office:value-type="string">
            <text:p>2020.01.15 16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70000000000007">
            <text:p>0.070</text:p>
          </table:table-cell>
          <table:table-cell office:value-type="string">
            <text:p>Z2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46">
            <text:p>146</text:p>
          </table:table-cell>
          <table:table-cell table:style-name="ce13" office:value-type="float" office:value="75.683">
            <text:p>75.683</text:p>
          </table:table-cell>
          <table:table-cell table:style-name="ce13" office:value-type="string">
            <text:p>2020.01.15 12:1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6">
            <text:p>146</text:p>
          </table:table-cell>
          <table:table-cell table:style-name="ce13" office:value-type="float" office:value="75.707">
            <text:p>75.707</text:p>
          </table:table-cell>
          <table:table-cell table:style-name="ce13" office:value-type="string">
            <text:p>2020.01.15 1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38999999999987">
            <text:p>0.039</text:p>
          </table:table-cell>
          <table:table-cell office:value-type="string">
            <text:p>Z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57">
            <text:p>157</text:p>
          </table:table-cell>
          <table:table-cell table:style-name="ce13" office:value-type="float" office:value="75.742">
            <text:p>75.742</text:p>
          </table:table-cell>
          <table:table-cell table:style-name="ce13" office:value-type="string">
            <text:p>2020.01.15 13:1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82">
            <text:p>75.682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82">
            <text:p>75.682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744">
            <text:p>75.744</text:p>
          </table:table-cell>
          <table:table-cell table:style-name="ce13" office:value-type="string">
            <text:p>2020.01.15 13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02">
            <text:p>102</text:p>
          </table:table-cell>
          <table:table-cell table:style-name="ce13" office:value-type="float" office:value="75.858">
            <text:p>75.858</text:p>
          </table:table-cell>
          <table:table-cell table:style-name="ce13" office:value-type="string">
            <text:p>2020.01.15 08:3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798">
            <text:p>75.798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798">
            <text:p>75.798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5.86">
            <text:p>75.86</text:p>
          </table:table-cell>
          <table:table-cell table:style-name="ce13" office:value-type="string">
            <text:p>2020.01.15 08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45">
            <text:p>45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5 03:50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92">
            <text:p>75.792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92">
            <text:p>75.792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75.874">
            <text:p>75.874</text:p>
          </table:table-cell>
          <table:table-cell table:style-name="ce13" office:value-type="string">
            <text:p>2020.01.15 03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82">
            <text:p>82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06:5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5">
            <text:p>75.765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5">
            <text:p>75.765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75.826">
            <text:p>75.826</text:p>
          </table:table-cell>
          <table:table-cell table:style-name="ce13" office:value-type="string">
            <text:p>2020.01.15 06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91">
            <text:p>91</text:p>
          </table:table-cell>
          <table:table-cell table:style-name="ce13" office:value-type="float" office:value="75.828">
            <text:p>75.828</text:p>
          </table:table-cell>
          <table:table-cell table:style-name="ce13" office:value-type="string">
            <text:p>2020.01.15 07:4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8">
            <text:p>75.76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8">
            <text:p>75.76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91">
            <text:p>91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5 07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51">
            <text:p>151</text:p>
          </table:table-cell>
          <table:table-cell table:style-name="ce13" office:value-type="float" office:value="75.718">
            <text:p>75.718</text:p>
          </table:table-cell>
          <table:table-cell table:style-name="ce13" office:value-type="string">
            <text:p>2020.01.15 12:4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1">
            <text:p>151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12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039999999999907">
            <text:p>0.004</text:p>
          </table:table-cell>
          <table:table-cell office:value-type="string">
            <text:p>Z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05">
            <text:p>205</text:p>
          </table:table-cell>
          <table:table-cell table:style-name="ce13" office:value-type="float" office:value="75.796">
            <text:p>75.796</text:p>
          </table:table-cell>
          <table:table-cell table:style-name="ce13" office:value-type="string">
            <text:p>2020.01.15 17:1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5.736">
            <text:p>75.736</text:p>
          </table:table-cell>
          <table:table-cell table:style-name="ce13" office:value-type="string">
            <text:p>2020.01.15 17:2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5.736">
            <text:p>75.736</text:p>
          </table:table-cell>
          <table:table-cell table:style-name="ce13" office:value-type="string">
            <text:p>2020.01.15 17:20</text:p>
          </table:table-cell>
          <table:table-cell table:style-name="ce13" office:value-type="float" office:value="205">
            <text:p>205</text:p>
          </table:table-cell>
          <table:table-cell table:style-name="ce13" office:value-type="float" office:value="75.813">
            <text:p>75.813</text:p>
          </table:table-cell>
          <table:table-cell table:style-name="ce13" office:value-type="string">
            <text:p>2020.01.15 17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3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25">
            <text:p>225</text:p>
          </table:table-cell>
          <table:table-cell table:style-name="ce13" office:value-type="float" office:value="75.993">
            <text:p>75.993</text:p>
          </table:table-cell>
          <table:table-cell table:style-name="ce13" office:value-type="string">
            <text:p>2020.01.15 18:5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5">
            <text:p>225</text:p>
          </table:table-cell>
          <table:table-cell table:style-name="ce13" office:value-type="float" office:value="75.994">
            <text:p>75.994</text:p>
          </table:table-cell>
          <table:table-cell table:style-name="ce13" office:value-type="string">
            <text:p>2020.01.15 18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8999999999991">
            <text:p>-0.019</text:p>
          </table:table-cell>
          <table:table-cell office:value-type="string">
            <text:p>Z4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33">
            <text:p>233</text:p>
          </table:table-cell>
          <table:table-cell table:style-name="ce13" office:value-type="float" office:value="76.021">
            <text:p>76.021</text:p>
          </table:table-cell>
          <table:table-cell table:style-name="ce13" office:value-type="string">
            <text:p>2020.01.15 19:3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61">
            <text:p>75.961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61">
            <text:p>75.961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3">
            <text:p>233</text:p>
          </table:table-cell>
          <table:table-cell table:style-name="ce13" office:value-type="float" office:value="76.032">
            <text:p>76.032</text:p>
          </table:table-cell>
          <table:table-cell table:style-name="ce13" office:value-type="string">
            <text:p>2020.01.15 19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81">
            <text:p>281</text:p>
          </table:table-cell>
          <table:table-cell table:style-name="ce13" office:value-type="float" office:value="75.877">
            <text:p>75.877</text:p>
          </table:table-cell>
          <table:table-cell table:style-name="ce13" office:value-type="string">
            <text:p>2020.01.15 23:3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5.88">
            <text:p>75.88</text:p>
          </table:table-cell>
          <table:table-cell table:style-name="ce13" office:value-type="string">
            <text:p>2020.01.15 2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94">
            <text:p>94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07:5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5">
            <text:p>75.765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5">
            <text:p>75.765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35">
            <text:p>75.835</text:p>
          </table:table-cell>
          <table:table-cell table:style-name="ce13" office:value-type="string">
            <text:p>2020.01.15 07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59">
            <text:p>159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3:2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9">
            <text:p>159</text:p>
          </table:table-cell>
          <table:table-cell table:style-name="ce13" office:value-type="float" office:value="75.723">
            <text:p>75.723</text:p>
          </table:table-cell>
          <table:table-cell table:style-name="ce13" office:value-type="string">
            <text:p>2020.01.15 13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">
            <text:p>0.000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64">
            <text:p>164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3:4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4">
            <text:p>164</text:p>
          </table:table-cell>
          <table:table-cell table:style-name="ce13" office:value-type="float" office:value="75.745">
            <text:p>75.745</text:p>
          </table:table-cell>
          <table:table-cell table:style-name="ce13" office:value-type="string">
            <text:p>2020.01.15 1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020000000000095">
            <text:p>-0.002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12">
            <text:p>212</text:p>
          </table:table-cell>
          <table:table-cell table:style-name="ce13" office:value-type="float" office:value="75.783">
            <text:p>75.783</text:p>
          </table:table-cell>
          <table:table-cell table:style-name="ce13" office:value-type="string">
            <text:p>2020.01.15 17:4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5.802">
            <text:p>75.802</text:p>
          </table:table-cell>
          <table:table-cell table:style-name="ce13" office:value-type="string">
            <text:p>2020.01.15 17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TP</text:p>
          </table:table-cell>
          <table:table-cell table:style-name="ce18" office:value-type="float" office:value="0.14">
            <text:p>0.140</text:p>
          </table:table-cell>
          <table:table-cell office:value-type="string">
            <text:p>Z1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47">
            <text:p>147</text:p>
          </table:table-cell>
          <table:table-cell table:style-name="ce13" office:value-type="float" office:value="75.707">
            <text:p>75.707</text:p>
          </table:table-cell>
          <table:table-cell table:style-name="ce13" office:value-type="string">
            <text:p>2020.01.15 12:2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7">
            <text:p>147</text:p>
          </table:table-cell>
          <table:table-cell table:style-name="ce13" office:value-type="float" office:value="75.718">
            <text:p>75.718</text:p>
          </table:table-cell>
          <table:table-cell table:style-name="ce13" office:value-type="string">
            <text:p>2020.01.15 12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5000000000001">
            <text:p>0.015</text:p>
          </table:table-cell>
          <table:table-cell office:value-type="string">
            <text:p>Z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46">
            <text:p>46</text:p>
          </table:table-cell>
          <table:table-cell table:style-name="ce13" office:value-type="float" office:value="75.85">
            <text:p>75.85</text:p>
          </table:table-cell>
          <table:table-cell table:style-name="ce13" office:value-type="string">
            <text:p>2020.01.15 03:55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9">
            <text:p>75.79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9">
            <text:p>75.79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75.86">
            <text:p>75.86</text:p>
          </table:table-cell>
          <table:table-cell table:style-name="ce13" office:value-type="string">
            <text:p>2020.01.15 03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92">
            <text:p>92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07:4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92">
            <text:p>92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07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100000000001">
            <text:p>-0.011</text:p>
          </table:table-cell>
          <table:table-cell office:value-type="string">
            <text:p>Z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03">
            <text:p>103</text:p>
          </table:table-cell>
          <table:table-cell table:style-name="ce13" office:value-type="float" office:value="75.842">
            <text:p>75.842</text:p>
          </table:table-cell>
          <table:table-cell table:style-name="ce13" office:value-type="string">
            <text:p>2020.01.15 08:4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82">
            <text:p>75.782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82">
            <text:p>75.782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3">
            <text:p>103</text:p>
          </table:table-cell>
          <table:table-cell table:style-name="ce13" office:value-type="float" office:value="75.843">
            <text:p>75.843</text:p>
          </table:table-cell>
          <table:table-cell table:style-name="ce13" office:value-type="string">
            <text:p>2020.01.15 08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48">
            <text:p>148</text:p>
          </table:table-cell>
          <table:table-cell table:style-name="ce13" office:value-type="float" office:value="75.703">
            <text:p>75.703</text:p>
          </table:table-cell>
          <table:table-cell table:style-name="ce13" office:value-type="string">
            <text:p>2020.01.15 12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8">
            <text:p>148</text:p>
          </table:table-cell>
          <table:table-cell table:style-name="ce13" office:value-type="float" office:value="75.714">
            <text:p>75.714</text:p>
          </table:table-cell>
          <table:table-cell table:style-name="ce13" office:value-type="string">
            <text:p>2020.01.15 12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8999999999991">
            <text:p>0.019</text:p>
          </table:table-cell>
          <table:table-cell office:value-type="string">
            <text:p>Z4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60">
            <text:p>160</text:p>
          </table:table-cell>
          <table:table-cell table:style-name="ce13" office:value-type="float" office:value="75.712">
            <text:p>75.712</text:p>
          </table:table-cell>
          <table:table-cell table:style-name="ce13" office:value-type="string">
            <text:p>2020.01.15 13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0">
            <text:p>16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3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099999999999909">
            <text:p>0.010</text:p>
          </table:table-cell>
          <table:table-cell office:value-type="string">
            <text:p>Z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06">
            <text:p>206</text:p>
          </table:table-cell>
          <table:table-cell table:style-name="ce13" office:value-type="float" office:value="75.76">
            <text:p>75.76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3699999999999">
            <text:p>0.137</text:p>
          </table:table-cell>
          <table:table-cell office:value-type="string">
            <text:p>Z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26">
            <text:p>226</text:p>
          </table:table-cell>
          <table:table-cell table:style-name="ce13" office:value-type="float" office:value="75.98">
            <text:p>75.98</text:p>
          </table:table-cell>
          <table:table-cell table:style-name="ce13" office:value-type="string">
            <text:p>2020.01.15 18:5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6">
            <text:p>226</text:p>
          </table:table-cell>
          <table:table-cell table:style-name="ce13" office:value-type="float" office:value="75.991">
            <text:p>75.991</text:p>
          </table:table-cell>
          <table:table-cell table:style-name="ce13" office:value-type="string">
            <text:p>2020.01.15 18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60000000000002">
            <text:p>-0.006</text:p>
          </table:table-cell>
          <table:table-cell office:value-type="string">
            <text:p>Z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34">
            <text:p>234</text:p>
          </table:table-cell>
          <table:table-cell table:style-name="ce13" office:value-type="float" office:value="75.997">
            <text:p>75.997</text:p>
          </table:table-cell>
          <table:table-cell table:style-name="ce13" office:value-type="string">
            <text:p>2020.01.15 19:35</text:p>
          </table:table-cell>
          <table:table-cell table:style-name="ce13" office:value-type="float" office:value="238">
            <text:p>238</text:p>
          </table:table-cell>
          <table:table-cell table:style-name="ce13" office:value-type="float" office:value="75.937">
            <text:p>75.937</text:p>
          </table:table-cell>
          <table:table-cell table:style-name="ce13" office:value-type="string">
            <text:p>2020.01.15 19:55</text:p>
          </table:table-cell>
          <table:table-cell table:style-name="ce13" office:value-type="float" office:value="238">
            <text:p>238</text:p>
          </table:table-cell>
          <table:table-cell table:style-name="ce13" office:value-type="float" office:value="75.937">
            <text:p>75.937</text:p>
          </table:table-cell>
          <table:table-cell table:style-name="ce13" office:value-type="string">
            <text:p>2020.01.15 19:55</text:p>
          </table:table-cell>
          <table:table-cell table:style-name="ce13" office:value-type="float" office:value="234">
            <text:p>234</text:p>
          </table:table-cell>
          <table:table-cell table:style-name="ce13" office:value-type="float" office:value="76.008">
            <text:p>76.008</text:p>
          </table:table-cell>
          <table:table-cell table:style-name="ce13" office:value-type="string">
            <text:p>2020.01.15 19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0">
            <text:p>30</text:p>
          </table:table-cell>
          <table:table-cell table:style-name="ce13" office:value-type="float" office:value="75.837">
            <text:p>75.837</text:p>
          </table:table-cell>
          <table:table-cell table:style-name="ce13" office:value-type="string">
            <text:p>2020.01.15 02:3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77">
            <text:p>75.777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77">
            <text:p>75.777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5.85">
            <text:p>75.85</text:p>
          </table:table-cell>
          <table:table-cell table:style-name="ce13" office:value-type="string">
            <text:p>2020.01.15 02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3"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1">
            <text:p>31</text:p>
          </table:table-cell>
          <table:table-cell table:style-name="ce13" office:value-type="float" office:value="75.849">
            <text:p>75.849</text:p>
          </table:table-cell>
          <table:table-cell table:style-name="ce13" office:value-type="string">
            <text:p>2020.01.15 02:4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789">
            <text:p>75.78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789">
            <text:p>75.78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1">
            <text:p>31</text:p>
          </table:table-cell>
          <table:table-cell table:style-name="ce13" office:value-type="float" office:value="75.869">
            <text:p>75.869</text:p>
          </table:table-cell>
          <table:table-cell table:style-name="ce13" office:value-type="string">
            <text:p>2020.01.15 02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style-name="ce13" office:value-type="float" office:value="4">
            <text:p>4</text:p>
          </table:table-cell>
          <table:table-cell table:number-columns-repeated="4"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2">
            <text:p>32</text:p>
          </table:table-cell>
          <table:table-cell table:style-name="ce13" office:value-type="float" office:value="75.837">
            <text:p>75.837</text:p>
          </table:table-cell>
          <table:table-cell table:style-name="ce13" office:value-type="string">
            <text:p>2020.01.15 02:4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77">
            <text:p>75.777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77">
            <text:p>75.777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75.848">
            <text:p>75.848</text:p>
          </table:table-cell>
          <table:table-cell table:style-name="ce13" office:value-type="string">
            <text:p>2020.01.15 0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number-columns-repeated="5"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7">
            <text:p>37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3:1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75.834">
            <text:p>75.834</text:p>
          </table:table-cell>
          <table:table-cell table:style-name="ce13" office:value-type="string">
            <text:p>2020.01.15 03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0999999999996">
            <text:p>-0.011</text:p>
          </table:table-cell>
          <table:table-cell office:value-type="string">
            <text:p>Z4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8">
            <text:p>38</text:p>
          </table:table-cell>
          <table:table-cell table:style-name="ce13" office:value-type="float" office:value="75.807">
            <text:p>75.807</text:p>
          </table:table-cell>
          <table:table-cell table:style-name="ce13" office:value-type="string">
            <text:p>2020.01.15 03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75.807">
            <text:p>75.807</text:p>
          </table:table-cell>
          <table:table-cell table:style-name="ce13" office:value-type="string">
            <text:p>2020.01.15 0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5000000000001">
            <text:p>0.015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9">
            <text:p>39</text:p>
          </table:table-cell>
          <table:table-cell table:style-name="ce13" office:value-type="float" office:value="75.797">
            <text:p>75.797</text:p>
          </table:table-cell>
          <table:table-cell table:style-name="ce13" office:value-type="string">
            <text:p>2020.01.15 03:2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75.826">
            <text:p>75.826</text:p>
          </table:table-cell>
          <table:table-cell table:style-name="ce13" office:value-type="string">
            <text:p>2020.01.15 03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5000000000006">
            <text:p>0.025</text:p>
          </table:table-cell>
          <table:table-cell office:value-type="string">
            <text:p>Z4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40">
            <text:p>40</text:p>
          </table:table-cell>
          <table:table-cell table:style-name="ce13" office:value-type="float" office:value="75.81">
            <text:p>75.81</text:p>
          </table:table-cell>
          <table:table-cell table:style-name="ce13" office:value-type="string">
            <text:p>2020.01.15 03:2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03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2">
            <text:p>0.012</text:p>
          </table:table-cell>
          <table:table-cell office:value-type="string">
            <text:p>Z4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41">
            <text:p>41</text:p>
          </table:table-cell>
          <table:table-cell table:style-name="ce13" office:value-type="float" office:value="75.818">
            <text:p>75.818</text:p>
          </table:table-cell>
          <table:table-cell table:style-name="ce13" office:value-type="string">
            <text:p>2020.01.15 03:3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40000000000049">
            <text:p>0.004</text:p>
          </table:table-cell>
          <table:table-cell office:value-type="string">
            <text:p>Z4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47">
            <text:p>47</text:p>
          </table:table-cell>
          <table:table-cell table:style-name="ce13" office:value-type="float" office:value="75.853">
            <text:p>75.853</text:p>
          </table:table-cell>
          <table:table-cell table:style-name="ce13" office:value-type="string">
            <text:p>2020.01.15 04:00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93">
            <text:p>75.793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93">
            <text:p>75.793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75.871">
            <text:p>75.871</text:p>
          </table:table-cell>
          <table:table-cell table:style-name="ce13" office:value-type="string">
            <text:p>2020.01.15 04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77">
            <text:p>77</text:p>
          </table:table-cell>
          <table:table-cell table:style-name="ce13" office:value-type="float" office:value="75.803">
            <text:p>75.803</text:p>
          </table:table-cell>
          <table:table-cell table:style-name="ce13" office:value-type="string">
            <text:p>2020.01.15 06:3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6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19999999999953">
            <text:p>0.002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04">
            <text:p>104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5 08:45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2">
            <text:p>75.772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2">
            <text:p>75.772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04">
            <text:p>104</text:p>
          </table:table-cell>
          <table:table-cell table:style-name="ce13" office:value-type="float" office:value="75.848">
            <text:p>75.848</text:p>
          </table:table-cell>
          <table:table-cell table:style-name="ce13" office:value-type="string">
            <text:p>2020.01.15 08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05">
            <text:p>105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08:5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5">
            <text:p>105</text:p>
          </table:table-cell>
          <table:table-cell table:style-name="ce13" office:value-type="float" office:value="75.843">
            <text:p>75.843</text:p>
          </table:table-cell>
          <table:table-cell table:style-name="ce13" office:value-type="string">
            <text:p>2020.01.15 08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06">
            <text:p>106</text:p>
          </table:table-cell>
          <table:table-cell table:style-name="ce13" office:value-type="float" office:value="75.843">
            <text:p>75.843</text:p>
          </table:table-cell>
          <table:table-cell table:style-name="ce13" office:value-type="string">
            <text:p>2020.01.15 08:55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83">
            <text:p>75.783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83">
            <text:p>75.783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6">
            <text:p>106</text:p>
          </table:table-cell>
          <table:table-cell table:style-name="ce13" office:value-type="float" office:value="75.851">
            <text:p>75.851</text:p>
          </table:table-cell>
          <table:table-cell table:style-name="ce13" office:value-type="string">
            <text:p>2020.01.15 08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55">
            <text:p>155</text:p>
          </table:table-cell>
          <table:table-cell table:style-name="ce13" office:value-type="float" office:value="75.705">
            <text:p>75.705</text:p>
          </table:table-cell>
          <table:table-cell table:style-name="ce13" office:value-type="string">
            <text:p>2020.01.15 13:0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5">
            <text:p>155</text:p>
          </table:table-cell>
          <table:table-cell table:style-name="ce13" office:value-type="float" office:value="75.738">
            <text:p>75.738</text:p>
          </table:table-cell>
          <table:table-cell table:style-name="ce13" office:value-type="string">
            <text:p>2020.01.15 1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6999999999996">
            <text:p>0.017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07">
            <text:p>207</text:p>
          </table:table-cell>
          <table:table-cell table:style-name="ce13" office:value-type="float" office:value="75.759">
            <text:p>75.759</text:p>
          </table:table-cell>
          <table:table-cell table:style-name="ce13" office:value-type="string">
            <text:p>2020.01.15 17:2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5.76">
            <text:p>75.76</text:p>
          </table:table-cell>
          <table:table-cell table:style-name="ce13" office:value-type="string">
            <text:p>2020.01.15 17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3799999999999">
            <text:p>0.138</text:p>
          </table:table-cell>
          <table:table-cell office:value-type="string">
            <text:p>Z2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08">
            <text:p>208</text:p>
          </table:table-cell>
          <table:table-cell table:style-name="ce13" office:value-type="float" office:value="75.741">
            <text:p>75.741</text:p>
          </table:table-cell>
          <table:table-cell table:style-name="ce13" office:value-type="string">
            <text:p>2020.01.15 17:25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08">
            <text:p>208</text:p>
          </table:table-cell>
          <table:table-cell table:style-name="ce13" office:value-type="float" office:value="75.748">
            <text:p>75.748</text:p>
          </table:table-cell>
          <table:table-cell table:style-name="ce13" office:value-type="string">
            <text:p>2020.01.15 17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5599999999999">
            <text:p>0.156</text:p>
          </table:table-cell>
          <table:table-cell office:value-type="string">
            <text:p>Z2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09">
            <text:p>209</text:p>
          </table:table-cell>
          <table:table-cell table:style-name="ce13" office:value-type="float" office:value="75.742">
            <text:p>75.742</text:p>
          </table:table-cell>
          <table:table-cell table:style-name="ce13" office:value-type="string">
            <text:p>2020.01.15 17:3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09">
            <text:p>209</text:p>
          </table:table-cell>
          <table:table-cell table:style-name="ce13" office:value-type="float" office:value="75.743">
            <text:p>75.743</text:p>
          </table:table-cell>
          <table:table-cell table:style-name="ce13" office:value-type="string">
            <text:p>2020.01.15 17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5499999999999">
            <text:p>0.155</text:p>
          </table:table-cell>
          <table:table-cell office:value-type="string">
            <text:p>Z2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10">
            <text:p>210</text:p>
          </table:table-cell>
          <table:table-cell table:style-name="ce13" office:value-type="float" office:value="75.741">
            <text:p>75.741</text:p>
          </table:table-cell>
          <table:table-cell table:style-name="ce13" office:value-type="string">
            <text:p>2020.01.15 17:35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0">
            <text:p>210</text:p>
          </table:table-cell>
          <table:table-cell table:style-name="ce13" office:value-type="float" office:value="75.779">
            <text:p>75.779</text:p>
          </table:table-cell>
          <table:table-cell table:style-name="ce13" office:value-type="string">
            <text:p>2020.01.15 17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5599999999999">
            <text:p>0.156</text:p>
          </table:table-cell>
          <table:table-cell office:value-type="string">
            <text:p>Z2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27">
            <text:p>227</text:p>
          </table:table-cell>
          <table:table-cell table:style-name="ce13" office:value-type="float" office:value="75.966">
            <text:p>75.966</text:p>
          </table:table-cell>
          <table:table-cell table:style-name="ce13" office:value-type="string">
            <text:p>2020.01.15 19:0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7">
            <text:p>227</text:p>
          </table:table-cell>
          <table:table-cell table:style-name="ce13" office:value-type="float" office:value="75.981">
            <text:p>75.981</text:p>
          </table:table-cell>
          <table:table-cell table:style-name="ce13" office:value-type="string">
            <text:p>2020.01.15 19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80000000000098">
            <text:p>0.008</text:p>
          </table:table-cell>
          <table:table-cell office:value-type="string">
            <text:p>Z4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28">
            <text:p>228</text:p>
          </table:table-cell>
          <table:table-cell table:style-name="ce13" office:value-type="float" office:value="75.976">
            <text:p>75.976</text:p>
          </table:table-cell>
          <table:table-cell table:style-name="ce13" office:value-type="string">
            <text:p>2020.01.15 19:0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8">
            <text:p>2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5 19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19999999999953">
            <text:p>-0.002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29">
            <text:p>229</text:p>
          </table:table-cell>
          <table:table-cell table:style-name="ce13" office:value-type="float" office:value="75.986">
            <text:p>75.986</text:p>
          </table:table-cell>
          <table:table-cell table:style-name="ce13" office:value-type="string">
            <text:p>2020.01.15 19:1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9">
            <text:p>229</text:p>
          </table:table-cell>
          <table:table-cell table:style-name="ce13" office:value-type="float" office:value="75.992">
            <text:p>75.992</text:p>
          </table:table-cell>
          <table:table-cell table:style-name="ce13" office:value-type="string">
            <text:p>2020.01.15 19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2">
            <text:p>-0.012</text:p>
          </table:table-cell>
          <table:table-cell office:value-type="string">
            <text:p>Z4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30">
            <text:p>230</text:p>
          </table:table-cell>
          <table:table-cell table:style-name="ce13" office:value-type="float" office:value="75.999">
            <text:p>75.999</text:p>
          </table:table-cell>
          <table:table-cell table:style-name="ce13" office:value-type="string">
            <text:p>2020.01.15 19:15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39">
            <text:p>75.939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39">
            <text:p>75.939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0">
            <text:p>230</text:p>
          </table:table-cell>
          <table:table-cell table:style-name="ce13" office:value-type="float" office:value="76.003">
            <text:p>76.003</text:p>
          </table:table-cell>
          <table:table-cell table:style-name="ce13" office:value-type="string">
            <text:p>2020.01.15 19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35">
            <text:p>235</text:p>
          </table:table-cell>
          <table:table-cell table:style-name="ce13" office:value-type="float" office:value="76.005">
            <text:p>76.005</text:p>
          </table:table-cell>
          <table:table-cell table:style-name="ce13" office:value-type="string">
            <text:p>2020.01.15 19:4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45">
            <text:p>75.945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45">
            <text:p>75.945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5">
            <text:p>235</text:p>
          </table:table-cell>
          <table:table-cell table:style-name="ce13" office:value-type="float" office:value="76.005">
            <text:p>76.005</text:p>
          </table:table-cell>
          <table:table-cell table:style-name="ce13" office:value-type="string">
            <text:p>2020.01.15 19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76">
            <text:p>276</text:p>
          </table:table-cell>
          <table:table-cell table:style-name="ce13" office:value-type="float" office:value="75.875">
            <text:p>75.875</text:p>
          </table:table-cell>
          <table:table-cell table:style-name="ce13" office:value-type="string">
            <text:p>2020.01.15 23:0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6">
            <text:p>276</text:p>
          </table:table-cell>
          <table:table-cell table:style-name="ce13" office:value-type="float" office:value="75.875">
            <text:p>75.875</text:p>
          </table:table-cell>
          <table:table-cell table:style-name="ce13" office:value-type="string">
            <text:p>2020.01.15 23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77">
            <text:p>277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5 23:1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7">
            <text:p>277</text:p>
          </table:table-cell>
          <table:table-cell table:style-name="ce13" office:value-type="float" office:value="75.871">
            <text:p>75.871</text:p>
          </table:table-cell>
          <table:table-cell table:style-name="ce13" office:value-type="string">
            <text:p>2020.01.15 23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78">
            <text:p>278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5 23:1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8">
            <text:p>278</text:p>
          </table:table-cell>
          <table:table-cell table:style-name="ce13" office:value-type="float" office:value="75.873">
            <text:p>75.873</text:p>
          </table:table-cell>
          <table:table-cell table:style-name="ce13" office:value-type="string">
            <text:p>2020.01.15 2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9">
            <text:p>29</text:p>
          </table:table-cell>
          <table:table-cell table:style-name="ce13" office:value-type="float" office:value="75.831">
            <text:p>75.831</text:p>
          </table:table-cell>
          <table:table-cell table:style-name="ce13" office:value-type="string">
            <text:p>2020.01.15 02:3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71">
            <text:p>75.771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71">
            <text:p>75.771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842">
            <text:p>75.842</text:p>
          </table:table-cell>
          <table:table-cell table:style-name="ce13" office:value-type="string">
            <text:p>2020.01.15 0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6">
            <text:p>36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03:0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75.835">
            <text:p>75.835</text:p>
          </table:table-cell>
          <table:table-cell table:style-name="ce13" office:value-type="string">
            <text:p>2020.01.15 03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30000000000001">
            <text:p>-0.003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76">
            <text:p>76</text:p>
          </table:table-cell>
          <table:table-cell table:style-name="ce13" office:value-type="float" office:value="75.799">
            <text:p>75.799</text:p>
          </table:table-cell>
          <table:table-cell table:style-name="ce13" office:value-type="string">
            <text:p>2020.01.15 06:2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6">
            <text:p>76</text:p>
          </table:table-cell>
          <table:table-cell table:style-name="ce13" office:value-type="float" office:value="75.818">
            <text:p>75.818</text:p>
          </table:table-cell>
          <table:table-cell table:style-name="ce13" office:value-type="string">
            <text:p>2020.01.15 06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5999999999986">
            <text:p>0.006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87">
            <text:p>87</text:p>
          </table:table-cell>
          <table:table-cell table:style-name="ce13" office:value-type="float" office:value="75.796">
            <text:p>75.796</text:p>
          </table:table-cell>
          <table:table-cell table:style-name="ce13" office:value-type="string">
            <text:p>2020.01.15 07:2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7">
            <text:p>87</text:p>
          </table:table-cell>
          <table:table-cell table:style-name="ce13" office:value-type="float" office:value="75.798">
            <text:p>75.798</text:p>
          </table:table-cell>
          <table:table-cell table:style-name="ce13" office:value-type="string">
            <text:p>2020.01.15 07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89999999999861">
            <text:p>0.009</text:p>
          </table:table-cell>
          <table:table-cell office:value-type="string">
            <text:p>Z6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54">
            <text:p>154</text:p>
          </table:table-cell>
          <table:table-cell table:style-name="ce13" office:value-type="float" office:value="75.706">
            <text:p>75.706</text:p>
          </table:table-cell>
          <table:table-cell table:style-name="ce13" office:value-type="string">
            <text:p>2020.01.15 12:5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5.712">
            <text:p>75.712</text:p>
          </table:table-cell>
          <table:table-cell table:style-name="ce13" office:value-type="string">
            <text:p>2020.01.15 12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5999999999991">
            <text:p>0.016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75">
            <text:p>275</text:p>
          </table:table-cell>
          <table:table-cell table:style-name="ce13" office:value-type="float" office:value="75.871">
            <text:p>75.871</text:p>
          </table:table-cell>
          <table:table-cell table:style-name="ce13" office:value-type="string">
            <text:p>2020.01.15 23:0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5">
            <text:p>275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5 2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7">
            <text:p>67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05:4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05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100000000001">
            <text:p>-0.011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51">
            <text:p>51</text:p>
          </table:table-cell>
          <table:table-cell table:style-name="ce13" office:value-type="float" office:value="75.815">
            <text:p>75.815</text:p>
          </table:table-cell>
          <table:table-cell table:style-name="ce13" office:value-type="string">
            <text:p>2020.01.15 04:20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55">
            <text:p>75.755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55">
            <text:p>75.755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75.848">
            <text:p>75.848</text:p>
          </table:table-cell>
          <table:table-cell table:style-name="ce13" office:value-type="string">
            <text:p>2020.01.15 04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96">
            <text:p>96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5 08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08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10000000000048">
            <text:p>-0.001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53">
            <text:p>153</text:p>
          </table:table-cell>
          <table:table-cell table:style-name="ce13" office:value-type="float" office:value="75.695">
            <text:p>75.695</text:p>
          </table:table-cell>
          <table:table-cell table:style-name="ce13" office:value-type="string">
            <text:p>2020.01.15 12:5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3">
            <text:p>153</text:p>
          </table:table-cell>
          <table:table-cell table:style-name="ce13" office:value-type="float" office:value="75.707">
            <text:p>75.707</text:p>
          </table:table-cell>
          <table:table-cell table:style-name="ce13" office:value-type="string">
            <text:p>2020.01.15 12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27000000000001">
            <text:p>0.027</text:p>
          </table:table-cell>
          <table:table-cell office:value-type="string">
            <text:p>Z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62">
            <text:p>162</text:p>
          </table:table-cell>
          <table:table-cell table:style-name="ce13" office:value-type="float" office:value="75.701">
            <text:p>75.701</text:p>
          </table:table-cell>
          <table:table-cell table:style-name="ce13" office:value-type="string">
            <text:p>2020.01.15 13:3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75.72">
            <text:p>75.72</text:p>
          </table:table-cell>
          <table:table-cell table:style-name="ce13" office:value-type="string">
            <text:p>2020.01.15 13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21000000000001">
            <text:p>0.021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8">
            <text:p>28</text:p>
          </table:table-cell>
          <table:table-cell table:style-name="ce13" office:value-type="float" office:value="75.813">
            <text:p>75.813</text:p>
          </table:table-cell>
          <table:table-cell table:style-name="ce13" office:value-type="string">
            <text:p>2020.01.15 02:25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847">
            <text:p>75.847</text:p>
          </table:table-cell>
          <table:table-cell table:style-name="ce13" office:value-type="string">
            <text:p>2020.01.15 02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40000000000049">
            <text:p>-0.004</text:p>
          </table:table-cell>
          <table:table-cell office:value-type="string">
            <text:p>Z4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5">
            <text:p>35</text:p>
          </table:table-cell>
          <table:table-cell table:style-name="ce13" office:value-type="float" office:value="75.788">
            <text:p>75.788</text:p>
          </table:table-cell>
          <table:table-cell table:style-name="ce13" office:value-type="string">
            <text:p>2020.01.15 03:00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75.786">
            <text:p>75.786</text:p>
          </table:table-cell>
          <table:table-cell table:style-name="ce13" office:value-type="string">
            <text:p>2020.01.15 03:15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75.786">
            <text:p>75.786</text:p>
          </table:table-cell>
          <table:table-cell table:style-name="ce13" office:value-type="string">
            <text:p>2020.01.15 03:15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5.846">
            <text:p>75.846</text:p>
          </table:table-cell>
          <table:table-cell table:style-name="ce13" office:value-type="string">
            <text:p>2020.01.15 0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19999999999953">
            <text:p>-0.002</text:p>
          </table:table-cell>
          <table:table-cell office:value-type="string">
            <text:p>Z3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75">
            <text:p>75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6:2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5">
            <text:p>75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5 06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6999999999987">
            <text:p>0.027</text:p>
          </table:table-cell>
          <table:table-cell office:value-type="string">
            <text:p>Z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86">
            <text:p>86</text:p>
          </table:table-cell>
          <table:table-cell table:style-name="ce13" office:value-type="float" office:value="75.779">
            <text:p>75.779</text:p>
          </table:table-cell>
          <table:table-cell table:style-name="ce13" office:value-type="string">
            <text:p>2020.01.15 07:1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6">
            <text:p>86</text:p>
          </table:table-cell>
          <table:table-cell table:style-name="ce13" office:value-type="float" office:value="75.807">
            <text:p>75.807</text:p>
          </table:table-cell>
          <table:table-cell table:style-name="ce13" office:value-type="string">
            <text:p>2020.01.15 07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5999999999996">
            <text:p>0.026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14">
            <text:p>114</text:p>
          </table:table-cell>
          <table:table-cell table:style-name="ce13" office:value-type="float" office:value="75.802">
            <text:p>75.802</text:p>
          </table:table-cell>
          <table:table-cell table:style-name="ce13" office:value-type="string">
            <text:p>2020.01.15 09:3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42">
            <text:p>75.742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42">
            <text:p>75.742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14">
            <text:p>114</text:p>
          </table:table-cell>
          <table:table-cell table:style-name="ce13" office:value-type="float" office:value="75.83">
            <text:p>75.83</text:p>
          </table:table-cell>
          <table:table-cell table:style-name="ce13" office:value-type="string">
            <text:p>2020.01.15 09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39">
            <text:p>139</text:p>
          </table:table-cell>
          <table:table-cell table:style-name="ce13" office:value-type="float" office:value="75.694">
            <text:p>75.694</text:p>
          </table:table-cell>
          <table:table-cell table:style-name="ce13" office:value-type="string">
            <text:p>2020.01.15 11:4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9">
            <text:p>139</text:p>
          </table:table-cell>
          <table:table-cell table:style-name="ce13" office:value-type="float" office:value="75.709">
            <text:p>75.709</text:p>
          </table:table-cell>
          <table:table-cell table:style-name="ce13" office:value-type="string">
            <text:p>2020.01.15 11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27999999999992">
            <text:p>0.028</text:p>
          </table:table-cell>
          <table:table-cell office:value-type="string">
            <text:p>Z4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93">
            <text:p>193</text:p>
          </table:table-cell>
          <table:table-cell table:style-name="ce13" office:value-type="float" office:value="75.65">
            <text:p>75.65</text:p>
          </table:table-cell>
          <table:table-cell table:style-name="ce13" office:value-type="string">
            <text:p>2020.01.15 16:1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75.671">
            <text:p>75.671</text:p>
          </table:table-cell>
          <table:table-cell table:style-name="ce13" office:value-type="string">
            <text:p>2020.01.15 16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73999999999998">
            <text:p>0.074</text:p>
          </table:table-cell>
          <table:table-cell office:value-type="string">
            <text:p>Z2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74">
            <text:p>274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5 22:5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4">
            <text:p>274</text:p>
          </table:table-cell>
          <table:table-cell table:style-name="ce13" office:value-type="float" office:value="75.873">
            <text:p>75.873</text:p>
          </table:table-cell>
          <table:table-cell table:style-name="ce13" office:value-type="string">
            <text:p>2020.01.15 22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6">
            <text:p>66</text:p>
          </table:table-cell>
          <table:table-cell table:style-name="ce13" office:value-type="float" office:value="75.782">
            <text:p>75.782</text:p>
          </table:table-cell>
          <table:table-cell table:style-name="ce13" office:value-type="string">
            <text:p>2020.01.15 05:3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05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2999999999996">
            <text:p>0.023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11">
            <text:p>111</text:p>
          </table:table-cell>
          <table:table-cell table:style-name="ce13" office:value-type="float" office:value="75.791">
            <text:p>75.791</text:p>
          </table:table-cell>
          <table:table-cell table:style-name="ce13" office:value-type="string">
            <text:p>2020.01.15 09:2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6">
            <text:p>75.776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6">
            <text:p>75.776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11">
            <text:p>111</text:p>
          </table:table-cell>
          <table:table-cell table:style-name="ce13" office:value-type="float" office:value="75.836">
            <text:p>75.836</text:p>
          </table:table-cell>
          <table:table-cell table:style-name="ce13" office:value-type="string">
            <text:p>2020.01.15 09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5000000000001">
            <text:p>-0.015</text:p>
          </table:table-cell>
          <table:table-cell office:value-type="string">
            <text:p>Z5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72">
            <text:p>172</text:p>
          </table:table-cell>
          <table:table-cell table:style-name="ce13" office:value-type="float" office:value="75.756">
            <text:p>75.756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6">
            <text:p>176</text:p>
          </table:table-cell>
          <table:table-cell table:style-name="ce13" office:value-type="float" office:value="75.696">
            <text:p>75.696</text:p>
          </table:table-cell>
          <table:table-cell table:style-name="ce13" office:value-type="string">
            <text:p>2020.01.15 14:45</text:p>
          </table:table-cell>
          <table:table-cell table:style-name="ce13" office:value-type="float" office:value="176">
            <text:p>176</text:p>
          </table:table-cell>
          <table:table-cell table:style-name="ce13" office:value-type="float" office:value="75.696">
            <text:p>75.696</text:p>
          </table:table-cell>
          <table:table-cell table:style-name="ce13" office:value-type="string">
            <text:p>2020.01.15 14:4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61">
            <text:p>75.761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50">
            <text:p>50</text:p>
          </table:table-cell>
          <table:table-cell table:style-name="ce13" office:value-type="float" office:value="75.861">
            <text:p>75.861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01">
            <text:p>75.801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01">
            <text:p>75.801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62">
            <text:p>75.86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83">
            <text:p>83</text:p>
          </table:table-cell>
          <table:table-cell table:style-name="ce13" office:value-type="float" office:value="75.803">
            <text:p>75.803</text:p>
          </table:table-cell>
          <table:table-cell table:style-name="ce13" office:value-type="string">
            <text:p>2020.01.15 07:0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3">
            <text:p>83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7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19999999999953">
            <text:p>0.002</text:p>
          </table:table-cell>
          <table:table-cell office:value-type="string">
            <text:p>Z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95">
            <text:p>95</text:p>
          </table:table-cell>
          <table:table-cell table:style-name="ce13" office:value-type="float" office:value="75.821">
            <text:p>75.821</text:p>
          </table:table-cell>
          <table:table-cell table:style-name="ce13" office:value-type="string">
            <text:p>2020.01.15 08:0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8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6000000000005">
            <text:p>-0.016</text:p>
          </table:table-cell>
          <table:table-cell office:value-type="string">
            <text:p>Z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52">
            <text:p>152</text:p>
          </table:table-cell>
          <table:table-cell table:style-name="ce13" office:value-type="float" office:value="75.709">
            <text:p>75.709</text:p>
          </table:table-cell>
          <table:table-cell table:style-name="ce13" office:value-type="string">
            <text:p>2020.01.15 12:4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716">
            <text:p>75.716</text:p>
          </table:table-cell>
          <table:table-cell table:style-name="ce13" office:value-type="string">
            <text:p>2020.01.15 1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2999999999991">
            <text:p>0.013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33">
            <text:p>33</text:p>
          </table:table-cell>
          <table:table-cell table:style-name="ce13" office:value-type="float" office:value="75.827">
            <text:p>75.827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67">
            <text:p>75.767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67">
            <text:p>75.767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27">
            <text:p>75.827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07">
            <text:p>107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09:0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7">
            <text:p>107</text:p>
          </table:table-cell>
          <table:table-cell table:style-name="ce13" office:value-type="float" office:value="75.844">
            <text:p>75.844</text:p>
          </table:table-cell>
          <table:table-cell table:style-name="ce13" office:value-type="string">
            <text:p>2020.01.15 09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61">
            <text:p>161</text:p>
          </table:table-cell>
          <table:table-cell table:style-name="ce13" office:value-type="float" office:value="75.72">
            <text:p>75.72</text:p>
          </table:table-cell>
          <table:table-cell table:style-name="ce13" office:value-type="string">
            <text:p>2020.01.15 13:3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1">
            <text:p>161</text:p>
          </table:table-cell>
          <table:table-cell table:style-name="ce13" office:value-type="float" office:value="75.725">
            <text:p>75.725</text:p>
          </table:table-cell>
          <table:table-cell table:style-name="ce13" office:value-type="string">
            <text:p>2020.01.15 1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019999999999953">
            <text:p>0.002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36">
            <text:p>236</text:p>
          </table:table-cell>
          <table:table-cell table:style-name="ce13" office:value-type="float" office:value="75.984">
            <text:p>75.98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8">
            <text:p>238</text:p>
          </table:table-cell>
          <table:table-cell table:style-name="ce13" office:value-type="float" office:value="75.924">
            <text:p>75.924</text:p>
          </table:table-cell>
          <table:table-cell table:style-name="ce13" office:value-type="string">
            <text:p>2020.01.15 19:55</text:p>
          </table:table-cell>
          <table:table-cell table:style-name="ce13" office:value-type="float" office:value="238">
            <text:p>238</text:p>
          </table:table-cell>
          <table:table-cell table:style-name="ce13" office:value-type="float" office:value="75.924">
            <text:p>75.924</text:p>
          </table:table-cell>
          <table:table-cell table:style-name="ce13" office:value-type="string">
            <text:p>2020.01.15 19:5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15">
            <text:p>115</text:p>
          </table:table-cell>
          <table:table-cell table:style-name="ce13" office:value-type="float" office:value="75.827">
            <text:p>75.827</text:p>
          </table:table-cell>
          <table:table-cell table:style-name="ce13" office:value-type="string">
            <text:p>2020.01.15 09:4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7">
            <text:p>75.767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7">
            <text:p>75.767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15">
            <text:p>115</text:p>
          </table:table-cell>
          <table:table-cell table:style-name="ce13" office:value-type="float" office:value="75.828">
            <text:p>75.828</text:p>
          </table:table-cell>
          <table:table-cell table:style-name="ce13" office:value-type="string">
            <text:p>2020.01.15 09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40">
            <text:p>140</text:p>
          </table:table-cell>
          <table:table-cell table:style-name="ce13" office:value-type="float" office:value="75.707">
            <text:p>75.707</text:p>
          </table:table-cell>
          <table:table-cell table:style-name="ce13" office:value-type="string">
            <text:p>2020.01.15 11:4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0">
            <text:p>140</text:p>
          </table:table-cell>
          <table:table-cell table:style-name="ce13" office:value-type="float" office:value="75.718">
            <text:p>75.718</text:p>
          </table:table-cell>
          <table:table-cell table:style-name="ce13" office:value-type="string">
            <text:p>2020.01.15 1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5000000000001">
            <text:p>0.015</text:p>
          </table:table-cell>
          <table:table-cell office:value-type="string">
            <text:p>Z4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12">
            <text:p>112</text:p>
          </table:table-cell>
          <table:table-cell table:style-name="ce13" office:value-type="float" office:value="75.834">
            <text:p>75.834</text:p>
          </table:table-cell>
          <table:table-cell table:style-name="ce13" office:value-type="string">
            <text:p>2020.01.15 09:25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4">
            <text:p>75.774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4">
            <text:p>75.774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12">
            <text:p>112</text:p>
          </table:table-cell>
          <table:table-cell table:style-name="ce13" office:value-type="float" office:value="75.835">
            <text:p>75.835</text:p>
          </table:table-cell>
          <table:table-cell table:style-name="ce13" office:value-type="string">
            <text:p>2020.01.15 09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34">
            <text:p>34</text:p>
          </table:table-cell>
          <table:table-cell table:style-name="ce13" office:value-type="float" office:value="75.789">
            <text:p>75.789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75.786">
            <text:p>75.786</text:p>
          </table:table-cell>
          <table:table-cell table:style-name="ce13" office:value-type="string">
            <text:p>2020.01.15 03:15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75.786">
            <text:p>75.786</text:p>
          </table:table-cell>
          <table:table-cell table:style-name="ce13" office:value-type="string">
            <text:p>2020.01.15 03:1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89">
            <text:p>75.789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30000000000001">
            <text:p>-0.003</text:p>
          </table:table-cell>
          <table:table-cell office:value-type="string">
            <text:p>Z3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84">
            <text:p>84</text:p>
          </table:table-cell>
          <table:table-cell table:style-name="ce13" office:value-type="float" office:value="75.788">
            <text:p>75.788</text:p>
          </table:table-cell>
          <table:table-cell table:style-name="ce13" office:value-type="string">
            <text:p>2020.01.15 07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4">
            <text:p>84</text:p>
          </table:table-cell>
          <table:table-cell table:style-name="ce13" office:value-type="float" office:value="75.797">
            <text:p>75.797</text:p>
          </table:table-cell>
          <table:table-cell table:style-name="ce13" office:value-type="string">
            <text:p>2020.01.15 07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6999999999996">
            <text:p>0.017</text:p>
          </table:table-cell>
          <table:table-cell office:value-type="string">
            <text:p>Z6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13">
            <text:p>11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9:3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49">
            <text:p>75.749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49">
            <text:p>75.749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13">
            <text:p>113</text:p>
          </table:table-cell>
          <table:table-cell table:style-name="ce13" office:value-type="float" office:value="75.821">
            <text:p>75.821</text:p>
          </table:table-cell>
          <table:table-cell table:style-name="ce13" office:value-type="string">
            <text:p>2020.01.15 09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16">
            <text:p>116</text:p>
          </table:table-cell>
          <table:table-cell table:style-name="ce13" office:value-type="float" office:value="75.821">
            <text:p>75.821</text:p>
          </table:table-cell>
          <table:table-cell table:style-name="ce13" office:value-type="string">
            <text:p>2020.01.15 09:4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1">
            <text:p>75.761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1">
            <text:p>75.761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16">
            <text:p>116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9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4">
            <text:p>14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5 01: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75.898">
            <text:p>75.898</text:p>
          </table:table-cell>
          <table:table-cell table:style-name="ce13" office:value-type="string">
            <text:p>2020.01.15 0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7">
            <text:p>27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5 02:2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75.818">
            <text:p>75.818</text:p>
          </table:table-cell>
          <table:table-cell table:style-name="ce13" office:value-type="string">
            <text:p>2020.01.15 02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90000000000003">
            <text:p>0.009</text:p>
          </table:table-cell>
          <table:table-cell office:value-type="string">
            <text:p>Z4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60">
            <text:p>60</text:p>
          </table:table-cell>
          <table:table-cell table:style-name="ce13" office:value-type="float" office:value="75.81">
            <text:p>75.81</text:p>
          </table:table-cell>
          <table:table-cell table:style-name="ce13" office:value-type="string">
            <text:p>2020.01.15 05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75.827">
            <text:p>75.827</text:p>
          </table:table-cell>
          <table:table-cell table:style-name="ce13" office:value-type="string">
            <text:p>2020.01.15 05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50000000000097">
            <text:p>-0.005</text:p>
          </table:table-cell>
          <table:table-cell office:value-type="string">
            <text:p>Z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85">
            <text:p>85</text:p>
          </table:table-cell>
          <table:table-cell table:style-name="ce13" office:value-type="float" office:value="75.782">
            <text:p>75.782</text:p>
          </table:table-cell>
          <table:table-cell table:style-name="ce13" office:value-type="string">
            <text:p>2020.01.15 07:1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75.795">
            <text:p>75.795</text:p>
          </table:table-cell>
          <table:table-cell table:style-name="ce13" office:value-type="string">
            <text:p>2020.01.15 07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2999999999996">
            <text:p>0.023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17">
            <text:p>117</text:p>
          </table:table-cell>
          <table:table-cell table:style-name="ce13" office:value-type="float" office:value="75.808">
            <text:p>75.808</text:p>
          </table:table-cell>
          <table:table-cell table:style-name="ce13" office:value-type="string">
            <text:p>2020.01.15 09:5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48">
            <text:p>75.74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48">
            <text:p>75.74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17">
            <text:p>117</text:p>
          </table:table-cell>
          <table:table-cell table:style-name="ce13" office:value-type="float" office:value="75.83">
            <text:p>75.83</text:p>
          </table:table-cell>
          <table:table-cell table:style-name="ce13" office:value-type="string">
            <text:p>2020.01.15 09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1">
            <text:p>131</text:p>
          </table:table-cell>
          <table:table-cell table:style-name="ce13" office:value-type="float" office:value="75.69">
            <text:p>75.69</text:p>
          </table:table-cell>
          <table:table-cell table:style-name="ce13" office:value-type="string">
            <text:p>2020.01.15 11:0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1">
            <text:p>131</text:p>
          </table:table-cell>
          <table:table-cell table:style-name="ce13" office:value-type="float" office:value="75.694">
            <text:p>75.694</text:p>
          </table:table-cell>
          <table:table-cell table:style-name="ce13" office:value-type="string">
            <text:p>2020.01.15 1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31999999999996">
            <text:p>0.032</text:p>
          </table:table-cell>
          <table:table-cell office:value-type="string">
            <text:p>Z4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2">
            <text:p>132</text:p>
          </table:table-cell>
          <table:table-cell table:style-name="ce13" office:value-type="float" office:value="75.682">
            <text:p>75.682</text:p>
          </table:table-cell>
          <table:table-cell table:style-name="ce13" office:value-type="string">
            <text:p>2020.01.15 11:0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663">
            <text:p>75.663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663">
            <text:p>75.663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75.691">
            <text:p>75.691</text:p>
          </table:table-cell>
          <table:table-cell table:style-name="ce13" office:value-type="string">
            <text:p>2020.01.15 11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9000000000005">
            <text:p>-0.019</text:p>
          </table:table-cell>
          <table:table-cell office:value-type="string">
            <text:p>Z4</text:p>
          </table:table-cell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3">
            <text:p>133</text:p>
          </table:table-cell>
          <table:table-cell table:style-name="ce13" office:value-type="float" office:value="75.69">
            <text:p>75.69</text:p>
          </table:table-cell>
          <table:table-cell table:style-name="ce13" office:value-type="string">
            <text:p>2020.01.15 11:1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3">
            <text:p>133</text:p>
          </table:table-cell>
          <table:table-cell table:style-name="ce13" office:value-type="float" office:value="75.717">
            <text:p>75.717</text:p>
          </table:table-cell>
          <table:table-cell table:style-name="ce13" office:value-type="string">
            <text:p>2020.01.15 11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31999999999996">
            <text:p>0.032</text:p>
          </table:table-cell>
          <table:table-cell office:value-type="string">
            <text:p>Z4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4">
            <text:p>134</text:p>
          </table:table-cell>
          <table:table-cell table:style-name="ce13" office:value-type="float" office:value="75.713">
            <text:p>75.713</text:p>
          </table:table-cell>
          <table:table-cell table:style-name="ce13" office:value-type="string">
            <text:p>2020.01.15 11:1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4">
            <text:p>134</text:p>
          </table:table-cell>
          <table:table-cell table:style-name="ce13" office:value-type="float" office:value="75.723">
            <text:p>75.723</text:p>
          </table:table-cell>
          <table:table-cell table:style-name="ce13" office:value-type="string">
            <text:p>2020.01.15 1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090000000000003">
            <text:p>0.009</text:p>
          </table:table-cell>
          <table:table-cell office:value-type="string">
            <text:p>Z4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5">
            <text:p>135</text:p>
          </table:table-cell>
          <table:table-cell table:style-name="ce13" office:value-type="float" office:value="75.711">
            <text:p>75.711</text:p>
          </table:table-cell>
          <table:table-cell table:style-name="ce13" office:value-type="string">
            <text:p>2020.01.15 11:2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5">
            <text:p>135</text:p>
          </table:table-cell>
          <table:table-cell table:style-name="ce13" office:value-type="float" office:value="75.72">
            <text:p>75.72</text:p>
          </table:table-cell>
          <table:table-cell table:style-name="ce13" office:value-type="string">
            <text:p>2020.01.15 11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0999999999996">
            <text:p>0.011</text:p>
          </table:table-cell>
          <table:table-cell office:value-type="string">
            <text:p>Z4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6">
            <text:p>136</text:p>
          </table:table-cell>
          <table:table-cell table:style-name="ce13" office:value-type="float" office:value="75.713">
            <text:p>75.713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718">
            <text:p>75.718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090000000000003">
            <text:p>0.009</text:p>
          </table:table-cell>
          <table:table-cell office:value-type="string">
            <text:p>Z4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7">
            <text:p>137</text:p>
          </table:table-cell>
          <table:table-cell table:style-name="ce13" office:value-type="float" office:value="75.676">
            <text:p>75.676</text:p>
          </table:table-cell>
          <table:table-cell table:style-name="ce13" office:value-type="string">
            <text:p>2020.01.15 11:30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5.658">
            <text:p>75.658</text:p>
          </table:table-cell>
          <table:table-cell table:style-name="ce13" office:value-type="string">
            <text:p>2020.01.15 12:00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5.658">
            <text:p>75.658</text:p>
          </table:table-cell>
          <table:table-cell table:style-name="ce13" office:value-type="string">
            <text:p>2020.01.15 12:00</text:p>
          </table:table-cell>
          <table:table-cell table:style-name="ce13" office:value-type="float" office:value="137">
            <text:p>137</text:p>
          </table:table-cell>
          <table:table-cell table:style-name="ce13" office:value-type="float" office:value="75.706">
            <text:p>75.706</text:p>
          </table:table-cell>
          <table:table-cell table:style-name="ce13" office:value-type="string">
            <text:p>2020.01.15 1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8000000000001">
            <text:p>-0.018</text:p>
          </table:table-cell>
          <table:table-cell office:value-type="string">
            <text:p>Z5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8">
            <text:p>138</text:p>
          </table:table-cell>
          <table:table-cell table:style-name="ce13" office:value-type="float" office:value="75.689">
            <text:p>75.689</text:p>
          </table:table-cell>
          <table:table-cell table:style-name="ce13" office:value-type="string">
            <text:p>2020.01.15 11:3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8">
            <text:p>138</text:p>
          </table:table-cell>
          <table:table-cell table:style-name="ce13" office:value-type="float" office:value="75.704">
            <text:p>75.704</text:p>
          </table:table-cell>
          <table:table-cell table:style-name="ce13" office:value-type="string">
            <text:p>2020.01.15 11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33000000000001">
            <text:p>0.033</text:p>
          </table:table-cell>
          <table:table-cell office:value-type="string">
            <text:p>Z4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91">
            <text:p>191</text:p>
          </table:table-cell>
          <table:table-cell table:style-name="ce13" office:value-type="float" office:value="75.619">
            <text:p>75.619</text:p>
          </table:table-cell>
          <table:table-cell table:style-name="ce13" office:value-type="string">
            <text:p>2020.01.15 16:0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1">
            <text:p>191</text:p>
          </table:table-cell>
          <table:table-cell table:style-name="ce13" office:value-type="float" office:value="75.65">
            <text:p>75.65</text:p>
          </table:table-cell>
          <table:table-cell table:style-name="ce13" office:value-type="string">
            <text:p>2020.01.15 16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05">
            <text:p>0.105</text:p>
          </table:table-cell>
          <table:table-cell office:value-type="string">
            <text:p>Z2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92">
            <text:p>192</text:p>
          </table:table-cell>
          <table:table-cell table:style-name="ce13" office:value-type="float" office:value="75.633">
            <text:p>75.633</text:p>
          </table:table-cell>
          <table:table-cell table:style-name="ce13" office:value-type="string">
            <text:p>2020.01.15 16:0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2">
            <text:p>192</text:p>
          </table:table-cell>
          <table:table-cell table:style-name="ce13" office:value-type="float" office:value="75.657">
            <text:p>75.657</text:p>
          </table:table-cell>
          <table:table-cell table:style-name="ce13" office:value-type="string">
            <text:p>2020.01.15 16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91000000000008">
            <text:p>0.091</text:p>
          </table:table-cell>
          <table:table-cell office:value-type="string">
            <text:p>Z2</text:p>
          </table:table-cell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5">
            <text:p>255</text:p>
          </table:table-cell>
          <table:table-cell table:style-name="ce13" office:value-type="float" office:value="75.886">
            <text:p>75.886</text:p>
          </table:table-cell>
          <table:table-cell table:style-name="ce13" office:value-type="string">
            <text:p>2020.01.15 21:20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26">
            <text:p>75.826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26">
            <text:p>75.826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55">
            <text:p>255</text:p>
          </table:table-cell>
          <table:table-cell table:style-name="ce13" office:value-type="float" office:value="75.886">
            <text:p>75.886</text:p>
          </table:table-cell>
          <table:table-cell table:style-name="ce13" office:value-type="string">
            <text:p>2020.01.15 21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6">
            <text:p>256</text:p>
          </table:table-cell>
          <table:table-cell table:style-name="ce13" office:value-type="float" office:value="75.878">
            <text:p>75.878</text:p>
          </table:table-cell>
          <table:table-cell table:style-name="ce13" office:value-type="string">
            <text:p>2020.01.15 21:25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8">
            <text:p>75.818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8">
            <text:p>75.818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56">
            <text:p>256</text:p>
          </table:table-cell>
          <table:table-cell table:style-name="ce13" office:value-type="float" office:value="75.887">
            <text:p>75.887</text:p>
          </table:table-cell>
          <table:table-cell table:style-name="ce13" office:value-type="string">
            <text:p>2020.01.15 21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7">
            <text:p>257</text:p>
          </table:table-cell>
          <table:table-cell table:style-name="ce13" office:value-type="float" office:value="75.88">
            <text:p>75.88</text:p>
          </table:table-cell>
          <table:table-cell table:style-name="ce13" office:value-type="string">
            <text:p>2020.01.15 21:3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57">
            <text:p>257</text:p>
          </table:table-cell>
          <table:table-cell table:style-name="ce13" office:value-type="float" office:value="75.889">
            <text:p>75.889</text:p>
          </table:table-cell>
          <table:table-cell table:style-name="ce13" office:value-type="string">
            <text:p>2020.01.15 2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8">
            <text:p>258</text:p>
          </table:table-cell>
          <table:table-cell table:style-name="ce13" office:value-type="float" office:value="75.887">
            <text:p>75.887</text:p>
          </table:table-cell>
          <table:table-cell table:style-name="ce13" office:value-type="string">
            <text:p>2020.01.15 21:3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27">
            <text:p>75.827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27">
            <text:p>75.827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58">
            <text:p>258</text:p>
          </table:table-cell>
          <table:table-cell table:style-name="ce13" office:value-type="float" office:value="75.889">
            <text:p>75.889</text:p>
          </table:table-cell>
          <table:table-cell table:style-name="ce13" office:value-type="string">
            <text:p>2020.01.15 21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9">
            <text:p>259</text:p>
          </table:table-cell>
          <table:table-cell table:style-name="ce13" office:value-type="float" office:value="75.877">
            <text:p>75.877</text:p>
          </table:table-cell>
          <table:table-cell table:style-name="ce13" office:value-type="string">
            <text:p>2020.01.15 21:4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59">
            <text:p>259</text:p>
          </table:table-cell>
          <table:table-cell table:style-name="ce13" office:value-type="float" office:value="75.891">
            <text:p>75.891</text:p>
          </table:table-cell>
          <table:table-cell table:style-name="ce13" office:value-type="string">
            <text:p>2020.01.15 21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60">
            <text:p>260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5 21:45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23">
            <text:p>75.823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23">
            <text:p>75.823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0">
            <text:p>260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5 2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61">
            <text:p>261</text:p>
          </table:table-cell>
          <table:table-cell table:style-name="ce13" office:value-type="float" office:value="75.873">
            <text:p>75.873</text:p>
          </table:table-cell>
          <table:table-cell table:style-name="ce13" office:value-type="string">
            <text:p>2020.01.15 21:50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3">
            <text:p>75.813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3">
            <text:p>75.813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1">
            <text:p>261</text:p>
          </table:table-cell>
          <table:table-cell table:style-name="ce13" office:value-type="float" office:value="75.879">
            <text:p>75.879</text:p>
          </table:table-cell>
          <table:table-cell table:style-name="ce13" office:value-type="string">
            <text:p>2020.01.15 21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62">
            <text:p>262</text:p>
          </table:table-cell>
          <table:table-cell table:style-name="ce13" office:value-type="float" office:value="75.871">
            <text:p>75.871</text:p>
          </table:table-cell>
          <table:table-cell table:style-name="ce13" office:value-type="string">
            <text:p>2020.01.15 21:5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1">
            <text:p>75.811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1">
            <text:p>75.811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884">
            <text:p>75.884</text:p>
          </table:table-cell>
          <table:table-cell table:style-name="ce13" office:value-type="string">
            <text:p>2020.01.15 21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63">
            <text:p>263</text:p>
          </table:table-cell>
          <table:table-cell table:style-name="ce13" office:value-type="float" office:value="75.874">
            <text:p>75.874</text:p>
          </table:table-cell>
          <table:table-cell table:style-name="ce13" office:value-type="string">
            <text:p>2020.01.15 22:00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4">
            <text:p>75.814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4">
            <text:p>75.814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879">
            <text:p>75.879</text:p>
          </table:table-cell>
          <table:table-cell table:style-name="ce13" office:value-type="string">
            <text:p>2020.01.15 2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">
            <text:p>13</text:p>
          </table:table-cell>
          <table:table-cell table:style-name="ce13" office:value-type="float" office:value="75.9">
            <text:p>75.9</text:p>
          </table:table-cell>
          <table:table-cell table:style-name="ce13" office:value-type="string">
            <text:p>2020.01.15 01:10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4">
            <text:p>75.84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4">
            <text:p>75.84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5 01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6">
            <text:p>26</text:p>
          </table:table-cell>
          <table:table-cell table:style-name="ce13" office:value-type="float" office:value="75.814">
            <text:p>75.814</text:p>
          </table:table-cell>
          <table:table-cell table:style-name="ce13" office:value-type="string">
            <text:p>2020.01.15 02:15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49999999999955">
            <text:p>-0.005</text:p>
          </table:table-cell>
          <table:table-cell office:value-type="string">
            <text:p>Z4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59">
            <text:p>59</text:p>
          </table:table-cell>
          <table:table-cell table:style-name="ce13" office:value-type="float" office:value="75.803">
            <text:p>75.803</text:p>
          </table:table-cell>
          <table:table-cell table:style-name="ce13" office:value-type="string">
            <text:p>2020.01.15 05:0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05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19999999999953">
            <text:p>0.002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70">
            <text:p>70</text:p>
          </table:table-cell>
          <table:table-cell table:style-name="ce13" office:value-type="float" office:value="75.781">
            <text:p>75.781</text:p>
          </table:table-cell>
          <table:table-cell table:style-name="ce13" office:value-type="string">
            <text:p>2020.01.15 05:5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75.786">
            <text:p>75.786</text:p>
          </table:table-cell>
          <table:table-cell table:style-name="ce13" office:value-type="string">
            <text:p>2020.01.15 05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3999999999987">
            <text:p>0.024</text:p>
          </table:table-cell>
          <table:table-cell office:value-type="string">
            <text:p>Z6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74">
            <text:p>74</text:p>
          </table:table-cell>
          <table:table-cell table:style-name="ce13" office:value-type="float" office:value="75.784">
            <text:p>75.784</text:p>
          </table:table-cell>
          <table:table-cell table:style-name="ce13" office:value-type="string">
            <text:p>2020.01.15 06:1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5.792">
            <text:p>75.792</text:p>
          </table:table-cell>
          <table:table-cell table:style-name="ce13" office:value-type="string">
            <text:p>2020.01.15 06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0999999999987">
            <text:p>0.021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0">
            <text:p>130</text:p>
          </table:table-cell>
          <table:table-cell table:style-name="ce13" office:value-type="float" office:value="75.695">
            <text:p>75.695</text:p>
          </table:table-cell>
          <table:table-cell table:style-name="ce13" office:value-type="string">
            <text:p>2020.01.15 10:5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75.703">
            <text:p>75.703</text:p>
          </table:table-cell>
          <table:table-cell table:style-name="ce13" office:value-type="string">
            <text:p>2020.01.15 10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27000000000001">
            <text:p>0.027</text:p>
          </table:table-cell>
          <table:table-cell office:value-type="string">
            <text:p>Z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45">
            <text:p>145</text:p>
          </table:table-cell>
          <table:table-cell table:style-name="ce13" office:value-type="float" office:value="75.682">
            <text:p>75.682</text:p>
          </table:table-cell>
          <table:table-cell table:style-name="ce13" office:value-type="string">
            <text:p>2020.01.15 12:1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5">
            <text:p>145</text:p>
          </table:table-cell>
          <table:table-cell table:style-name="ce13" office:value-type="float" office:value="75.692">
            <text:p>75.692</text:p>
          </table:table-cell>
          <table:table-cell table:style-name="ce13" office:value-type="string">
            <text:p>2020.01.15 12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39999999999992">
            <text:p>0.040</text:p>
          </table:table-cell>
          <table:table-cell office:value-type="string">
            <text:p>Z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75">
            <text:p>175</text:p>
          </table:table-cell>
          <table:table-cell table:style-name="ce13" office:value-type="float" office:value="75.718">
            <text:p>75.718</text:p>
          </table:table-cell>
          <table:table-cell table:style-name="ce13" office:value-type="string">
            <text:p>2020.01.15 14:4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58">
            <text:p>75.658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58">
            <text:p>75.658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75">
            <text:p>175</text:p>
          </table:table-cell>
          <table:table-cell table:style-name="ce13" office:value-type="float" office:value="75.719">
            <text:p>75.719</text:p>
          </table:table-cell>
          <table:table-cell table:style-name="ce13" office:value-type="string">
            <text:p>2020.01.15 14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78">
            <text:p>178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14:5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68">
            <text:p>75.668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68">
            <text:p>75.668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78">
            <text:p>178</text:p>
          </table:table-cell>
          <table:table-cell table:style-name="ce13" office:value-type="float" office:value="75.742">
            <text:p>75.742</text:p>
          </table:table-cell>
          <table:table-cell table:style-name="ce13" office:value-type="string">
            <text:p>2020.01.15 14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90">
            <text:p>190</text:p>
          </table:table-cell>
          <table:table-cell table:style-name="ce13" office:value-type="float" office:value="75.624">
            <text:p>75.624</text:p>
          </table:table-cell>
          <table:table-cell table:style-name="ce13" office:value-type="string">
            <text:p>2020.01.15 15:5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0">
            <text:p>190</text:p>
          </table:table-cell>
          <table:table-cell table:style-name="ce13" office:value-type="float" office:value="75.628">
            <text:p>75.628</text:p>
          </table:table-cell>
          <table:table-cell table:style-name="ce13" office:value-type="string">
            <text:p>2020.01.15 15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0000000000001">
            <text:p>0.100</text:p>
          </table:table-cell>
          <table:table-cell office:value-type="string">
            <text:p>Z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4">
            <text:p>254</text:p>
          </table:table-cell>
          <table:table-cell table:style-name="ce13" office:value-type="float" office:value="75.892">
            <text:p>75.892</text:p>
          </table:table-cell>
          <table:table-cell table:style-name="ce13" office:value-type="string">
            <text:p>2020.01.15 21:1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54">
            <text:p>254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5 2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73">
            <text:p>273</text:p>
          </table:table-cell>
          <table:table-cell table:style-name="ce13" office:value-type="float" office:value="75.84">
            <text:p>75.84</text:p>
          </table:table-cell>
          <table:table-cell table:style-name="ce13" office:value-type="string">
            <text:p>2020.01.15 22:5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3">
            <text:p>273</text:p>
          </table:table-cell>
          <table:table-cell table:style-name="ce13" office:value-type="float" office:value="75.85">
            <text:p>75.85</text:p>
          </table:table-cell>
          <table:table-cell table:style-name="ce13" office:value-type="string">
            <text:p>2020.01.15 22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69">
            <text:p>69</text:p>
          </table:table-cell>
          <table:table-cell table:style-name="ce13" office:value-type="float" office:value="75.775">
            <text:p>75.775</text:p>
          </table:table-cell>
          <table:table-cell table:style-name="ce13" office:value-type="string">
            <text:p>2020.01.15 05:5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9">
            <text:p>69</text:p>
          </table:table-cell>
          <table:table-cell table:style-name="ce13" office:value-type="float" office:value="75.787">
            <text:p>75.787</text:p>
          </table:table-cell>
          <table:table-cell table:style-name="ce13" office:value-type="string">
            <text:p>2020.01.15 05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9999999999987">
            <text:p>0.030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62">
            <text:p>62</text:p>
          </table:table-cell>
          <table:table-cell table:style-name="ce13" office:value-type="float" office:value="75.797">
            <text:p>75.797</text:p>
          </table:table-cell>
          <table:table-cell table:style-name="ce13" office:value-type="string">
            <text:p>2020.01.15 05:1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2">
            <text:p>62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05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79999999999956">
            <text:p>0.008</text:p>
          </table:table-cell>
          <table:table-cell office:value-type="string">
            <text:p>Z6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74">
            <text:p>174</text:p>
          </table:table-cell>
          <table:table-cell table:style-name="ce13" office:value-type="float" office:value="75.702">
            <text:p>75.702</text:p>
          </table:table-cell>
          <table:table-cell table:style-name="ce13" office:value-type="string">
            <text:p>2020.01.15 14:3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82">
            <text:p>75.682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82">
            <text:p>75.682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74">
            <text:p>174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14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9999999999996">
            <text:p>-0.020</text:p>
          </table:table-cell>
          <table:table-cell office:value-type="string">
            <text:p>Z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77">
            <text:p>177</text:p>
          </table:table-cell>
          <table:table-cell table:style-name="ce13" office:value-type="float" office:value="75.704">
            <text:p>75.704</text:p>
          </table:table-cell>
          <table:table-cell table:style-name="ce13" office:value-type="string">
            <text:p>2020.01.15 14:5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44">
            <text:p>75.644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44">
            <text:p>75.644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77">
            <text:p>177</text:p>
          </table:table-cell>
          <table:table-cell table:style-name="ce13" office:value-type="float" office:value="75.729">
            <text:p>75.729</text:p>
          </table:table-cell>
          <table:table-cell table:style-name="ce13" office:value-type="string">
            <text:p>2020.01.15 14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2">
            <text:p>12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5 01:0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5.906">
            <text:p>75.906</text:p>
          </table:table-cell>
          <table:table-cell table:style-name="ce13" office:value-type="string">
            <text:p>2020.01.15 01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4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">
            <text:p>25</text:p>
          </table:table-cell>
          <table:table-cell table:style-name="ce13" office:value-type="float" office:value="75.764">
            <text:p>75.764</text:p>
          </table:table-cell>
          <table:table-cell table:style-name="ce13" office:value-type="string">
            <text:p>2020.01.15 02:1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02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5000000000002">
            <text:p>0.045</text:p>
          </table:table-cell>
          <table:table-cell office:value-type="string">
            <text:p>Z4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55">
            <text:p>55</text:p>
          </table:table-cell>
          <table:table-cell table:style-name="ce13" office:value-type="float" office:value="75.788">
            <text:p>75.788</text:p>
          </table:table-cell>
          <table:table-cell table:style-name="ce13" office:value-type="string">
            <text:p>2020.01.15 04:40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55">
            <text:p>55</text:p>
          </table:table-cell>
          <table:table-cell table:style-name="ce13" office:value-type="float" office:value="75.818">
            <text:p>75.818</text:p>
          </table:table-cell>
          <table:table-cell table:style-name="ce13" office:value-type="string">
            <text:p>2020.01.15 04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8000000000001">
            <text:p>-0.018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58">
            <text:p>58</text:p>
          </table:table-cell>
          <table:table-cell table:style-name="ce13" office:value-type="float" office:value="75.797">
            <text:p>75.797</text:p>
          </table:table-cell>
          <table:table-cell table:style-name="ce13" office:value-type="string">
            <text:p>2020.01.15 04:5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75.815">
            <text:p>75.815</text:p>
          </table:table-cell>
          <table:table-cell table:style-name="ce13" office:value-type="string">
            <text:p>2020.01.15 04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79999999999956">
            <text:p>0.008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73">
            <text:p>73</text:p>
          </table:table-cell>
          <table:table-cell table:style-name="ce13" office:value-type="float" office:value="75.767">
            <text:p>75.767</text:p>
          </table:table-cell>
          <table:table-cell table:style-name="ce13" office:value-type="string">
            <text:p>2020.01.15 06:1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75.79">
            <text:p>75.79</text:p>
          </table:table-cell>
          <table:table-cell table:style-name="ce13" office:value-type="string">
            <text:p>2020.01.15 06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37999999999997">
            <text:p>0.038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29">
            <text:p>129</text:p>
          </table:table-cell>
          <table:table-cell table:style-name="ce13" office:value-type="float" office:value="75.691">
            <text:p>75.691</text:p>
          </table:table-cell>
          <table:table-cell table:style-name="ce13" office:value-type="string">
            <text:p>2020.01.15 10:5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29">
            <text:p>129</text:p>
          </table:table-cell>
          <table:table-cell table:style-name="ce13" office:value-type="float" office:value="75.696">
            <text:p>75.696</text:p>
          </table:table-cell>
          <table:table-cell table:style-name="ce13" office:value-type="string">
            <text:p>2020.01.15 10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30999999999992">
            <text:p>0.031</text:p>
          </table:table-cell>
          <table:table-cell office:value-type="string">
            <text:p>Z4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44">
            <text:p>144</text:p>
          </table:table-cell>
          <table:table-cell table:style-name="ce13" office:value-type="float" office:value="75.671">
            <text:p>75.671</text:p>
          </table:table-cell>
          <table:table-cell table:style-name="ce13" office:value-type="string">
            <text:p>2020.01.15 12:0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4">
            <text:p>144</text:p>
          </table:table-cell>
          <table:table-cell table:style-name="ce13" office:value-type="float" office:value="75.686">
            <text:p>75.686</text:p>
          </table:table-cell>
          <table:table-cell table:style-name="ce13" office:value-type="string">
            <text:p>2020.01.15 12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50999999999988">
            <text:p>0.051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89">
            <text:p>189</text:p>
          </table:table-cell>
          <table:table-cell table:style-name="ce13" office:value-type="float" office:value="75.596">
            <text:p>75.596</text:p>
          </table:table-cell>
          <table:table-cell table:style-name="ce13" office:value-type="string">
            <text:p>2020.01.15 15:5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9">
            <text:p>189</text:p>
          </table:table-cell>
          <table:table-cell table:style-name="ce13" office:value-type="float" office:value="75.632">
            <text:p>75.632</text:p>
          </table:table-cell>
          <table:table-cell table:style-name="ce13" office:value-type="string">
            <text:p>2020.01.15 15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28">
            <text:p>0.128</text:p>
          </table:table-cell>
          <table:table-cell office:value-type="string">
            <text:p>Z2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3">
            <text:p>253</text:p>
          </table:table-cell>
          <table:table-cell table:style-name="ce13" office:value-type="float" office:value="75.877">
            <text:p>75.877</text:p>
          </table:table-cell>
          <table:table-cell table:style-name="ce13" office:value-type="string">
            <text:p>2020.01.15 21:1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53">
            <text:p>253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5 21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72">
            <text:p>272</text:p>
          </table:table-cell>
          <table:table-cell table:style-name="ce13" office:value-type="float" office:value="75.807">
            <text:p>75.807</text:p>
          </table:table-cell>
          <table:table-cell table:style-name="ce13" office:value-type="string">
            <text:p>2020.01.15 22:4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5.84">
            <text:p>75.84</text:p>
          </table:table-cell>
          <table:table-cell table:style-name="ce13" office:value-type="string">
            <text:p>2020.01.15 2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68">
            <text:p>68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5:4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5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40000000000049">
            <text:p>-0.004</text:p>
          </table:table-cell>
          <table:table-cell office:value-type="string">
            <text:p>Z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52">
            <text:p>52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47">
            <text:p>75.847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73">
            <text:p>173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64">
            <text:p>75.664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64">
            <text:p>75.664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726">
            <text:p>75.726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41">
            <text:p>141</text:p>
          </table:table-cell>
          <table:table-cell table:style-name="ce13" office:value-type="float" office:value="75.691">
            <text:p>75.691</text:p>
          </table:table-cell>
          <table:table-cell table:style-name="ce13" office:value-type="string">
            <text:p>2020.01.15 11:5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1">
            <text:p>141</text:p>
          </table:table-cell>
          <table:table-cell table:style-name="ce13" office:value-type="float" office:value="75.7">
            <text:p>75.7</text:p>
          </table:table-cell>
          <table:table-cell table:style-name="ce13" office:value-type="string">
            <text:p>2020.01.15 11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30999999999992">
            <text:p>0.031</text:p>
          </table:table-cell>
          <table:table-cell office:value-type="string">
            <text:p>Z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37">
            <text:p>237</text:p>
          </table:table-cell>
          <table:table-cell table:style-name="ce13" office:value-type="float" office:value="75.964">
            <text:p>75.964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9">
            <text:p>239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5 20:00</text:p>
          </table:table-cell>
          <table:table-cell table:style-name="ce13" office:value-type="float" office:value="239">
            <text:p>239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5 20:0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72">
            <text:p>75.972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61">
            <text:p>61</text:p>
          </table:table-cell>
          <table:table-cell table:style-name="ce13" office:value-type="float" office:value="75.824">
            <text:p>75.824</text:p>
          </table:table-cell>
          <table:table-cell table:style-name="ce13" office:value-type="string">
            <text:p>2020.01.15 05:10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64">
            <text:p>75.764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64">
            <text:p>75.764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75.83">
            <text:p>75.83</text:p>
          </table:table-cell>
          <table:table-cell table:style-name="ce13" office:value-type="string">
            <text:p>2020.01.15 05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71">
            <text:p>71</text:p>
          </table:table-cell>
          <table:table-cell table:style-name="ce13" office:value-type="float" office:value="75.785">
            <text:p>75.785</text:p>
          </table:table-cell>
          <table:table-cell table:style-name="ce13" office:value-type="string">
            <text:p>2020.01.15 06:0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75.794">
            <text:p>75.794</text:p>
          </table:table-cell>
          <table:table-cell table:style-name="ce13" office:value-type="string">
            <text:p>2020.01.15 06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9999999999996">
            <text:p>0.020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18">
            <text:p>118</text:p>
          </table:table-cell>
          <table:table-cell table:style-name="ce13" office:value-type="float" office:value="75.812">
            <text:p>75.812</text:p>
          </table:table-cell>
          <table:table-cell table:style-name="ce13" office:value-type="string">
            <text:p>2020.01.15 09:5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52">
            <text:p>75.752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52">
            <text:p>75.752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813">
            <text:p>75.813</text:p>
          </table:table-cell>
          <table:table-cell table:style-name="ce13" office:value-type="string">
            <text:p>2020.01.15 09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76">
            <text:p>176</text:p>
          </table:table-cell>
          <table:table-cell table:style-name="ce13" office:value-type="float" office:value="75.709">
            <text:p>75.709</text:p>
          </table:table-cell>
          <table:table-cell table:style-name="ce13" office:value-type="string">
            <text:p>2020.01.15 14:4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49">
            <text:p>75.649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49">
            <text:p>75.649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76">
            <text:p>176</text:p>
          </table:table-cell>
          <table:table-cell table:style-name="ce13" office:value-type="float" office:value="75.716">
            <text:p>75.716</text:p>
          </table:table-cell>
          <table:table-cell table:style-name="ce13" office:value-type="string">
            <text:p>2020.01.15 14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79">
            <text:p>179</text:p>
          </table:table-cell>
          <table:table-cell table:style-name="ce13" office:value-type="float" office:value="75.709">
            <text:p>75.709</text:p>
          </table:table-cell>
          <table:table-cell table:style-name="ce13" office:value-type="string">
            <text:p>2020.01.15 15:0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49">
            <text:p>75.649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49">
            <text:p>75.649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5.721">
            <text:p>75.721</text:p>
          </table:table-cell>
          <table:table-cell table:style-name="ce13" office:value-type="string">
            <text:p>2020.01.15 15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64">
            <text:p>264</text:p>
          </table:table-cell>
          <table:table-cell table:style-name="ce13" office:value-type="float" office:value="75.876">
            <text:p>75.876</text:p>
          </table:table-cell>
          <table:table-cell table:style-name="ce13" office:value-type="string">
            <text:p>2020.01.15 22:05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4">
            <text:p>264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5 22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56">
            <text:p>56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04:4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56">
            <text:p>75.756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56">
            <text:p>75.756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56">
            <text:p>56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04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63">
            <text:p>63</text:p>
          </table:table-cell>
          <table:table-cell table:style-name="ce13" office:value-type="float" office:value="75.803">
            <text:p>75.803</text:p>
          </table:table-cell>
          <table:table-cell table:style-name="ce13" office:value-type="string">
            <text:p>2020.01.15 05:2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3">
            <text:p>63</text:p>
          </table:table-cell>
          <table:table-cell table:style-name="ce13" office:value-type="float" office:value="75.807">
            <text:p>75.807</text:p>
          </table:table-cell>
          <table:table-cell table:style-name="ce13" office:value-type="string">
            <text:p>2020.01.15 05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19999999999953">
            <text:p>0.002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53">
            <text:p>53</text:p>
          </table:table-cell>
          <table:table-cell table:style-name="ce13" office:value-type="float" office:value="75.802">
            <text:p>75.802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811">
            <text:p>75.811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29999999999859">
            <text:p>0.003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57">
            <text:p>57</text:p>
          </table:table-cell>
          <table:table-cell table:style-name="ce13" office:value-type="float" office:value="75.785">
            <text:p>75.785</text:p>
          </table:table-cell>
          <table:table-cell table:style-name="ce13" office:value-type="string">
            <text:p>2020.01.15 04:50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57">
            <text:p>57</text:p>
          </table:table-cell>
          <table:table-cell table:style-name="ce13" office:value-type="float" office:value="75.803">
            <text:p>75.803</text:p>
          </table:table-cell>
          <table:table-cell table:style-name="ce13" office:value-type="string">
            <text:p>2020.01.15 04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5000000000001">
            <text:p>-0.015</text:p>
          </table:table-cell>
          <table:table-cell office:value-type="string">
            <text:p>Z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72">
            <text:p>72</text:p>
          </table:table-cell>
          <table:table-cell table:style-name="ce13" office:value-type="float" office:value="75.776">
            <text:p>75.776</text:p>
          </table:table-cell>
          <table:table-cell table:style-name="ce13" office:value-type="string">
            <text:p>2020.01.15 06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75.782">
            <text:p>75.782</text:p>
          </table:table-cell>
          <table:table-cell table:style-name="ce13" office:value-type="string">
            <text:p>2020.01.15 06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8999999999996">
            <text:p>0.029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19">
            <text:p>119</text:p>
          </table:table-cell>
          <table:table-cell table:style-name="ce13" office:value-type="float" office:value="75.788">
            <text:p>75.788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96">
            <text:p>75.796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42">
            <text:p>142</text:p>
          </table:table-cell>
          <table:table-cell table:style-name="ce13" office:value-type="float" office:value="75.674">
            <text:p>75.674</text:p>
          </table:table-cell>
          <table:table-cell table:style-name="ce13" office:value-type="string">
            <text:p>2020.01.15 11:5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75.684">
            <text:p>75.684</text:p>
          </table:table-cell>
          <table:table-cell table:style-name="ce13" office:value-type="string">
            <text:p>2020.01.15 11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47999999999988">
            <text:p>0.048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6">
            <text:p>6</text:p>
          </table:table-cell>
          <table:table-cell table:style-name="ce13" office:value-type="float" office:value="75.9">
            <text:p>75.9</text:p>
          </table:table-cell>
          <table:table-cell table:style-name="ce13" office:value-type="string">
            <text:p>2020.01.15 00:3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4">
            <text:p>75.84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4">
            <text:p>75.84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5 00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style-name="ce13" office:value-type="float" office:value="4">
            <text:p>4</text:p>
          </table:table-cell>
          <table:table-cell table:number-columns-repeated="4"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7">
            <text:p>7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5 00:40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75.902">
            <text:p>75.902</text:p>
          </table:table-cell>
          <table:table-cell table:style-name="ce13" office:value-type="string">
            <text:p>2020.01.15 00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8">
            <text:p>8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00:4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7">
            <text:p>75.837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7">
            <text:p>75.837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75.908">
            <text:p>75.908</text:p>
          </table:table-cell>
          <table:table-cell table:style-name="ce13" office:value-type="string">
            <text:p>2020.01.15 0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9">
            <text:p>9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5 00:50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75.9">
            <text:p>75.9</text:p>
          </table:table-cell>
          <table:table-cell table:style-name="ce13" office:value-type="string">
            <text:p>2020.01.15 00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0">
            <text:p>10</text:p>
          </table:table-cell>
          <table:table-cell table:style-name="ce13" office:value-type="float" office:value="75.895">
            <text:p>75.895</text:p>
          </table:table-cell>
          <table:table-cell table:style-name="ce13" office:value-type="string">
            <text:p>2020.01.15 00:5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5">
            <text:p>75.835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5">
            <text:p>75.835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5.899">
            <text:p>75.899</text:p>
          </table:table-cell>
          <table:table-cell table:style-name="ce13" office:value-type="string">
            <text:p>2020.01.15 00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1">
            <text:p>11</text:p>
          </table:table-cell>
          <table:table-cell table:style-name="ce13" office:value-type="float" office:value="75.88">
            <text:p>75.88</text:p>
          </table:table-cell>
          <table:table-cell table:style-name="ce13" office:value-type="string">
            <text:p>2020.01.15 01:00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5.901">
            <text:p>75.901</text:p>
          </table:table-cell>
          <table:table-cell table:style-name="ce13" office:value-type="string">
            <text:p>2020.01.15 0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">
            <text:p>24</text:p>
          </table:table-cell>
          <table:table-cell table:style-name="ce13" office:value-type="float" office:value="75.747">
            <text:p>75.747</text:p>
          </table:table-cell>
          <table:table-cell table:style-name="ce13" office:value-type="string">
            <text:p>2020.01.15 02:05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75.774">
            <text:p>75.774</text:p>
          </table:table-cell>
          <table:table-cell table:style-name="ce13" office:value-type="string">
            <text:p>2020.01.15 02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61999999999998">
            <text:p>0.062</text:p>
          </table:table-cell>
          <table:table-cell office:value-type="string">
            <text:p>Z4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54">
            <text:p>54</text:p>
          </table:table-cell>
          <table:table-cell table:style-name="ce13" office:value-type="float" office:value="75.798">
            <text:p>75.798</text:p>
          </table:table-cell>
          <table:table-cell table:style-name="ce13" office:value-type="string">
            <text:p>2020.01.15 04:3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54">
            <text:p>54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5 04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69999999999908">
            <text:p>0.007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0">
            <text:p>120</text:p>
          </table:table-cell>
          <table:table-cell table:style-name="ce13" office:value-type="float" office:value="75.783">
            <text:p>75.783</text:p>
          </table:table-cell>
          <table:table-cell table:style-name="ce13" office:value-type="string">
            <text:p>2020.01.15 10:0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23">
            <text:p>75.723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23">
            <text:p>75.723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0">
            <text:p>120</text:p>
          </table:table-cell>
          <table:table-cell table:style-name="ce13" office:value-type="float" office:value="75.791">
            <text:p>75.791</text:p>
          </table:table-cell>
          <table:table-cell table:style-name="ce13" office:value-type="string">
            <text:p>2020.01.15 10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6">
            <text:p>126</text:p>
          </table:table-cell>
          <table:table-cell table:style-name="ce13" office:value-type="float" office:value="75.69">
            <text:p>75.69</text:p>
          </table:table-cell>
          <table:table-cell table:style-name="ce13" office:value-type="string">
            <text:p>2020.01.15 10:3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26">
            <text:p>126</text:p>
          </table:table-cell>
          <table:table-cell table:style-name="ce13" office:value-type="float" office:value="75.711">
            <text:p>75.711</text:p>
          </table:table-cell>
          <table:table-cell table:style-name="ce13" office:value-type="string">
            <text:p>2020.01.15 10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31999999999996">
            <text:p>0.032</text:p>
          </table:table-cell>
          <table:table-cell office:value-type="string">
            <text:p>Z4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7">
            <text:p>127</text:p>
          </table:table-cell>
          <table:table-cell table:style-name="ce13" office:value-type="float" office:value="75.706">
            <text:p>75.706</text:p>
          </table:table-cell>
          <table:table-cell table:style-name="ce13" office:value-type="string">
            <text:p>2020.01.15 10:4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27">
            <text:p>127</text:p>
          </table:table-cell>
          <table:table-cell table:style-name="ce13" office:value-type="float" office:value="75.709">
            <text:p>75.709</text:p>
          </table:table-cell>
          <table:table-cell table:style-name="ce13" office:value-type="string">
            <text:p>2020.01.15 10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5999999999991">
            <text:p>0.016</text:p>
          </table:table-cell>
          <table:table-cell office:value-type="string">
            <text:p>Z4</text:p>
          </table:table-cell>
          <table:table-cell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8">
            <text:p>128</text:p>
          </table:table-cell>
          <table:table-cell table:style-name="ce13" office:value-type="float" office:value="75.671">
            <text:p>75.671</text:p>
          </table:table-cell>
          <table:table-cell table:style-name="ce13" office:value-type="string">
            <text:p>2020.01.15 10:4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663">
            <text:p>75.663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663">
            <text:p>75.663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128">
            <text:p>128</text:p>
          </table:table-cell>
          <table:table-cell table:style-name="ce13" office:value-type="float" office:value="75.697">
            <text:p>75.697</text:p>
          </table:table-cell>
          <table:table-cell table:style-name="ce13" office:value-type="string">
            <text:p>2020.01.15 1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80000000000098">
            <text:p>-0.008</text:p>
          </table:table-cell>
          <table:table-cell office:value-type="string">
            <text:p>Z4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43">
            <text:p>143</text:p>
          </table:table-cell>
          <table:table-cell table:style-name="ce13" office:value-type="float" office:value="75.669">
            <text:p>75.669</text:p>
          </table:table-cell>
          <table:table-cell table:style-name="ce13" office:value-type="string">
            <text:p>2020.01.15 12:0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5.678">
            <text:p>75.678</text:p>
          </table:table-cell>
          <table:table-cell table:style-name="ce13" office:value-type="string">
            <text:p>2020.01.15 1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52999999999997">
            <text:p>0.053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85">
            <text:p>185</text:p>
          </table:table-cell>
          <table:table-cell table:style-name="ce13" office:value-type="float" office:value="75.626">
            <text:p>75.626</text:p>
          </table:table-cell>
          <table:table-cell table:style-name="ce13" office:value-type="string">
            <text:p>2020.01.15 15:3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5.659">
            <text:p>75.659</text:p>
          </table:table-cell>
          <table:table-cell table:style-name="ce13" office:value-type="string">
            <text:p>2020.01.15 15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97999999999999">
            <text:p>0.098</text:p>
          </table:table-cell>
          <table:table-cell office:value-type="string">
            <text:p>Z2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86">
            <text:p>186</text:p>
          </table:table-cell>
          <table:table-cell table:style-name="ce13" office:value-type="float" office:value="75.636">
            <text:p>75.636</text:p>
          </table:table-cell>
          <table:table-cell table:style-name="ce13" office:value-type="string">
            <text:p>2020.01.15 15:3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6">
            <text:p>186</text:p>
          </table:table-cell>
          <table:table-cell table:style-name="ce13" office:value-type="float" office:value="75.641">
            <text:p>75.641</text:p>
          </table:table-cell>
          <table:table-cell table:style-name="ce13" office:value-type="string">
            <text:p>2020.01.15 15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88000000000008">
            <text:p>0.088</text:p>
          </table:table-cell>
          <table:table-cell office:value-type="string">
            <text:p>Z2</text:p>
          </table:table-cell>
          <table:table-cell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87">
            <text:p>187</text:p>
          </table:table-cell>
          <table:table-cell table:style-name="ce13" office:value-type="float" office:value="75.609">
            <text:p>75.609</text:p>
          </table:table-cell>
          <table:table-cell table:style-name="ce13" office:value-type="string">
            <text:p>2020.01.15 15:4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614">
            <text:p>75.614</text:p>
          </table:table-cell>
          <table:table-cell table:style-name="ce13" office:value-type="string">
            <text:p>2020.01.15 15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1500000000001">
            <text:p>0.115</text:p>
          </table:table-cell>
          <table:table-cell office:value-type="string">
            <text:p>Z2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88">
            <text:p>188</text:p>
          </table:table-cell>
          <table:table-cell table:style-name="ce13" office:value-type="float" office:value="75.612">
            <text:p>75.612</text:p>
          </table:table-cell>
          <table:table-cell table:style-name="ce13" office:value-type="string">
            <text:p>2020.01.15 15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8">
            <text:p>188</text:p>
          </table:table-cell>
          <table:table-cell table:style-name="ce13" office:value-type="float" office:value="75.617">
            <text:p>75.617</text:p>
          </table:table-cell>
          <table:table-cell table:style-name="ce13" office:value-type="string">
            <text:p>2020.01.15 15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1200000000001">
            <text:p>0.112</text:p>
          </table:table-cell>
          <table:table-cell office:value-type="string">
            <text:p>Z2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2">
            <text:p>242</text:p>
          </table:table-cell>
          <table:table-cell table:style-name="ce13" office:value-type="float" office:value="75.932">
            <text:p>75.932</text:p>
          </table:table-cell>
          <table:table-cell table:style-name="ce13" office:value-type="string">
            <text:p>2020.01.15 20:15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72">
            <text:p>75.872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72">
            <text:p>75.872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2">
            <text:p>242</text:p>
          </table:table-cell>
          <table:table-cell table:style-name="ce13" office:value-type="float" office:value="75.934">
            <text:p>75.934</text:p>
          </table:table-cell>
          <table:table-cell table:style-name="ce13" office:value-type="string">
            <text:p>2020.01.15 2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3">
            <text:p>243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5 20:2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3">
            <text:p>243</text:p>
          </table:table-cell>
          <table:table-cell table:style-name="ce13" office:value-type="float" office:value="75.927">
            <text:p>75.927</text:p>
          </table:table-cell>
          <table:table-cell table:style-name="ce13" office:value-type="string">
            <text:p>2020.01.15 20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4">
            <text:p>244</text:p>
          </table:table-cell>
          <table:table-cell table:style-name="ce13" office:value-type="float" office:value="75.905">
            <text:p>75.905</text:p>
          </table:table-cell>
          <table:table-cell table:style-name="ce13" office:value-type="string">
            <text:p>2020.01.15 20:25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244">
            <text:p>244</text:p>
          </table:table-cell>
          <table:table-cell table:style-name="ce13" office:value-type="float" office:value="75.914">
            <text:p>75.914</text:p>
          </table:table-cell>
          <table:table-cell table:style-name="ce13" office:value-type="string">
            <text:p>2020.01.15 20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5">
            <text:p>245</text:p>
          </table:table-cell>
          <table:table-cell table:style-name="ce13" office:value-type="float" office:value="75.913">
            <text:p>75.913</text:p>
          </table:table-cell>
          <table:table-cell table:style-name="ce13" office:value-type="string">
            <text:p>2020.01.15 20:30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853">
            <text:p>75.853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853">
            <text:p>75.853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245">
            <text:p>245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5 20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6">
            <text:p>246</text:p>
          </table:table-cell>
          <table:table-cell table:style-name="ce13" office:value-type="float" office:value="75.898">
            <text:p>75.898</text:p>
          </table:table-cell>
          <table:table-cell table:style-name="ce13" office:value-type="string">
            <text:p>2020.01.15 20:3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09">
            <text:p>75.909</text:p>
          </table:table-cell>
          <table:table-cell table:style-name="ce13" office:value-type="string">
            <text:p>2020.01.15 20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7">
            <text:p>247</text:p>
          </table:table-cell>
          <table:table-cell table:style-name="ce13" office:value-type="float" office:value="75.905">
            <text:p>75.905</text:p>
          </table:table-cell>
          <table:table-cell table:style-name="ce13" office:value-type="string">
            <text:p>2020.01.15 20:40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247">
            <text:p>247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5 20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8">
            <text:p>248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5 20:4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48">
            <text:p>248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5 2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9">
            <text:p>249</text:p>
          </table:table-cell>
          <table:table-cell table:style-name="ce13" office:value-type="float" office:value="75.898">
            <text:p>75.898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901">
            <text:p>75.901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50">
            <text:p>250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878">
            <text:p>75.878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51">
            <text:p>251</text:p>
          </table:table-cell>
          <table:table-cell table:style-name="ce13" office:value-type="float" office:value="75.872">
            <text:p>75.872</text:p>
          </table:table-cell>
          <table:table-cell table:style-name="ce13" office:value-type="string">
            <text:p>2020.01.15 21:00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2">
            <text:p>75.812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2">
            <text:p>75.812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5.877">
            <text:p>75.877</text:p>
          </table:table-cell>
          <table:table-cell table:style-name="ce13" office:value-type="string">
            <text:p>2020.01.15 2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52">
            <text:p>252</text:p>
          </table:table-cell>
          <table:table-cell table:style-name="ce13" office:value-type="float" office:value="75.864">
            <text:p>75.864</text:p>
          </table:table-cell>
          <table:table-cell table:style-name="ce13" office:value-type="string">
            <text:p>2020.01.15 21:0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04">
            <text:p>75.804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04">
            <text:p>75.804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52">
            <text:p>252</text:p>
          </table:table-cell>
          <table:table-cell table:style-name="ce13" office:value-type="float" office:value="75.878">
            <text:p>75.878</text:p>
          </table:table-cell>
          <table:table-cell table:style-name="ce13" office:value-type="string">
            <text:p>2020.01.15 21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3">
            <text:p>23</text:p>
          </table:table-cell>
          <table:table-cell table:style-name="ce13" office:value-type="float" office:value="75.738">
            <text:p>75.738</text:p>
          </table:table-cell>
          <table:table-cell table:style-name="ce13" office:value-type="string">
            <text:p>2020.01.15 02:0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75.751">
            <text:p>75.751</text:p>
          </table:table-cell>
          <table:table-cell table:style-name="ce13" office:value-type="string">
            <text:p>2020.01.15 0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70999999999998">
            <text:p>0.071</text:p>
          </table:table-cell>
          <table:table-cell office:value-type="string">
            <text:p>Z4</text:p>
          </table:table-cell>
          <table:table-cell table:number-columns-repeated="3"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5">
            <text:p>125</text:p>
          </table:table-cell>
          <table:table-cell table:style-name="ce13" office:value-type="float" office:value="75.685">
            <text:p>75.685</text:p>
          </table:table-cell>
          <table:table-cell table:style-name="ce13" office:value-type="string">
            <text:p>2020.01.15 10:3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25">
            <text:p>125</text:p>
          </table:table-cell>
          <table:table-cell table:style-name="ce13" office:value-type="float" office:value="75.707">
            <text:p>75.707</text:p>
          </table:table-cell>
          <table:table-cell table:style-name="ce13" office:value-type="string">
            <text:p>2020.01.15 10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36999999999992">
            <text:p>0.037</text:p>
          </table:table-cell>
          <table:table-cell office:value-type="string">
            <text:p>Z4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84">
            <text:p>184</text:p>
          </table:table-cell>
          <table:table-cell table:style-name="ce13" office:value-type="float" office:value="75.624">
            <text:p>75.624</text:p>
          </table:table-cell>
          <table:table-cell table:style-name="ce13" office:value-type="string">
            <text:p>2020.01.15 15:2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637">
            <text:p>75.637</text:p>
          </table:table-cell>
          <table:table-cell table:style-name="ce13" office:value-type="string">
            <text:p>2020.01.15 15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0000000000001">
            <text:p>0.100</text:p>
          </table:table-cell>
          <table:table-cell office:value-type="string">
            <text:p>Z2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1">
            <text:p>241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5 20:1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69">
            <text:p>75.869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69">
            <text:p>75.869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1">
            <text:p>24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5 20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71">
            <text:p>271</text:p>
          </table:table-cell>
          <table:table-cell table:style-name="ce13" office:value-type="float" office:value="75.803">
            <text:p>75.803</text:p>
          </table:table-cell>
          <table:table-cell table:style-name="ce13" office:value-type="string">
            <text:p>2020.01.15 22:4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1">
            <text:p>271</text:p>
          </table:table-cell>
          <table:table-cell table:style-name="ce13" office:value-type="float" office:value="75.811">
            <text:p>75.811</text:p>
          </table:table-cell>
          <table:table-cell table:style-name="ce13" office:value-type="string">
            <text:p>2020.01.15 22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65">
            <text:p>65</text:p>
          </table:table-cell>
          <table:table-cell table:style-name="ce13" office:value-type="float" office:value="75.758">
            <text:p>75.758</text:p>
          </table:table-cell>
          <table:table-cell table:style-name="ce13" office:value-type="string">
            <text:p>2020.01.15 05:3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75.797">
            <text:p>75.797</text:p>
          </table:table-cell>
          <table:table-cell table:style-name="ce13" office:value-type="string">
            <text:p>2020.01.15 05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6999999999997">
            <text:p>0.047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2">
            <text:p>22</text:p>
          </table:table-cell>
          <table:table-cell table:style-name="ce13" office:value-type="float" office:value="75.698">
            <text:p>75.698</text:p>
          </table:table-cell>
          <table:table-cell table:style-name="ce13" office:value-type="string">
            <text:p>2020.01.15 01:55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5.749">
            <text:p>75.749</text:p>
          </table:table-cell>
          <table:table-cell table:style-name="ce13" office:value-type="string">
            <text:p>2020.01.15 01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11">
            <text:p>0.111</text:p>
          </table:table-cell>
          <table:table-cell office:value-type="string">
            <text:p>Z4</text:p>
          </table:table-cell>
          <table:table-cell table:number-columns-repeated="4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10">
            <text:p>110</text:p>
          </table:table-cell>
          <table:table-cell table:style-name="ce13" office:value-type="float" office:value="75.777">
            <text:p>75.777</text:p>
          </table:table-cell>
          <table:table-cell table:style-name="ce13" office:value-type="string">
            <text:p>2020.01.15 09:15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6">
            <text:p>75.776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6">
            <text:p>75.776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10">
            <text:p>110</text:p>
          </table:table-cell>
          <table:table-cell table:style-name="ce13" office:value-type="float" office:value="75.81">
            <text:p>75.81</text:p>
          </table:table-cell>
          <table:table-cell table:style-name="ce13" office:value-type="string">
            <text:p>2020.01.15 09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10000000000048">
            <text:p>-0.001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4">
            <text:p>124</text:p>
          </table:table-cell>
          <table:table-cell table:style-name="ce13" office:value-type="float" office:value="75.649">
            <text:p>75.649</text:p>
          </table:table-cell>
          <table:table-cell table:style-name="ce13" office:value-type="string">
            <text:p>2020.01.15 10:2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663">
            <text:p>75.663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663">
            <text:p>75.663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5.686">
            <text:p>75.686</text:p>
          </table:table-cell>
          <table:table-cell table:style-name="ce13" office:value-type="string">
            <text:p>2020.01.15 10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3999999999996">
            <text:p>0.014</text:p>
          </table:table-cell>
          <table:table-cell office:value-type="string">
            <text:p>Z4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83">
            <text:p>183</text:p>
          </table:table-cell>
          <table:table-cell table:style-name="ce13" office:value-type="float" office:value="75.61">
            <text:p>75.61</text:p>
          </table:table-cell>
          <table:table-cell table:style-name="ce13" office:value-type="string">
            <text:p>2020.01.15 15:20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599">
            <text:p>75.599</text:p>
          </table:table-cell>
          <table:table-cell table:style-name="ce13" office:value-type="string">
            <text:p>2020.01.15 15:40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599">
            <text:p>75.599</text:p>
          </table:table-cell>
          <table:table-cell table:style-name="ce13" office:value-type="string">
            <text:p>2020.01.15 15:40</text:p>
          </table:table-cell>
          <table:table-cell table:style-name="ce13" office:value-type="float" office:value="183">
            <text:p>183</text:p>
          </table:table-cell>
          <table:table-cell table:style-name="ce13" office:value-type="float" office:value="75.63">
            <text:p>75.63</text:p>
          </table:table-cell>
          <table:table-cell table:style-name="ce13" office:value-type="string">
            <text:p>2020.01.15 15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0999999999996">
            <text:p>-0.011</text:p>
          </table:table-cell>
          <table:table-cell office:value-type="string">
            <text:p>Z5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0">
            <text:p>240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5 20:05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0">
            <text:p>240</text:p>
          </table:table-cell>
          <table:table-cell table:style-name="ce13" office:value-type="float" office:value="75.936">
            <text:p>75.936</text:p>
          </table:table-cell>
          <table:table-cell table:style-name="ce13" office:value-type="string">
            <text:p>2020.01.15 20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70">
            <text:p>270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5 22:3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0">
            <text:p>270</text:p>
          </table:table-cell>
          <table:table-cell table:style-name="ce13" office:value-type="float" office:value="75.814">
            <text:p>75.814</text:p>
          </table:table-cell>
          <table:table-cell table:style-name="ce13" office:value-type="string">
            <text:p>2020.01.15 22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table:number-columns-repeated="4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08">
            <text:p>108</text:p>
          </table:table-cell>
          <table:table-cell table:style-name="ce13" office:value-type="float" office:value="75.823">
            <text:p>75.823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3">
            <text:p>75.763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3">
            <text:p>75.763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26">
            <text:p>75.826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5">
            <text:p>15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5 01:20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01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64">
            <text:p>64</text:p>
          </table:table-cell>
          <table:table-cell table:style-name="ce13" office:value-type="float" office:value="75.783">
            <text:p>75.783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91">
            <text:p>75.791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1999999999991">
            <text:p>0.022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80">
            <text:p>180</text:p>
          </table:table-cell>
          <table:table-cell table:style-name="ce13" office:value-type="float" office:value="75.691">
            <text:p>75.691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631">
            <text:p>75.631</text:p>
          </table:table-cell>
          <table:table-cell table:style-name="ce13" office:value-type="string">
            <text:p>2020.01.15 15:10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631">
            <text:p>75.631</text:p>
          </table:table-cell>
          <table:table-cell table:style-name="ce13" office:value-type="string">
            <text:p>2020.01.15 15:1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96">
            <text:p>75.696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38">
            <text:p>238</text:p>
          </table:table-cell>
          <table:table-cell table:style-name="ce13" office:value-type="float" office:value="75.947">
            <text:p>75.947</text:p>
          </table:table-cell>
          <table:table-cell table:style-name="ce13" office:value-type="string">
            <text:p>2020.01.15 19:55</text:p>
          </table:table-cell>
          <table:table-cell table:style-name="ce13" office:value-type="float" office:value="245">
            <text:p>245</text:p>
          </table:table-cell>
          <table:table-cell table:style-name="ce13" office:value-type="float" office:value="75.887">
            <text:p>75.887</text:p>
          </table:table-cell>
          <table:table-cell table:style-name="ce13" office:value-type="string">
            <text:p>2020.01.15 20:30</text:p>
          </table:table-cell>
          <table:table-cell table:style-name="ce13" office:value-type="float" office:value="245">
            <text:p>245</text:p>
          </table:table-cell>
          <table:table-cell table:style-name="ce13" office:value-type="float" office:value="75.887">
            <text:p>75.887</text:p>
          </table:table-cell>
          <table:table-cell table:style-name="ce13" office:value-type="string">
            <text:p>2020.01.15 20:30</text:p>
          </table:table-cell>
          <table:table-cell table:style-name="ce13" office:value-type="float" office:value="238">
            <text:p>238</text:p>
          </table:table-cell>
          <table:table-cell table:style-name="ce13" office:value-type="float" office:value="75.954">
            <text:p>75.954</text:p>
          </table:table-cell>
          <table:table-cell table:style-name="ce13" office:value-type="string">
            <text:p>2020.01.15 19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65">
            <text:p>265</text:p>
          </table:table-cell>
          <table:table-cell table:style-name="ce13" office:value-type="float" office:value="75.86">
            <text:p>75.86</text:p>
          </table:table-cell>
          <table:table-cell table:style-name="ce13" office:value-type="string">
            <text:p>2020.01.15 22:10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5">
            <text:p>265</text:p>
          </table:table-cell>
          <table:table-cell table:style-name="ce13" office:value-type="float" office:value="75.863">
            <text:p>75.863</text:p>
          </table:table-cell>
          <table:table-cell table:style-name="ce13" office:value-type="string">
            <text:p>2020.01.15 22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21">
            <text:p>121</text:p>
          </table:table-cell>
          <table:table-cell table:style-name="ce13" office:value-type="float" office:value="75.774">
            <text:p>75.774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14">
            <text:p>75.714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14">
            <text:p>75.714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74">
            <text:p>75.774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6">
            <text:p>16</text:p>
          </table:table-cell>
          <table:table-cell table:style-name="ce13" office:value-type="float" office:value="75.861">
            <text:p>75.861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75.801">
            <text:p>75.801</text:p>
          </table:table-cell>
          <table:table-cell table:style-name="ce13" office:value-type="string">
            <text:p>2020.01.15 01:35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75.801">
            <text:p>75.801</text:p>
          </table:table-cell>
          <table:table-cell table:style-name="ce13" office:value-type="string">
            <text:p>2020.01.15 01:3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61">
            <text:p>75.861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09">
            <text:p>109</text:p>
          </table:table-cell>
          <table:table-cell table:style-name="ce13" office:value-type="float" office:value="75.796">
            <text:p>75.796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36">
            <text:p>75.736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36">
            <text:p>75.736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99">
            <text:p>75.799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22">
            <text:p>122</text:p>
          </table:table-cell>
          <table:table-cell table:style-name="ce13" office:value-type="float" office:value="75.716">
            <text:p>75.716</text:p>
          </table:table-cell>
          <table:table-cell table:style-name="ce13" office:value-type="string">
            <text:p>2020.01.15 10:15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5.656">
            <text:p>75.656</text:p>
          </table:table-cell>
          <table:table-cell table:style-name="ce13" office:value-type="string">
            <text:p>2020.01.15 10:20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5.656">
            <text:p>75.656</text:p>
          </table:table-cell>
          <table:table-cell table:style-name="ce13" office:value-type="string">
            <text:p>2020.01.15 10:20</text:p>
          </table:table-cell>
          <table:table-cell table:style-name="ce13" office:value-type="float" office:value="122">
            <text:p>122</text:p>
          </table:table-cell>
          <table:table-cell table:style-name="ce13" office:value-type="float" office:value="75.723">
            <text:p>75.723</text:p>
          </table:table-cell>
          <table:table-cell table:style-name="ce13" office:value-type="string">
            <text:p>2020.01.15 1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81">
            <text:p>181</text:p>
          </table:table-cell>
          <table:table-cell table:style-name="ce13" office:value-type="float" office:value="75.633">
            <text:p>75.633</text:p>
          </table:table-cell>
          <table:table-cell table:style-name="ce13" office:value-type="string">
            <text:p>2020.01.15 15:1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661">
            <text:p>75.661</text:p>
          </table:table-cell>
          <table:table-cell table:style-name="ce13" office:value-type="string">
            <text:p>2020.01.15 15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91000000000008">
            <text:p>0.091</text:p>
          </table:table-cell>
          <table:table-cell office:value-type="string">
            <text:p>Z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39">
            <text:p>239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5 20:0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39">
            <text:p>239</text:p>
          </table:table-cell>
          <table:table-cell table:style-name="ce13" office:value-type="float" office:value="75.933">
            <text:p>75.933</text:p>
          </table:table-cell>
          <table:table-cell table:style-name="ce13" office:value-type="string">
            <text:p>2020.01.15 20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66">
            <text:p>266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7">
            <text:p>17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01:3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757">
            <text:p>75.757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757">
            <text:p>75.757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5 0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3" table:style-name="ce1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8">
            <text:p>18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5 01:35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746">
            <text:p>75.746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746">
            <text:p>75.746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75.811">
            <text:p>75.811</text:p>
          </table:table-cell>
          <table:table-cell table:style-name="ce13" office:value-type="string">
            <text:p>2020.01.15 01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style-name="ce13" office:value-type="float" office:value="4">
            <text:p>4</text:p>
          </table:table-cell>
          <table:table-cell table:number-columns-repeated="4" table:style-name="ce1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9">
            <text:p>19</text:p>
          </table:table-cell>
          <table:table-cell table:style-name="ce13" office:value-type="float" office:value="75.788">
            <text:p>75.788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791">
            <text:p>75.791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table:style-name="ce1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0">
            <text:p>20</text:p>
          </table:table-cell>
          <table:table-cell table:style-name="ce13" office:value-type="float" office:value="75.761">
            <text:p>75.761</text:p>
          </table:table-cell>
          <table:table-cell table:style-name="ce13" office:value-type="string">
            <text:p>2020.01.15 01:45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5.701">
            <text:p>75.701</text:p>
          </table:table-cell>
          <table:table-cell table:style-name="ce13" office:value-type="string">
            <text:p>2020.01.15 01:50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5.701">
            <text:p>75.701</text:p>
          </table:table-cell>
          <table:table-cell table:style-name="ce13" office:value-type="string">
            <text:p>2020.01.15 01:5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62">
            <text:p>75.762</text:p>
          </table:table-cell>
          <table:table-cell table:style-name="ce13" office:value-type="string">
            <text:p>2020.01.15 0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table:style-name="ce1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1">
            <text:p>21</text:p>
          </table:table-cell>
          <table:table-cell table:style-name="ce13" office:value-type="float" office:value="75.736">
            <text:p>75.736</text:p>
          </table:table-cell>
          <table:table-cell table:style-name="ce13" office:value-type="string">
            <text:p>2020.01.15 01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5.74">
            <text:p>75.74</text:p>
          </table:table-cell>
          <table:table-cell table:style-name="ce13" office:value-type="string">
            <text:p>2020.01.15 01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72999999999993">
            <text:p>0.073</text:p>
          </table:table-cell>
          <table:table-cell office:value-type="string">
            <text:p>Z4</text:p>
          </table:table-cell>
          <table:table-cell table:number-columns-repeated="5" table:style-name="ce1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23">
            <text:p>123</text:p>
          </table:table-cell>
          <table:table-cell table:style-name="ce13" office:value-type="float" office:value="75.69">
            <text:p>75.69</text:p>
          </table:table-cell>
          <table:table-cell table:style-name="ce13" office:value-type="string">
            <text:p>2020.01.15 10:2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5.69">
            <text:p>75.69</text:p>
          </table:table-cell>
          <table:table-cell table:style-name="ce13" office:value-type="string">
            <text:p>2020.01.15 10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31999999999996">
            <text:p>0.032</text:p>
          </table:table-cell>
          <table:table-cell office:value-type="string">
            <text:p>Z4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82">
            <text:p>182</text:p>
          </table:table-cell>
          <table:table-cell table:style-name="ce13" office:value-type="float" office:value="75.624">
            <text:p>75.624</text:p>
          </table:table-cell>
          <table:table-cell table:style-name="ce13" office:value-type="string">
            <text:p>2020.01.15 15:1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2">
            <text:p>182</text:p>
          </table:table-cell>
          <table:table-cell table:style-name="ce13" office:value-type="float" office:value="75.639">
            <text:p>75.639</text:p>
          </table:table-cell>
          <table:table-cell table:style-name="ce13" office:value-type="string">
            <text:p>2020.01.15 15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0000000000001">
            <text:p>0.100</text:p>
          </table:table-cell>
          <table:table-cell office:value-type="string">
            <text:p>Z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67">
            <text:p>267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31">
            <text:p>75.831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68">
            <text:p>268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29">
            <text:p>75.829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office:value-type="float" office:value="5">
            <text:p>5</text:p>
          </table:table-cell>
          <table:table-cell table:number-columns-repeated="4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69">
            <text:p>269</text:p>
          </table:table-cell>
          <table:table-cell table:style-name="ce13" office:value-type="float" office:value="75.811">
            <text:p>75.811</text:p>
          </table:table-cell>
          <table:table-cell table:style-name="ce13" office:value-type="string">
            <text:p>2020.01.15 22:3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9">
            <text:p>269</text:p>
          </table:table-cell>
          <table:table-cell table:style-name="ce13" office:value-type="float" office:value="75.821">
            <text:p>75.821</text:p>
          </table:table-cell>
          <table:table-cell table:style-name="ce13" office:value-type="string">
            <text:p>2020.01.15 2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table:number-columns-repeated="5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4"/>
          <table:table-cell table:style-name="ce18" office:value-type="float" office:value="0">
            <text:p>0.000</text:p>
          </table:table-cell>
          <table:table-cell office:value-type="string">
            <text:p>Z1</text:p>
          </table:table-cell>
          <table:table-cell table:number-columns-repeated="4" office:value-type="float" office:value="2">
            <text:p>2</text:p>
          </table:table-cell>
          <table:table-cell table:number-columns-repeated="1002"/>
        </table:table-row>
        <table:table-row table:style-name="ro3">
          <table:table-cell table:style-name="ce13" office:value-type="float" office:value="1">
            <text:p>1</text:p>
          </table:table-cell>
          <table:table-cell table:style-name="ce13" office:value-type="float" office:value="75.908">
            <text:p>75.908</text:p>
          </table:table-cell>
          <table:table-cell table:style-name="ce13" office:value-type="string">
            <text:p>2020.01.15 00:10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48">
            <text:p>75.848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48">
            <text:p>75.848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5 00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office:value-type="float" office:value="2">
            <text:p>2</text:p>
          </table:table-cell>
          <table:table-cell table:number-columns-repeated="1003"/>
        </table:table-row>
        <table:table-row table:style-name="ro3">
          <table:table-cell table:style-name="ce13" office:value-type="float" office:value="2">
            <text:p>2</text:p>
          </table:table-cell>
          <table:table-cell table:style-name="ce13" office:value-type="float" office:value="75.917">
            <text:p>75.917</text:p>
          </table:table-cell>
          <table:table-cell table:style-name="ce13" office:value-type="string">
            <text:p>2020.01.15 00: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57">
            <text:p>75.857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57">
            <text:p>75.857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5 0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2">
            <text:p>2</text:p>
          </table:table-cell>
          <table:table-cell table:number-columns-repeated="1004"/>
        </table:table-row>
        <table:table-row table:style-name="ro3">
          <table:table-cell table:style-name="ce13" office:value-type="string">
            <text:p>len =&gt; 284</text:p>
          </table:table-cell>
          <table:table-cell table:style-name="ce13" table:number-columns-repeated="16"/>
          <table:table-cell table:number-columns-repeated="1007"/>
        </table:table-row>
        <table:table-row table:style-name="ro3" table:number-rows-repeated="76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1'.U404" table:end-x="0.644cm" table:end-y="0.038cm" draw:z-index="0" draw:style-name="gr1" draw:text-style-name="P1" svg:width="23.763cm" svg:height="13.885cm" svg:x="1.451cm" svg:y="0.088cm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" table:style-name="ta1" table:print="false">
        <office:forms form:automatic-focus="false" form:apply-design-mode="false"/>
        <table:table-column table:style-name="co4" table:default-cell-style-name="ce11"/>
        <table:table-column table:style-name="co1" table:default-cell-style-name="ce11"/>
        <table:table-column table:style-name="co9" table:default-cell-style-name="ce11"/>
        <table:table-column table:style-name="co1" table:number-columns-repeated="2" table:default-cell-style-name="ce11"/>
        <table:table-column table:style-name="co10" table:default-cell-style-name="ce11"/>
        <table:table-column table:style-name="co1" table:number-columns-repeated="12" table:default-cell-style-name="ce11"/>
        <table:table-column table:style-name="co11" table:number-columns-repeated="5" table:default-cell-style-name="ce11"/>
        <table:table-column table:style-name="co1" table:number-columns-repeated="1001" table:default-cell-style-name="ce11"/>
        <table:table-row table:style-name="ro3">
          <table:table-cell office:value-type="string">
            <text:p>[03/25/2020 16:05:31 : FxTestController.php : 527] </text:p>
          </table:table-cell>
          <table:table-cell table:number-columns-repeated="1023"/>
        </table:table-row>
        <table:table-row table:style-name="ro3">
          <table:table-cell office:value-type="string">
            <text:p>$nameOf_DP</text:p>
          </table:table-cell>
          <table:table-cell office:value-type="string">
            <text:p>dp-all</text:p>
          </table:table-cell>
          <table:table-cell table:number-columns-repeated="1022"/>
        </table:table-row>
        <table:table-row table:style-name="ro3">
          <table:table-cell office:value-type="string">
            <text:p>$_dpath_File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3">
          <table:table-cell office:value-type="string">
            <text:p>$_fname_File_CSV</text:p>
          </table:table-cell>
          <table:table-cell office:value-type="string">
            <text:p>(AUDJPY).(M5).20200227_131436.[20200114_0005-20200114_2355].csv</text:p>
          </table:table-cell>
          <table:table-cell table:number-columns-repeated="1022"/>
        </table:table-row>
        <table:table-row table:style-name="ro3">
          <table:table-cell office:value-type="string">
            <text:p>start</text:p>
          </table:table-cell>
          <table:table-cell office:value-type="string">
            <text:p>2020.01.14 00:05</text:p>
          </table:table-cell>
          <table:table-cell table:number-columns-repeated="1022"/>
        </table:table-row>
        <table:table-row table:style-name="ro3">
          <table:table-cell office:value-type="string">
            <text:p>end</text:p>
          </table:table-cell>
          <table:table-cell office:value-type="string">
            <text:p>2020.01.14 23:55</text:p>
          </table:table-cell>
          <table:table-cell table:number-columns-repeated="1022"/>
        </table:table-row>
        <table:table-row table:style-name="ro3">
          <table:table-cell office:value-type="string">
            <text:p>$lo_BarDatas</text:p>
          </table:table-cell>
          <table:table-cell office:value-type="float" office:value="287">
            <text:p>287</text:p>
          </table:table-cell>
          <table:table-cell table:number-columns-repeated="18"/>
          <table:table-cell table:style-name="ce23"/>
          <table:table-cell table:number-columns-repeated="1003"/>
        </table:table-row>
        <table:table-row table:style-name="ro4">
          <table:table-cell office:value-type="string">
            <text:p>$lo_Pos</text:p>
          </table:table-cell>
          <table:table-cell office:value-type="float" office:value="284">
            <text:p>284</text:p>
          </table:table-cell>
          <table:table-cell office:value-type="string">
            <text:p>of all bds</text:p>
          </table:table-cell>
          <table:table-cell office:value-type="float" office:value="0.99">
            <text:p>0.99</text:p>
          </table:table-cell>
          <table:table-cell table:number-columns-repeated="16"/>
          <table:table-cell table:style-name="ce23"/>
          <table:table-cell table:number-columns-repeated="2"/>
          <table:table-cell table:style-name="ce12" office:value-type="string">
            <office:annotation draw:style-name="gr2" draw:text-style-name="P2" svg:width="2.899cm" svg:height="0.669cm" svg:x="52.067cm" svg:y="2.25cm" draw:caption-point-x="-0.61cm" draw:caption-point-y="1.511cm">
              <dc:creator>ik</dc:creator>
              <dc:date>2020-03-25T00:00:00</dc:date>
              <text:p text:style-name="P2"><text:span text:style-name="T1">黄色１</text:span></text:p>
            </office:annotation>
            <text:p>latest 3 bars</text:p>
          </table:table-cell>
          <table:table-cell table:style-name="ce12" office:value-type="string">
            <text:p>count</text:p>
          </table:table-cell>
          <table:table-cell table:style-name="ce12" office:value-type="string">
            <text:p>ratio</text:p>
          </table:table-cell>
          <table:table-cell table:style-name="ce12" office:value-type="string">
            <text:p>plus/minus</text:p>
          </table:table-cell>
          <table:table-cell table:style-name="ce12" office:value-type="string">
            <text:p>num of</text:p>
            <text:p>plus</text:p>
          </table:table-cell>
          <table:table-cell table:style-name="ce12" office:value-type="string">
            <text:p>num of</text:p>
            <text:p>minus</text:p>
          </table:table-cell>
          <table:table-cell table:number-columns-repeated="995"/>
        </table:table-row>
        <table:table-row table:style-name="ro3">
          <table:table-cell office:value-type="string">
            <text:p>$numOf_SLs</text:p>
          </table:table-cell>
          <table:table-cell office:value-type="float" office:value="256">
            <text:p>256</text:p>
          </table:table-cell>
          <table:table-cell office:value-type="string">
            <text:p>of all Pos</text:p>
          </table:table-cell>
          <table:table-cell office:value-type="float" office:value="0.901">
            <text:p>0.901</text:p>
          </table:table-cell>
          <table:table-cell table:number-columns-repeated="16"/>
          <table:table-cell table:style-name="ce23"/>
          <table:table-cell table:number-columns-repeated="2"/>
          <table:table-cell table:style-name="ce33" office:value-type="string">
            <office:annotation office:display="true" draw:style-name="gr4" draw:text-style-name="P2" svg:width="2.899cm" svg:height="0.561cm" svg:x="45.087cm" svg:y="3.62cm" draw:caption-point-x="6.37cm" draw:caption-point-y="1.138cm">
              <dc:creator>ik</dc:creator>
              <dc:date>2020-03-26T00:00:00</dc:date>
              <text:p text:style-name="P2"><text:span text:style-name="T1">黄色３</text:span></text:p>
            </office:annotation>
            <text:p>1 &gt; 1 &gt; 1</text:p>
          </table:table-cell>
          <table:table-cell table:style-name="ce13" table:formula="of:=COUNTA([.Q17:.Q22])" office:value-type="float" office:value="6">
            <text:p>6</text:p>
          </table:table-cell>
          <table:table-cell table:style-name="ce28" table:formula="of:=[.Y9]/[.$Y$15]" office:value-type="percentage" office:value="0.0213523131672598">
            <text:p>2.14%</text:p>
          </table:table-cell>
          <table:table-cell table:style-name="ce13" table:formula="of:=SUM([.Q17:.Q22])" office:value-type="float" office:value="-0.115000000000024">
            <text:p>-0.115</text:p>
          </table:table-cell>
          <table:table-cell table:style-name="ce13" table:formula="of:=COUNTIF([.Q16:.Q19];&quot;&gt;=0&quot;)" office:value-type="float" office:value="2">
            <text:p>2</text:p>
          </table:table-cell>
          <table:table-cell table:style-name="ce30" table:formula="of:=COUNTIF([.Q16:.Q19];&quot;&lt;0&quot;)" office:value-type="float" office:value="1">
            <text:p>1</text:p>
          </table:table-cell>
          <table:table-cell table:number-columns-repeated="995"/>
        </table:table-row>
        <table:table-row table:style-name="ro3">
          <table:table-cell office:value-type="string">
            <text:p>$numOf_TPs</text:p>
          </table:table-cell>
          <table:table-cell office:value-type="float" office:value="0">
            <text:p>0</text:p>
          </table:table-cell>
          <table:table-cell office:value-type="string">
            <text:p>of all Pos</text:p>
          </table:table-cell>
          <table:table-cell table:style-name="ce14" office:value-type="float" office:value="0">
            <text:p>0.000</text:p>
          </table:table-cell>
          <table:table-cell table:number-columns-repeated="16"/>
          <table:table-cell table:style-name="ce23"/>
          <table:table-cell table:number-columns-repeated="2"/>
          <table:table-cell table:style-name="ce24" office:value-type="string">
            <office:annotation office:display="true" draw:style-name="gr2" draw:text-style-name="P2" svg:width="2.899cm" svg:height="0.669cm" svg:x="46.036cm" svg:y="4.211cm" draw:caption-point-x="5.421cm" draw:caption-point-y="1.083cm">
              <dc:creator>ik</dc:creator>
              <dc:date>2020-03-25T00:00:00</dc:date>
              <text:p text:style-name="P2"><text:span text:style-name="T1">赤１</text:span></text:p>
            </office:annotation>
            <text:p>1 &gt; 1 &gt; 2</text:p>
          </table:table-cell>
          <table:table-cell table:style-name="ce13" table:formula="of:=COUNTA([.Q23:.Q24])" office:value-type="float" office:value="2">
            <text:p>2</text:p>
          </table:table-cell>
          <table:table-cell table:style-name="ce28" table:formula="of:=[.Y10]/[.$Y$15]" office:value-type="percentage" office:value="0.00711743772241993">
            <text:p>0.71%</text:p>
          </table:table-cell>
          <table:table-cell table:style-name="ce13" table:formula="of:=SUM([.Q23:.Q24])" office:value-type="float" office:value="-0.078000000000003">
            <text:p>-0.078</text:p>
          </table:table-cell>
          <table:table-cell table:style-name="ce13" table:formula="of:=COUNTIF([.Q17:.Q20];&quot;&gt;=0&quot;)" office:value-type="float" office:value="2">
            <text:p>2</text:p>
          </table:table-cell>
          <table:table-cell table:style-name="ce30" table:formula="of:=COUNTIF([.Q17:.Q20];&quot;&lt;0&quot;)" office:value-type="float" office:value="2">
            <text:p>2</text:p>
          </table:table-cell>
          <table:table-cell table:number-columns-repeated="995"/>
        </table:table-row>
        <table:table-row table:style-name="ro3">
          <table:table-cell office:value-type="string">
            <text:p>sum : start - exit</text:p>
          </table:table-cell>
          <table:table-cell office:value-type="float" office:value="0.952">
            <text:p>0.952</text:p>
          </table:table-cell>
          <table:table-cell table:number-columns-repeated="18"/>
          <table:table-cell table:style-name="ce23"/>
          <table:table-cell table:number-columns-repeated="2"/>
          <table:table-cell table:style-name="ce25" office:value-type="string">
            <office:annotation office:display="true" draw:style-name="gr5" draw:text-style-name="P2" svg:width="2.899cm" svg:height="0.72cm" svg:x="45.59cm" svg:y="4.721cm" draw:caption-point-x="5.867cm" draw:caption-point-y="1.109cm">
              <dc:creator>ik</dc:creator>
              <dc:date>2020-03-26T00:00:00</dc:date>
              <text:p text:style-name="P2"><text:span text:style-name="T1">シアン２</text:span></text:p>
            </office:annotation>
            <text:p>1 &gt; 2 &gt; 1</text:p>
          </table:table-cell>
          <table:table-cell table:style-name="ce13" office:value-type="float" office:value="0">
            <text:p>0</text:p>
          </table:table-cell>
          <table:table-cell table:style-name="ce28" table:formula="of:=[.Y11]/[.$Y$15]" office:value-type="percentage" office:value="0">
            <text:p>0.00%</text:p>
          </table:table-cell>
          <table:table-cell table:style-name="ce13" table:formula="of:=SUM([.Q21])" office:value-type="float" office:value="-0.060000000000002">
            <text:p>-0.0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995"/>
        </table:table-row>
        <table:table-row table:style-name="ro3">
          <table:table-cell office:value-type="string">
            <text:p>xt_idx = -1</text:p>
          </table:table-cell>
          <table:table-cell office:value-type="float" office:value="27">
            <text:p>27</text:p>
          </table:table-cell>
          <table:table-cell table:number-columns-repeated="18"/>
          <table:table-cell table:style-name="ce23"/>
          <table:table-cell table:number-columns-repeated="2"/>
          <table:table-cell table:style-name="ce26" office:value-type="string">
            <office:annotation office:display="true" draw:style-name="gr2" draw:text-style-name="P2" svg:width="2.899cm" svg:height="0.669cm" svg:x="46.232cm" svg:y="5.176cm" draw:caption-point-x="5.225cm" draw:caption-point-y="1.19cm">
              <dc:creator>ik</dc:creator>
              <dc:date>2020-03-25T00:00:00</dc:date>
              <text:p text:style-name="P2"><text:span text:style-name="T1">青灰色</text:span></text:p>
            </office:annotation>
            <text:p>1 &gt; 2 &gt; 2</text:p>
          </table:table-cell>
          <table:table-cell table:style-name="ce13" table:formula="of:=COUNTA([.Q28])" office:value-type="float" office:value="1">
            <text:p>1</text:p>
          </table:table-cell>
          <table:table-cell table:style-name="ce28" table:formula="of:=[.Y12]/[.$Y$15]" office:value-type="percentage" office:value="0.00355871886120996">
            <text:p>0.36%</text:p>
          </table:table-cell>
          <table:table-cell table:style-name="ce13" table:formula="of:=SUM([.Q28])" office:value-type="float" office:value="0.0099999999999909">
            <text:p>0.01</text:p>
          </table:table-cell>
          <table:table-cell table:style-name="ce30" table:formula="of:=COUNTIF([.Q22:.Q24];&quot;&gt;=0&quot;)" office:value-type="float" office:value="0">
            <text:p>0</text:p>
          </table:table-cell>
          <table:table-cell table:style-name="ce30" table:formula="of:=COUNTIF([.Q22:.Q24];&quot;&lt;0&quot;)" office:value-type="float" office:value="3">
            <text:p>3</text:p>
          </table:table-cell>
          <table:table-cell table:number-columns-repeated="995"/>
        </table:table-row>
        <table:table-row table:style-name="ro3">
          <table:table-cell office:value-type="string">
            <text:p>$val_TP</text:p>
          </table:table-cell>
          <table:table-cell office:value-type="float" office:value="0.13">
            <text:p>0.13</text:p>
          </table:table-cell>
          <table:table-cell table:number-columns-repeated="21"/>
          <table:table-cell table:style-name="ce27" office:value-type="string">
            <text:p>sum=</text:p>
          </table:table-cell>
          <table:table-cell table:style-name="ce27" table:formula="of:=SUM([.Y9:.Y12])" office:value-type="float" office:value="9">
            <text:p>9</text:p>
          </table:table-cell>
          <table:table-cell table:style-name="ce29" table:formula="of:=[.Y13]/[.$Y$15]" office:value-type="percentage" office:value="0.0320284697508897">
            <text:p>3.20%</text:p>
          </table:table-cell>
          <table:table-cell table:style-name="ce27" table:formula="of:=SUM([.AA10:.AA12])" office:value-type="float" office:value="-0.128000000000014">
            <text:p>-0.128</text:p>
          </table:table-cell>
          <table:table-cell table:style-name="ce27"/>
          <table:table-cell table:style-name="ce27">
            <office:annotation draw:style-name="gr2" draw:text-style-name="P2" svg:width="2.899cm" svg:height="0.669cm" svg:x="63.358cm" svg:y="5.39cm" draw:caption-point-x="-0.61cm" draw:caption-point-y="1.512cm">
              <dc:creator>ik</dc:creator>
              <dc:date>2020-03-25T00:00:00</dc:date>
              <text:p text:style-name="P2"><text:span text:style-name="T1">黄緑１０</text:span></text:p>
            </office:annotation>
          </table:table-cell>
          <table:table-cell table:number-columns-repeated="995"/>
        </table:table-row>
        <table:table-row table:style-name="ro3">
          <table:table-cell office:value-type="string">
            <text:p>$val_SL</text:p>
          </table:table-cell>
          <table:table-cell office:value-type="float" office:value="0.05">
            <text:p>0.05</text:p>
          </table:table-cell>
          <table:table-cell table:number-columns-repeated="1022"/>
        </table:table-row>
        <table:table-row table:style-name="ro3">
          <table:table-cell table:number-columns-repeated="23"/>
          <table:table-cell office:value-type="string">
            <text:p>total=</text:p>
          </table:table-cell>
          <table:table-cell table:formula="of:=COUNTA([.A17:.A297])" office:value-type="float" office:value="281">
            <text:p>281</text:p>
          </table:table-cell>
          <table:table-cell table:number-columns-repeated="999"/>
        </table:table-row>
        <table:table-row table:style-name="ro3">
          <table:table-cell table:style-name="ce12" office:value-type="string">
            <text:p>st_idx</text:p>
          </table:table-cell>
          <table:table-cell table:style-name="ce12" office:value-type="string">
            <text:p>s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idx</text:p>
          </table:table-cell>
          <table:table-cell table:style-name="ce12" office:value-type="string">
            <text:p>cu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ext_idx</text:p>
          </table:table-cell>
          <table:table-cell table:style-name="ce12" office:value-type="string">
            <text:p>ex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rf_idx</text:p>
          </table:table-cell>
          <table:table-cell table:style-name="ce12" office:value-type="string">
            <text:p>rf_pr</text:p>
          </table:table-cell>
          <table:table-cell table:style-name="ce12" office:value-type="string">
            <text:p>base_idx</text:p>
          </table:table-cell>
          <table:table-cell table:style-name="ce12" office:value-type="string">
            <text:p>base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status</text:p>
          </table:table-cell>
          <table:table-cell table:style-name="ce12" office:value-type="string">
            <text:p>ext_status</text:p>
          </table:table-cell>
          <table:table-cell table:style-name="ce12" office:value-type="string">
            <text:p>exit - start</text:p>
          </table:table-cell>
          <table:table-cell table:style-name="ce12" office:value-type="string">
            <text:p>BB loc</text:p>
          </table:table-cell>
          <table:table-cell table:style-name="ce22" office:value-type="string">
            <text:p>BB locs</text:p>
          </table:table-cell>
          <table:table-cell table:style-name="ce22" table:number-columns-repeated="4"/>
          <table:table-cell table:number-columns-repeated="1001"/>
        </table:table-row>
        <table:table-row table:style-name="ro3">
          <table:table-cell table:style-name="ce13" office:value-type="float" office:value="25">
            <text:p>25</text:p>
          </table:table-cell>
          <table:table-cell table:style-name="ce13" office:value-type="float" office:value="75.987">
            <text:p>75.987</text:p>
          </table:table-cell>
          <table:table-cell table:style-name="ce13" office:value-type="string">
            <text:p>2020.01.14 02:1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76.05">
            <text:p>76.05</text:p>
          </table:table-cell>
          <table:table-cell table:style-name="ce13" office:value-type="string">
            <text:p>2020.01.14 02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31" office:value-type="float" office:value="0.0030000000000001">
            <text:p>0.003</text:p>
          </table:table-cell>
          <table:table-cell table:style-name="ce32" office:value-type="string">
            <text:p>Z2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3">
            <text:p>3</text:p>
          </table:table-cell>
          <table:table-cell table:number-columns-repeated="3" table:style-name="ce32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6">
            <text:p>26</text:p>
          </table:table-cell>
          <table:table-cell table:style-name="ce13" office:value-type="float" office:value="76.016">
            <text:p>76.016</text:p>
          </table:table-cell>
          <table:table-cell table:style-name="ce13" office:value-type="string">
            <text:p>2020.01.14 02:15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6.021">
            <text:p>76.021</text:p>
          </table:table-cell>
          <table:table-cell table:style-name="ce13" office:value-type="string">
            <text:p>2020.01.14 0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31" office:value-type="float" office:value="0.024999999999991">
            <text:p>0.025</text:p>
          </table:table-cell>
          <table:table-cell table:style-name="ce32" office:value-type="string">
            <text:p>Z3</text:p>
          </table:table-cell>
          <table:table-cell table:style-name="ce32" office:value-type="float" office:value="3">
            <text:p>3</text:p>
          </table:table-cell>
          <table:table-cell table:number-columns-repeated="4" table:style-name="ce32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01">
            <text:p>101</text:p>
          </table:table-cell>
          <table:table-cell table:style-name="ce13" office:value-type="float" office:value="75.995">
            <text:p>75.995</text:p>
          </table:table-cell>
          <table:table-cell table:style-name="ce13" office:value-type="string">
            <text:p>2020.01.14 08:3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1">
            <text:p>101</text:p>
          </table:table-cell>
          <table:table-cell table:style-name="ce13" office:value-type="float" office:value="76.024">
            <text:p>76.024</text:p>
          </table:table-cell>
          <table:table-cell table:style-name="ce13" office:value-type="string">
            <text:p>2020.01.14 08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31" office:value-type="float" office:value="-0.0050000000000097">
            <text:p>-0.005</text:p>
          </table:table-cell>
          <table:table-cell table:style-name="ce32" office:value-type="string">
            <text:p>Z3</text:p>
          </table:table-cell>
          <table:table-cell table:number-columns-repeated="2" table:style-name="ce32" office:value-type="float" office:value="3">
            <text:p>3</text:p>
          </table:table-cell>
          <table:table-cell table:number-columns-repeated="3" table:style-name="ce32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94">
            <text:p>194</text:p>
          </table:table-cell>
          <table:table-cell table:style-name="ce13" office:value-type="float" office:value="75.966">
            <text:p>75.966</text:p>
          </table:table-cell>
          <table:table-cell table:style-name="ce13" office:value-type="string">
            <text:p>2020.01.14 16:15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194">
            <text:p>194</text:p>
          </table:table-cell>
          <table:table-cell table:style-name="ce13" office:value-type="float" office:value="75.996">
            <text:p>75.996</text:p>
          </table:table-cell>
          <table:table-cell table:style-name="ce13" office:value-type="string">
            <text:p>2020.01.14 16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31" office:value-type="float" office:value="-0.018000000000001">
            <text:p>-0.018</text:p>
          </table:table-cell>
          <table:table-cell table:style-name="ce32" office:value-type="string">
            <text:p>Z3</text:p>
          </table:table-cell>
          <table:table-cell table:number-columns-repeated="2" table:style-name="ce32" office:value-type="float" office:value="3">
            <text:p>3</text:p>
          </table:table-cell>
          <table:table-cell table:number-columns-repeated="3" table:style-name="ce32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39">
            <text:p>239</text:p>
          </table:table-cell>
          <table:table-cell table:style-name="ce13" office:value-type="float" office:value="76.009">
            <text:p>76.009</text:p>
          </table:table-cell>
          <table:table-cell table:style-name="ce13" office:value-type="string">
            <text:p>2020.01.14 20:0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49">
            <text:p>75.949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49">
            <text:p>75.949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39">
            <text:p>239</text:p>
          </table:table-cell>
          <table:table-cell table:style-name="ce13" office:value-type="float" office:value="76.024">
            <text:p>76.024</text:p>
          </table:table-cell>
          <table:table-cell table:style-name="ce13" office:value-type="string">
            <text:p>2020.01.14 20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31" office:value-type="float" office:value="-0.060000000000002">
            <text:p>-0.060</text:p>
          </table:table-cell>
          <table:table-cell table:style-name="ce32" office:value-type="string">
            <text:p>Z4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2">
            <text:p>2</text:p>
          </table:table-cell>
          <table:table-cell table:number-columns-repeated="3" table:style-name="ce32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40">
            <text:p>240</text:p>
          </table:table-cell>
          <table:table-cell table:style-name="ce13" office:value-type="float" office:value="76.023">
            <text:p>76.023</text:p>
          </table:table-cell>
          <table:table-cell table:style-name="ce13" office:value-type="string">
            <text:p>2020.01.14 20:0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63">
            <text:p>75.963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63">
            <text:p>75.963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0">
            <text:p>240</text:p>
          </table:table-cell>
          <table:table-cell table:style-name="ce13" office:value-type="float" office:value="76.037">
            <text:p>76.037</text:p>
          </table:table-cell>
          <table:table-cell table:style-name="ce13" office:value-type="string">
            <text:p>2020.01.14 20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31" office:value-type="float" office:value="-0.060000000000002">
            <text:p>-0.060</text:p>
          </table:table-cell>
          <table:table-cell table:style-name="ce32" office:value-type="string">
            <text:p>Z4</text:p>
          </table:table-cell>
          <table:table-cell table:style-name="ce32" office:value-type="float" office:value="2">
            <text:p>2</text:p>
          </table:table-cell>
          <table:table-cell table:number-columns-repeated="4" table:style-name="ce32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73">
            <text:p>73</text:p>
          </table:table-cell>
          <table:table-cell table:style-name="ce13" office:value-type="float" office:value="75.966">
            <text:p>75.966</text:p>
          </table:table-cell>
          <table:table-cell table:style-name="ce13" office:value-type="string">
            <text:p>2020.01.14 06:1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75.998">
            <text:p>75.998</text:p>
          </table:table-cell>
          <table:table-cell table:style-name="ce13" office:value-type="string">
            <text:p>2020.01.14 06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18000000000001">
            <text:p>-0.018</text:p>
          </table:table-cell>
          <table:table-cell table:style-name="ce19" office:value-type="string">
            <text:p>Z3</text:p>
          </table:table-cell>
          <table:table-cell table:number-columns-repeated="3" table:style-name="ce19" office:value-type="float" office:value="2">
            <text:p>2</text:p>
          </table:table-cell>
          <table:table-cell table:number-columns-repeated="2" table:style-name="ce19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38">
            <text:p>238</text:p>
          </table:table-cell>
          <table:table-cell table:style-name="ce13" office:value-type="float" office:value="76.007">
            <text:p>76.007</text:p>
          </table:table-cell>
          <table:table-cell table:style-name="ce13" office:value-type="string">
            <text:p>2020.01.14 19:5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47">
            <text:p>75.94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47">
            <text:p>75.94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38">
            <text:p>238</text:p>
          </table:table-cell>
          <table:table-cell table:style-name="ce13" office:value-type="float" office:value="76.021">
            <text:p>76.021</text:p>
          </table:table-cell>
          <table:table-cell table:style-name="ce13" office:value-type="string">
            <text:p>2020.01.14 19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0</text:p>
          </table:table-cell>
          <table:table-cell table:style-name="ce19" office:value-type="string">
            <text:p>Z4</text:p>
          </table:table-cell>
          <table:table-cell table:number-columns-repeated="2" table:style-name="ce19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number-columns-repeated="2" table:style-name="ce19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4">
            <text:p>24</text:p>
          </table:table-cell>
          <table:table-cell table:style-name="ce13" office:value-type="float" office:value="75.959">
            <text:p>75.959</text:p>
          </table:table-cell>
          <table:table-cell table:style-name="ce13" office:value-type="string">
            <text:p>2020.01.14 02:0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75.993">
            <text:p>75.993</text:p>
          </table:table-cell>
          <table:table-cell table:style-name="ce13" office:value-type="string">
            <text:p>2020.01.14 02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30999999999992">
            <text:p>0.031</text:p>
          </table:table-cell>
          <table:table-cell office:value-type="string">
            <text:p>Z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00">
            <text:p>100</text:p>
          </table:table-cell>
          <table:table-cell table:style-name="ce13" office:value-type="float" office:value="75.987">
            <text:p>75.987</text:p>
          </table:table-cell>
          <table:table-cell table:style-name="ce13" office:value-type="string">
            <text:p>2020.01.14 08:2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75.998">
            <text:p>75.998</text:p>
          </table:table-cell>
          <table:table-cell table:style-name="ce13" office:value-type="string">
            <text:p>2020.01.14 08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30000000000001">
            <text:p>0.003</text:p>
          </table:table-cell>
          <table:table-cell office:value-type="string">
            <text:p>Z3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93">
            <text:p>193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1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75.965">
            <text:p>75.965</text:p>
          </table:table-cell>
          <table:table-cell table:style-name="ce13" office:value-type="string">
            <text:p>2020.01.14 16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">
            <text:p>0.000</text:p>
          </table:table-cell>
          <table:table-cell office:value-type="string">
            <text:p>Z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72">
            <text:p>72</text:p>
          </table:table-cell>
          <table:table-cell table:style-name="ce13" office:value-type="float" office:value="75.938">
            <text:p>75.938</text:p>
          </table:table-cell>
          <table:table-cell table:style-name="ce13" office:value-type="string">
            <text:p>2020.01.14 06:0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75.975">
            <text:p>75.975</text:p>
          </table:table-cell>
          <table:table-cell table:style-name="ce13" office:value-type="string">
            <text:p>2020.01.14 06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7" office:value-type="float" office:value="0.0099999999999909">
            <text:p>0.010</text:p>
          </table:table-cell>
          <table:table-cell table:style-name="ce21" office:value-type="string">
            <text:p>Z3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37">
            <text:p>237</text:p>
          </table:table-cell>
          <table:table-cell table:style-name="ce13" office:value-type="float" office:value="75.994">
            <text:p>75.994</text:p>
          </table:table-cell>
          <table:table-cell table:style-name="ce13" office:value-type="string">
            <text:p>2020.01.14 19:5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6.01">
            <text:p>76.01</text:p>
          </table:table-cell>
          <table:table-cell table:style-name="ce13" office:value-type="string">
            <text:p>2020.01.14 19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6999999999996">
            <text:p>-0.017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99">
            <text:p>99</text:p>
          </table:table-cell>
          <table:table-cell table:style-name="ce13" office:value-type="float" office:value="75.958">
            <text:p>75.958</text:p>
          </table:table-cell>
          <table:table-cell table:style-name="ce13" office:value-type="string">
            <text:p>2020.01.14 08:2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99">
            <text:p>99</text:p>
          </table:table-cell>
          <table:table-cell table:style-name="ce13" office:value-type="float" office:value="75.989">
            <text:p>75.989</text:p>
          </table:table-cell>
          <table:table-cell table:style-name="ce13" office:value-type="string">
            <text:p>2020.01.14 08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31999999999996">
            <text:p>0.032</text:p>
          </table:table-cell>
          <table:table-cell office:value-type="string">
            <text:p>Z3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92">
            <text:p>192</text:p>
          </table:table-cell>
          <table:table-cell table:style-name="ce13" office:value-type="float" office:value="75.905">
            <text:p>75.905</text:p>
          </table:table-cell>
          <table:table-cell table:style-name="ce13" office:value-type="string">
            <text:p>2020.01.14 16:05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192">
            <text:p>192</text:p>
          </table:table-cell>
          <table:table-cell table:style-name="ce13" office:value-type="float" office:value="75.951">
            <text:p>75.951</text:p>
          </table:table-cell>
          <table:table-cell table:style-name="ce13" office:value-type="string">
            <text:p>2020.01.14 16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42999999999992">
            <text:p>0.043</text:p>
          </table:table-cell>
          <table:table-cell office:value-type="string">
            <text:p>Z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3">
            <text:p>23</text:p>
          </table:table-cell>
          <table:table-cell table:style-name="ce13" office:value-type="float" office:value="75.876">
            <text:p>75.876</text:p>
          </table:table-cell>
          <table:table-cell table:style-name="ce13" office:value-type="string">
            <text:p>2020.01.14 02:0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75.963">
            <text:p>75.963</text:p>
          </table:table-cell>
          <table:table-cell table:style-name="ce13" office:value-type="string">
            <text:p>2020.01.14 0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1399999999999">
            <text:p>0.114</text:p>
          </table:table-cell>
          <table:table-cell office:value-type="string">
            <text:p>Z2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83">
            <text:p>283</text:p>
          </table:table-cell>
          <table:table-cell table:style-name="ce13" office:value-type="float" office:value="75.917">
            <text:p>75.917</text:p>
          </table:table-cell>
          <table:table-cell table:style-name="ce13" office:value-type="string">
            <text:p>2020.01.14 23:4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951">
            <text:p>75.951</text:p>
          </table:table-cell>
          <table:table-cell table:style-name="ce13" office:value-type="string">
            <text:p>2020.01.14 23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33]-[.B33]" office:value-type="float" office:value="0.0229999999999961">
            <text:p>0.023</text:p>
          </table:table-cell>
          <table:table-cell office:value-type="string">
            <text:p>Z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7">
            <text:p>27</text:p>
          </table:table-cell>
          <table:table-cell table:style-name="ce13" office:value-type="float" office:value="76.016">
            <text:p>76.016</text:p>
          </table:table-cell>
          <table:table-cell table:style-name="ce13" office:value-type="string">
            <text:p>2020.01.14 02:2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76.024">
            <text:p>76.024</text:p>
          </table:table-cell>
          <table:table-cell table:style-name="ce13" office:value-type="string">
            <text:p>2020.01.14 02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24999999999991">
            <text:p>0.025</text:p>
          </table:table-cell>
          <table:table-cell office:value-type="string">
            <text:p>Z3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74">
            <text:p>74</text:p>
          </table:table-cell>
          <table:table-cell table:style-name="ce13" office:value-type="float" office:value="75.998">
            <text:p>75.998</text:p>
          </table:table-cell>
          <table:table-cell table:style-name="ce13" office:value-type="string">
            <text:p>2020.01.14 06:15</text:p>
          </table:table-cell>
          <table:table-cell table:style-name="ce13" office:value-type="float" office:value="84">
            <text:p>84</text:p>
          </table:table-cell>
          <table:table-cell table:style-name="ce13" office:value-type="float" office:value="75.938">
            <text:p>75.938</text:p>
          </table:table-cell>
          <table:table-cell table:style-name="ce13" office:value-type="string">
            <text:p>2020.01.14 07:05</text:p>
          </table:table-cell>
          <table:table-cell table:style-name="ce13" office:value-type="float" office:value="84">
            <text:p>84</text:p>
          </table:table-cell>
          <table:table-cell table:style-name="ce13" office:value-type="float" office:value="75.938">
            <text:p>75.938</text:p>
          </table:table-cell>
          <table:table-cell table:style-name="ce13" office:value-type="string">
            <text:p>2020.01.14 07:05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6.008">
            <text:p>76.008</text:p>
          </table:table-cell>
          <table:table-cell table:style-name="ce13" office:value-type="string">
            <text:p>2020.01.14 06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95">
            <text:p>195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16:20</text:p>
          </table:table-cell>
          <table:table-cell table:style-name="ce13" office:value-type="float" office:value="203">
            <text:p>203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4 17:00</text:p>
          </table:table-cell>
          <table:table-cell table:style-name="ce13" office:value-type="float" office:value="203">
            <text:p>203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4 17:00</text:p>
          </table:table-cell>
          <table:table-cell table:style-name="ce13" office:value-type="float" office:value="195">
            <text:p>195</text:p>
          </table:table-cell>
          <table:table-cell table:style-name="ce13" office:value-type="float" office:value="75.991">
            <text:p>75.991</text:p>
          </table:table-cell>
          <table:table-cell table:style-name="ce13" office:value-type="string">
            <text:p>2020.01.14 16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3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41">
            <text:p>241</text:p>
          </table:table-cell>
          <table:table-cell table:style-name="ce13" office:value-type="float" office:value="76.029">
            <text:p>76.029</text:p>
          </table:table-cell>
          <table:table-cell table:style-name="ce13" office:value-type="string">
            <text:p>2020.01.14 20:1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69">
            <text:p>75.969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69">
            <text:p>75.969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1">
            <text:p>241</text:p>
          </table:table-cell>
          <table:table-cell table:style-name="ce13" office:value-type="float" office:value="76.029">
            <text:p>76.029</text:p>
          </table:table-cell>
          <table:table-cell table:style-name="ce13" office:value-type="string">
            <text:p>2020.01.14 20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84">
            <text:p>284</text:p>
          </table:table-cell>
          <table:table-cell table:style-name="ce13" office:value-type="float" office:value="75.935">
            <text:p>75.935</text:p>
          </table:table-cell>
          <table:table-cell table:style-name="ce13" office:value-type="string">
            <text:p>2020.01.14 23:4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4">
            <text:p>284</text:p>
          </table:table-cell>
          <table:table-cell table:style-name="ce13" office:value-type="float" office:value="75.942">
            <text:p>75.942</text:p>
          </table:table-cell>
          <table:table-cell table:style-name="ce13" office:value-type="string">
            <text:p>2020.01.14 2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38]-[.B38]" office:value-type="float" office:value="0.00499999999999545">
            <text:p>0.005</text:p>
          </table:table-cell>
          <table:table-cell office:value-type="string">
            <text:p>Z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8">
            <text:p>28</text:p>
          </table:table-cell>
          <table:table-cell table:style-name="ce13" office:value-type="float" office:value="76.016">
            <text:p>76.016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6.024">
            <text:p>76.024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24999999999991">
            <text:p>0.025</text:p>
          </table:table-cell>
          <table:table-cell office:value-type="string">
            <text:p>Z3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75">
            <text:p>75</text:p>
          </table:table-cell>
          <table:table-cell table:style-name="ce13" office:value-type="float" office:value="75.98">
            <text:p>75.98</text:p>
          </table:table-cell>
          <table:table-cell table:style-name="ce13" office:value-type="string">
            <text:p>2020.01.14 06:20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92">
            <text:p>75.92</text:p>
          </table:table-cell>
          <table:table-cell table:style-name="ce13" office:value-type="string">
            <text:p>2020.01.14 07:50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92">
            <text:p>75.92</text:p>
          </table:table-cell>
          <table:table-cell table:style-name="ce13" office:value-type="string">
            <text:p>2020.01.14 07:50</text:p>
          </table:table-cell>
          <table:table-cell table:style-name="ce13" office:value-type="float" office:value="75">
            <text:p>75</text:p>
          </table:table-cell>
          <table:table-cell table:style-name="ce13" office:value-type="float" office:value="75.982">
            <text:p>75.982</text:p>
          </table:table-cell>
          <table:table-cell table:style-name="ce13" office:value-type="string">
            <text:p>2020.01.14 06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96">
            <text:p>196</text:p>
          </table:table-cell>
          <table:table-cell table:style-name="ce13" office:value-type="float" office:value="75.968">
            <text:p>75.968</text:p>
          </table:table-cell>
          <table:table-cell table:style-name="ce13" office:value-type="string">
            <text:p>2020.01.14 16:25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5.908">
            <text:p>75.908</text:p>
          </table:table-cell>
          <table:table-cell table:style-name="ce13" office:value-type="string">
            <text:p>2020.01.14 17:2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5.908">
            <text:p>75.908</text:p>
          </table:table-cell>
          <table:table-cell table:style-name="ce13" office:value-type="string">
            <text:p>2020.01.14 17:20</text:p>
          </table:table-cell>
          <table:table-cell table:style-name="ce13" office:value-type="float" office:value="196">
            <text:p>196</text:p>
          </table:table-cell>
          <table:table-cell table:style-name="ce13" office:value-type="float" office:value="75.979">
            <text:p>75.979</text:p>
          </table:table-cell>
          <table:table-cell table:style-name="ce13" office:value-type="string">
            <text:p>2020.01.14 16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3" table:style-name="ce13" office:value-type="float" office:value="1">
            <text:p>1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85">
            <text:p>285</text:p>
          </table:table-cell>
          <table:table-cell table:style-name="ce13" office:value-type="float" office:value="75.935">
            <text:p>75.935</text:p>
          </table:table-cell>
          <table:table-cell table:style-name="ce13" office:value-type="string">
            <text:p>2020.01.14 23:5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5">
            <text:p>285</text:p>
          </table:table-cell>
          <table:table-cell table:style-name="ce13" office:value-type="float" office:value="75.946">
            <text:p>75.946</text:p>
          </table:table-cell>
          <table:table-cell table:style-name="ce13" office:value-type="string">
            <text:p>2020.01.14 23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42]-[.B42]" office:value-type="float" office:value="0.00499999999999545">
            <text:p>0.005</text:p>
          </table:table-cell>
          <table:table-cell office:value-type="string">
            <text:p>Z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9">
            <text:p>29</text:p>
          </table:table-cell>
          <table:table-cell table:style-name="ce13" office:value-type="float" office:value="75.987">
            <text:p>75.987</text:p>
          </table:table-cell>
          <table:table-cell table:style-name="ce13" office:value-type="string">
            <text:p>2020.01.14 02:3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6.023">
            <text:p>76.023</text:p>
          </table:table-cell>
          <table:table-cell table:style-name="ce13" office:value-type="string">
            <text:p>2020.01.14 0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54000000000002">
            <text:p>0.054</text:p>
          </table:table-cell>
          <table:table-cell office:value-type="string">
            <text:p>Z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76">
            <text:p>76</text:p>
          </table:table-cell>
          <table:table-cell table:style-name="ce13" office:value-type="float" office:value="75.976">
            <text:p>75.976</text:p>
          </table:table-cell>
          <table:table-cell table:style-name="ce13" office:value-type="string">
            <text:p>2020.01.14 06:25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07:50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07:50</text:p>
          </table:table-cell>
          <table:table-cell table:style-name="ce13" office:value-type="float" office:value="76">
            <text:p>76</text:p>
          </table:table-cell>
          <table:table-cell table:style-name="ce13" office:value-type="float" office:value="75.989">
            <text:p>75.989</text:p>
          </table:table-cell>
          <table:table-cell table:style-name="ce13" office:value-type="string">
            <text:p>2020.01.14 06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97">
            <text:p>197</text:p>
          </table:table-cell>
          <table:table-cell table:style-name="ce13" office:value-type="float" office:value="75.956">
            <text:p>75.956</text:p>
          </table:table-cell>
          <table:table-cell table:style-name="ce13" office:value-type="string">
            <text:p>2020.01.14 16:3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5.984">
            <text:p>75.984</text:p>
          </table:table-cell>
          <table:table-cell table:style-name="ce13" office:value-type="string">
            <text:p>2020.01.14 16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080000000000098">
            <text:p>-0.008</text:p>
          </table:table-cell>
          <table:table-cell office:value-type="string">
            <text:p>Z3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3" table:style-name="ce1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86">
            <text:p>286</text:p>
          </table:table-cell>
          <table:table-cell table:style-name="ce13" office:value-type="float" office:value="75.939">
            <text:p>75.939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52">
            <text:p>75.952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46]-[.B46]" office:value-type="float" office:value="0.00100000000000477">
            <text:p>0.001</text:p>
          </table:table-cell>
          <table:table-cell office:value-type="string">
            <text:p>Z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30">
            <text:p>30</text:p>
          </table:table-cell>
          <table:table-cell table:style-name="ce13" office:value-type="float" office:value="75.994">
            <text:p>75.994</text:p>
          </table:table-cell>
          <table:table-cell table:style-name="ce13" office:value-type="string">
            <text:p>2020.01.14 02:35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6.026">
            <text:p>76.026</text:p>
          </table:table-cell>
          <table:table-cell table:style-name="ce13" office:value-type="string">
            <text:p>2020.01.14 02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46999999999997">
            <text:p>0.047</text:p>
          </table:table-cell>
          <table:table-cell office:value-type="string">
            <text:p>Z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98">
            <text:p>198</text:p>
          </table:table-cell>
          <table:table-cell table:style-name="ce13" office:value-type="float" office:value="75.965">
            <text:p>75.965</text:p>
          </table:table-cell>
          <table:table-cell table:style-name="ce13" office:value-type="string">
            <text:p>2020.01.14 16:35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198">
            <text:p>198</text:p>
          </table:table-cell>
          <table:table-cell table:style-name="ce13" office:value-type="float" office:value="75.992">
            <text:p>75.992</text:p>
          </table:table-cell>
          <table:table-cell table:style-name="ce13" office:value-type="string">
            <text:p>2020.01.14 16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1700000000001">
            <text:p>-0.017</text:p>
          </table:table-cell>
          <table:table-cell office:value-type="string">
            <text:p>Z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31">
            <text:p>31</text:p>
          </table:table-cell>
          <table:table-cell table:style-name="ce13" office:value-type="float" office:value="76.025">
            <text:p>76.025</text:p>
          </table:table-cell>
          <table:table-cell table:style-name="ce13" office:value-type="string">
            <text:p>2020.01.14 02:4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31">
            <text:p>31</text:p>
          </table:table-cell>
          <table:table-cell table:style-name="ce13" office:value-type="float" office:value="76.026">
            <text:p>76.026</text:p>
          </table:table-cell>
          <table:table-cell table:style-name="ce13" office:value-type="string">
            <text:p>2020.01.14 02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5999999999991">
            <text:p>0.016</text:p>
          </table:table-cell>
          <table:table-cell office:value-type="string">
            <text:p>Z3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32">
            <text:p>32</text:p>
          </table:table-cell>
          <table:table-cell table:style-name="ce13" office:value-type="float" office:value="76.006">
            <text:p>76.006</text:p>
          </table:table-cell>
          <table:table-cell table:style-name="ce13" office:value-type="string">
            <text:p>2020.01.14 02:45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76.022">
            <text:p>76.022</text:p>
          </table:table-cell>
          <table:table-cell table:style-name="ce13" office:value-type="string">
            <text:p>2020.01.14 0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34999999999997">
            <text:p>0.035</text:p>
          </table:table-cell>
          <table:table-cell office:value-type="string">
            <text:p>Z3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33">
            <text:p>33</text:p>
          </table:table-cell>
          <table:table-cell table:style-name="ce13" office:value-type="float" office:value="76.02">
            <text:p>76.02</text:p>
          </table:table-cell>
          <table:table-cell table:style-name="ce13" office:value-type="string">
            <text:p>2020.01.14 02:5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6.057">
            <text:p>76.057</text:p>
          </table:table-cell>
          <table:table-cell table:style-name="ce13" office:value-type="string">
            <text:p>2020.01.14 02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21000000000001">
            <text:p>0.021</text:p>
          </table:table-cell>
          <table:table-cell office:value-type="string">
            <text:p>Z3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34">
            <text:p>34</text:p>
          </table:table-cell>
          <table:table-cell table:style-name="ce13" office:value-type="float" office:value="76.044">
            <text:p>76.044</text:p>
          </table:table-cell>
          <table:table-cell table:style-name="ce13" office:value-type="string">
            <text:p>2020.01.14 02:55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6.101">
            <text:p>76.101</text:p>
          </table:table-cell>
          <table:table-cell table:style-name="ce13" office:value-type="string">
            <text:p>2020.01.14 02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030000000000001">
            <text:p>-0.003</text:p>
          </table:table-cell>
          <table:table-cell office:value-type="string">
            <text:p>Z3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07">
            <text:p>107</text:p>
          </table:table-cell>
          <table:table-cell table:style-name="ce13" office:value-type="float" office:value="76.032">
            <text:p>76.032</text:p>
          </table:table-cell>
          <table:table-cell table:style-name="ce13" office:value-type="string">
            <text:p>2020.01.14 09:0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972">
            <text:p>75.972</text:p>
          </table:table-cell>
          <table:table-cell table:style-name="ce13" office:value-type="string">
            <text:p>2020.01.14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972">
            <text:p>75.972</text:p>
          </table:table-cell>
          <table:table-cell table:style-name="ce13" office:value-type="string">
            <text:p>2020.01.14 09:10</text:p>
          </table:table-cell>
          <table:table-cell table:style-name="ce13" office:value-type="float" office:value="107">
            <text:p>107</text:p>
          </table:table-cell>
          <table:table-cell table:style-name="ce13" office:value-type="float" office:value="76.032">
            <text:p>76.032</text:p>
          </table:table-cell>
          <table:table-cell table:style-name="ce13" office:value-type="string">
            <text:p>2020.01.14 09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45">
            <text:p>145</text:p>
          </table:table-cell>
          <table:table-cell table:style-name="ce13" office:value-type="float" office:value="75.9">
            <text:p>75.9</text:p>
          </table:table-cell>
          <table:table-cell table:style-name="ce13" office:value-type="string">
            <text:p>2020.01.14 12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4">
            <text:p>75.84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4">
            <text:p>75.84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45">
            <text:p>145</text:p>
          </table:table-cell>
          <table:table-cell table:style-name="ce13" office:value-type="float" office:value="75.915">
            <text:p>75.915</text:p>
          </table:table-cell>
          <table:table-cell table:style-name="ce13" office:value-type="string">
            <text:p>2020.01.14 12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99">
            <text:p>199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4 16:4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5.914">
            <text:p>75.914</text:p>
          </table:table-cell>
          <table:table-cell table:style-name="ce13" office:value-type="string">
            <text:p>2020.01.14 17:2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5.914">
            <text:p>75.914</text:p>
          </table:table-cell>
          <table:table-cell table:style-name="ce13" office:value-type="string">
            <text:p>2020.01.14 17:20</text:p>
          </table:table-cell>
          <table:table-cell table:style-name="ce13" office:value-type="float" office:value="199">
            <text:p>199</text:p>
          </table:table-cell>
          <table:table-cell table:style-name="ce13" office:value-type="float" office:value="75.978">
            <text:p>75.978</text:p>
          </table:table-cell>
          <table:table-cell table:style-name="ce13" office:value-type="string">
            <text:p>2020.01.14 16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00">
            <text:p>200</text:p>
          </table:table-cell>
          <table:table-cell table:style-name="ce13" office:value-type="float" office:value="75.976">
            <text:p>75.976</text:p>
          </table:table-cell>
          <table:table-cell table:style-name="ce13" office:value-type="string">
            <text:p>2020.01.14 16:45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17:2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17:2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6.008">
            <text:p>76.008</text:p>
          </table:table-cell>
          <table:table-cell table:style-name="ce13" office:value-type="string">
            <text:p>2020.01.14 16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2">
            <text:p>222</text:p>
          </table:table-cell>
          <table:table-cell table:style-name="ce13" office:value-type="float" office:value="75.988">
            <text:p>75.988</text:p>
          </table:table-cell>
          <table:table-cell table:style-name="ce13" office:value-type="string">
            <text:p>2020.01.14 18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22">
            <text:p>222</text:p>
          </table:table-cell>
          <table:table-cell table:style-name="ce13" office:value-type="float" office:value="75.994">
            <text:p>75.994</text:p>
          </table:table-cell>
          <table:table-cell table:style-name="ce13" office:value-type="string">
            <text:p>2020.01.14 18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0999999999996">
            <text:p>-0.011</text:p>
          </table:table-cell>
          <table:table-cell office:value-type="string">
            <text:p>Z4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3">
            <text:p>223</text:p>
          </table:table-cell>
          <table:table-cell table:style-name="ce13" office:value-type="float" office:value="75.995">
            <text:p>75.995</text:p>
          </table:table-cell>
          <table:table-cell table:style-name="ce13" office:value-type="string">
            <text:p>2020.01.14 18:4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23">
            <text:p>223</text:p>
          </table:table-cell>
          <table:table-cell table:style-name="ce13" office:value-type="float" office:value="75.996">
            <text:p>75.996</text:p>
          </table:table-cell>
          <table:table-cell table:style-name="ce13" office:value-type="string">
            <text:p>2020.01.14 18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8000000000001">
            <text:p>-0.018</text:p>
          </table:table-cell>
          <table:table-cell office:value-type="string">
            <text:p>Z4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4">
            <text:p>224</text:p>
          </table:table-cell>
          <table:table-cell table:style-name="ce13" office:value-type="float" office:value="75.997">
            <text:p>75.997</text:p>
          </table:table-cell>
          <table:table-cell table:style-name="ce13" office:value-type="string">
            <text:p>2020.01.14 18:4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24">
            <text:p>224</text:p>
          </table:table-cell>
          <table:table-cell table:style-name="ce13" office:value-type="float" office:value="76.003">
            <text:p>76.003</text:p>
          </table:table-cell>
          <table:table-cell table:style-name="ce13" office:value-type="string">
            <text:p>2020.01.14 18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9999999999996">
            <text:p>-0.020</text:p>
          </table:table-cell>
          <table:table-cell office:value-type="string">
            <text:p>Z4</text:p>
          </table:table-cell>
          <table:table-cell table:number-columns-repeated="5" table:style-name="ce1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06">
            <text:p>106</text:p>
          </table:table-cell>
          <table:table-cell table:style-name="ce13" office:value-type="float" office:value="76.021">
            <text:p>76.021</text:p>
          </table:table-cell>
          <table:table-cell table:style-name="ce13" office:value-type="string">
            <text:p>2020.01.14 08:55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961">
            <text:p>75.961</text:p>
          </table:table-cell>
          <table:table-cell table:style-name="ce13" office:value-type="string">
            <text:p>2020.01.14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961">
            <text:p>75.961</text:p>
          </table:table-cell>
          <table:table-cell table:style-name="ce13" office:value-type="string">
            <text:p>2020.01.14 09:10</text:p>
          </table:table-cell>
          <table:table-cell table:style-name="ce13" office:value-type="float" office:value="106">
            <text:p>106</text:p>
          </table:table-cell>
          <table:table-cell table:style-name="ce13" office:value-type="float" office:value="76.05">
            <text:p>76.05</text:p>
          </table:table-cell>
          <table:table-cell table:style-name="ce13" office:value-type="string">
            <text:p>2020.01.14 08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44">
            <text:p>144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4 12:0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44">
            <text:p>144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4 12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1">
            <text:p>221</text:p>
          </table:table-cell>
          <table:table-cell table:style-name="ce13" office:value-type="float" office:value="75.98">
            <text:p>75.98</text:p>
          </table:table-cell>
          <table:table-cell table:style-name="ce13" office:value-type="string">
            <text:p>2020.01.14 18:3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21">
            <text:p>221</text:p>
          </table:table-cell>
          <table:table-cell table:style-name="ce13" office:value-type="float" office:value="75.995">
            <text:p>75.995</text:p>
          </table:table-cell>
          <table:table-cell table:style-name="ce13" office:value-type="string">
            <text:p>2020.01.14 18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30000000000001">
            <text:p>-0.003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05">
            <text:p>105</text:p>
          </table:table-cell>
          <table:table-cell table:style-name="ce13" office:value-type="float" office:value="76.014">
            <text:p>76.014</text:p>
          </table:table-cell>
          <table:table-cell table:style-name="ce13" office:value-type="string">
            <text:p>2020.01.14 08:5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954">
            <text:p>75.954</text:p>
          </table:table-cell>
          <table:table-cell table:style-name="ce13" office:value-type="string">
            <text:p>2020.01.14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954">
            <text:p>75.954</text:p>
          </table:table-cell>
          <table:table-cell table:style-name="ce13" office:value-type="string">
            <text:p>2020.01.14 09:10</text:p>
          </table:table-cell>
          <table:table-cell table:style-name="ce13" office:value-type="float" office:value="105">
            <text:p>105</text:p>
          </table:table-cell>
          <table:table-cell table:style-name="ce13" office:value-type="float" office:value="76.029">
            <text:p>76.029</text:p>
          </table:table-cell>
          <table:table-cell table:style-name="ce13" office:value-type="string">
            <text:p>2020.01.14 08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82">
            <text:p>182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4 15:15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5.869">
            <text:p>75.869</text:p>
          </table:table-cell>
          <table:table-cell table:style-name="ce13" office:value-type="string">
            <text:p>2020.01.14 15:30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5.869">
            <text:p>75.869</text:p>
          </table:table-cell>
          <table:table-cell table:style-name="ce13" office:value-type="string">
            <text:p>2020.01.14 15:30</text:p>
          </table:table-cell>
          <table:table-cell table:style-name="ce13" office:value-type="float" office:value="182">
            <text:p>182</text:p>
          </table:table-cell>
          <table:table-cell table:style-name="ce13" office:value-type="float" office:value="75.95">
            <text:p>75.95</text:p>
          </table:table-cell>
          <table:table-cell table:style-name="ce13" office:value-type="string">
            <text:p>2020.01.14 15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0">
            <text:p>220</text:p>
          </table:table-cell>
          <table:table-cell table:style-name="ce13" office:value-type="float" office:value="75.986">
            <text:p>75.986</text:p>
          </table:table-cell>
          <table:table-cell table:style-name="ce13" office:value-type="string">
            <text:p>2020.01.14 18:2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20">
            <text:p>220</text:p>
          </table:table-cell>
          <table:table-cell table:style-name="ce13" office:value-type="float" office:value="75.993">
            <text:p>75.993</text:p>
          </table:table-cell>
          <table:table-cell table:style-name="ce13" office:value-type="string">
            <text:p>2020.01.14 18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90000000000003">
            <text:p>-0.009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71">
            <text:p>71</text:p>
          </table:table-cell>
          <table:table-cell table:style-name="ce13" office:value-type="float" office:value="75.942">
            <text:p>75.942</text:p>
          </table:table-cell>
          <table:table-cell table:style-name="ce13" office:value-type="string">
            <text:p>2020.01.14 06:0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75.95">
            <text:p>75.95</text:p>
          </table:table-cell>
          <table:table-cell table:style-name="ce13" office:value-type="string">
            <text:p>2020.01.14 06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60000000000002">
            <text:p>0.006</text:p>
          </table:table-cell>
          <table:table-cell office:value-type="string">
            <text:p>Z3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43">
            <text:p>143</text:p>
          </table:table-cell>
          <table:table-cell table:style-name="ce13" office:value-type="float" office:value="75.919">
            <text:p>75.919</text:p>
          </table:table-cell>
          <table:table-cell table:style-name="ce13" office:value-type="string">
            <text:p>2020.01.14 12:0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59">
            <text:p>75.859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59">
            <text:p>75.859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4 1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58">
            <text:p>58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4 04:5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4 04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9999999999996">
            <text:p>0.020</text:p>
          </table:table-cell>
          <table:table-cell office:value-type="string">
            <text:p>Z3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63">
            <text:p>63</text:p>
          </table:table-cell>
          <table:table-cell table:style-name="ce13" office:value-type="float" office:value="75.922">
            <text:p>75.922</text:p>
          </table:table-cell>
          <table:table-cell table:style-name="ce13" office:value-type="string">
            <text:p>2020.01.14 05:2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63">
            <text:p>63</text:p>
          </table:table-cell>
          <table:table-cell table:style-name="ce13" office:value-type="float" office:value="75.931">
            <text:p>75.931</text:p>
          </table:table-cell>
          <table:table-cell table:style-name="ce13" office:value-type="string">
            <text:p>2020.01.14 05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5999999999996">
            <text:p>0.026</text:p>
          </table:table-cell>
          <table:table-cell office:value-type="string">
            <text:p>Z3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70">
            <text:p>70</text:p>
          </table:table-cell>
          <table:table-cell table:style-name="ce13" office:value-type="float" office:value="75.949">
            <text:p>75.949</text:p>
          </table:table-cell>
          <table:table-cell table:style-name="ce13" office:value-type="string">
            <text:p>2020.01.14 05:5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75.962">
            <text:p>75.962</text:p>
          </table:table-cell>
          <table:table-cell table:style-name="ce13" office:value-type="string">
            <text:p>2020.01.14 05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10000000000048">
            <text:p>-0.001</text:p>
          </table:table-cell>
          <table:table-cell office:value-type="string">
            <text:p>Z3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04">
            <text:p>104</text:p>
          </table:table-cell>
          <table:table-cell table:style-name="ce13" office:value-type="float" office:value="76.009">
            <text:p>76.009</text:p>
          </table:table-cell>
          <table:table-cell table:style-name="ce13" office:value-type="string">
            <text:p>2020.01.14 08:4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4">
            <text:p>104</text:p>
          </table:table-cell>
          <table:table-cell table:style-name="ce13" office:value-type="float" office:value="76.017">
            <text:p>76.017</text:p>
          </table:table-cell>
          <table:table-cell table:style-name="ce13" office:value-type="string">
            <text:p>2020.01.14 08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9000000000005">
            <text:p>-0.019</text:p>
          </table:table-cell>
          <table:table-cell office:value-type="string">
            <text:p>Z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42">
            <text:p>142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4 11:5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4 11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2999999999991">
            <text:p>-0.013</text:p>
          </table:table-cell>
          <table:table-cell office:value-type="string">
            <text:p>Z5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6">
            <text:p>166</text:p>
          </table:table-cell>
          <table:table-cell table:style-name="ce13" office:value-type="float" office:value="75.92">
            <text:p>75.92</text:p>
          </table:table-cell>
          <table:table-cell table:style-name="ce13" office:value-type="string">
            <text:p>2020.01.14 13:55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86">
            <text:p>75.86</text:p>
          </table:table-cell>
          <table:table-cell table:style-name="ce13" office:value-type="string">
            <text:p>2020.01.14 15:40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86">
            <text:p>75.86</text:p>
          </table:table-cell>
          <table:table-cell table:style-name="ce13" office:value-type="string">
            <text:p>2020.01.14 15:40</text:p>
          </table:table-cell>
          <table:table-cell table:style-name="ce13" office:value-type="float" office:value="166">
            <text:p>166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4 13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81">
            <text:p>181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15:10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856">
            <text:p>75.856</text:p>
          </table:table-cell>
          <table:table-cell table:style-name="ce13" office:value-type="string">
            <text:p>2020.01.14 15:40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856">
            <text:p>75.856</text:p>
          </table:table-cell>
          <table:table-cell table:style-name="ce13" office:value-type="string">
            <text:p>2020.01.14 15:40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932">
            <text:p>75.932</text:p>
          </table:table-cell>
          <table:table-cell table:style-name="ce13" office:value-type="string">
            <text:p>2020.01.14 15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19">
            <text:p>219</text:p>
          </table:table-cell>
          <table:table-cell table:style-name="ce13" office:value-type="float" office:value="75.982">
            <text:p>75.982</text:p>
          </table:table-cell>
          <table:table-cell table:style-name="ce13" office:value-type="string">
            <text:p>2020.01.14 18:2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19">
            <text:p>219</text:p>
          </table:table-cell>
          <table:table-cell table:style-name="ce13" office:value-type="float" office:value="75.997">
            <text:p>75.997</text:p>
          </table:table-cell>
          <table:table-cell table:style-name="ce13" office:value-type="string">
            <text:p>2020.01.14 18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49999999999955">
            <text:p>-0.005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44">
            <text:p>244</text:p>
          </table:table-cell>
          <table:table-cell table:style-name="ce13" office:value-type="float" office:value="76.025">
            <text:p>76.025</text:p>
          </table:table-cell>
          <table:table-cell table:style-name="ce13" office:value-type="string">
            <text:p>2020.01.14 20:2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65">
            <text:p>75.965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65">
            <text:p>75.965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4">
            <text:p>244</text:p>
          </table:table-cell>
          <table:table-cell table:style-name="ce13" office:value-type="float" office:value="76.036">
            <text:p>76.036</text:p>
          </table:table-cell>
          <table:table-cell table:style-name="ce13" office:value-type="string">
            <text:p>2020.01.14 20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89">
            <text:p>189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4 15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189">
            <text:p>189</text:p>
          </table:table-cell>
          <table:table-cell table:style-name="ce13" office:value-type="float" office:value="75.936">
            <text:p>75.936</text:p>
          </table:table-cell>
          <table:table-cell table:style-name="ce13" office:value-type="string">
            <text:p>2020.01.14 15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24999999999991">
            <text:p>0.025</text:p>
          </table:table-cell>
          <table:table-cell office:value-type="string">
            <text:p>Z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03">
            <text:p>103</text:p>
          </table:table-cell>
          <table:table-cell table:style-name="ce13" office:value-type="float" office:value="75.98">
            <text:p>75.98</text:p>
          </table:table-cell>
          <table:table-cell table:style-name="ce13" office:value-type="string">
            <text:p>2020.01.14 08:4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3">
            <text:p>103</text:p>
          </table:table-cell>
          <table:table-cell table:style-name="ce13" office:value-type="float" office:value="76.019">
            <text:p>76.019</text:p>
          </table:table-cell>
          <table:table-cell table:style-name="ce13" office:value-type="string">
            <text:p>2020.01.14 08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99999999999909">
            <text:p>0.010</text:p>
          </table:table-cell>
          <table:table-cell office:value-type="string">
            <text:p>Z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5">
            <text:p>165</text:p>
          </table:table-cell>
          <table:table-cell table:style-name="ce13" office:value-type="float" office:value="75.9">
            <text:p>75.9</text:p>
          </table:table-cell>
          <table:table-cell table:style-name="ce13" office:value-type="string">
            <text:p>2020.01.14 13:50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165">
            <text:p>165</text:p>
          </table:table-cell>
          <table:table-cell table:style-name="ce13" office:value-type="float" office:value="75.933">
            <text:p>75.933</text:p>
          </table:table-cell>
          <table:table-cell table:style-name="ce13" office:value-type="string">
            <text:p>2020.01.14 13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1700000000001">
            <text:p>-0.017</text:p>
          </table:table-cell>
          <table:table-cell office:value-type="string">
            <text:p>Z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80">
            <text:p>180</text:p>
          </table:table-cell>
          <table:table-cell table:style-name="ce13" office:value-type="float" office:value="75.913">
            <text:p>75.913</text:p>
          </table:table-cell>
          <table:table-cell table:style-name="ce13" office:value-type="string">
            <text:p>2020.01.14 15:05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853">
            <text:p>75.853</text:p>
          </table:table-cell>
          <table:table-cell table:style-name="ce13" office:value-type="string">
            <text:p>2020.01.14 15:40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853">
            <text:p>75.853</text:p>
          </table:table-cell>
          <table:table-cell table:style-name="ce13" office:value-type="string">
            <text:p>2020.01.14 15:4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918">
            <text:p>75.918</text:p>
          </table:table-cell>
          <table:table-cell table:style-name="ce13" office:value-type="string">
            <text:p>2020.01.14 15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18">
            <text:p>218</text:p>
          </table:table-cell>
          <table:table-cell table:style-name="ce13" office:value-type="float" office:value="75.962">
            <text:p>75.962</text:p>
          </table:table-cell>
          <table:table-cell table:style-name="ce13" office:value-type="string">
            <text:p>2020.01.14 18:1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18">
            <text:p>218</text:p>
          </table:table-cell>
          <table:table-cell table:style-name="ce13" office:value-type="float" office:value="75.983">
            <text:p>75.983</text:p>
          </table:table-cell>
          <table:table-cell table:style-name="ce13" office:value-type="string">
            <text:p>2020.01.14 18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5000000000001">
            <text:p>0.015</text:p>
          </table:table-cell>
          <table:table-cell office:value-type="string">
            <text:p>Z4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43">
            <text:p>243</text:p>
          </table:table-cell>
          <table:table-cell table:style-name="ce13" office:value-type="float" office:value="76.008">
            <text:p>76.008</text:p>
          </table:table-cell>
          <table:table-cell table:style-name="ce13" office:value-type="string">
            <text:p>2020.01.14 20:2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3">
            <text:p>243</text:p>
          </table:table-cell>
          <table:table-cell table:style-name="ce13" office:value-type="float" office:value="76.027">
            <text:p>76.027</text:p>
          </table:table-cell>
          <table:table-cell table:style-name="ce13" office:value-type="string">
            <text:p>2020.01.14 20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57">
            <text:p>57</text:p>
          </table:table-cell>
          <table:table-cell table:style-name="ce13" office:value-type="float" office:value="75.931">
            <text:p>75.931</text:p>
          </table:table-cell>
          <table:table-cell table:style-name="ce13" office:value-type="string">
            <text:p>2020.01.14 04:5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57">
            <text:p>57</text:p>
          </table:table-cell>
          <table:table-cell table:style-name="ce13" office:value-type="float" office:value="75.935">
            <text:p>75.935</text:p>
          </table:table-cell>
          <table:table-cell table:style-name="ce13" office:value-type="string">
            <text:p>2020.01.14 04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6999999999996">
            <text:p>0.017</text:p>
          </table:table-cell>
          <table:table-cell office:value-type="string">
            <text:p>Z3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62">
            <text:p>62</text:p>
          </table:table-cell>
          <table:table-cell table:style-name="ce13" office:value-type="float" office:value="75.881">
            <text:p>75.881</text:p>
          </table:table-cell>
          <table:table-cell table:style-name="ce13" office:value-type="string">
            <text:p>2020.01.14 05:1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62">
            <text:p>62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4 05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66999999999993">
            <text:p>0.067</text:p>
          </table:table-cell>
          <table:table-cell office:value-type="string">
            <text:p>Z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69">
            <text:p>69</text:p>
          </table:table-cell>
          <table:table-cell table:style-name="ce13" office:value-type="float" office:value="75.922">
            <text:p>75.922</text:p>
          </table:table-cell>
          <table:table-cell table:style-name="ce13" office:value-type="string">
            <text:p>2020.01.14 05:5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69">
            <text:p>69</text:p>
          </table:table-cell>
          <table:table-cell table:style-name="ce13" office:value-type="float" office:value="75.95">
            <text:p>75.95</text:p>
          </table:table-cell>
          <table:table-cell table:style-name="ce13" office:value-type="string">
            <text:p>2020.01.14 05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5999999999996">
            <text:p>0.026</text:p>
          </table:table-cell>
          <table:table-cell office:value-type="string">
            <text:p>Z3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41">
            <text:p>141</text:p>
          </table:table-cell>
          <table:table-cell table:style-name="ce13" office:value-type="float" office:value="75.871">
            <text:p>75.871</text:p>
          </table:table-cell>
          <table:table-cell table:style-name="ce13" office:value-type="string">
            <text:p>2020.01.14 11:50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41">
            <text:p>141</text:p>
          </table:table-cell>
          <table:table-cell table:style-name="ce13" office:value-type="float" office:value="75.924">
            <text:p>75.924</text:p>
          </table:table-cell>
          <table:table-cell table:style-name="ce13" office:value-type="string">
            <text:p>2020.01.14 11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099999999999056">
            <text:p>-0.001</text:p>
          </table:table-cell>
          <table:table-cell office:value-type="string">
            <text:p>Z5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36">
            <text:p>236</text:p>
          </table:table-cell>
          <table:table-cell table:style-name="ce13" office:value-type="float" office:value="75.978">
            <text:p>75.978</text:p>
          </table:table-cell>
          <table:table-cell table:style-name="ce13" office:value-type="string">
            <text:p>2020.01.14 19:4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96">
            <text:p>75.996</text:p>
          </table:table-cell>
          <table:table-cell table:style-name="ce13" office:value-type="string">
            <text:p>2020.01.14 19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099999999999056">
            <text:p>-0.001</text:p>
          </table:table-cell>
          <table:table-cell office:value-type="string">
            <text:p>Z4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3">
            <text:p>163</text:p>
          </table:table-cell>
          <table:table-cell table:style-name="ce13" office:value-type="float" office:value="75.899">
            <text:p>75.899</text:p>
          </table:table-cell>
          <table:table-cell table:style-name="ce13" office:value-type="string">
            <text:p>2020.01.14 13:40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163">
            <text:p>163</text:p>
          </table:table-cell>
          <table:table-cell table:style-name="ce13" office:value-type="float" office:value="75.926">
            <text:p>75.926</text:p>
          </table:table-cell>
          <table:table-cell table:style-name="ce13" office:value-type="string">
            <text:p>2020.01.14 13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16000000000005">
            <text:p>-0.016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88">
            <text:p>188</text:p>
          </table:table-cell>
          <table:table-cell table:style-name="ce13" office:value-type="float" office:value="75.88">
            <text:p>75.88</text:p>
          </table:table-cell>
          <table:table-cell table:style-name="ce13" office:value-type="string">
            <text:p>2020.01.14 15:45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188">
            <text:p>188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4 15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67999999999998">
            <text:p>0.068</text:p>
          </table:table-cell>
          <table:table-cell office:value-type="string">
            <text:p>Z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16">
            <text:p>216</text:p>
          </table:table-cell>
          <table:table-cell table:style-name="ce13" office:value-type="float" office:value="75.927">
            <text:p>75.927</text:p>
          </table:table-cell>
          <table:table-cell table:style-name="ce13" office:value-type="string">
            <text:p>2020.01.14 18:0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16">
            <text:p>216</text:p>
          </table:table-cell>
          <table:table-cell table:style-name="ce13" office:value-type="float" office:value="75.979">
            <text:p>75.979</text:p>
          </table:table-cell>
          <table:table-cell table:style-name="ce13" office:value-type="string">
            <text:p>2020.01.14 18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9999999999997">
            <text:p>0.050</text:p>
          </table:table-cell>
          <table:table-cell office:value-type="string">
            <text:p>Z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9">
            <text:p>9</text:p>
          </table:table-cell>
          <table:table-cell table:style-name="ce13" office:value-type="float" office:value="75.874">
            <text:p>75.874</text:p>
          </table:table-cell>
          <table:table-cell table:style-name="ce13" office:value-type="string">
            <text:p>2020.01.14 00:5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75.91">
            <text:p>75.91</text:p>
          </table:table-cell>
          <table:table-cell table:style-name="ce13" office:value-type="string">
            <text:p>2020.01.14 00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116">
            <text:p>0.116</text:p>
          </table:table-cell>
          <table:table-cell table:style-name="ce19" office:value-type="string">
            <text:p>Z2</text:p>
          </table:table-cell>
          <table:table-cell table:style-name="ce19" office:value-type="float" office:value="3">
            <text:p>3</text:p>
          </table:table-cell>
          <table:table-cell table:number-columns-repeated="2"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78">
            <text:p>178</text:p>
          </table:table-cell>
          <table:table-cell table:style-name="ce13" office:value-type="float" office:value="75.879">
            <text:p>75.879</text:p>
          </table:table-cell>
          <table:table-cell table:style-name="ce13" office:value-type="string">
            <text:p>2020.01.14 14:5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78">
            <text:p>178</text:p>
          </table:table-cell>
          <table:table-cell table:style-name="ce13" office:value-type="float" office:value="75.921">
            <text:p>75.921</text:p>
          </table:table-cell>
          <table:table-cell table:style-name="ce13" office:value-type="string">
            <text:p>2020.01.14 14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0999999999996">
            <text:p>0.011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02">
            <text:p>102</text:p>
          </table:table-cell>
          <table:table-cell table:style-name="ce13" office:value-type="float" office:value="76.02">
            <text:p>76.02</text:p>
          </table:table-cell>
          <table:table-cell table:style-name="ce13" office:value-type="string">
            <text:p>2020.01.14 08:35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96">
            <text:p>75.96</text:p>
          </table:table-cell>
          <table:table-cell table:style-name="ce13" office:value-type="string">
            <text:p>2020.01.14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96">
            <text:p>75.96</text:p>
          </table:table-cell>
          <table:table-cell table:style-name="ce13" office:value-type="string">
            <text:p>2020.01.14 09:10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6.024">
            <text:p>76.024</text:p>
          </table:table-cell>
          <table:table-cell table:style-name="ce13" office:value-type="string">
            <text:p>2020.01.14 08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42">
            <text:p>242</text:p>
          </table:table-cell>
          <table:table-cell table:style-name="ce13" office:value-type="float" office:value="76.011">
            <text:p>76.011</text:p>
          </table:table-cell>
          <table:table-cell table:style-name="ce13" office:value-type="string">
            <text:p>2020.01.14 20:1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51">
            <text:p>75.951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51">
            <text:p>75.951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2">
            <text:p>242</text:p>
          </table:table-cell>
          <table:table-cell table:style-name="ce13" office:value-type="float" office:value="76.014">
            <text:p>76.014</text:p>
          </table:table-cell>
          <table:table-cell table:style-name="ce13" office:value-type="string">
            <text:p>2020.01.14 2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5">
            <text:p>35</text:p>
          </table:table-cell>
          <table:table-cell table:style-name="ce13" office:value-type="float" office:value="76.064">
            <text:p>76.064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76.004">
            <text:p>76.004</text:p>
          </table:table-cell>
          <table:table-cell table:style-name="ce13" office:value-type="string">
            <text:p>2020.01.14 03:05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76.004">
            <text:p>76.004</text:p>
          </table:table-cell>
          <table:table-cell table:style-name="ce13" office:value-type="string">
            <text:p>2020.01.14 03:05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64">
            <text:p>76.064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3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59">
            <text:p>59</text:p>
          </table:table-cell>
          <table:table-cell table:style-name="ce13" office:value-type="float" office:value="75.915">
            <text:p>75.915</text:p>
          </table:table-cell>
          <table:table-cell table:style-name="ce13" office:value-type="string">
            <text:p>2020.01.14 05:0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75.926">
            <text:p>75.926</text:p>
          </table:table-cell>
          <table:table-cell table:style-name="ce13" office:value-type="string">
            <text:p>2020.01.14 05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32999999999987">
            <text:p>0.033</text:p>
          </table:table-cell>
          <table:table-cell office:value-type="string">
            <text:p>Z3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4">
            <text:p>64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4 05:2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4 05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2999999999996">
            <text:p>0.023</text:p>
          </table:table-cell>
          <table:table-cell office:value-type="string">
            <text:p>Z3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77">
            <text:p>77</text:p>
          </table:table-cell>
          <table:table-cell table:style-name="ce13" office:value-type="float" office:value="75.985">
            <text:p>75.985</text:p>
          </table:table-cell>
          <table:table-cell table:style-name="ce13" office:value-type="string">
            <text:p>2020.01.14 06:30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4 07:50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4 07:50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75.985">
            <text:p>75.985</text:p>
          </table:table-cell>
          <table:table-cell table:style-name="ce13" office:value-type="string">
            <text:p>2020.01.14 06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08">
            <text:p>108</text:p>
          </table:table-cell>
          <table:table-cell table:style-name="ce13" office:value-type="float" office:value="76.026">
            <text:p>76.026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966">
            <text:p>75.966</text:p>
          </table:table-cell>
          <table:table-cell table:style-name="ce13" office:value-type="string">
            <text:p>2020.01.14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966">
            <text:p>75.966</text:p>
          </table:table-cell>
          <table:table-cell table:style-name="ce13" office:value-type="string">
            <text:p>2020.01.14 09:1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6.029">
            <text:p>76.02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46">
            <text:p>146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4 12:15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43">
            <text:p>75.843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43">
            <text:p>75.843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46">
            <text:p>146</text:p>
          </table:table-cell>
          <table:table-cell table:style-name="ce13" office:value-type="float" office:value="75.911">
            <text:p>75.911</text:p>
          </table:table-cell>
          <table:table-cell table:style-name="ce13" office:value-type="string">
            <text:p>2020.01.14 1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67">
            <text:p>167</text:p>
          </table:table-cell>
          <table:table-cell table:style-name="ce13" office:value-type="float" office:value="75.926">
            <text:p>75.926</text:p>
          </table:table-cell>
          <table:table-cell table:style-name="ce13" office:value-type="string">
            <text:p>2020.01.14 14:00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4 15:30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4 15:30</text:p>
          </table:table-cell>
          <table:table-cell table:style-name="ce13" office:value-type="float" office:value="167">
            <text:p>167</text:p>
          </table:table-cell>
          <table:table-cell table:style-name="ce13" office:value-type="float" office:value="75.943">
            <text:p>75.943</text:p>
          </table:table-cell>
          <table:table-cell table:style-name="ce13" office:value-type="string">
            <text:p>2020.01.14 14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83">
            <text:p>183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4 15:20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4 15:30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4 15:30</text:p>
          </table:table-cell>
          <table:table-cell table:style-name="ce13" office:value-type="float" office:value="183">
            <text:p>183</text:p>
          </table:table-cell>
          <table:table-cell table:style-name="ce13" office:value-type="float" office:value="75.938">
            <text:p>75.938</text:p>
          </table:table-cell>
          <table:table-cell table:style-name="ce13" office:value-type="string">
            <text:p>2020.01.14 15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90">
            <text:p>190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4 15:55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190">
            <text:p>190</text:p>
          </table:table-cell>
          <table:table-cell table:style-name="ce13" office:value-type="float" office:value="75.938">
            <text:p>75.938</text:p>
          </table:table-cell>
          <table:table-cell table:style-name="ce13" office:value-type="string">
            <text:p>2020.01.14 15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7999999999986">
            <text:p>0.018</text:p>
          </table:table-cell>
          <table:table-cell office:value-type="string">
            <text:p>Z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01">
            <text:p>201</text:p>
          </table:table-cell>
          <table:table-cell table:style-name="ce13" office:value-type="float" office:value="75.995">
            <text:p>75.995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203">
            <text:p>203</text:p>
          </table:table-cell>
          <table:table-cell table:style-name="ce13" office:value-type="float" office:value="75.935">
            <text:p>75.935</text:p>
          </table:table-cell>
          <table:table-cell table:style-name="ce13" office:value-type="string">
            <text:p>2020.01.14 17:00</text:p>
          </table:table-cell>
          <table:table-cell table:style-name="ce13" office:value-type="float" office:value="203">
            <text:p>203</text:p>
          </table:table-cell>
          <table:table-cell table:style-name="ce13" office:value-type="float" office:value="75.935">
            <text:p>75.935</text:p>
          </table:table-cell>
          <table:table-cell table:style-name="ce13" office:value-type="string">
            <text:p>2020.01.14 17:0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96">
            <text:p>75.996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3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25">
            <text:p>225</text:p>
          </table:table-cell>
          <table:table-cell table:style-name="ce13" office:value-type="float" office:value="75.98">
            <text:p>75.98</text:p>
          </table:table-cell>
          <table:table-cell table:style-name="ce13" office:value-type="string">
            <text:p>2020.01.14 18:5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25">
            <text:p>225</text:p>
          </table:table-cell>
          <table:table-cell table:style-name="ce13" office:value-type="float" office:value="75.988">
            <text:p>75.988</text:p>
          </table:table-cell>
          <table:table-cell table:style-name="ce13" office:value-type="string">
            <text:p>2020.01.14 18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30000000000001">
            <text:p>-0.003</text:p>
          </table:table-cell>
          <table:table-cell office:value-type="string">
            <text:p>Z4</text:p>
          </table:table-cell>
          <table:table-cell table:number-columns-repeated="4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45">
            <text:p>245</text:p>
          </table:table-cell>
          <table:table-cell table:style-name="ce13" office:value-type="float" office:value="76.026">
            <text:p>76.026</text:p>
          </table:table-cell>
          <table:table-cell table:style-name="ce13" office:value-type="string">
            <text:p>2020.01.14 20:3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66">
            <text:p>75.966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66">
            <text:p>75.966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5">
            <text:p>245</text:p>
          </table:table-cell>
          <table:table-cell table:style-name="ce13" office:value-type="float" office:value="76.026">
            <text:p>76.026</text:p>
          </table:table-cell>
          <table:table-cell table:style-name="ce13" office:value-type="string">
            <text:p>2020.01.14 20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64">
            <text:p>164</text:p>
          </table:table-cell>
          <table:table-cell table:style-name="ce13" office:value-type="float" office:value="75.926">
            <text:p>75.926</text:p>
          </table:table-cell>
          <table:table-cell table:style-name="ce13" office:value-type="string">
            <text:p>2020.01.14 13:45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4 15:30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4 15:30</text:p>
          </table:table-cell>
          <table:table-cell table:style-name="ce13" office:value-type="float" office:value="164">
            <text:p>164</text:p>
          </table:table-cell>
          <table:table-cell table:style-name="ce13" office:value-type="float" office:value="75.926">
            <text:p>75.926</text:p>
          </table:table-cell>
          <table:table-cell table:style-name="ce13" office:value-type="string">
            <text:p>2020.01.14 1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17">
            <text:p>217</text:p>
          </table:table-cell>
          <table:table-cell table:style-name="ce13" office:value-type="float" office:value="75.971">
            <text:p>75.971</text:p>
          </table:table-cell>
          <table:table-cell table:style-name="ce13" office:value-type="string">
            <text:p>2020.01.14 18:1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982">
            <text:p>75.982</text:p>
          </table:table-cell>
          <table:table-cell table:style-name="ce13" office:value-type="string">
            <text:p>2020.01.14 18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60000000000002">
            <text:p>0.006</text:p>
          </table:table-cell>
          <table:table-cell office:value-type="string">
            <text:p>Z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79">
            <text:p>179</text:p>
          </table:table-cell>
          <table:table-cell table:style-name="ce13" office:value-type="float" office:value="75.92">
            <text:p>75.92</text:p>
          </table:table-cell>
          <table:table-cell table:style-name="ce13" office:value-type="string">
            <text:p>2020.01.14 15:00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86">
            <text:p>75.86</text:p>
          </table:table-cell>
          <table:table-cell table:style-name="ce13" office:value-type="string">
            <text:p>2020.01.14 15:40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86">
            <text:p>75.86</text:p>
          </table:table-cell>
          <table:table-cell table:style-name="ce13" office:value-type="string">
            <text:p>2020.01.14 15:40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5.941">
            <text:p>75.941</text:p>
          </table:table-cell>
          <table:table-cell table:style-name="ce13" office:value-type="string">
            <text:p>2020.01.14 15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6">
            <text:p>36</text:p>
          </table:table-cell>
          <table:table-cell table:style-name="ce13" office:value-type="float" office:value="76.012">
            <text:p>76.012</text:p>
          </table:table-cell>
          <table:table-cell table:style-name="ce13" office:value-type="string">
            <text:p>2020.01.14 03:05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75.952">
            <text:p>75.952</text:p>
          </table:table-cell>
          <table:table-cell table:style-name="ce13" office:value-type="string">
            <text:p>2020.01.14 03:20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75.952">
            <text:p>75.952</text:p>
          </table:table-cell>
          <table:table-cell table:style-name="ce13" office:value-type="string">
            <text:p>2020.01.14 03:20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76.012">
            <text:p>76.012</text:p>
          </table:table-cell>
          <table:table-cell table:style-name="ce13" office:value-type="string">
            <text:p>2020.01.14 03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0">
            <text:p>60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4 05:0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4 05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3999999999997">
            <text:p>0.044</text:p>
          </table:table-cell>
          <table:table-cell office:value-type="string">
            <text:p>Z3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5">
            <text:p>65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4 05:3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75.911">
            <text:p>75.911</text:p>
          </table:table-cell>
          <table:table-cell table:style-name="ce13" office:value-type="string">
            <text:p>2020.01.14 05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4999999999987">
            <text:p>0.045</text:p>
          </table:table-cell>
          <table:table-cell office:value-type="string">
            <text:p>Z3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78">
            <text:p>78</text:p>
          </table:table-cell>
          <table:table-cell table:style-name="ce13" office:value-type="float" office:value="75.966">
            <text:p>75.966</text:p>
          </table:table-cell>
          <table:table-cell table:style-name="ce13" office:value-type="string">
            <text:p>2020.01.14 06:35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906">
            <text:p>75.906</text:p>
          </table:table-cell>
          <table:table-cell table:style-name="ce13" office:value-type="string">
            <text:p>2020.01.14 07:50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906">
            <text:p>75.906</text:p>
          </table:table-cell>
          <table:table-cell table:style-name="ce13" office:value-type="string">
            <text:p>2020.01.14 07:50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75.969">
            <text:p>75.969</text:p>
          </table:table-cell>
          <table:table-cell table:style-name="ce13" office:value-type="string">
            <text:p>2020.01.14 06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47">
            <text:p>147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4 12:2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43">
            <text:p>75.843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43">
            <text:p>75.843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47">
            <text:p>147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4 12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91">
            <text:p>191</text:p>
          </table:table-cell>
          <table:table-cell table:style-name="ce13" office:value-type="float" office:value="75.919">
            <text:p>75.919</text:p>
          </table:table-cell>
          <table:table-cell table:style-name="ce13" office:value-type="string">
            <text:p>2020.01.14 16:0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191">
            <text:p>191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4 16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28999999999996">
            <text:p>0.029</text:p>
          </table:table-cell>
          <table:table-cell office:value-type="string">
            <text:p>Z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02">
            <text:p>202</text:p>
          </table:table-cell>
          <table:table-cell table:style-name="ce13" office:value-type="float" office:value="75.962">
            <text:p>75.962</text:p>
          </table:table-cell>
          <table:table-cell table:style-name="ce13" office:value-type="string">
            <text:p>2020.01.14 16:55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5.902">
            <text:p>75.902</text:p>
          </table:table-cell>
          <table:table-cell table:style-name="ce13" office:value-type="string">
            <text:p>2020.01.14 17:2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5.902">
            <text:p>75.902</text:p>
          </table:table-cell>
          <table:table-cell table:style-name="ce13" office:value-type="string">
            <text:p>2020.01.14 17:20</text:p>
          </table:table-cell>
          <table:table-cell table:style-name="ce13" office:value-type="float" office:value="202">
            <text:p>202</text:p>
          </table:table-cell>
          <table:table-cell table:style-name="ce13" office:value-type="float" office:value="75.972">
            <text:p>75.972</text:p>
          </table:table-cell>
          <table:table-cell table:style-name="ce13" office:value-type="string">
            <text:p>2020.01.14 16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26">
            <text:p>226</text:p>
          </table:table-cell>
          <table:table-cell table:style-name="ce13" office:value-type="float" office:value="75.965">
            <text:p>75.965</text:p>
          </table:table-cell>
          <table:table-cell table:style-name="ce13" office:value-type="string">
            <text:p>2020.01.14 18:5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26">
            <text:p>226</text:p>
          </table:table-cell>
          <table:table-cell table:style-name="ce13" office:value-type="float" office:value="75.982">
            <text:p>75.982</text:p>
          </table:table-cell>
          <table:table-cell table:style-name="ce13" office:value-type="string">
            <text:p>2020.01.14 18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2">
            <text:p>0.012</text:p>
          </table:table-cell>
          <table:table-cell office:value-type="string">
            <text:p>Z4</text:p>
          </table:table-cell>
          <table:table-cell table:number-columns-repeated="3"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7">
            <text:p>37</text:p>
          </table:table-cell>
          <table:table-cell table:style-name="ce13" office:value-type="float" office:value="75.995">
            <text:p>75.995</text:p>
          </table:table-cell>
          <table:table-cell table:style-name="ce13" office:value-type="string">
            <text:p>2020.01.14 03:10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3:20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3:20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76.036">
            <text:p>76.036</text:p>
          </table:table-cell>
          <table:table-cell table:style-name="ce13" office:value-type="string">
            <text:p>2020.01.14 03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050000000000097">
            <text:p>-0.005</text:p>
          </table:table-cell>
          <table:table-cell office:value-type="string">
            <text:p>Z4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8">
            <text:p>38</text:p>
          </table:table-cell>
          <table:table-cell table:style-name="ce13" office:value-type="float" office:value="76.023">
            <text:p>76.023</text:p>
          </table:table-cell>
          <table:table-cell table:style-name="ce13" office:value-type="string">
            <text:p>2020.01.14 03:15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75.963">
            <text:p>75.963</text:p>
          </table:table-cell>
          <table:table-cell table:style-name="ce13" office:value-type="string">
            <text:p>2020.01.14 03:20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75.963">
            <text:p>75.963</text:p>
          </table:table-cell>
          <table:table-cell table:style-name="ce13" office:value-type="string">
            <text:p>2020.01.14 03:20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76.05">
            <text:p>76.05</text:p>
          </table:table-cell>
          <table:table-cell table:style-name="ce13" office:value-type="string">
            <text:p>2020.01.14 0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55">
            <text:p>55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4 04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55">
            <text:p>55</text:p>
          </table:table-cell>
          <table:table-cell table:style-name="ce13" office:value-type="float" office:value="75.91">
            <text:p>75.91</text:p>
          </table:table-cell>
          <table:table-cell table:style-name="ce13" office:value-type="string">
            <text:p>2020.01.14 04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50999999999988">
            <text:p>0.051</text:p>
          </table:table-cell>
          <table:table-cell office:value-type="string">
            <text:p>Z3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56">
            <text:p>56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4 04:4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56">
            <text:p>56</text:p>
          </table:table-cell>
          <table:table-cell table:style-name="ce13" office:value-type="float" office:value="75.932">
            <text:p>75.932</text:p>
          </table:table-cell>
          <table:table-cell table:style-name="ce13" office:value-type="string">
            <text:p>2020.01.14 04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54999999999993">
            <text:p>0.055</text:p>
          </table:table-cell>
          <table:table-cell office:value-type="string">
            <text:p>Z3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1">
            <text:p>61</text:p>
          </table:table-cell>
          <table:table-cell table:style-name="ce13" office:value-type="float" office:value="75.896">
            <text:p>75.896</text:p>
          </table:table-cell>
          <table:table-cell table:style-name="ce13" office:value-type="string">
            <text:p>2020.01.14 05:1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75.902">
            <text:p>75.902</text:p>
          </table:table-cell>
          <table:table-cell table:style-name="ce13" office:value-type="string">
            <text:p>2020.01.14 05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51999999999992">
            <text:p>0.052</text:p>
          </table:table-cell>
          <table:table-cell office:value-type="string">
            <text:p>Z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6">
            <text:p>66</text:p>
          </table:table-cell>
          <table:table-cell table:style-name="ce13" office:value-type="float" office:value="75.91">
            <text:p>75.91</text:p>
          </table:table-cell>
          <table:table-cell table:style-name="ce13" office:value-type="string">
            <text:p>2020.01.14 05:3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5.917">
            <text:p>75.917</text:p>
          </table:table-cell>
          <table:table-cell table:style-name="ce13" office:value-type="string">
            <text:p>2020.01.14 05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37999999999997">
            <text:p>0.038</text:p>
          </table:table-cell>
          <table:table-cell office:value-type="string">
            <text:p>Z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7">
            <text:p>67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05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5.932">
            <text:p>75.932</text:p>
          </table:table-cell>
          <table:table-cell table:style-name="ce13" office:value-type="string">
            <text:p>2020.01.14 05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31999999999996">
            <text:p>0.032</text:p>
          </table:table-cell>
          <table:table-cell office:value-type="string">
            <text:p>Z3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8">
            <text:p>68</text:p>
          </table:table-cell>
          <table:table-cell table:style-name="ce13" office:value-type="float" office:value="75.922">
            <text:p>75.922</text:p>
          </table:table-cell>
          <table:table-cell table:style-name="ce13" office:value-type="string">
            <text:p>2020.01.14 05:4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75.935">
            <text:p>75.935</text:p>
          </table:table-cell>
          <table:table-cell table:style-name="ce13" office:value-type="string">
            <text:p>2020.01.14 05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5999999999996">
            <text:p>0.026</text:p>
          </table:table-cell>
          <table:table-cell office:value-type="string">
            <text:p>Z3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79">
            <text:p>79</text:p>
          </table:table-cell>
          <table:table-cell table:style-name="ce13" office:value-type="float" office:value="75.965">
            <text:p>75.965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905">
            <text:p>75.905</text:p>
          </table:table-cell>
          <table:table-cell table:style-name="ce13" office:value-type="string">
            <text:p>2020.01.14 07:50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905">
            <text:p>75.905</text:p>
          </table:table-cell>
          <table:table-cell table:style-name="ce13" office:value-type="string">
            <text:p>2020.01.14 07:5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7">
            <text:p>75.97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80">
            <text:p>80</text:p>
          </table:table-cell>
          <table:table-cell table:style-name="ce13" office:value-type="float" office:value="75.95">
            <text:p>75.95</text:p>
          </table:table-cell>
          <table:table-cell table:style-name="ce13" office:value-type="string">
            <text:p>2020.01.14 06:4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953">
            <text:p>75.953</text:p>
          </table:table-cell>
          <table:table-cell table:style-name="ce13" office:value-type="string">
            <text:p>2020.01.14 06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81">
            <text:p>81</text:p>
          </table:table-cell>
          <table:table-cell table:style-name="ce13" office:value-type="float" office:value="75.945">
            <text:p>75.945</text:p>
          </table:table-cell>
          <table:table-cell table:style-name="ce13" office:value-type="string">
            <text:p>2020.01.14 06:50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81">
            <text:p>81</text:p>
          </table:table-cell>
          <table:table-cell table:style-name="ce13" office:value-type="float" office:value="75.978">
            <text:p>75.978</text:p>
          </table:table-cell>
          <table:table-cell table:style-name="ce13" office:value-type="string">
            <text:p>2020.01.14 06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82">
            <text:p>82</text:p>
          </table:table-cell>
          <table:table-cell table:style-name="ce13" office:value-type="float" office:value="75.965">
            <text:p>75.965</text:p>
          </table:table-cell>
          <table:table-cell table:style-name="ce13" office:value-type="string">
            <text:p>2020.01.14 06:55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905">
            <text:p>75.905</text:p>
          </table:table-cell>
          <table:table-cell table:style-name="ce13" office:value-type="string">
            <text:p>2020.01.14 07:50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905">
            <text:p>75.905</text:p>
          </table:table-cell>
          <table:table-cell table:style-name="ce13" office:value-type="string">
            <text:p>2020.01.14 07:50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75.966">
            <text:p>75.966</text:p>
          </table:table-cell>
          <table:table-cell table:style-name="ce13" office:value-type="string">
            <text:p>2020.01.14 06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98">
            <text:p>98</text:p>
          </table:table-cell>
          <table:table-cell table:style-name="ce13" office:value-type="float" office:value="75.953">
            <text:p>75.953</text:p>
          </table:table-cell>
          <table:table-cell table:style-name="ce13" office:value-type="string">
            <text:p>2020.01.14 08:1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98">
            <text:p>98</text:p>
          </table:table-cell>
          <table:table-cell table:style-name="ce13" office:value-type="float" office:value="75.964">
            <text:p>75.964</text:p>
          </table:table-cell>
          <table:table-cell table:style-name="ce13" office:value-type="string">
            <text:p>2020.01.14 08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36999999999992">
            <text:p>0.037</text:p>
          </table:table-cell>
          <table:table-cell office:value-type="string">
            <text:p>Z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36">
            <text:p>136</text:p>
          </table:table-cell>
          <table:table-cell table:style-name="ce13" office:value-type="float" office:value="75.869">
            <text:p>75.869</text:p>
          </table:table-cell>
          <table:table-cell table:style-name="ce13" office:value-type="string">
            <text:p>2020.01.14 11:2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4 11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10000000000048">
            <text:p>0.001</text:p>
          </table:table-cell>
          <table:table-cell office:value-type="string">
            <text:p>Z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37">
            <text:p>137</text:p>
          </table:table-cell>
          <table:table-cell table:style-name="ce13" office:value-type="float" office:value="75.871">
            <text:p>75.871</text:p>
          </table:table-cell>
          <table:table-cell table:style-name="ce13" office:value-type="string">
            <text:p>2020.01.14 11:30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37">
            <text:p>137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099999999999056">
            <text:p>-0.001</text:p>
          </table:table-cell>
          <table:table-cell office:value-type="string">
            <text:p>Z5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38">
            <text:p>138</text:p>
          </table:table-cell>
          <table:table-cell table:style-name="ce13" office:value-type="float" office:value="75.881">
            <text:p>75.881</text:p>
          </table:table-cell>
          <table:table-cell table:style-name="ce13" office:value-type="string">
            <text:p>2020.01.14 11:3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38">
            <text:p>138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4 11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0999999999996">
            <text:p>-0.011</text:p>
          </table:table-cell>
          <table:table-cell office:value-type="string">
            <text:p>Z5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39">
            <text:p>139</text:p>
          </table:table-cell>
          <table:table-cell table:style-name="ce13" office:value-type="float" office:value="75.884">
            <text:p>75.884</text:p>
          </table:table-cell>
          <table:table-cell table:style-name="ce13" office:value-type="string">
            <text:p>2020.01.14 11:40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39">
            <text:p>139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1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3999999999996">
            <text:p>-0.014</text:p>
          </table:table-cell>
          <table:table-cell office:value-type="string">
            <text:p>Z5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40">
            <text:p>140</text:p>
          </table:table-cell>
          <table:table-cell table:style-name="ce13" office:value-type="float" office:value="75.891">
            <text:p>75.891</text:p>
          </table:table-cell>
          <table:table-cell table:style-name="ce13" office:value-type="string">
            <text:p>2020.01.14 11:45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31">
            <text:p>75.831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31">
            <text:p>75.831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40">
            <text:p>140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4 1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48">
            <text:p>148</text:p>
          </table:table-cell>
          <table:table-cell table:style-name="ce13" office:value-type="float" office:value="75.895">
            <text:p>75.895</text:p>
          </table:table-cell>
          <table:table-cell table:style-name="ce13" office:value-type="string">
            <text:p>2020.01.14 12:25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35">
            <text:p>75.835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35">
            <text:p>75.835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48">
            <text:p>148</text:p>
          </table:table-cell>
          <table:table-cell table:style-name="ce13" office:value-type="float" office:value="75.911">
            <text:p>75.911</text:p>
          </table:table-cell>
          <table:table-cell table:style-name="ce13" office:value-type="string">
            <text:p>2020.01.14 12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49">
            <text:p>149</text:p>
          </table:table-cell>
          <table:table-cell table:style-name="ce13" office:value-type="float" office:value="75.907">
            <text:p>75.907</text:p>
          </table:table-cell>
          <table:table-cell table:style-name="ce13" office:value-type="string">
            <text:p>2020.01.14 12:3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47">
            <text:p>75.847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47">
            <text:p>75.847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918">
            <text:p>75.918</text:p>
          </table:table-cell>
          <table:table-cell table:style-name="ce13" office:value-type="string">
            <text:p>2020.01.14 1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50">
            <text:p>150</text:p>
          </table:table-cell>
          <table:table-cell table:style-name="ce13" office:value-type="float" office:value="75.91">
            <text:p>75.91</text:p>
          </table:table-cell>
          <table:table-cell table:style-name="ce13" office:value-type="string">
            <text:p>2020.01.14 12:35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5">
            <text:p>75.85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5">
            <text:p>75.85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0">
            <text:p>150</text:p>
          </table:table-cell>
          <table:table-cell table:style-name="ce13" office:value-type="float" office:value="75.914">
            <text:p>75.914</text:p>
          </table:table-cell>
          <table:table-cell table:style-name="ce13" office:value-type="string">
            <text:p>2020.01.14 12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51">
            <text:p>151</text:p>
          </table:table-cell>
          <table:table-cell table:style-name="ce13" office:value-type="float" office:value="75.912">
            <text:p>75.912</text:p>
          </table:table-cell>
          <table:table-cell table:style-name="ce13" office:value-type="string">
            <text:p>2020.01.14 12:4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1">
            <text:p>151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12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55">
            <text:p>155</text:p>
          </table:table-cell>
          <table:table-cell table:style-name="ce13" office:value-type="float" office:value="75.91">
            <text:p>75.91</text:p>
          </table:table-cell>
          <table:table-cell table:style-name="ce13" office:value-type="string">
            <text:p>2020.01.14 13:0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5">
            <text:p>75.85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5">
            <text:p>75.85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5">
            <text:p>155</text:p>
          </table:table-cell>
          <table:table-cell table:style-name="ce13" office:value-type="float" office:value="75.91">
            <text:p>75.91</text:p>
          </table:table-cell>
          <table:table-cell table:style-name="ce13" office:value-type="string">
            <text:p>2020.01.14 1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03">
            <text:p>203</text:p>
          </table:table-cell>
          <table:table-cell table:style-name="ce13" office:value-type="float" office:value="75.946">
            <text:p>75.946</text:p>
          </table:table-cell>
          <table:table-cell table:style-name="ce13" office:value-type="string">
            <text:p>2020.01.14 17:00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5.886">
            <text:p>75.886</text:p>
          </table:table-cell>
          <table:table-cell table:style-name="ce13" office:value-type="string">
            <text:p>2020.01.14 17:45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5.886">
            <text:p>75.886</text:p>
          </table:table-cell>
          <table:table-cell table:style-name="ce13" office:value-type="string">
            <text:p>2020.01.14 17:45</text:p>
          </table:table-cell>
          <table:table-cell table:style-name="ce13" office:value-type="float" office:value="203">
            <text:p>203</text:p>
          </table:table-cell>
          <table:table-cell table:style-name="ce13" office:value-type="float" office:value="75.969">
            <text:p>75.969</text:p>
          </table:table-cell>
          <table:table-cell table:style-name="ce13" office:value-type="string">
            <text:p>2020.01.14 17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04">
            <text:p>204</text:p>
          </table:table-cell>
          <table:table-cell table:style-name="ce13" office:value-type="float" office:value="75.946">
            <text:p>75.946</text:p>
          </table:table-cell>
          <table:table-cell table:style-name="ce13" office:value-type="string">
            <text:p>2020.01.14 17:05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5.886">
            <text:p>75.886</text:p>
          </table:table-cell>
          <table:table-cell table:style-name="ce13" office:value-type="string">
            <text:p>2020.01.14 17:45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5.886">
            <text:p>75.886</text:p>
          </table:table-cell>
          <table:table-cell table:style-name="ce13" office:value-type="string">
            <text:p>2020.01.14 17:45</text:p>
          </table:table-cell>
          <table:table-cell table:style-name="ce13" office:value-type="float" office:value="204">
            <text:p>204</text:p>
          </table:table-cell>
          <table:table-cell table:style-name="ce13" office:value-type="float" office:value="75.954">
            <text:p>75.954</text:p>
          </table:table-cell>
          <table:table-cell table:style-name="ce13" office:value-type="string">
            <text:p>2020.01.14 17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05">
            <text:p>205</text:p>
          </table:table-cell>
          <table:table-cell table:style-name="ce13" office:value-type="float" office:value="75.946">
            <text:p>75.946</text:p>
          </table:table-cell>
          <table:table-cell table:style-name="ce13" office:value-type="string">
            <text:p>2020.01.14 17:10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5.886">
            <text:p>75.886</text:p>
          </table:table-cell>
          <table:table-cell table:style-name="ce13" office:value-type="string">
            <text:p>2020.01.14 17:45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5.886">
            <text:p>75.886</text:p>
          </table:table-cell>
          <table:table-cell table:style-name="ce13" office:value-type="string">
            <text:p>2020.01.14 17:45</text:p>
          </table:table-cell>
          <table:table-cell table:style-name="ce13" office:value-type="float" office:value="205">
            <text:p>205</text:p>
          </table:table-cell>
          <table:table-cell table:style-name="ce13" office:value-type="float" office:value="75.955">
            <text:p>75.955</text:p>
          </table:table-cell>
          <table:table-cell table:style-name="ce13" office:value-type="string">
            <text:p>2020.01.14 17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27">
            <text:p>227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19:0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27">
            <text:p>227</text:p>
          </table:table-cell>
          <table:table-cell table:style-name="ce13" office:value-type="float" office:value="75.978">
            <text:p>75.978</text:p>
          </table:table-cell>
          <table:table-cell table:style-name="ce13" office:value-type="string">
            <text:p>2020.01.14 19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">
            <text:p>0.000</text:p>
          </table:table-cell>
          <table:table-cell office:value-type="string">
            <text:p>Z4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3"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28">
            <text:p>228</text:p>
          </table:table-cell>
          <table:table-cell table:style-name="ce13" office:value-type="float" office:value="75.966">
            <text:p>75.966</text:p>
          </table:table-cell>
          <table:table-cell table:style-name="ce13" office:value-type="string">
            <text:p>2020.01.14 19:0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28">
            <text:p>228</text:p>
          </table:table-cell>
          <table:table-cell table:style-name="ce13" office:value-type="float" office:value="75.981">
            <text:p>75.981</text:p>
          </table:table-cell>
          <table:table-cell table:style-name="ce13" office:value-type="string">
            <text:p>2020.01.14 19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100000000001">
            <text:p>0.011</text:p>
          </table:table-cell>
          <table:table-cell office:value-type="string">
            <text:p>Z4</text:p>
          </table:table-cell>
          <table:table-cell table:style-name="ce13" office:value-type="float" office:value="2">
            <text:p>2</text:p>
          </table:table-cell>
          <table:table-cell table:number-columns-repeated="4"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29">
            <text:p>229</text:p>
          </table:table-cell>
          <table:table-cell table:style-name="ce13" office:value-type="float" office:value="75.966">
            <text:p>75.966</text:p>
          </table:table-cell>
          <table:table-cell table:style-name="ce13" office:value-type="string">
            <text:p>2020.01.14 19:1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29">
            <text:p>229</text:p>
          </table:table-cell>
          <table:table-cell table:style-name="ce13" office:value-type="float" office:value="75.97">
            <text:p>75.97</text:p>
          </table:table-cell>
          <table:table-cell table:style-name="ce13" office:value-type="string">
            <text:p>2020.01.14 19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100000000001">
            <text:p>0.011</text:p>
          </table:table-cell>
          <table:table-cell office:value-type="string">
            <text:p>Z4</text:p>
          </table:table-cell>
          <table:table-cell table:number-columns-repeated="5"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30">
            <text:p>230</text:p>
          </table:table-cell>
          <table:table-cell table:style-name="ce13" office:value-type="float" office:value="75.965">
            <text:p>75.965</text:p>
          </table:table-cell>
          <table:table-cell table:style-name="ce13" office:value-type="string">
            <text:p>2020.01.14 19:1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30">
            <text:p>230</text:p>
          </table:table-cell>
          <table:table-cell table:style-name="ce13" office:value-type="float" office:value="75.971">
            <text:p>75.971</text:p>
          </table:table-cell>
          <table:table-cell table:style-name="ce13" office:value-type="string">
            <text:p>2020.01.14 19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2">
            <text:p>0.012</text:p>
          </table:table-cell>
          <table:table-cell office:value-type="string">
            <text:p>Z4</text:p>
          </table:table-cell>
          <table:table-cell table:number-columns-repeated="5"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60">
            <text:p>260</text:p>
          </table:table-cell>
          <table:table-cell table:style-name="ce13" office:value-type="float" office:value="75.965">
            <text:p>75.965</text:p>
          </table:table-cell>
          <table:table-cell table:style-name="ce13" office:value-type="string">
            <text:p>2020.01.14 21:45</text:p>
          </table:table-cell>
          <table:table-cell table:style-name="ce13" office:value-type="float" office:value="265">
            <text:p>265</text:p>
          </table:table-cell>
          <table:table-cell table:style-name="ce13" office:value-type="float" office:value="75.905">
            <text:p>75.905</text:p>
          </table:table-cell>
          <table:table-cell table:style-name="ce13" office:value-type="string">
            <text:p>2020.01.14 22:10</text:p>
          </table:table-cell>
          <table:table-cell table:style-name="ce13" office:value-type="float" office:value="265">
            <text:p>265</text:p>
          </table:table-cell>
          <table:table-cell table:style-name="ce13" office:value-type="float" office:value="75.905">
            <text:p>75.905</text:p>
          </table:table-cell>
          <table:table-cell table:style-name="ce13" office:value-type="string">
            <text:p>2020.01.14 22:10</text:p>
          </table:table-cell>
          <table:table-cell table:style-name="ce13" office:value-type="float" office:value="260">
            <text:p>260</text:p>
          </table:table-cell>
          <table:table-cell table:style-name="ce13" office:value-type="float" office:value="75.976">
            <text:p>75.976</text:p>
          </table:table-cell>
          <table:table-cell table:style-name="ce13" office:value-type="string">
            <text:p>2020.01.14 2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61">
            <text:p>261</text:p>
          </table:table-cell>
          <table:table-cell table:style-name="ce13" office:value-type="float" office:value="75.947">
            <text:p>75.947</text:p>
          </table:table-cell>
          <table:table-cell table:style-name="ce13" office:value-type="string">
            <text:p>2020.01.14 21:5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1">
            <text:p>261</text:p>
          </table:table-cell>
          <table:table-cell table:style-name="ce13" office:value-type="float" office:value="75.954">
            <text:p>75.954</text:p>
          </table:table-cell>
          <table:table-cell table:style-name="ce13" office:value-type="string">
            <text:p>2020.01.14 21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149]-[.B149]" office:value-type="float" office:value="-0.007000000000005">
            <text:p>-0.007</text:p>
          </table:table-cell>
          <table:table-cell office:value-type="string">
            <text:p>Z2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62">
            <text:p>262</text:p>
          </table:table-cell>
          <table:table-cell table:style-name="ce13" office:value-type="float" office:value="75.937">
            <text:p>75.937</text:p>
          </table:table-cell>
          <table:table-cell table:style-name="ce13" office:value-type="string">
            <text:p>2020.01.14 21:5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939">
            <text:p>75.939</text:p>
          </table:table-cell>
          <table:table-cell table:style-name="ce13" office:value-type="string">
            <text:p>2020.01.14 21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150]-[.B150]" office:value-type="float" office:value="0.00300000000000011">
            <text:p>0.003</text:p>
          </table:table-cell>
          <table:table-cell office:value-type="string">
            <text:p>Z2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68">
            <text:p>268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4 22:2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4 22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151]-[.B151]" office:value-type="float" office:value="0.0109999999999957">
            <text:p>0.011</text:p>
          </table:table-cell>
          <table:table-cell office:value-type="string">
            <text:p>Z2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69">
            <text:p>269</text:p>
          </table:table-cell>
          <table:table-cell table:style-name="ce13" office:value-type="float" office:value="75.919">
            <text:p>75.919</text:p>
          </table:table-cell>
          <table:table-cell table:style-name="ce13" office:value-type="string">
            <text:p>2020.01.14 22:3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9">
            <text:p>269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4 2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152]-[.B152]" office:value-type="float" office:value="0.0210000000000008">
            <text:p>0.021</text:p>
          </table:table-cell>
          <table:table-cell office:value-type="string">
            <text:p>Z2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54">
            <text:p>54</text:p>
          </table:table-cell>
          <table:table-cell table:style-name="ce13" office:value-type="float" office:value="75.888">
            <text:p>75.888</text:p>
          </table:table-cell>
          <table:table-cell table:style-name="ce13" office:value-type="string">
            <text:p>2020.01.14 04:3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54">
            <text:p>54</text:p>
          </table:table-cell>
          <table:table-cell table:style-name="ce13" office:value-type="float" office:value="75.898">
            <text:p>75.898</text:p>
          </table:table-cell>
          <table:table-cell table:style-name="ce13" office:value-type="string">
            <text:p>2020.01.14 04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59999999999988">
            <text:p>0.060</text:p>
          </table:table-cell>
          <table:table-cell office:value-type="string">
            <text:p>Z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35">
            <text:p>135</text:p>
          </table:table-cell>
          <table:table-cell table:style-name="ce13" office:value-type="float" office:value="75.875">
            <text:p>75.875</text:p>
          </table:table-cell>
          <table:table-cell table:style-name="ce13" office:value-type="string">
            <text:p>2020.01.14 11:20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35">
            <text:p>135</text:p>
          </table:table-cell>
          <table:table-cell table:style-name="ce13" office:value-type="float" office:value="75.879">
            <text:p>75.879</text:p>
          </table:table-cell>
          <table:table-cell table:style-name="ce13" office:value-type="string">
            <text:p>2020.01.14 11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49999999999955">
            <text:p>-0.005</text:p>
          </table:table-cell>
          <table:table-cell office:value-type="string">
            <text:p>Z5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35">
            <text:p>235</text:p>
          </table:table-cell>
          <table:table-cell table:style-name="ce13" office:value-type="float" office:value="75.973">
            <text:p>75.973</text:p>
          </table:table-cell>
          <table:table-cell table:style-name="ce13" office:value-type="string">
            <text:p>2020.01.14 19:4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35">
            <text:p>235</text:p>
          </table:table-cell>
          <table:table-cell table:style-name="ce13" office:value-type="float" office:value="75.983">
            <text:p>75.983</text:p>
          </table:table-cell>
          <table:table-cell table:style-name="ce13" office:value-type="string">
            <text:p>2020.01.14 19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40000000000049">
            <text:p>0.004</text:p>
          </table:table-cell>
          <table:table-cell office:value-type="string">
            <text:p>Z4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59">
            <text:p>259</text:p>
          </table:table-cell>
          <table:table-cell table:style-name="ce13" office:value-type="float" office:value="75.964">
            <text:p>75.964</text:p>
          </table:table-cell>
          <table:table-cell table:style-name="ce13" office:value-type="string">
            <text:p>2020.01.14 21:40</text:p>
          </table:table-cell>
          <table:table-cell table:style-name="ce13" office:value-type="float" office:value="265">
            <text:p>265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4 22:10</text:p>
          </table:table-cell>
          <table:table-cell table:style-name="ce13" office:value-type="float" office:value="265">
            <text:p>265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4 22:10</text:p>
          </table:table-cell>
          <table:table-cell table:style-name="ce13" office:value-type="float" office:value="259">
            <text:p>259</text:p>
          </table:table-cell>
          <table:table-cell table:style-name="ce13" office:value-type="float" office:value="75.97">
            <text:p>75.97</text:p>
          </table:table-cell>
          <table:table-cell table:style-name="ce13" office:value-type="string">
            <text:p>2020.01.14 21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67">
            <text:p>267</text:p>
          </table:table-cell>
          <table:table-cell table:style-name="ce13" office:value-type="float" office:value="75.922">
            <text:p>75.922</text:p>
          </table:table-cell>
          <table:table-cell table:style-name="ce13" office:value-type="string">
            <text:p>2020.01.14 22:2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4 22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157]-[.B157]" office:value-type="float" office:value="0.0180000000000007">
            <text:p>0.018</text:p>
          </table:table-cell>
          <table:table-cell office:value-type="string">
            <text:p>Z2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97">
            <text:p>97</text:p>
          </table:table-cell>
          <table:table-cell table:style-name="ce13" office:value-type="float" office:value="75.956">
            <text:p>75.956</text:p>
          </table:table-cell>
          <table:table-cell table:style-name="ce13" office:value-type="string">
            <text:p>2020.01.14 08:1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97">
            <text:p>97</text:p>
          </table:table-cell>
          <table:table-cell table:style-name="ce13" office:value-type="float" office:value="75.961">
            <text:p>75.961</text:p>
          </table:table-cell>
          <table:table-cell table:style-name="ce13" office:value-type="string">
            <text:p>2020.01.14 08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33999999999992">
            <text:p>0.034</text:p>
          </table:table-cell>
          <table:table-cell office:value-type="string">
            <text:p>Z3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54">
            <text:p>154</text:p>
          </table:table-cell>
          <table:table-cell table:style-name="ce13" office:value-type="float" office:value="75.902">
            <text:p>75.902</text:p>
          </table:table-cell>
          <table:table-cell table:style-name="ce13" office:value-type="string">
            <text:p>2020.01.14 12:55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42">
            <text:p>75.842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42">
            <text:p>75.842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5.919">
            <text:p>75.919</text:p>
          </table:table-cell>
          <table:table-cell table:style-name="ce13" office:value-type="string">
            <text:p>2020.01.14 12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71">
            <text:p>271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4 22:40</text:p>
          </table:table-cell>
          <table:table-cell table:style-name="ce13" office:value-type="float" office:value="285">
            <text:p>285</text:p>
          </table:table-cell>
          <table:table-cell table:style-name="ce13" office:value-type="float" office:value="75.938">
            <text:p>75.938</text:p>
          </table:table-cell>
          <table:table-cell table:style-name="ce13" office:value-type="string">
            <text:p>2020.01.14 23:5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1">
            <text:p>271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4 22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/>
          <table:table-cell table:style-name="ce18" table:formula="of:=[.E160]-[.B160]" office:value-type="float" office:value="0.034000000000006">
            <text:p>0.034</text:p>
          </table:table-cell>
          <table:table-cell office:value-type="string">
            <text:p>Z2</text:p>
          </table:table-cell>
          <table:table-cell table:number-columns-repeated="3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2">
            <text:p>22</text:p>
          </table:table-cell>
          <table:table-cell table:style-name="ce13" office:value-type="float" office:value="75.868">
            <text:p>75.868</text:p>
          </table:table-cell>
          <table:table-cell table:style-name="ce13" office:value-type="string">
            <text:p>2020.01.14 01:5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5.899">
            <text:p>75.899</text:p>
          </table:table-cell>
          <table:table-cell table:style-name="ce13" office:value-type="string">
            <text:p>2020.01.14 01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22">
            <text:p>0.122</text:p>
          </table:table-cell>
          <table:table-cell office:value-type="string">
            <text:p>Z2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53">
            <text:p>53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4 04:3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4 04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1">
            <text:p>0.110</text:p>
          </table:table-cell>
          <table:table-cell office:value-type="string">
            <text:p>Z3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20">
            <text:p>120</text:p>
          </table:table-cell>
          <table:table-cell table:style-name="ce13" office:value-type="float" office:value="75.953">
            <text:p>75.953</text:p>
          </table:table-cell>
          <table:table-cell table:style-name="ce13" office:value-type="string">
            <text:p>2020.01.14 10:0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20">
            <text:p>120</text:p>
          </table:table-cell>
          <table:table-cell table:style-name="ce13" office:value-type="float" office:value="75.983">
            <text:p>75.983</text:p>
          </table:table-cell>
          <table:table-cell table:style-name="ce13" office:value-type="string">
            <text:p>2020.01.14 10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60">
            <text:p>160</text:p>
          </table:table-cell>
          <table:table-cell table:style-name="ce13" office:value-type="float" office:value="75.889">
            <text:p>75.889</text:p>
          </table:table-cell>
          <table:table-cell table:style-name="ce13" office:value-type="string">
            <text:p>2020.01.14 13:25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160">
            <text:p>160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4 13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060000000000002">
            <text:p>-0.006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74">
            <text:p>174</text:p>
          </table:table-cell>
          <table:table-cell table:style-name="ce13" office:value-type="float" office:value="75.879">
            <text:p>75.879</text:p>
          </table:table-cell>
          <table:table-cell table:style-name="ce13" office:value-type="string">
            <text:p>2020.01.14 14:3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74">
            <text:p>174</text:p>
          </table:table-cell>
          <table:table-cell table:style-name="ce13" office:value-type="float" office:value="75.902">
            <text:p>75.902</text:p>
          </table:table-cell>
          <table:table-cell table:style-name="ce13" office:value-type="string">
            <text:p>2020.01.14 14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0999999999996">
            <text:p>0.011</text:p>
          </table:table-cell>
          <table:table-cell office:value-type="string">
            <text:p>Z4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34">
            <text:p>234</text:p>
          </table:table-cell>
          <table:table-cell table:style-name="ce13" office:value-type="float" office:value="75.968">
            <text:p>75.968</text:p>
          </table:table-cell>
          <table:table-cell table:style-name="ce13" office:value-type="string">
            <text:p>2020.01.14 19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34">
            <text:p>234</text:p>
          </table:table-cell>
          <table:table-cell table:style-name="ce13" office:value-type="float" office:value="75.979">
            <text:p>75.979</text:p>
          </table:table-cell>
          <table:table-cell table:style-name="ce13" office:value-type="string">
            <text:p>2020.01.14 19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90000000000003">
            <text:p>0.009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58">
            <text:p>258</text:p>
          </table:table-cell>
          <table:table-cell table:style-name="ce13" office:value-type="float" office:value="75.946">
            <text:p>75.946</text:p>
          </table:table-cell>
          <table:table-cell table:style-name="ce13" office:value-type="string">
            <text:p>2020.01.14 21:3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58">
            <text:p>258</text:p>
          </table:table-cell>
          <table:table-cell table:style-name="ce13" office:value-type="float" office:value="75.976">
            <text:p>75.976</text:p>
          </table:table-cell>
          <table:table-cell table:style-name="ce13" office:value-type="string">
            <text:p>2020.01.14 21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167]-[.B167]" office:value-type="float" office:value="-0.00600000000000023">
            <text:p>-0.006</text:p>
          </table:table-cell>
          <table:table-cell office:value-type="string">
            <text:p>Z2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66">
            <text:p>266</text:p>
          </table:table-cell>
          <table:table-cell table:style-name="ce13" office:value-type="float" office:value="75.91">
            <text:p>75.91</text:p>
          </table:table-cell>
          <table:table-cell table:style-name="ce13" office:value-type="string">
            <text:p>2020.01.14 22:15</text:p>
          </table:table-cell>
          <table:table-cell table:style-name="ce13" office:value-type="float" office:value="285">
            <text:p>285</text:p>
          </table:table-cell>
          <table:table-cell table:style-name="ce13" office:value-type="float" office:value="75.938">
            <text:p>75.938</text:p>
          </table:table-cell>
          <table:table-cell table:style-name="ce13" office:value-type="string">
            <text:p>2020.01.14 23:5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922">
            <text:p>75.922</text:p>
          </table:table-cell>
          <table:table-cell table:style-name="ce13" office:value-type="string">
            <text:p>2020.01.14 2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/>
          <table:table-cell table:style-name="ce18" table:formula="of:=[.E168]-[.B168]" office:value-type="float" office:value="0.0280000000000058">
            <text:p>0.028</text:p>
          </table:table-cell>
          <table:table-cell office:value-type="string">
            <text:p>Z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79">
            <text:p>279</text:p>
          </table:table-cell>
          <table:table-cell table:style-name="ce13" office:value-type="float" office:value="75.917">
            <text:p>75.917</text:p>
          </table:table-cell>
          <table:table-cell table:style-name="ce13" office:value-type="string">
            <text:p>2020.01.14 23:2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9">
            <text:p>279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4 23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169]-[.B169]" office:value-type="float" office:value="0.0229999999999961">
            <text:p>0.023</text:p>
          </table:table-cell>
          <table:table-cell office:value-type="string">
            <text:p>Z2</text:p>
          </table:table-cell>
          <table:table-cell table:number-columns-repeated="4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34">
            <text:p>134</text:p>
          </table:table-cell>
          <table:table-cell table:style-name="ce13" office:value-type="float" office:value="75.831">
            <text:p>75.831</text:p>
          </table:table-cell>
          <table:table-cell table:style-name="ce13" office:value-type="string">
            <text:p>2020.01.14 11:1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34">
            <text:p>134</text:p>
          </table:table-cell>
          <table:table-cell table:style-name="ce13" office:value-type="float" office:value="75.879">
            <text:p>75.879</text:p>
          </table:table-cell>
          <table:table-cell table:style-name="ce13" office:value-type="string">
            <text:p>2020.01.14 1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39000000000001">
            <text:p>0.039</text:p>
          </table:table-cell>
          <table:table-cell office:value-type="string">
            <text:p>Z5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53">
            <text:p>153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4 12:5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59">
            <text:p>75.859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59">
            <text:p>75.859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3">
            <text:p>153</text:p>
          </table:table-cell>
          <table:table-cell table:style-name="ce13" office:value-type="float" office:value="75.907">
            <text:p>75.907</text:p>
          </table:table-cell>
          <table:table-cell table:style-name="ce13" office:value-type="string">
            <text:p>2020.01.14 12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7000000000005">
            <text:p>-0.007</text:p>
          </table:table-cell>
          <table:table-cell office:value-type="string">
            <text:p>Z6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62">
            <text:p>162</text:p>
          </table:table-cell>
          <table:table-cell table:style-name="ce13" office:value-type="float" office:value="75.88">
            <text:p>75.88</text:p>
          </table:table-cell>
          <table:table-cell table:style-name="ce13" office:value-type="string">
            <text:p>2020.01.14 13:35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75.909">
            <text:p>75.909</text:p>
          </table:table-cell>
          <table:table-cell table:style-name="ce13" office:value-type="string">
            <text:p>2020.01.14 13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030000000000001">
            <text:p>0.003</text:p>
          </table:table-cell>
          <table:table-cell office:value-type="string">
            <text:p>Z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96">
            <text:p>96</text:p>
          </table:table-cell>
          <table:table-cell table:style-name="ce13" office:value-type="float" office:value="75.913">
            <text:p>75.913</text:p>
          </table:table-cell>
          <table:table-cell table:style-name="ce13" office:value-type="string">
            <text:p>2020.01.14 08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959">
            <text:p>75.959</text:p>
          </table:table-cell>
          <table:table-cell table:style-name="ce13" office:value-type="string">
            <text:p>2020.01.14 08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76999999999998">
            <text:p>0.077</text:p>
          </table:table-cell>
          <table:table-cell office:value-type="string">
            <text:p>Z3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">
            <text:p>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4 00:35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75.844">
            <text:p>75.844</text:p>
          </table:table-cell>
          <table:table-cell table:style-name="ce13" office:value-type="string">
            <text:p>2020.01.14 01:10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75.844">
            <text:p>75.844</text:p>
          </table:table-cell>
          <table:table-cell table:style-name="ce13" office:value-type="string">
            <text:p>2020.01.14 01:10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4 00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0</text:p>
          </table:table-cell>
          <table:table-cell table:style-name="ce19" office:value-type="string">
            <text:p>Z6</text:p>
          </table:table-cell>
          <table:table-cell table:style-name="ce19" office:value-type="float" office:value="3">
            <text:p>3</text:p>
          </table:table-cell>
          <table:table-cell table:number-columns-repeated="2"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68">
            <text:p>168</text:p>
          </table:table-cell>
          <table:table-cell table:style-name="ce13" office:value-type="float" office:value="75.912">
            <text:p>75.912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4 15:40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4 15:40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912">
            <text:p>75.912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84">
            <text:p>184</text:p>
          </table:table-cell>
          <table:table-cell table:style-name="ce13" office:value-type="float" office:value="75.908">
            <text:p>75.908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919">
            <text:p>75.91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39999999999992">
            <text:p>0.040</text:p>
          </table:table-cell>
          <table:table-cell office:value-type="string">
            <text:p>Z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46">
            <text:p>246</text:p>
          </table:table-cell>
          <table:table-cell table:style-name="ce13" office:value-type="float" office:value="76.009">
            <text:p>76.009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49">
            <text:p>75.949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49">
            <text:p>75.949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6.02">
            <text:p>76.02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39">
            <text:p>39</text:p>
          </table:table-cell>
          <table:table-cell table:style-name="ce13" office:value-type="float" office:value="76">
            <text:p>76</text:p>
          </table:table-cell>
          <table:table-cell table:style-name="ce13" office:value-type="string">
            <text:p>2020.01.14 03:20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03:20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03:20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76.007">
            <text:p>76.007</text:p>
          </table:table-cell>
          <table:table-cell table:style-name="ce13" office:value-type="string">
            <text:p>2020.01.14 03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83">
            <text:p>83</text:p>
          </table:table-cell>
          <table:table-cell table:style-name="ce13" office:value-type="float" office:value="75.956">
            <text:p>75.956</text:p>
          </table:table-cell>
          <table:table-cell table:style-name="ce13" office:value-type="string">
            <text:p>2020.01.14 07:00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96">
            <text:p>75.896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96">
            <text:p>75.896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83">
            <text:p>83</text:p>
          </table:table-cell>
          <table:table-cell table:style-name="ce13" office:value-type="float" office:value="75.959">
            <text:p>75.959</text:p>
          </table:table-cell>
          <table:table-cell table:style-name="ce13" office:value-type="string">
            <text:p>2020.01.14 07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56">
            <text:p>15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4 13:05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37">
            <text:p>75.837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37">
            <text:p>75.837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6">
            <text:p>156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4 13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06">
            <text:p>206</text:p>
          </table:table-cell>
          <table:table-cell table:style-name="ce13" office:value-type="float" office:value="75.95">
            <text:p>75.95</text:p>
          </table:table-cell>
          <table:table-cell table:style-name="ce13" office:value-type="string">
            <text:p>2020.01.14 17:15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7:45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7:4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954">
            <text:p>75.954</text:p>
          </table:table-cell>
          <table:table-cell table:style-name="ce13" office:value-type="string">
            <text:p>2020.01.14 17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31">
            <text:p>231</text:p>
          </table:table-cell>
          <table:table-cell table:style-name="ce13" office:value-type="float" office:value="75.962">
            <text:p>75.962</text:p>
          </table:table-cell>
          <table:table-cell table:style-name="ce13" office:value-type="string">
            <text:p>2020.01.14 19:2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31">
            <text:p>231</text:p>
          </table:table-cell>
          <table:table-cell table:style-name="ce13" office:value-type="float" office:value="75.969">
            <text:p>75.969</text:p>
          </table:table-cell>
          <table:table-cell table:style-name="ce13" office:value-type="string">
            <text:p>2020.01.14 19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5000000000001">
            <text:p>0.015</text:p>
          </table:table-cell>
          <table:table-cell office:value-type="string">
            <text:p>Z4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63">
            <text:p>263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4 22:0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934">
            <text:p>75.934</text:p>
          </table:table-cell>
          <table:table-cell table:style-name="ce13" office:value-type="string">
            <text:p>2020.01.14 2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183]-[.B183]" office:value-type="float" office:value="0.00999999999999091">
            <text:p>0.010</text:p>
          </table:table-cell>
          <table:table-cell office:value-type="string">
            <text:p>Z2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70">
            <text:p>270</text:p>
          </table:table-cell>
          <table:table-cell table:style-name="ce13" office:value-type="float" office:value="75.924">
            <text:p>75.924</text:p>
          </table:table-cell>
          <table:table-cell table:style-name="ce13" office:value-type="string">
            <text:p>2020.01.14 22:3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0">
            <text:p>270</text:p>
          </table:table-cell>
          <table:table-cell table:style-name="ce13" office:value-type="float" office:value="75.927">
            <text:p>75.927</text:p>
          </table:table-cell>
          <table:table-cell table:style-name="ce13" office:value-type="string">
            <text:p>2020.01.14 22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184]-[.B184]" office:value-type="float" office:value="0.0159999999999911">
            <text:p>0.016</text:p>
          </table:table-cell>
          <table:table-cell office:value-type="string">
            <text:p>Z2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21">
            <text:p>121</text:p>
          </table:table-cell>
          <table:table-cell table:style-name="ce13" office:value-type="float" office:value="75.963">
            <text:p>75.96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98">
            <text:p>75.98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75">
            <text:p>175</text:p>
          </table:table-cell>
          <table:table-cell table:style-name="ce13" office:value-type="float" office:value="75.892">
            <text:p>75.892</text:p>
          </table:table-cell>
          <table:table-cell table:style-name="ce13" office:value-type="string">
            <text:p>2020.01.14 14:40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75">
            <text:p>175</text:p>
          </table:table-cell>
          <table:table-cell table:style-name="ce13" office:value-type="float" office:value="75.901">
            <text:p>75.901</text:p>
          </table:table-cell>
          <table:table-cell table:style-name="ce13" office:value-type="string">
            <text:p>2020.01.14 14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19999999999953">
            <text:p>-0.002</text:p>
          </table:table-cell>
          <table:table-cell office:value-type="string">
            <text:p>Z4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72">
            <text:p>272</text:p>
          </table:table-cell>
          <table:table-cell table:style-name="ce13" office:value-type="float" office:value="75.924">
            <text:p>75.924</text:p>
          </table:table-cell>
          <table:table-cell table:style-name="ce13" office:value-type="string">
            <text:p>2020.01.14 22:4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5.926">
            <text:p>75.926</text:p>
          </table:table-cell>
          <table:table-cell table:style-name="ce13" office:value-type="string">
            <text:p>2020.01.14 2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187]-[.B187]" office:value-type="float" office:value="0.0159999999999911">
            <text:p>0.016</text:p>
          </table:table-cell>
          <table:table-cell office:value-type="string">
            <text:p>Z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80">
            <text:p>280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4 23:2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0">
            <text:p>280</text:p>
          </table:table-cell>
          <table:table-cell table:style-name="ce13" office:value-type="float" office:value="75.936">
            <text:p>75.936</text:p>
          </table:table-cell>
          <table:table-cell table:style-name="ce13" office:value-type="string">
            <text:p>2020.01.14 23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188]-[.B188]" office:value-type="float" office:value="0.0150000000000006">
            <text:p>0.015</text:p>
          </table:table-cell>
          <table:table-cell office:value-type="string">
            <text:p>Z2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7">
            <text:p>7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00:4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00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99999999999994">
            <text:p>0.100</text:p>
          </table:table-cell>
          <table:table-cell table:style-name="ce19" office:value-type="string">
            <text:p>Z2</text:p>
          </table:table-cell>
          <table:table-cell table:number-columns-repeated="2"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number-columns-repeated="2" table:style-name="ce19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84">
            <text:p>84</text:p>
          </table:table-cell>
          <table:table-cell table:style-name="ce13" office:value-type="float" office:value="75.946">
            <text:p>75.946</text:p>
          </table:table-cell>
          <table:table-cell table:style-name="ce13" office:value-type="string">
            <text:p>2020.01.14 07:0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86">
            <text:p>75.886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86">
            <text:p>75.886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84">
            <text:p>84</text:p>
          </table:table-cell>
          <table:table-cell table:style-name="ce13" office:value-type="float" office:value="75.959">
            <text:p>75.959</text:p>
          </table:table-cell>
          <table:table-cell table:style-name="ce13" office:value-type="string">
            <text:p>2020.01.14 07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22">
            <text:p>122</text:p>
          </table:table-cell>
          <table:table-cell table:style-name="ce13" office:value-type="float" office:value="75.914">
            <text:p>75.914</text:p>
          </table:table-cell>
          <table:table-cell table:style-name="ce13" office:value-type="string">
            <text:p>2020.01.14 10:15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5.854">
            <text:p>75.854</text:p>
          </table:table-cell>
          <table:table-cell table:style-name="ce13" office:value-type="string">
            <text:p>2020.01.14 10:20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5.854">
            <text:p>75.854</text:p>
          </table:table-cell>
          <table:table-cell table:style-name="ce13" office:value-type="string">
            <text:p>2020.01.14 10:20</text:p>
          </table:table-cell>
          <table:table-cell table:style-name="ce13" office:value-type="float" office:value="122">
            <text:p>122</text:p>
          </table:table-cell>
          <table:table-cell table:style-name="ce13" office:value-type="float" office:value="75.932">
            <text:p>75.932</text:p>
          </table:table-cell>
          <table:table-cell table:style-name="ce13" office:value-type="string">
            <text:p>2020.01.14 1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69">
            <text:p>169</text:p>
          </table:table-cell>
          <table:table-cell table:style-name="ce13" office:value-type="float" office:value="75.878">
            <text:p>75.878</text:p>
          </table:table-cell>
          <table:table-cell table:style-name="ce13" office:value-type="string">
            <text:p>2020.01.14 14:10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69">
            <text:p>169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4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2">
            <text:p>0.012</text:p>
          </table:table-cell>
          <table:table-cell office:value-type="string">
            <text:p>Z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76">
            <text:p>176</text:p>
          </table:table-cell>
          <table:table-cell table:style-name="ce13" office:value-type="float" office:value="75.891">
            <text:p>75.891</text:p>
          </table:table-cell>
          <table:table-cell table:style-name="ce13" office:value-type="string">
            <text:p>2020.01.14 14:4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76">
            <text:p>176</text:p>
          </table:table-cell>
          <table:table-cell table:style-name="ce13" office:value-type="float" office:value="75.892">
            <text:p>75.892</text:p>
          </table:table-cell>
          <table:table-cell table:style-name="ce13" office:value-type="string">
            <text:p>2020.01.14 14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10000000000048">
            <text:p>-0.001</text:p>
          </table:table-cell>
          <table:table-cell office:value-type="string">
            <text:p>Z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32">
            <text:p>232</text:p>
          </table:table-cell>
          <table:table-cell table:style-name="ce13" office:value-type="float" office:value="75.959">
            <text:p>75.959</text:p>
          </table:table-cell>
          <table:table-cell table:style-name="ce13" office:value-type="string">
            <text:p>2020.01.14 19:2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32">
            <text:p>232</text:p>
          </table:table-cell>
          <table:table-cell table:style-name="ce13" office:value-type="float" office:value="75.971">
            <text:p>75.971</text:p>
          </table:table-cell>
          <table:table-cell table:style-name="ce13" office:value-type="string">
            <text:p>2020.01.14 19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8000000000001">
            <text:p>0.018</text:p>
          </table:table-cell>
          <table:table-cell office:value-type="string">
            <text:p>Z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64">
            <text:p>264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4 22:0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4">
            <text:p>264</text:p>
          </table:table-cell>
          <table:table-cell table:style-name="ce13" office:value-type="float" office:value="75.934">
            <text:p>75.934</text:p>
          </table:table-cell>
          <table:table-cell table:style-name="ce13" office:value-type="string">
            <text:p>2020.01.14 22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195]-[.B195]" office:value-type="float" office:value="0.0150000000000006">
            <text:p>0.015</text:p>
          </table:table-cell>
          <table:table-cell office:value-type="string">
            <text:p>Z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73">
            <text:p>273</text:p>
          </table:table-cell>
          <table:table-cell table:style-name="ce13" office:value-type="float" office:value="75.906">
            <text:p>75.906</text:p>
          </table:table-cell>
          <table:table-cell table:style-name="ce13" office:value-type="string">
            <text:p>2020.01.14 22:50</text:p>
          </table:table-cell>
          <table:table-cell table:style-name="ce13" office:value-type="float" office:value="285">
            <text:p>285</text:p>
          </table:table-cell>
          <table:table-cell table:style-name="ce13" office:value-type="float" office:value="75.938">
            <text:p>75.938</text:p>
          </table:table-cell>
          <table:table-cell table:style-name="ce13" office:value-type="string">
            <text:p>2020.01.14 23:5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3">
            <text:p>273</text:p>
          </table:table-cell>
          <table:table-cell table:style-name="ce13" office:value-type="float" office:value="75.912">
            <text:p>75.912</text:p>
          </table:table-cell>
          <table:table-cell table:style-name="ce13" office:value-type="string">
            <text:p>2020.01.14 22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/>
          <table:table-cell table:style-name="ce18" table:formula="of:=[.E196]-[.B196]" office:value-type="float" office:value="0.0319999999999965">
            <text:p>0.032</text:p>
          </table:table-cell>
          <table:table-cell office:value-type="string">
            <text:p>Z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81">
            <text:p>281</text:p>
          </table:table-cell>
          <table:table-cell table:style-name="ce13" office:value-type="float" office:value="75.915">
            <text:p>75.915</text:p>
          </table:table-cell>
          <table:table-cell table:style-name="ce13" office:value-type="string">
            <text:p>2020.01.14 23:3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5.915">
            <text:p>75.915</text:p>
          </table:table-cell>
          <table:table-cell table:style-name="ce13" office:value-type="string">
            <text:p>2020.01.14 2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197]-[.B197]" office:value-type="float" office:value="0.0249999999999915">
            <text:p>0.025</text:p>
          </table:table-cell>
          <table:table-cell office:value-type="string">
            <text:p>Z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1">
            <text:p>21</text:p>
          </table:table-cell>
          <table:table-cell table:style-name="ce13" office:value-type="float" office:value="75.868">
            <text:p>75.868</text:p>
          </table:table-cell>
          <table:table-cell table:style-name="ce13" office:value-type="string">
            <text:p>2020.01.14 01:5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5.873">
            <text:p>75.873</text:p>
          </table:table-cell>
          <table:table-cell table:style-name="ce13" office:value-type="string">
            <text:p>2020.01.14 01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22">
            <text:p>0.122</text:p>
          </table:table-cell>
          <table:table-cell office:value-type="string">
            <text:p>Z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51">
            <text:p>51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4 04:2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75.855">
            <text:p>75.855</text:p>
          </table:table-cell>
          <table:table-cell table:style-name="ce13" office:value-type="string">
            <text:p>2020.01.14 04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16">
            <text:p>0.116</text:p>
          </table:table-cell>
          <table:table-cell office:value-type="string">
            <text:p>Z3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52">
            <text:p>52</text:p>
          </table:table-cell>
          <table:table-cell table:style-name="ce13" office:value-type="float" office:value="75.837">
            <text:p>75.837</text:p>
          </table:table-cell>
          <table:table-cell table:style-name="ce13" office:value-type="string">
            <text:p>2020.01.14 04:2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5">
            <text:p>75.85</text:p>
          </table:table-cell>
          <table:table-cell table:style-name="ce13" office:value-type="string">
            <text:p>2020.01.14 04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1099999999999">
            <text:p>0.111</text:p>
          </table:table-cell>
          <table:table-cell office:value-type="string">
            <text:p>Z3</text:p>
          </table:table-cell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85">
            <text:p>85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07:1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75.945">
            <text:p>75.945</text:p>
          </table:table-cell>
          <table:table-cell table:style-name="ce13" office:value-type="string">
            <text:p>2020.01.14 07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9999999999997">
            <text:p>0.050</text:p>
          </table:table-cell>
          <table:table-cell office:value-type="string">
            <text:p>Z3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86">
            <text:p>86</text:p>
          </table:table-cell>
          <table:table-cell table:style-name="ce13" office:value-type="float" office:value="75.942">
            <text:p>75.942</text:p>
          </table:table-cell>
          <table:table-cell table:style-name="ce13" office:value-type="string">
            <text:p>2020.01.14 07:1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86">
            <text:p>86</text:p>
          </table:table-cell>
          <table:table-cell table:style-name="ce13" office:value-type="float" office:value="75.953">
            <text:p>75.953</text:p>
          </table:table-cell>
          <table:table-cell table:style-name="ce13" office:value-type="string">
            <text:p>2020.01.14 07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8000000000002">
            <text:p>0.048</text:p>
          </table:table-cell>
          <table:table-cell office:value-type="string">
            <text:p>Z3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87">
            <text:p>87</text:p>
          </table:table-cell>
          <table:table-cell table:style-name="ce13" office:value-type="float" office:value="75.949">
            <text:p>75.949</text:p>
          </table:table-cell>
          <table:table-cell table:style-name="ce13" office:value-type="string">
            <text:p>2020.01.14 07:20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89">
            <text:p>75.889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89">
            <text:p>75.889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87">
            <text:p>87</text:p>
          </table:table-cell>
          <table:table-cell table:style-name="ce13" office:value-type="float" office:value="75.965">
            <text:p>75.965</text:p>
          </table:table-cell>
          <table:table-cell table:style-name="ce13" office:value-type="string">
            <text:p>2020.01.14 07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88">
            <text:p>88</text:p>
          </table:table-cell>
          <table:table-cell table:style-name="ce13" office:value-type="float" office:value="75.955">
            <text:p>75.955</text:p>
          </table:table-cell>
          <table:table-cell table:style-name="ce13" office:value-type="string">
            <text:p>2020.01.14 07:2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95">
            <text:p>75.895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95">
            <text:p>75.895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88">
            <text:p>88</text:p>
          </table:table-cell>
          <table:table-cell table:style-name="ce13" office:value-type="float" office:value="75.96">
            <text:p>75.96</text:p>
          </table:table-cell>
          <table:table-cell table:style-name="ce13" office:value-type="string">
            <text:p>2020.01.14 07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70">
            <text:p>170</text:p>
          </table:table-cell>
          <table:table-cell table:style-name="ce13" office:value-type="float" office:value="75.886">
            <text:p>75.886</text:p>
          </table:table-cell>
          <table:table-cell table:style-name="ce13" office:value-type="string">
            <text:p>2020.01.14 14:1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70">
            <text:p>170</text:p>
          </table:table-cell>
          <table:table-cell table:style-name="ce13" office:value-type="float" office:value="75.898">
            <text:p>75.898</text:p>
          </table:table-cell>
          <table:table-cell table:style-name="ce13" office:value-type="string">
            <text:p>2020.01.14 14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40000000000049">
            <text:p>0.004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71">
            <text:p>171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4 14:20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4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79999999999956">
            <text:p>0.008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72">
            <text:p>172</text:p>
          </table:table-cell>
          <table:table-cell table:style-name="ce13" office:value-type="float" office:value="75.887">
            <text:p>75.887</text:p>
          </table:table-cell>
          <table:table-cell table:style-name="ce13" office:value-type="string">
            <text:p>2020.01.14 14:2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4 14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30000000000001">
            <text:p>0.003</text:p>
          </table:table-cell>
          <table:table-cell office:value-type="string">
            <text:p>Z4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73">
            <text:p>173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4 14:30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895">
            <text:p>75.895</text:p>
          </table:table-cell>
          <table:table-cell table:style-name="ce13" office:value-type="string">
            <text:p>2020.01.14 14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79999999999956">
            <text:p>0.008</text:p>
          </table:table-cell>
          <table:table-cell office:value-type="string">
            <text:p>Z4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33">
            <text:p>233</text:p>
          </table:table-cell>
          <table:table-cell table:style-name="ce13" office:value-type="float" office:value="75.964">
            <text:p>75.964</text:p>
          </table:table-cell>
          <table:table-cell table:style-name="ce13" office:value-type="string">
            <text:p>2020.01.14 19:3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33">
            <text:p>233</text:p>
          </table:table-cell>
          <table:table-cell table:style-name="ce13" office:value-type="float" office:value="75.973">
            <text:p>75.973</text:p>
          </table:table-cell>
          <table:table-cell table:style-name="ce13" office:value-type="string">
            <text:p>2020.01.14 19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3000000000005">
            <text:p>0.013</text:p>
          </table:table-cell>
          <table:table-cell office:value-type="string">
            <text:p>Z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7">
            <text:p>257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4 21:30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21:55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21:55</text:p>
          </table:table-cell>
          <table:table-cell table:style-name="ce13" office:value-type="float" office:value="257">
            <text:p>257</text:p>
          </table:table-cell>
          <table:table-cell table:style-name="ce13" office:value-type="float" office:value="75.951">
            <text:p>75.951</text:p>
          </table:table-cell>
          <table:table-cell table:style-name="ce13" office:value-type="string">
            <text:p>2020.01.14 2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400000000001">
            <text:p>-0.014</text:p>
          </table:table-cell>
          <table:table-cell office:value-type="string">
            <text:p>Z3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65">
            <text:p>265</text:p>
          </table:table-cell>
          <table:table-cell table:style-name="ce13" office:value-type="float" office:value="75.919">
            <text:p>75.919</text:p>
          </table:table-cell>
          <table:table-cell table:style-name="ce13" office:value-type="string">
            <text:p>2020.01.14 22:1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5">
            <text:p>265</text:p>
          </table:table-cell>
          <table:table-cell table:style-name="ce13" office:value-type="float" office:value="75.921">
            <text:p>75.921</text:p>
          </table:table-cell>
          <table:table-cell table:style-name="ce13" office:value-type="string">
            <text:p>2020.01.14 22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211]-[.B211]" office:value-type="float" office:value="0.0210000000000008">
            <text:p>0.021</text:p>
          </table:table-cell>
          <table:table-cell office:value-type="string">
            <text:p>Z2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74">
            <text:p>274</text:p>
          </table:table-cell>
          <table:table-cell table:style-name="ce13" office:value-type="float" office:value="75.906">
            <text:p>75.906</text:p>
          </table:table-cell>
          <table:table-cell table:style-name="ce13" office:value-type="string">
            <text:p>2020.01.14 22:55</text:p>
          </table:table-cell>
          <table:table-cell table:style-name="ce13" office:value-type="float" office:value="285">
            <text:p>285</text:p>
          </table:table-cell>
          <table:table-cell table:style-name="ce13" office:value-type="float" office:value="75.938">
            <text:p>75.938</text:p>
          </table:table-cell>
          <table:table-cell table:style-name="ce13" office:value-type="string">
            <text:p>2020.01.14 23:5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4">
            <text:p>274</text:p>
          </table:table-cell>
          <table:table-cell table:style-name="ce13" office:value-type="float" office:value="75.918">
            <text:p>75.918</text:p>
          </table:table-cell>
          <table:table-cell table:style-name="ce13" office:value-type="string">
            <text:p>2020.01.14 22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/>
          <table:table-cell table:style-name="ce18" table:formula="of:=[.E212]-[.B212]" office:value-type="float" office:value="0.0319999999999965">
            <text:p>0.032</text:p>
          </table:table-cell>
          <table:table-cell office:value-type="string">
            <text:p>Z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75">
            <text:p>275</text:p>
          </table:table-cell>
          <table:table-cell table:style-name="ce13" office:value-type="float" office:value="75.912">
            <text:p>75.912</text:p>
          </table:table-cell>
          <table:table-cell table:style-name="ce13" office:value-type="string">
            <text:p>2020.01.14 23:0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5">
            <text:p>275</text:p>
          </table:table-cell>
          <table:table-cell table:style-name="ce13" office:value-type="float" office:value="75.927">
            <text:p>75.927</text:p>
          </table:table-cell>
          <table:table-cell table:style-name="ce13" office:value-type="string">
            <text:p>2020.01.14 2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213]-[.B213]" office:value-type="float" office:value="0.0279999999999916">
            <text:p>0.028</text:p>
          </table:table-cell>
          <table:table-cell office:value-type="string">
            <text:p>Z2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76">
            <text:p>276</text:p>
          </table:table-cell>
          <table:table-cell table:style-name="ce13" office:value-type="float" office:value="75.922">
            <text:p>75.922</text:p>
          </table:table-cell>
          <table:table-cell table:style-name="ce13" office:value-type="string">
            <text:p>2020.01.14 23:0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6">
            <text:p>276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4 23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214]-[.B214]" office:value-type="float" office:value="0.0180000000000007">
            <text:p>0.018</text:p>
          </table:table-cell>
          <table:table-cell office:value-type="string">
            <text:p>Z2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77">
            <text:p>277</text:p>
          </table:table-cell>
          <table:table-cell table:style-name="ce13" office:value-type="float" office:value="75.918">
            <text:p>75.918</text:p>
          </table:table-cell>
          <table:table-cell table:style-name="ce13" office:value-type="string">
            <text:p>2020.01.14 23:1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7">
            <text:p>277</text:p>
          </table:table-cell>
          <table:table-cell table:style-name="ce13" office:value-type="float" office:value="75.927">
            <text:p>75.927</text:p>
          </table:table-cell>
          <table:table-cell table:style-name="ce13" office:value-type="string">
            <text:p>2020.01.14 23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215]-[.B215]" office:value-type="float" office:value="0.0219999999999914">
            <text:p>0.022</text:p>
          </table:table-cell>
          <table:table-cell office:value-type="string">
            <text:p>Z2</text:p>
          </table:table-cell>
          <table:table-cell table:number-columns-repeated="5"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78">
            <text:p>278</text:p>
          </table:table-cell>
          <table:table-cell table:style-name="ce13" office:value-type="float" office:value="75.912">
            <text:p>75.912</text:p>
          </table:table-cell>
          <table:table-cell table:style-name="ce13" office:value-type="string">
            <text:p>2020.01.14 23:1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8">
            <text:p>278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4 2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216]-[.B216]" office:value-type="float" office:value="0.0279999999999916">
            <text:p>0.028</text:p>
          </table:table-cell>
          <table:table-cell office:value-type="string">
            <text:p>Z2</text:p>
          </table:table-cell>
          <table:table-cell table:number-columns-repeated="5"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82">
            <text:p>282</text:p>
          </table:table-cell>
          <table:table-cell table:style-name="ce13" office:value-type="float" office:value="75.912">
            <text:p>75.912</text:p>
          </table:table-cell>
          <table:table-cell table:style-name="ce13" office:value-type="string">
            <text:p>2020.01.14 23:3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2">
            <text:p>282</text:p>
          </table:table-cell>
          <table:table-cell table:style-name="ce13" office:value-type="float" office:value="75.917">
            <text:p>75.917</text:p>
          </table:table-cell>
          <table:table-cell table:style-name="ce13" office:value-type="string">
            <text:p>2020.01.14 23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217]-[.B217]" office:value-type="float" office:value="0.0279999999999916">
            <text:p>0.028</text:p>
          </table:table-cell>
          <table:table-cell office:value-type="string">
            <text:p>Z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0">
            <text:p>20</text:p>
          </table:table-cell>
          <table:table-cell table:style-name="ce13" office:value-type="float" office:value="75.856">
            <text:p>75.856</text:p>
          </table:table-cell>
          <table:table-cell table:style-name="ce13" office:value-type="string">
            <text:p>2020.01.14 01:4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871">
            <text:p>75.871</text:p>
          </table:table-cell>
          <table:table-cell table:style-name="ce13" office:value-type="string">
            <text:p>2020.01.14 0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34">
            <text:p>0.134</text:p>
          </table:table-cell>
          <table:table-cell office:value-type="string">
            <text:p>Z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50">
            <text:p>50</text:p>
          </table:table-cell>
          <table:table-cell table:style-name="ce13" office:value-type="float" office:value="75.839">
            <text:p>75.839</text:p>
          </table:table-cell>
          <table:table-cell table:style-name="ce13" office:value-type="string">
            <text:p>2020.01.14 04:1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57">
            <text:p>75.857</text:p>
          </table:table-cell>
          <table:table-cell table:style-name="ce13" office:value-type="string">
            <text:p>2020.01.14 04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0899999999999">
            <text:p>0.109</text:p>
          </table:table-cell>
          <table:table-cell office:value-type="string">
            <text:p>Z3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91">
            <text:p>91</text:p>
          </table:table-cell>
          <table:table-cell table:style-name="ce13" office:value-type="float" office:value="75.944">
            <text:p>75.944</text:p>
          </table:table-cell>
          <table:table-cell table:style-name="ce13" office:value-type="string">
            <text:p>2020.01.14 07:40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84">
            <text:p>75.884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84">
            <text:p>75.884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91">
            <text:p>91</text:p>
          </table:table-cell>
          <table:table-cell table:style-name="ce13" office:value-type="float" office:value="75.956">
            <text:p>75.956</text:p>
          </table:table-cell>
          <table:table-cell table:style-name="ce13" office:value-type="string">
            <text:p>2020.01.14 07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13">
            <text:p>113</text:p>
          </table:table-cell>
          <table:table-cell table:style-name="ce13" office:value-type="float" office:value="75.942">
            <text:p>75.942</text:p>
          </table:table-cell>
          <table:table-cell table:style-name="ce13" office:value-type="string">
            <text:p>2020.01.14 09:30</text:p>
          </table:table-cell>
          <table:table-cell table:style-name="ce13" office:value-type="float" office:value="116">
            <text:p>116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4 09:45</text:p>
          </table:table-cell>
          <table:table-cell table:style-name="ce13" office:value-type="float" office:value="116">
            <text:p>116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4 09:45</text:p>
          </table:table-cell>
          <table:table-cell table:style-name="ce13" office:value-type="float" office:value="113">
            <text:p>113</text:p>
          </table:table-cell>
          <table:table-cell table:style-name="ce13" office:value-type="float" office:value="75.955">
            <text:p>75.955</text:p>
          </table:table-cell>
          <table:table-cell table:style-name="ce13" office:value-type="string">
            <text:p>2020.01.14 09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19">
            <text:p>119</text:p>
          </table:table-cell>
          <table:table-cell table:style-name="ce13" office:value-type="float" office:value="75.945">
            <text:p>75.945</text:p>
          </table:table-cell>
          <table:table-cell table:style-name="ce13" office:value-type="string">
            <text:p>2020.01.14 10:00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4 10:20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4 10:2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978">
            <text:p>75.978</text:p>
          </table:table-cell>
          <table:table-cell table:style-name="ce13" office:value-type="string">
            <text:p>2020.01.14 10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87">
            <text:p>187</text:p>
          </table:table-cell>
          <table:table-cell table:style-name="ce13" office:value-type="float" office:value="75.896">
            <text:p>75.896</text:p>
          </table:table-cell>
          <table:table-cell table:style-name="ce13" office:value-type="string">
            <text:p>2020.01.14 15:4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896">
            <text:p>75.896</text:p>
          </table:table-cell>
          <table:table-cell table:style-name="ce13" office:value-type="string">
            <text:p>2020.01.14 15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51999999999992">
            <text:p>0.052</text:p>
          </table:table-cell>
          <table:table-cell office:value-type="string">
            <text:p>Z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15">
            <text:p>215</text:p>
          </table:table-cell>
          <table:table-cell table:style-name="ce13" office:value-type="float" office:value="75.936">
            <text:p>75.936</text:p>
          </table:table-cell>
          <table:table-cell table:style-name="ce13" office:value-type="string">
            <text:p>2020.01.14 18:0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15">
            <text:p>215</text:p>
          </table:table-cell>
          <table:table-cell table:style-name="ce13" office:value-type="float" office:value="75.942">
            <text:p>75.942</text:p>
          </table:table-cell>
          <table:table-cell table:style-name="ce13" office:value-type="string">
            <text:p>2020.01.14 18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0999999999997">
            <text:p>0.041</text:p>
          </table:table-cell>
          <table:table-cell office:value-type="string">
            <text:p>Z4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6">
            <text:p>256</text:p>
          </table:table-cell>
          <table:table-cell table:style-name="ce13" office:value-type="float" office:value="75.902">
            <text:p>75.902</text:p>
          </table:table-cell>
          <table:table-cell table:style-name="ce13" office:value-type="string">
            <text:p>2020.01.14 21:25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21:55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21:55</text:p>
          </table:table-cell>
          <table:table-cell table:style-name="ce13" office:value-type="float" office:value="256">
            <text:p>256</text:p>
          </table:table-cell>
          <table:table-cell table:style-name="ce13" office:value-type="float" office:value="75.934">
            <text:p>75.934</text:p>
          </table:table-cell>
          <table:table-cell table:style-name="ce13" office:value-type="string">
            <text:p>2020.01.14 21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3999999999996">
            <text:p>0.014</text:p>
          </table:table-cell>
          <table:table-cell office:value-type="string">
            <text:p>Z3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59">
            <text:p>159</text:p>
          </table:table-cell>
          <table:table-cell table:style-name="ce13" office:value-type="float" office:value="75.878">
            <text:p>75.878</text:p>
          </table:table-cell>
          <table:table-cell table:style-name="ce13" office:value-type="string">
            <text:p>2020.01.14 13:20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159">
            <text:p>159</text:p>
          </table:table-cell>
          <table:table-cell table:style-name="ce13" office:value-type="float" office:value="75.898">
            <text:p>75.898</text:p>
          </table:table-cell>
          <table:table-cell table:style-name="ce13" office:value-type="string">
            <text:p>2020.01.14 13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049999999999955">
            <text:p>0.005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10">
            <text:p>110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4 09:1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10">
            <text:p>110</text:p>
          </table:table-cell>
          <table:table-cell table:style-name="ce13" office:value-type="float" office:value="75.951">
            <text:p>75.951</text:p>
          </table:table-cell>
          <table:table-cell table:style-name="ce13" office:value-type="string">
            <text:p>2020.01.14 09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019999999999953">
            <text:p>-0.002</text:p>
          </table:table-cell>
          <table:table-cell office:value-type="string">
            <text:p>Z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9">
            <text:p>19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4 01:4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86">
            <text:p>75.86</text:p>
          </table:table-cell>
          <table:table-cell table:style-name="ce13" office:value-type="string">
            <text:p>2020.01.14 01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3799999999999">
            <text:p>0.138</text:p>
          </table:table-cell>
          <table:table-cell office:value-type="string">
            <text:p>Z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90">
            <text:p>90</text:p>
          </table:table-cell>
          <table:table-cell table:style-name="ce13" office:value-type="float" office:value="75.938">
            <text:p>75.938</text:p>
          </table:table-cell>
          <table:table-cell table:style-name="ce13" office:value-type="string">
            <text:p>2020.01.14 07:3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75.95">
            <text:p>75.95</text:p>
          </table:table-cell>
          <table:table-cell table:style-name="ce13" office:value-type="string">
            <text:p>2020.01.14 07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51999999999992">
            <text:p>0.052</text:p>
          </table:table-cell>
          <table:table-cell office:value-type="string">
            <text:p>Z3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12">
            <text:p>112</text:p>
          </table:table-cell>
          <table:table-cell table:style-name="ce13" office:value-type="float" office:value="75.927">
            <text:p>75.927</text:p>
          </table:table-cell>
          <table:table-cell table:style-name="ce13" office:value-type="string">
            <text:p>2020.01.14 09:2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12">
            <text:p>112</text:p>
          </table:table-cell>
          <table:table-cell table:style-name="ce13" office:value-type="float" office:value="75.952">
            <text:p>75.952</text:p>
          </table:table-cell>
          <table:table-cell table:style-name="ce13" office:value-type="string">
            <text:p>2020.01.14 09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040000000000049">
            <text:p>-0.004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86">
            <text:p>186</text:p>
          </table:table-cell>
          <table:table-cell table:style-name="ce13" office:value-type="float" office:value="75.869">
            <text:p>75.869</text:p>
          </table:table-cell>
          <table:table-cell table:style-name="ce13" office:value-type="string">
            <text:p>2020.01.14 15:35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853">
            <text:p>75.853</text:p>
          </table:table-cell>
          <table:table-cell table:style-name="ce13" office:value-type="string">
            <text:p>2020.01.14 15:40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853">
            <text:p>75.853</text:p>
          </table:table-cell>
          <table:table-cell table:style-name="ce13" office:value-type="string">
            <text:p>2020.01.14 15:40</text:p>
          </table:table-cell>
          <table:table-cell table:style-name="ce13" office:value-type="float" office:value="186">
            <text:p>186</text:p>
          </table:table-cell>
          <table:table-cell table:style-name="ce13" office:value-type="float" office:value="75.913">
            <text:p>75.913</text:p>
          </table:table-cell>
          <table:table-cell table:style-name="ce13" office:value-type="string">
            <text:p>2020.01.14 15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16000000000005">
            <text:p>-0.016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7">
            <text:p>17</text:p>
          </table:table-cell>
          <table:table-cell table:style-name="ce13" office:value-type="float" office:value="75.859">
            <text:p>75.859</text:p>
          </table:table-cell>
          <table:table-cell table:style-name="ce13" office:value-type="string">
            <text:p>2020.01.14 01:3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75.864">
            <text:p>75.864</text:p>
          </table:table-cell>
          <table:table-cell table:style-name="ce13" office:value-type="string">
            <text:p>2020.01.14 0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31">
            <text:p>0.131</text:p>
          </table:table-cell>
          <table:table-cell office:value-type="string">
            <text:p>Z2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49">
            <text:p>49</text:p>
          </table:table-cell>
          <table:table-cell table:style-name="ce13" office:value-type="float" office:value="75.803">
            <text:p>75.803</text:p>
          </table:table-cell>
          <table:table-cell table:style-name="ce13" office:value-type="string">
            <text:p>2020.01.14 04:1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4 04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45">
            <text:p>0.145</text:p>
          </table:table-cell>
          <table:table-cell office:value-type="string">
            <text:p>Z3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18">
            <text:p>118</text:p>
          </table:table-cell>
          <table:table-cell table:style-name="ce13" office:value-type="float" office:value="75.91">
            <text:p>75.91</text:p>
          </table:table-cell>
          <table:table-cell table:style-name="ce13" office:value-type="string">
            <text:p>2020.01.14 09:5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9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3000000000005">
            <text:p>0.013</text:p>
          </table:table-cell>
          <table:table-cell office:value-type="string">
            <text:p>Z4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3">
            <text:p>133</text:p>
          </table:table-cell>
          <table:table-cell table:style-name="ce13" office:value-type="float" office:value="75.785">
            <text:p>75.785</text:p>
          </table:table-cell>
          <table:table-cell table:style-name="ce13" office:value-type="string">
            <text:p>2020.01.14 11:10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33">
            <text:p>133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4 11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85000000000008">
            <text:p>0.085</text:p>
          </table:table-cell>
          <table:table-cell office:value-type="string">
            <text:p>Z5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09">
            <text:p>209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4 17:3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09">
            <text:p>209</text:p>
          </table:table-cell>
          <table:table-cell table:style-name="ce13" office:value-type="float" office:value="75.945">
            <text:p>75.945</text:p>
          </table:table-cell>
          <table:table-cell table:style-name="ce13" office:value-type="string">
            <text:p>2020.01.14 17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52000000000007">
            <text:p>0.052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14">
            <text:p>214</text:p>
          </table:table-cell>
          <table:table-cell table:style-name="ce13" office:value-type="float" office:value="75.889">
            <text:p>75.889</text:p>
          </table:table-cell>
          <table:table-cell table:style-name="ce13" office:value-type="string">
            <text:p>2020.01.14 17:5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17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88000000000008">
            <text:p>0.088</text:p>
          </table:table-cell>
          <table:table-cell office:value-type="string">
            <text:p>Z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5">
            <text:p>255</text:p>
          </table:table-cell>
          <table:table-cell table:style-name="ce13" office:value-type="float" office:value="75.869">
            <text:p>75.869</text:p>
          </table:table-cell>
          <table:table-cell table:style-name="ce13" office:value-type="string">
            <text:p>2020.01.14 21:20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21:55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21:55</text:p>
          </table:table-cell>
          <table:table-cell table:style-name="ce13" office:value-type="float" office:value="255">
            <text:p>255</text:p>
          </table:table-cell>
          <table:table-cell table:style-name="ce13" office:value-type="float" office:value="75.901">
            <text:p>75.901</text:p>
          </table:table-cell>
          <table:table-cell table:style-name="ce13" office:value-type="string">
            <text:p>2020.01.14 21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6999999999997">
            <text:p>0.047</text:p>
          </table:table-cell>
          <table:table-cell office:value-type="string">
            <text:p>Z3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58">
            <text:p>158</text:p>
          </table:table-cell>
          <table:table-cell table:style-name="ce13" office:value-type="float" office:value="75.85">
            <text:p>75.85</text:p>
          </table:table-cell>
          <table:table-cell table:style-name="ce13" office:value-type="string">
            <text:p>2020.01.14 13:15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158">
            <text:p>158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4 1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33000000000001">
            <text:p>0.033</text:p>
          </table:table-cell>
          <table:table-cell office:value-type="string">
            <text:p>Z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0">
            <text:p>10</text:p>
          </table:table-cell>
          <table:table-cell table:style-name="ce13" office:value-type="float" office:value="75.905">
            <text:p>75.905</text:p>
          </table:table-cell>
          <table:table-cell table:style-name="ce13" office:value-type="string">
            <text:p>2020.01.14 00:55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4 01:10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4 01:10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5.908">
            <text:p>75.908</text:p>
          </table:table-cell>
          <table:table-cell table:style-name="ce13" office:value-type="string">
            <text:p>2020.01.14 00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6" office:value-type="float" office:value="-0.060000000000002">
            <text:p>-0.060</text:p>
          </table:table-cell>
          <table:table-cell table:style-name="ce20" office:value-type="string">
            <text:p>Z6</text:p>
          </table:table-cell>
          <table:table-cell table:number-columns-repeated="2" table:style-name="ce20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09">
            <text:p>109</text:p>
          </table:table-cell>
          <table:table-cell table:style-name="ce13" office:value-type="float" office:value="75.989">
            <text:p>75.989</text:p>
          </table:table-cell>
          <table:table-cell table:style-name="ce13" office:value-type="string">
            <text:p>2020.01.14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4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4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993">
            <text:p>75.993</text:p>
          </table:table-cell>
          <table:table-cell table:style-name="ce13" office:value-type="string">
            <text:p>2020.01.14 09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52">
            <text:p>152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906">
            <text:p>75.906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4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61">
            <text:p>161</text:p>
          </table:table-cell>
          <table:table-cell table:style-name="ce13" office:value-type="float" office:value="75.898">
            <text:p>75.898</text:p>
          </table:table-cell>
          <table:table-cell table:style-name="ce13" office:value-type="string">
            <text:p>2020.01.14 13:30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161">
            <text:p>161</text:p>
          </table:table-cell>
          <table:table-cell table:style-name="ce13" office:value-type="float" office:value="75.906">
            <text:p>75.906</text:p>
          </table:table-cell>
          <table:table-cell table:style-name="ce13" office:value-type="string">
            <text:p>2020.01.14 1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15000000000001">
            <text:p>-0.015</text:p>
          </table:table-cell>
          <table:table-cell office:value-type="string">
            <text:p>Z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40">
            <text:p>40</text:p>
          </table:table-cell>
          <table:table-cell table:style-name="ce13" office:value-type="float" office:value="75.941">
            <text:p>75.941</text:p>
          </table:table-cell>
          <table:table-cell table:style-name="ce13" office:value-type="string">
            <text:p>2020.01.14 03:25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75.881">
            <text:p>75.881</text:p>
          </table:table-cell>
          <table:table-cell table:style-name="ce13" office:value-type="string">
            <text:p>2020.01.14 03:30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75.881">
            <text:p>75.881</text:p>
          </table:table-cell>
          <table:table-cell table:style-name="ce13" office:value-type="string">
            <text:p>2020.01.14 03:3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75.95">
            <text:p>75.95</text:p>
          </table:table-cell>
          <table:table-cell table:style-name="ce13" office:value-type="string">
            <text:p>2020.01.14 03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85">
            <text:p>185</text:p>
          </table:table-cell>
          <table:table-cell table:style-name="ce13" office:value-type="float" office:value="75.891">
            <text:p>75.891</text:p>
          </table:table-cell>
          <table:table-cell table:style-name="ce13" office:value-type="string">
            <text:p>2020.01.14 15:3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5.907">
            <text:p>75.907</text:p>
          </table:table-cell>
          <table:table-cell table:style-name="ce13" office:value-type="string">
            <text:p>2020.01.14 15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56999999999988">
            <text:p>0.057</text:p>
          </table:table-cell>
          <table:table-cell office:value-type="string">
            <text:p>Z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07">
            <text:p>207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4 17:2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4 17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9000000000007">
            <text:p>0.049</text:p>
          </table:table-cell>
          <table:table-cell office:value-type="string">
            <text:p>Z4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8">
            <text:p>8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4 00:4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4 0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10799999999999">
            <text:p>0.108</text:p>
          </table:table-cell>
          <table:table-cell table:style-name="ce19" office:value-type="string">
            <text:p>Z2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number-columns-repeated="2"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89">
            <text:p>89</text:p>
          </table:table-cell>
          <table:table-cell table:style-name="ce13" office:value-type="float" office:value="75.954">
            <text:p>75.954</text:p>
          </table:table-cell>
          <table:table-cell table:style-name="ce13" office:value-type="string">
            <text:p>2020.01.14 07:30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5.956">
            <text:p>75.956</text:p>
          </table:table-cell>
          <table:table-cell table:style-name="ce13" office:value-type="string">
            <text:p>2020.01.14 07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92">
            <text:p>92</text:p>
          </table:table-cell>
          <table:table-cell table:style-name="ce13" office:value-type="float" office:value="75.951">
            <text:p>75.951</text:p>
          </table:table-cell>
          <table:table-cell table:style-name="ce13" office:value-type="string">
            <text:p>2020.01.14 07:4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91">
            <text:p>75.891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91">
            <text:p>75.891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92">
            <text:p>92</text:p>
          </table:table-cell>
          <table:table-cell table:style-name="ce13" office:value-type="float" office:value="75.955">
            <text:p>75.955</text:p>
          </table:table-cell>
          <table:table-cell table:style-name="ce13" office:value-type="string">
            <text:p>2020.01.14 07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14">
            <text:p>114</text:p>
          </table:table-cell>
          <table:table-cell table:style-name="ce13" office:value-type="float" office:value="75.95">
            <text:p>75.95</text:p>
          </table:table-cell>
          <table:table-cell table:style-name="ce13" office:value-type="string">
            <text:p>2020.01.14 09:35</text:p>
          </table:table-cell>
          <table:table-cell table:style-name="ce13" office:value-type="float" office:value="116">
            <text:p>116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09:45</text:p>
          </table:table-cell>
          <table:table-cell table:style-name="ce13" office:value-type="float" office:value="116">
            <text:p>116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09:45</text:p>
          </table:table-cell>
          <table:table-cell table:style-name="ce13" office:value-type="float" office:value="114">
            <text:p>114</text:p>
          </table:table-cell>
          <table:table-cell table:style-name="ce13" office:value-type="float" office:value="75.953">
            <text:p>75.953</text:p>
          </table:table-cell>
          <table:table-cell table:style-name="ce13" office:value-type="string">
            <text:p>2020.01.14 09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77">
            <text:p>177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4 14:50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77">
            <text:p>177</text:p>
          </table:table-cell>
          <table:table-cell table:style-name="ce13" office:value-type="float" office:value="75.901">
            <text:p>75.901</text:p>
          </table:table-cell>
          <table:table-cell table:style-name="ce13" office:value-type="string">
            <text:p>2020.01.14 14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49999999999955">
            <text:p>0.005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8">
            <text:p>18</text:p>
          </table:table-cell>
          <table:table-cell table:style-name="ce13" office:value-type="float" office:value="75.86">
            <text:p>75.86</text:p>
          </table:table-cell>
          <table:table-cell table:style-name="ce13" office:value-type="string">
            <text:p>2020.01.14 01:3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75.862">
            <text:p>75.862</text:p>
          </table:table-cell>
          <table:table-cell table:style-name="ce13" office:value-type="string">
            <text:p>2020.01.14 01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3">
            <text:p>0.130</text:p>
          </table:table-cell>
          <table:table-cell office:value-type="string">
            <text:p>Z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11">
            <text:p>111</text:p>
          </table:table-cell>
          <table:table-cell table:style-name="ce13" office:value-type="float" office:value="75.944">
            <text:p>75.944</text:p>
          </table:table-cell>
          <table:table-cell table:style-name="ce13" office:value-type="string">
            <text:p>2020.01.14 09:20</text:p>
          </table:table-cell>
          <table:table-cell table:style-name="ce13" office:value-type="float" office:value="116">
            <text:p>116</text:p>
          </table:table-cell>
          <table:table-cell table:style-name="ce13" office:value-type="float" office:value="75.884">
            <text:p>75.884</text:p>
          </table:table-cell>
          <table:table-cell table:style-name="ce13" office:value-type="string">
            <text:p>2020.01.14 09:45</text:p>
          </table:table-cell>
          <table:table-cell table:style-name="ce13" office:value-type="float" office:value="116">
            <text:p>116</text:p>
          </table:table-cell>
          <table:table-cell table:style-name="ce13" office:value-type="float" office:value="75.884">
            <text:p>75.884</text:p>
          </table:table-cell>
          <table:table-cell table:style-name="ce13" office:value-type="string">
            <text:p>2020.01.14 09:45</text:p>
          </table:table-cell>
          <table:table-cell table:style-name="ce13" office:value-type="float" office:value="111">
            <text:p>111</text:p>
          </table:table-cell>
          <table:table-cell table:style-name="ce13" office:value-type="float" office:value="75.954">
            <text:p>75.954</text:p>
          </table:table-cell>
          <table:table-cell table:style-name="ce13" office:value-type="string">
            <text:p>2020.01.14 09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10">
            <text:p>210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4 17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10">
            <text:p>210</text:p>
          </table:table-cell>
          <table:table-cell table:style-name="ce13" office:value-type="float" office:value="75.958">
            <text:p>75.958</text:p>
          </table:table-cell>
          <table:table-cell table:style-name="ce13" office:value-type="string">
            <text:p>2020.01.14 17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6999999999997">
            <text:p>0.047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1">
            <text:p>11</text:p>
          </table:table-cell>
          <table:table-cell table:style-name="ce13" office:value-type="float" office:value="75.867">
            <text:p>75.867</text:p>
          </table:table-cell>
          <table:table-cell table:style-name="ce13" office:value-type="string">
            <text:p>2020.01.14 01:0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5.871">
            <text:p>75.871</text:p>
          </table:table-cell>
          <table:table-cell table:style-name="ce13" office:value-type="string">
            <text:p>2020.01.14 0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7" office:value-type="float" office:value="0.12299999999999">
            <text:p>0.123</text:p>
          </table:table-cell>
          <table:table-cell table:style-name="ce21" office:value-type="string">
            <text:p>Z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15">
            <text:p>115</text:p>
          </table:table-cell>
          <table:table-cell table:style-name="ce13" office:value-type="float" office:value="75.914">
            <text:p>75.914</text:p>
          </table:table-cell>
          <table:table-cell table:style-name="ce13" office:value-type="string">
            <text:p>2020.01.14 09:4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15">
            <text:p>115</text:p>
          </table:table-cell>
          <table:table-cell table:style-name="ce13" office:value-type="float" office:value="75.92">
            <text:p>75.92</text:p>
          </table:table-cell>
          <table:table-cell table:style-name="ce13" office:value-type="string">
            <text:p>2020.01.14 09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090000000000003">
            <text:p>0.009</text:p>
          </table:table-cell>
          <table:table-cell office:value-type="string">
            <text:p>Z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08">
            <text:p>208</text:p>
          </table:table-cell>
          <table:table-cell table:style-name="ce13" office:value-type="float" office:value="75.909">
            <text:p>75.909</text:p>
          </table:table-cell>
          <table:table-cell table:style-name="ce13" office:value-type="string">
            <text:p>2020.01.14 17:25</text:p>
          </table:table-cell>
          <table:table-cell table:style-name="ce13" office:value-type="float" office:value="211">
            <text:p>211</text:p>
          </table:table-cell>
          <table:table-cell table:style-name="ce13" office:value-type="float" office:value="75.898">
            <text:p>75.898</text:p>
          </table:table-cell>
          <table:table-cell table:style-name="ce13" office:value-type="string">
            <text:p>2020.01.14 17:40</text:p>
          </table:table-cell>
          <table:table-cell table:style-name="ce13" office:value-type="float" office:value="211">
            <text:p>211</text:p>
          </table:table-cell>
          <table:table-cell table:style-name="ce13" office:value-type="float" office:value="75.898">
            <text:p>75.898</text:p>
          </table:table-cell>
          <table:table-cell table:style-name="ce13" office:value-type="string">
            <text:p>2020.01.14 17:40</text:p>
          </table:table-cell>
          <table:table-cell table:style-name="ce13" office:value-type="float" office:value="208">
            <text:p>208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4 17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1100000000001">
            <text:p>-0.011</text:p>
          </table:table-cell>
          <table:table-cell office:value-type="string">
            <text:p>Z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47">
            <text:p>47</text:p>
          </table:table-cell>
          <table:table-cell table:style-name="ce13" office:value-type="float" office:value="75.829">
            <text:p>75.829</text:p>
          </table:table-cell>
          <table:table-cell table:style-name="ce13" office:value-type="string">
            <text:p>2020.01.14 04:0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75.846">
            <text:p>75.846</text:p>
          </table:table-cell>
          <table:table-cell table:style-name="ce13" office:value-type="string">
            <text:p>2020.01.14 04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19">
            <text:p>0.119</text:p>
          </table:table-cell>
          <table:table-cell office:value-type="string">
            <text:p>Z3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48">
            <text:p>48</text:p>
          </table:table-cell>
          <table:table-cell table:style-name="ce13" office:value-type="float" office:value="75.839">
            <text:p>75.839</text:p>
          </table:table-cell>
          <table:table-cell table:style-name="ce13" office:value-type="string">
            <text:p>2020.01.14 04:0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48">
            <text:p>48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4 04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0899999999999">
            <text:p>0.109</text:p>
          </table:table-cell>
          <table:table-cell office:value-type="string">
            <text:p>Z3</text:p>
          </table:table-cell>
          <table:table-cell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16">
            <text:p>116</text:p>
          </table:table-cell>
          <table:table-cell table:style-name="ce13" office:value-type="float" office:value="75.896">
            <text:p>75.896</text:p>
          </table:table-cell>
          <table:table-cell table:style-name="ce13" office:value-type="string">
            <text:p>2020.01.14 09:4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16">
            <text:p>116</text:p>
          </table:table-cell>
          <table:table-cell table:style-name="ce13" office:value-type="float" office:value="75.901">
            <text:p>75.901</text:p>
          </table:table-cell>
          <table:table-cell table:style-name="ce13" office:value-type="string">
            <text:p>2020.01.14 09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27000000000001">
            <text:p>0.027</text:p>
          </table:table-cell>
          <table:table-cell office:value-type="string">
            <text:p>Z4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17">
            <text:p>117</text:p>
          </table:table-cell>
          <table:table-cell table:style-name="ce13" office:value-type="float" office:value="75.899">
            <text:p>75.899</text:p>
          </table:table-cell>
          <table:table-cell table:style-name="ce13" office:value-type="string">
            <text:p>2020.01.14 09:5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17">
            <text:p>117</text:p>
          </table:table-cell>
          <table:table-cell table:style-name="ce13" office:value-type="float" office:value="75.917">
            <text:p>75.917</text:p>
          </table:table-cell>
          <table:table-cell table:style-name="ce13" office:value-type="string">
            <text:p>2020.01.14 09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24000000000001">
            <text:p>0.024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8">
            <text:p>128</text:p>
          </table:table-cell>
          <table:table-cell table:style-name="ce13" office:value-type="float" office:value="75.823">
            <text:p>75.823</text:p>
          </table:table-cell>
          <table:table-cell table:style-name="ce13" office:value-type="string">
            <text:p>2020.01.14 10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28">
            <text:p>128</text:p>
          </table:table-cell>
          <table:table-cell table:style-name="ce13" office:value-type="float" office:value="75.839">
            <text:p>75.839</text:p>
          </table:table-cell>
          <table:table-cell table:style-name="ce13" office:value-type="string">
            <text:p>2020.01.14 1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7000000000011">
            <text:p>0.047</text:p>
          </table:table-cell>
          <table:table-cell office:value-type="string">
            <text:p>Z5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9">
            <text:p>129</text:p>
          </table:table-cell>
          <table:table-cell table:style-name="ce13" office:value-type="float" office:value="75.801">
            <text:p>75.801</text:p>
          </table:table-cell>
          <table:table-cell table:style-name="ce13" office:value-type="string">
            <text:p>2020.01.14 10:50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29">
            <text:p>129</text:p>
          </table:table-cell>
          <table:table-cell table:style-name="ce13" office:value-type="float" office:value="75.804">
            <text:p>75.804</text:p>
          </table:table-cell>
          <table:table-cell table:style-name="ce13" office:value-type="string">
            <text:p>2020.01.14 10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69000000000003">
            <text:p>0.069</text:p>
          </table:table-cell>
          <table:table-cell office:value-type="string">
            <text:p>Z5</text:p>
          </table:table-cell>
          <table:table-cell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30">
            <text:p>130</text:p>
          </table:table-cell>
          <table:table-cell table:style-name="ce13" office:value-type="float" office:value="75.786">
            <text:p>75.786</text:p>
          </table:table-cell>
          <table:table-cell table:style-name="ce13" office:value-type="string">
            <text:p>2020.01.14 10:5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75.81">
            <text:p>75.81</text:p>
          </table:table-cell>
          <table:table-cell table:style-name="ce13" office:value-type="string">
            <text:p>2020.01.14 10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84000000000003">
            <text:p>0.084</text:p>
          </table:table-cell>
          <table:table-cell office:value-type="string">
            <text:p>Z5</text:p>
          </table:table-cell>
          <table:table-cell table:number-columns-repeated="5"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31">
            <text:p>131</text:p>
          </table:table-cell>
          <table:table-cell table:style-name="ce13" office:value-type="float" office:value="75.804">
            <text:p>75.804</text:p>
          </table:table-cell>
          <table:table-cell table:style-name="ce13" office:value-type="string">
            <text:p>2020.01.14 11:00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31">
            <text:p>131</text:p>
          </table:table-cell>
          <table:table-cell table:style-name="ce13" office:value-type="float" office:value="75.831">
            <text:p>75.831</text:p>
          </table:table-cell>
          <table:table-cell table:style-name="ce13" office:value-type="string">
            <text:p>2020.01.14 1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66000000000003">
            <text:p>0.066</text:p>
          </table:table-cell>
          <table:table-cell office:value-type="string">
            <text:p>Z5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32">
            <text:p>132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4 11:0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4 11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64000000000007">
            <text:p>0.064</text:p>
          </table:table-cell>
          <table:table-cell office:value-type="string">
            <text:p>Z5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54">
            <text:p>254</text:p>
          </table:table-cell>
          <table:table-cell table:style-name="ce13" office:value-type="float" office:value="75.855">
            <text:p>75.855</text:p>
          </table:table-cell>
          <table:table-cell table:style-name="ce13" office:value-type="string">
            <text:p>2020.01.14 21:15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21:55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21:55</text:p>
          </table:table-cell>
          <table:table-cell table:style-name="ce13" office:value-type="float" office:value="254">
            <text:p>254</text:p>
          </table:table-cell>
          <table:table-cell table:style-name="ce13" office:value-type="float" office:value="75.878">
            <text:p>75.878</text:p>
          </table:table-cell>
          <table:table-cell table:style-name="ce13" office:value-type="string">
            <text:p>2020.01.14 2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60999999999993">
            <text:p>0.061</text:p>
          </table:table-cell>
          <table:table-cell office:value-type="string">
            <text:p>Z3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6">
            <text:p>16</text:p>
          </table:table-cell>
          <table:table-cell table:style-name="ce13" office:value-type="float" office:value="75.86">
            <text:p>75.86</text:p>
          </table:table-cell>
          <table:table-cell table:style-name="ce13" office:value-type="string">
            <text:p>2020.01.14 01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4 01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3">
            <text:p>0.130</text:p>
          </table:table-cell>
          <table:table-cell office:value-type="string">
            <text:p>Z2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46">
            <text:p>46</text:p>
          </table:table-cell>
          <table:table-cell table:style-name="ce13" office:value-type="float" office:value="75.794">
            <text:p>75.794</text:p>
          </table:table-cell>
          <table:table-cell table:style-name="ce13" office:value-type="string">
            <text:p>2020.01.14 03:5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75.827">
            <text:p>75.827</text:p>
          </table:table-cell>
          <table:table-cell table:style-name="ce13" office:value-type="string">
            <text:p>2020.01.14 03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54">
            <text:p>0.154</text:p>
          </table:table-cell>
          <table:table-cell office:value-type="string">
            <text:p>Z3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7">
            <text:p>127</text:p>
          </table:table-cell>
          <table:table-cell table:style-name="ce13" office:value-type="float" office:value="75.823">
            <text:p>75.823</text:p>
          </table:table-cell>
          <table:table-cell table:style-name="ce13" office:value-type="string">
            <text:p>2020.01.14 10:40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27">
            <text:p>127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4 10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7000000000011">
            <text:p>0.047</text:p>
          </table:table-cell>
          <table:table-cell office:value-type="string">
            <text:p>Z5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13">
            <text:p>213</text:p>
          </table:table-cell>
          <table:table-cell table:style-name="ce13" office:value-type="float" office:value="75.896">
            <text:p>75.896</text:p>
          </table:table-cell>
          <table:table-cell table:style-name="ce13" office:value-type="string">
            <text:p>2020.01.14 17:5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13">
            <text:p>213</text:p>
          </table:table-cell>
          <table:table-cell table:style-name="ce13" office:value-type="float" office:value="75.911">
            <text:p>75.911</text:p>
          </table:table-cell>
          <table:table-cell table:style-name="ce13" office:value-type="string">
            <text:p>2020.01.14 17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81000000000003">
            <text:p>0.081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53">
            <text:p>253</text:p>
          </table:table-cell>
          <table:table-cell table:style-name="ce13" office:value-type="float" office:value="75.872">
            <text:p>75.872</text:p>
          </table:table-cell>
          <table:table-cell table:style-name="ce13" office:value-type="string">
            <text:p>2020.01.14 21:10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21:55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21:55</text:p>
          </table:table-cell>
          <table:table-cell table:style-name="ce13" office:value-type="float" office:value="253">
            <text:p>253</text:p>
          </table:table-cell>
          <table:table-cell table:style-name="ce13" office:value-type="float" office:value="75.88">
            <text:p>75.88</text:p>
          </table:table-cell>
          <table:table-cell table:style-name="ce13" office:value-type="string">
            <text:p>2020.01.14 21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3999999999997">
            <text:p>0.044</text:p>
          </table:table-cell>
          <table:table-cell office:value-type="string">
            <text:p>Z3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12">
            <text:p>212</text:p>
          </table:table-cell>
          <table:table-cell table:style-name="ce13" office:value-type="float" office:value="75.898">
            <text:p>75.898</text:p>
          </table:table-cell>
          <table:table-cell table:style-name="ce13" office:value-type="string">
            <text:p>2020.01.14 17:4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5.912">
            <text:p>75.912</text:p>
          </table:table-cell>
          <table:table-cell table:style-name="ce13" office:value-type="string">
            <text:p>2020.01.14 17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79000000000008">
            <text:p>0.079</text:p>
          </table:table-cell>
          <table:table-cell office:value-type="string">
            <text:p>Z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5">
            <text:p>15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4 01:2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75.861">
            <text:p>75.861</text:p>
          </table:table-cell>
          <table:table-cell table:style-name="ce13" office:value-type="string">
            <text:p>2020.01.14 01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45">
            <text:p>0.145</text:p>
          </table:table-cell>
          <table:table-cell office:value-type="string">
            <text:p>Z2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45">
            <text:p>45</text:p>
          </table:table-cell>
          <table:table-cell table:style-name="ce13" office:value-type="float" office:value="75.76">
            <text:p>75.76</text:p>
          </table:table-cell>
          <table:table-cell table:style-name="ce13" office:value-type="string">
            <text:p>2020.01.14 03:5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4 03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8799999999999">
            <text:p>0.188</text:p>
          </table:table-cell>
          <table:table-cell office:value-type="string">
            <text:p>Z3</text:p>
          </table:table-cell>
          <table:table-cell table:number-columns-repeated="4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95">
            <text:p>95</text:p>
          </table:table-cell>
          <table:table-cell table:style-name="ce13" office:value-type="float" office:value="75.899">
            <text:p>75.899</text:p>
          </table:table-cell>
          <table:table-cell table:style-name="ce13" office:value-type="string">
            <text:p>2020.01.14 08:0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75.913">
            <text:p>75.913</text:p>
          </table:table-cell>
          <table:table-cell table:style-name="ce13" office:value-type="string">
            <text:p>2020.01.14 08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90999999999994">
            <text:p>0.091</text:p>
          </table:table-cell>
          <table:table-cell office:value-type="string">
            <text:p>Z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6">
            <text:p>126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4 10:3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26">
            <text:p>126</text:p>
          </table:table-cell>
          <table:table-cell table:style-name="ce13" office:value-type="float" office:value="75.829">
            <text:p>75.829</text:p>
          </table:table-cell>
          <table:table-cell table:style-name="ce13" office:value-type="string">
            <text:p>2020.01.14 10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70000000000007">
            <text:p>0.070</text:p>
          </table:table-cell>
          <table:table-cell office:value-type="string">
            <text:p>Z5</text:p>
          </table:table-cell>
          <table:table-cell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9">
            <text:p>249</text:p>
          </table:table-cell>
          <table:table-cell table:style-name="ce13" office:value-type="float" office:value="75.889">
            <text:p>75.889</text:p>
          </table:table-cell>
          <table:table-cell table:style-name="ce13" office:value-type="string">
            <text:p>2020.01.14 20:50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4 21:00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4 21:0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942">
            <text:p>75.942</text:p>
          </table:table-cell>
          <table:table-cell table:style-name="ce13" office:value-type="string">
            <text:p>2020.01.14 20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7000000000005">
            <text:p>-0.007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52">
            <text:p>252</text:p>
          </table:table-cell>
          <table:table-cell table:style-name="ce13" office:value-type="float" office:value="75.856">
            <text:p>75.856</text:p>
          </table:table-cell>
          <table:table-cell table:style-name="ce13" office:value-type="string">
            <text:p>2020.01.14 21:05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21:55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21:55</text:p>
          </table:table-cell>
          <table:table-cell table:style-name="ce13" office:value-type="float" office:value="252">
            <text:p>252</text:p>
          </table:table-cell>
          <table:table-cell table:style-name="ce13" office:value-type="float" office:value="75.884">
            <text:p>75.884</text:p>
          </table:table-cell>
          <table:table-cell table:style-name="ce13" office:value-type="string">
            <text:p>2020.01.14 21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60000000000002">
            <text:p>0.060</text:p>
          </table:table-cell>
          <table:table-cell office:value-type="string">
            <text:p>Z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57">
            <text:p>157</text:p>
          </table:table-cell>
          <table:table-cell table:style-name="ce13" office:value-type="float" office:value="75.889">
            <text:p>75.889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29">
            <text:p>75.829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29">
            <text:p>75.829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91">
            <text:p>75.891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47">
            <text:p>247</text:p>
          </table:table-cell>
          <table:table-cell table:style-name="ce13" office:value-type="float" office:value="75.972">
            <text:p>75.972</text:p>
          </table:table-cell>
          <table:table-cell table:style-name="ce13" office:value-type="string">
            <text:p>2020.01.14 20:40</text:p>
          </table:table-cell>
          <table:table-cell table:style-name="ce13" office:value-type="float" office:value="247">
            <text:p>247</text:p>
          </table:table-cell>
          <table:table-cell table:style-name="ce13" office:value-type="float" office:value="75.912">
            <text:p>75.912</text:p>
          </table:table-cell>
          <table:table-cell table:style-name="ce13" office:value-type="string">
            <text:p>2020.01.14 20:40</text:p>
          </table:table-cell>
          <table:table-cell table:style-name="ce13" office:value-type="float" office:value="247">
            <text:p>247</text:p>
          </table:table-cell>
          <table:table-cell table:style-name="ce13" office:value-type="float" office:value="75.912">
            <text:p>75.912</text:p>
          </table:table-cell>
          <table:table-cell table:style-name="ce13" office:value-type="string">
            <text:p>2020.01.14 20:40</text:p>
          </table:table-cell>
          <table:table-cell table:style-name="ce13" office:value-type="float" office:value="247">
            <text:p>247</text:p>
          </table:table-cell>
          <table:table-cell table:style-name="ce13" office:value-type="float" office:value="75.993">
            <text:p>75.993</text:p>
          </table:table-cell>
          <table:table-cell table:style-name="ce13" office:value-type="string">
            <text:p>2020.01.14 20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23">
            <text:p>123</text:p>
          </table:table-cell>
          <table:table-cell table:style-name="ce13" office:value-type="float" office:value="75.915">
            <text:p>75.915</text:p>
          </table:table-cell>
          <table:table-cell table:style-name="ce13" office:value-type="string">
            <text:p>2020.01.14 10:20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5.855">
            <text:p>75.855</text:p>
          </table:table-cell>
          <table:table-cell table:style-name="ce13" office:value-type="string">
            <text:p>2020.01.14 10:20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5.855">
            <text:p>75.855</text:p>
          </table:table-cell>
          <table:table-cell table:style-name="ce13" office:value-type="string">
            <text:p>2020.01.14 10:20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5.921">
            <text:p>75.921</text:p>
          </table:table-cell>
          <table:table-cell table:style-name="ce13" office:value-type="string">
            <text:p>2020.01.14 10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41">
            <text:p>41</text:p>
          </table:table-cell>
          <table:table-cell table:style-name="ce13" office:value-type="float" office:value="75.921">
            <text:p>75.921</text:p>
          </table:table-cell>
          <table:table-cell table:style-name="ce13" office:value-type="string">
            <text:p>2020.01.14 03:30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75.861">
            <text:p>75.861</text:p>
          </table:table-cell>
          <table:table-cell table:style-name="ce13" office:value-type="string">
            <text:p>2020.01.14 03:30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75.861">
            <text:p>75.861</text:p>
          </table:table-cell>
          <table:table-cell table:style-name="ce13" office:value-type="string">
            <text:p>2020.01.14 03:30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75.924">
            <text:p>75.924</text:p>
          </table:table-cell>
          <table:table-cell table:style-name="ce13" office:value-type="string">
            <text:p>2020.01.14 0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93">
            <text:p>93</text:p>
          </table:table-cell>
          <table:table-cell table:style-name="ce13" office:value-type="float" office:value="75.938">
            <text:p>75.938</text:p>
          </table:table-cell>
          <table:table-cell table:style-name="ce13" office:value-type="string">
            <text:p>2020.01.14 07:5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938">
            <text:p>75.938</text:p>
          </table:table-cell>
          <table:table-cell table:style-name="ce13" office:value-type="string">
            <text:p>2020.01.14 07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51999999999992">
            <text:p>0.052</text:p>
          </table:table-cell>
          <table:table-cell office:value-type="string">
            <text:p>Z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11">
            <text:p>211</text:p>
          </table:table-cell>
          <table:table-cell table:style-name="ce13" office:value-type="float" office:value="75.927">
            <text:p>75.927</text:p>
          </table:table-cell>
          <table:table-cell table:style-name="ce13" office:value-type="string">
            <text:p>2020.01.14 17:4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11">
            <text:p>211</text:p>
          </table:table-cell>
          <table:table-cell table:style-name="ce13" office:value-type="float" office:value="75.931">
            <text:p>75.931</text:p>
          </table:table-cell>
          <table:table-cell table:style-name="ce13" office:value-type="string">
            <text:p>2020.01.14 17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9999999999997">
            <text:p>0.050</text:p>
          </table:table-cell>
          <table:table-cell office:value-type="string">
            <text:p>Z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2">
            <text:p>12</text:p>
          </table:table-cell>
          <table:table-cell table:style-name="ce13" office:value-type="float" office:value="75.864">
            <text:p>75.864</text:p>
          </table:table-cell>
          <table:table-cell table:style-name="ce13" office:value-type="string">
            <text:p>2020.01.14 01:0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5.875">
            <text:p>75.875</text:p>
          </table:table-cell>
          <table:table-cell table:style-name="ce13" office:value-type="string">
            <text:p>2020.01.14 01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7" office:value-type="float" office:value="0.12599999999999">
            <text:p>0.126</text:p>
          </table:table-cell>
          <table:table-cell table:style-name="ce21" office:value-type="string">
            <text:p>Z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50">
            <text:p>250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4 20:55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21:00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21:00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932">
            <text:p>75.932</text:p>
          </table:table-cell>
          <table:table-cell table:style-name="ce13" office:value-type="string">
            <text:p>2020.01.14 20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24">
            <text:p>124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4 10:2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5.785">
            <text:p>75.785</text:p>
          </table:table-cell>
          <table:table-cell table:style-name="ce13" office:value-type="string">
            <text:p>2020.01.14 10:2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5.785">
            <text:p>75.785</text:p>
          </table:table-cell>
          <table:table-cell table:style-name="ce13" office:value-type="string">
            <text:p>2020.01.14 10:2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5.862">
            <text:p>75.862</text:p>
          </table:table-cell>
          <table:table-cell table:style-name="ce13" office:value-type="string">
            <text:p>2020.01.14 10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48">
            <text:p>248</text:p>
          </table:table-cell>
          <table:table-cell table:style-name="ce13" office:value-type="float" office:value="75.908">
            <text:p>75.908</text:p>
          </table:table-cell>
          <table:table-cell table:style-name="ce13" office:value-type="string">
            <text:p>2020.01.14 20:45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5.848">
            <text:p>75.848</text:p>
          </table:table-cell>
          <table:table-cell table:style-name="ce13" office:value-type="string">
            <text:p>2020.01.14 21:00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5.848">
            <text:p>75.848</text:p>
          </table:table-cell>
          <table:table-cell table:style-name="ce13" office:value-type="string">
            <text:p>2020.01.14 21:00</text:p>
          </table:table-cell>
          <table:table-cell table:style-name="ce13" office:value-type="float" office:value="248">
            <text:p>248</text:p>
          </table:table-cell>
          <table:table-cell table:style-name="ce13" office:value-type="float" office:value="75.946">
            <text:p>75.946</text:p>
          </table:table-cell>
          <table:table-cell table:style-name="ce13" office:value-type="string">
            <text:p>2020.01.14 2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3">
            <text:p>13</text:p>
          </table:table-cell>
          <table:table-cell table:style-name="ce13" office:value-type="float" office:value="75.856">
            <text:p>75.856</text:p>
          </table:table-cell>
          <table:table-cell table:style-name="ce13" office:value-type="string">
            <text:p>2020.01.14 01:1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75.862">
            <text:p>75.862</text:p>
          </table:table-cell>
          <table:table-cell table:style-name="ce13" office:value-type="string">
            <text:p>2020.01.14 01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7" office:value-type="float" office:value="0.134">
            <text:p>0.134</text:p>
          </table:table-cell>
          <table:table-cell table:style-name="ce21" office:value-type="string">
            <text:p>Z2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5">
            <text:p>5</text:p>
          </table:table-cell>
          <table:table-cell table:number-columns-repeated="2" table:style-name="ce21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42">
            <text:p>42</text:p>
          </table:table-cell>
          <table:table-cell table:style-name="ce13" office:value-type="float" office:value="75.841">
            <text:p>75.841</text:p>
          </table:table-cell>
          <table:table-cell table:style-name="ce13" office:value-type="string">
            <text:p>2020.01.14 03:35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4 03:40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4 03:40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4 03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15999999999991">
            <text:p>-0.016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94">
            <text:p>94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91">
            <text:p>75.91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85999999999999">
            <text:p>0.086</text:p>
          </table:table-cell>
          <table:table-cell office:value-type="string">
            <text:p>Z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51">
            <text:p>251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4 21:00</text:p>
          </table:table-cell>
          <table:table-cell table:style-name="ce13" office:value-type="float" office:value="253">
            <text:p>253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4 21:10</text:p>
          </table:table-cell>
          <table:table-cell table:style-name="ce13" office:value-type="float" office:value="253">
            <text:p>253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4 21:10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4 2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4">
            <text:p>14</text:p>
          </table:table-cell>
          <table:table-cell table:style-name="ce13" office:value-type="float" office:value="75.848">
            <text:p>75.848</text:p>
          </table:table-cell>
          <table:table-cell table:style-name="ce13" office:value-type="string">
            <text:p>2020.01.14 01:1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75.854">
            <text:p>75.854</text:p>
          </table:table-cell>
          <table:table-cell table:style-name="ce13" office:value-type="string">
            <text:p>2020.01.14 0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42">
            <text:p>0.142</text:p>
          </table:table-cell>
          <table:table-cell office:value-type="string">
            <text:p>Z2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43">
            <text:p>43</text:p>
          </table:table-cell>
          <table:table-cell table:style-name="ce13" office:value-type="float" office:value="75.854">
            <text:p>75.854</text:p>
          </table:table-cell>
          <table:table-cell table:style-name="ce13" office:value-type="string">
            <text:p>2020.01.14 03:40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5.794">
            <text:p>75.794</text:p>
          </table:table-cell>
          <table:table-cell table:style-name="ce13" office:value-type="string">
            <text:p>2020.01.14 03:4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5.794">
            <text:p>75.794</text:p>
          </table:table-cell>
          <table:table-cell table:style-name="ce13" office:value-type="string">
            <text:p>2020.01.14 03:45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75.859">
            <text:p>75.859</text:p>
          </table:table-cell>
          <table:table-cell table:style-name="ce13" office:value-type="string">
            <text:p>2020.01.14 03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44">
            <text:p>44</text:p>
          </table:table-cell>
          <table:table-cell table:style-name="ce13" office:value-type="float" office:value="75.818">
            <text:p>75.818</text:p>
          </table:table-cell>
          <table:table-cell table:style-name="ce13" office:value-type="string">
            <text:p>2020.01.14 03:4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5.758">
            <text:p>75.758</text:p>
          </table:table-cell>
          <table:table-cell table:style-name="ce13" office:value-type="string">
            <text:p>2020.01.14 03:4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5.758">
            <text:p>75.758</text:p>
          </table:table-cell>
          <table:table-cell table:style-name="ce13" office:value-type="string">
            <text:p>2020.01.14 03:4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4 0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table:number-columns-repeated="4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25">
            <text:p>125</text:p>
          </table:table-cell>
          <table:table-cell table:style-name="ce13" office:value-type="float" office:value="75.787">
            <text:p>75.787</text:p>
          </table:table-cell>
          <table:table-cell table:style-name="ce13" office:value-type="string">
            <text:p>2020.01.14 10:30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75.779">
            <text:p>75.779</text:p>
          </table:table-cell>
          <table:table-cell table:style-name="ce13" office:value-type="string">
            <text:p>2020.01.14 10:55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75.779">
            <text:p>75.779</text:p>
          </table:table-cell>
          <table:table-cell table:style-name="ce13" office:value-type="string">
            <text:p>2020.01.14 10:55</text:p>
          </table:table-cell>
          <table:table-cell table:style-name="ce13" office:value-type="float" office:value="125">
            <text:p>125</text:p>
          </table:table-cell>
          <table:table-cell table:style-name="ce13" office:value-type="float" office:value="75.828">
            <text:p>75.828</text:p>
          </table:table-cell>
          <table:table-cell table:style-name="ce13" office:value-type="string">
            <text:p>2020.01.14 10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80000000000098">
            <text:p>-0.008</text:p>
          </table:table-cell>
          <table:table-cell office:value-type="string">
            <text:p>Z5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4"/>
          <table:table-cell table:style-name="ce18" office:value-type="float" office:value="0">
            <text:p>0.000</text:p>
          </table:table-cell>
          <table:table-cell office:value-type="string">
            <text:p>Z1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02"/>
        </table:table-row>
        <table:table-row table:style-name="ro3">
          <table:table-cell table:style-name="ce13" office:value-type="float" office:value="1">
            <text:p>1</text:p>
          </table:table-cell>
          <table:table-cell table:style-name="ce13" office:value-type="float" office:value="75.88">
            <text:p>75.88</text:p>
          </table:table-cell>
          <table:table-cell table:style-name="ce13" office:value-type="string">
            <text:p>2020.01.14 00:10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5.862">
            <text:p>75.862</text:p>
          </table:table-cell>
          <table:table-cell table:style-name="ce13" office:value-type="string">
            <text:p>2020.01.14 00:5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5.862">
            <text:p>75.862</text:p>
          </table:table-cell>
          <table:table-cell table:style-name="ce13" office:value-type="string">
            <text:p>2020.01.14 00:5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5.889">
            <text:p>75.889</text:p>
          </table:table-cell>
          <table:table-cell table:style-name="ce13" office:value-type="string">
            <text:p>2020.01.14 00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8000000000001">
            <text:p>-0.018</text:p>
          </table:table-cell>
          <table:table-cell office:value-type="string">
            <text:p>Z5</text:p>
          </table:table-cell>
          <table:table-cell table:number-columns-repeated="3" office:value-type="float" office:value="2">
            <text:p>2</text:p>
          </table:table-cell>
          <table:table-cell table:number-columns-repeated="1003"/>
        </table:table-row>
        <table:table-row table:style-name="ro3">
          <table:table-cell table:style-name="ce13" office:value-type="float" office:value="2">
            <text:p>2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4 00:1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4 0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0799999999999">
            <text:p>0.108</text:p>
          </table:table-cell>
          <table:table-cell office:value-type="string">
            <text:p>Z2</text:p>
          </table:table-cell>
          <table:table-cell table:number-columns-repeated="2" office:value-type="float" office:value="2">
            <text:p>2</text:p>
          </table:table-cell>
          <table:table-cell table:number-columns-repeated="1004"/>
        </table:table-row>
        <table:table-row table:style-name="ro3">
          <table:table-cell table:style-name="ce13" office:value-type="string">
            <text:p>len =&gt; 284</text:p>
          </table:table-cell>
          <table:table-cell table:style-name="ce13" table:number-columns-repeated="16"/>
          <table:table-cell table:number-columns-repeated="1007"/>
        </table:table-row>
        <table:table-row table:style-name="ro3" table:number-rows-repeated="76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2'.U404" table:end-x="0.644cm" table:end-y="0.038cm" draw:z-index="4" draw:style-name="gr1" draw:text-style-name="P1" svg:width="23.763cm" svg:height="13.885cm" svg:x="1.451cm" svg:y="0.088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" table:style-name="ta1" table:print="false">
        <office:forms form:automatic-focus="false" form:apply-design-mode="false"/>
        <table:table-column table:style-name="co4" table:default-cell-style-name="ce11"/>
        <table:table-column table:style-name="co1" table:number-columns-repeated="1023" table:default-cell-style-name="ce11"/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2">
          <table:table-cell table:number-columns-repeated="19"/>
          <table:table-cell table:style-name="ce14"/>
          <table:table-cell table:style-name="ce23"/>
          <table:table-cell table:number-columns-repeated="1003"/>
        </table:table-row>
        <table:table-row table:style-name="ro3">
          <table:table-cell table:number-columns-repeated="3"/>
          <table:table-cell/>
          <table:table-cell table:number-columns-repeated="15"/>
          <table:table-cell table:style-name="ce14"/>
          <table:table-cell table:style-name="ce23"/>
          <table:table-cell table:number-columns-repeated="1003"/>
        </table:table-row>
        <table:table-row table:style-name="ro3">
          <table:table-cell table:number-columns-repeated="3"/>
          <table:table-cell table:style-name="ce14"/>
          <table:table-cell table:number-columns-repeated="15"/>
          <table:table-cell table:style-name="ce14"/>
          <table:table-cell table:style-name="ce23"/>
          <table:table-cell table:number-columns-repeated="1003"/>
        </table:table-row>
        <table:table-row table:style-name="ro3">
          <table:table-cell/>
          <table:table-cell/>
          <table:table-cell table:number-columns-repeated="17"/>
          <table:table-cell table:style-name="ce14"/>
          <table:table-cell table:style-name="ce23"/>
          <table:table-cell table:number-columns-repeated="1003"/>
        </table:table-row>
        <table:table-row table:style-name="ro3">
          <table:table-cell table:number-columns-repeated="19"/>
          <table:table-cell table:style-name="ce14"/>
          <table:table-cell table:style-name="ce23"/>
          <table:table-cell table:number-columns-repeated="100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2" table:number-columns-repeated="17"/>
          <table:table-cell table:number-columns-repeated="1007"/>
        </table:table-row>
        <table:table-row table:style-name="ro3" table:number-rows-repeated="361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3'.U404" table:end-x="0.643cm" table:end-y="0.037cm" draw:z-index="0" draw:style-name="gr1" draw:text-style-name="P1" svg:width="26.289cm" svg:height="13.885cm" svg:x="1.452cm" svg:y="0.087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" table:style-name="ta1" table:print="false">
        <table:table-column table:style-name="co4" table:default-cell-style-name="ce11"/>
        <table:table-column table:style-name="co1" table:number-columns-repeated="1023" table:default-cell-style-name="ce11"/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2">
          <table:table-cell table:number-columns-repeated="19"/>
          <table:table-cell table:style-name="ce14"/>
          <table:table-cell table:style-name="ce23"/>
          <table:table-cell table:number-columns-repeated="1003"/>
        </table:table-row>
        <table:table-row table:style-name="ro3">
          <table:table-cell table:number-columns-repeated="3"/>
          <table:table-cell/>
          <table:table-cell table:number-columns-repeated="15"/>
          <table:table-cell table:style-name="ce14"/>
          <table:table-cell table:style-name="ce23"/>
          <table:table-cell table:number-columns-repeated="1003"/>
        </table:table-row>
        <table:table-row table:style-name="ro3">
          <table:table-cell table:number-columns-repeated="3"/>
          <table:table-cell table:style-name="ce14"/>
          <table:table-cell table:number-columns-repeated="15"/>
          <table:table-cell table:style-name="ce14"/>
          <table:table-cell table:style-name="ce23"/>
          <table:table-cell table:number-columns-repeated="1003"/>
        </table:table-row>
        <table:table-row table:style-name="ro3">
          <table:table-cell/>
          <table:table-cell/>
          <table:table-cell table:number-columns-repeated="17"/>
          <table:table-cell table:style-name="ce14"/>
          <table:table-cell table:style-name="ce23"/>
          <table:table-cell table:number-columns-repeated="1003"/>
        </table:table-row>
        <table:table-row table:style-name="ro3">
          <table:table-cell table:number-columns-repeated="19"/>
          <table:table-cell table:style-name="ce14"/>
          <table:table-cell table:style-name="ce23"/>
          <table:table-cell table:number-columns-repeated="100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2" table:number-columns-repeated="17"/>
          <table:table-cell table:number-columns-repeated="1007"/>
        </table:table-row>
        <table:table-row table:style-name="ro3" table:number-rows-repeated="361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4'.U404" table:end-x="0.643cm" table:end-y="0.037cm" draw:z-index="0" draw:style-name="gr1" draw:text-style-name="P1" svg:width="26.289cm" svg:height="13.885cm" svg:x="1.452cm" svg:y="0.087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'2'.A43:'2'.AMJ67" table:contains-header="false">
          <table:sort>
            <table:sort-by table:field-number="19" table:data-type="automatic"/>
            <table:sort-by table:field-number="1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number:number-style style:name="N115P0" style:volatile="true">
      <number:number number:decimal-places="0" number:min-integer-digits="1"/>
    </number:number-style>
    <number:number-style style:name="N115">
      <style:text-properties fo:color="#ff0000"/>
      <number:text>-</number:text>
      <number:number number:decimal-places="0" number:min-integer-digits="1"/>
      <style:map style:condition="value()&gt;=0" style:apply-style-name="N115P0"/>
    </number:number-style>
    <number:number-style style:name="N116P0" style:volatile="true">
      <number:number number:decimal-places="3" number:min-integer-digits="1"/>
    </number:number-style>
    <number:number-style style:name="N116">
      <style:text-properties fo:color="#ff0000"/>
      <number:text>-</number:text>
      <number:number number:decimal-places="3" number:min-integer-digits="1"/>
      <style:map style:condition="value()&gt;=0" style:apply-style-name="N116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cc00"/>
    </style:style>
    <style:style style:name="無題2" style:family="table-cell" style:parent-style-name="Default">
      <style:table-cell-properties fo:background-color="#ffcc99"/>
    </style:style>
    <style:style style:name="無題3" style:family="table-cell" style:parent-style-name="Default">
      <style:table-cell-properties fo:background-color="#ffcccc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6">2020/03/26</text:date>, <text:time>16:05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2-16T18:28:28.53</meta:creation-date>
    <dc:date>2020-03-26T16:05:29.34</dc:date>
    <dc:creator>iwabuchi ken</dc:creator>
    <meta:editing-duration>PT10H31M12S</meta:editing-duration>
    <meta:editing-cycles>70</meta:editing-cycles>
    <meta:generator>OpenOffice/4.1.3$Win32 OpenOffice.org_project/413m1$Build-9783</meta:generator>
    <meta:document-statistic meta:table-count="5" meta:cell-count="1328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764cm" svg:height="13.886cm" xlink:href="." xlink:type="simple" chart:class="chart:bar" chart:style-name="ch1">
        <chart:title svg:x="9.96cm" svg:y="0.413cm" chart:style-name="ch2">
          <text:p>st_idx / (exit - start)</text:p>
        </chart:title>
        <chart:legend chart:legend-position="end" svg:x="21.448cm" svg:y="6.631cm" style:legend-expansion="high" chart:style-name="ch3"/>
        <chart:plot-area chart:style-name="ch4" chart:data-source-has-labels="both" svg:x="1.513cm" svg:y="2.023cm" svg:width="18.985cm" svg:height="10.578cm">
          <chartooo:coordinate-region svg:x="2.342cm" svg:y="2.236cm" svg:width="18.053cm" svg:height="10.153cm"/>
          <chart:axis chart:dimension="x" chart:name="primary-x" chart:style-name="ch5" chartooo:axis-type="auto">
            <chartooo:date-scale/>
            <chart:title svg:x="10.524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cm" svg:height="13.886cm" xlink:href="." xlink:type="simple" chart:class="chart:bar" chart:style-name="ch1">
        <chart:title svg:x="11.223cm" svg:y="0.413cm" chart:style-name="ch2">
          <text:p>st_idx / (exit - start)</text:p>
        </chart:title>
        <chart:legend chart:legend-position="end" svg:x="23.974cm" svg:y="6.631cm" style:legend-expansion="high" chart:style-name="ch3"/>
        <chart:plot-area chart:style-name="ch4" chart:data-source-has-labels="both" svg:x="1.563cm" svg:y="2.023cm" svg:width="21.361cm" svg:height="10.578cm">
          <chartooo:coordinate-region svg:x="2.39cm" svg:y="2.236cm" svg:width="20.285cm" svg:height="10.153cm"/>
          <chart:axis chart:dimension="x" chart:name="primary-x" chart:style-name="ch5" chartooo:axis-type="auto">
            <chartooo:date-scale/>
            <chart:title svg:x="11.762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cm" svg:height="13.886cm" xlink:href="." xlink:type="simple" chart:class="chart:bar" chart:style-name="ch1">
        <chart:title svg:x="11.223cm" svg:y="0.413cm" chart:style-name="ch2">
          <text:p>st_idx / (exit - start)</text:p>
        </chart:title>
        <chart:legend chart:legend-position="end" svg:x="23.974cm" svg:y="6.631cm" style:legend-expansion="high" chart:style-name="ch3"/>
        <chart:plot-area chart:style-name="ch4" chart:data-source-has-labels="both" svg:x="1.563cm" svg:y="2.023cm" svg:width="21.361cm" svg:height="10.578cm">
          <chartooo:coordinate-region svg:x="2.39cm" svg:y="2.236cm" svg:width="20.285cm" svg:height="10.153cm"/>
          <chart:axis chart:dimension="x" chart:name="primary-x" chart:style-name="ch5" chartooo:axis-type="auto">
            <chartooo:date-scale/>
            <chart:title svg:x="11.762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764cm" svg:height="13.886cm" xlink:href="." xlink:type="simple" chart:class="chart:bar" chart:style-name="ch1">
        <chart:title svg:x="9.96cm" svg:y="0.413cm" chart:style-name="ch2">
          <text:p>st_idx / (exit - start)</text:p>
        </chart:title>
        <chart:legend chart:legend-position="end" svg:x="21.448cm" svg:y="6.631cm" style:legend-expansion="high" chart:style-name="ch3"/>
        <chart:plot-area chart:style-name="ch4" chart:data-source-has-labels="both" svg:x="1.513cm" svg:y="2.023cm" svg:width="18.985cm" svg:height="10.578cm">
          <chartooo:coordinate-region svg:x="2.342cm" svg:y="2.236cm" svg:width="18.053cm" svg:height="10.153cm"/>
          <chart:axis chart:dimension="x" chart:name="primary-x" chart:style-name="ch5" chartooo:axis-type="auto">
            <chartooo:date-scale/>
            <chart:title svg:x="10.524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